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09</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Chinese Foreign Minister Qin Gang visited Germany, France, and Nobita this week</text:span>
</text:h>
      <text:p text:style-name="P4">
Author: None (Language: zh)</text:p>
      <text:p text:style-name="P4">
Publisher: None</text:p>
      <text:p text:style-name="P4">
Time: 2023-05-08T-13:28:00Z</text:p>
      <text:p text:style-name="P4">
Description: The Chinese Ministry of Foreign Affairs announced on Monday that Chinese Foreign Minister Qin Gang was invited to visit Germany, France and Norway this week. Qin Gang said on Monday when he met with the US ambassador to China, Burns, said that the urgent prince was to stabilize Sino -US relations and avoid spiral declines, and prevent accidents between China and the United States.</text:p>
      <text:p text:style-name="P4">
Videos: []</text:p>
      <text:p text:style-name="P4">
Images: ["<text:a xlink:type="simple" xlink:href="https://static.dw.com/image/65382031_303.jpg" text:style-name="Internet_20_link" text:visited-style-name="Visited_20_Internet_20_Link">
65382031_303.jpg</text:a>
", "<text:a xlink:type="simple" xlink:href="https://static.dw.com/image/64640006_303.jpg" text:style-name="Internet_20_link" text:visited-style-name="Visited_20_Internet_20_Link">
64640006_303.jpg</text:a>
", "<text:a xlink:type="simple" xlink:href="https://static.dw.com/image/64640851_303.jpg" text:style-name="Internet_20_link" text:visited-style-name="Visited_20_Internet_20_Link">
64640851_303.jpg</text:a>
", "<text:a xlink:type="simple" xlink:href="https://static.dw.com/image/64636821_303.jpg" text:style-name="Internet_20_link" text:visited-style-name="Visited_20_Internet_20_Link">
64636821_303.jpg</text:a>
", "<text:a xlink:type="simple" xlink:href="https://static.dw.com/image/64639698_303.jpg" text:style-name="Internet_20_link" text:visited-style-name="Visited_20_Internet_20_Link">
64639698_303.jpg</text:a>
", "<text:a xlink:type="simple" xlink:href="https://static.dw.com/image/64639569_303.jpg" text:style-name="Internet_20_link" text:visited-style-name="Visited_20_Internet_20_Link">
64639569_303.jpg</text:a>
", "<text:a xlink:type="simple" xlink:href="https://static.dw.com/image/64639728_303.jpg" text:style-name="Internet_20_link" text:visited-style-name="Visited_20_Internet_20_Link">
64639728_303.jpg</text:a>
", "<text:a xlink:type="simple" xlink:href="https://static.dw.com/image/64641001_303.jpg" text:style-name="Internet_20_link" text:visited-style-name="Visited_20_Internet_20_Link">
64641001_303.jpg</text:a>
"]</text:p>
      <text:p text:style-name="P4">
Subject: 时政风云</text:p>
      <text:p text:style-name="P4">
Subjects: ['奥巴马', '欧债危机', '欧盟', '岛屿主权争端', '专题报道：全景观看“习马会”', '德国', '中国', '挪威', '留学德国', '中共十九大']</text:p>
      <text:p text:style-name="P4">
Keywords: ['美国', '中国', '秦刚', '德国', '法国', '挪威', '布林肯', '伯恩斯', '美国驻华大使']</text:p>
      <text:p text:style-name="P4">
Id: 65549318</text:p>
      <!--METADATA-->
      <text:p text:style-name="P4">
<text:a xlink:type="simple" xlink:href="https://www.dw.com/zh/overlay/image/article/65549318/65382031" text:style-name="Internet_20_link" text:visited-style-name="Visited_20_Internet_20_Link">
 <draw:frame draw:style-name="fr1" draw:name="Image2" text:anchor-type="as-char" svg:width="6.9236in" svg:height="3.896998in" draw:z-index="0">
<draw:image xlink:href="../Images/dwzh/2023-05-08T-13-28-00Z/65382031_303.jpg" xlink:type="simple" xlink:show="embed" xlink:actuate="onLoad" draw:mime-type="image/jpeg"/>
</draw:frame>
</text:a>
Qin Gang will meet with foreign ministers of Germany, France, and Nuo.</text:p>
      <text:p text:style-name="P4">
(Voice of Germany Chinese website) Chinese Ministry of Foreign Affairs spokesman Wang Wenbin announced on Monday (May 8) that at the invitation of German Foreign Minister Berbak, French Foreign Minister Cologne, Norwegian Foreign Minister Witfield, the Chinese State Councilor and Foreign Minister Qin Gang will Visit Germany, France, and Norway from May 8th to 12th. During the visit, Qin Gang will meet with the foreign ministers of the Three Kingdoms.</text:p>
      <text:p text:style-name="P4">
German Foreign Minister <text:a xlink:type="simple" xlink:href="https://www.dw.com/zh/zh/德外长访华有感如今中国更是制度对手/a-65374287" text:style-name="Internet_20_link" text:visited-style-name="Visited_20_Internet_20_Link">
</text:a>
Essence During her visit to China, she stated that the European Union recently stated that China is a partner, competitors and system opponents. She said that it is clear that we must face such a world -renowned country with more than one billion people, and are our largest trading partners. Moreover, close communication is necessary, which is also in line with the interests of the people, employment and economic circles. "But it is also very clear that we are dependent on China in some areas and are unhealthy."</text:p>
      <text:p text:style-name="P4">
Belbak said that this does not mean "decoupling", but to reduce risks and clearly know that economic dependence may bring risks. Belbak said that economic security will be a central issue for China.</text:p>
      <text:p text:style-name="P4">
On the Taiwan issue, Belbak stated that for the German government, it is decisive that "military conflicts should not occur there." The goal is to downgrade conflicts and maintain peace and stability. This means that "the status quo should not be changed unilaterally, let alone the use of military force."</text:p>
      <text:h text:style-name="P12" text:outline-level="3">
<text:span text:style-name="T4">
How can the German Foreign Minister visit China for "correction" for Macron?</text:span>
</text:h>
      <text:h text:style-name="P12" text:outline-level="3">
<text:span text:style-name="T4">
Chinese Ministry of Foreign Affairs warned the EU not to impose sanctions on Chinese companies</text:span>
</text:h>
      <text:p text:style-name="P4">
According to the British "Financial Times", Brussels will first propose <text:a xlink:type="simple" xlink:href="https://www.dw.com/zh/zh/媒體歐盟擬制裁七間助俄中企/a-65545705" text:style-name="Internet_20_link" text:visited-style-name="Visited_20_Internet_20_Link">
</text:a>
Essence The newspaper quoted a copy of the sanctions list pointed out that a total of 7 Chinese companies were listed in the sale of equipment for weapon production to the Russian military industry. EU member states will discuss this new sanctions this week, but in practice, it is necessary to obtain unanimous consent from 27 member states.</text:p>
      <text:p text:style-name="P4">
Chinese Foreign Ministry spokesman Wang Wenbin responded to this, "If the report is true, the European side will seriously damage China -Europe mutual trust and cooperation, exacerbate world division and confrontation, which is very dangerous." He emphasized that China urged the European side not to embark on the wrong path, otherwise China will firmly safeguard its reasonable and legitimate rights and interests.</text:p>
      <text:h text:style-name="P12" text:outline-level="3">
<text:span text:style-name="T4">
Qin Gang Meet Burns</text:span>
</text:h>
      <text:p text:style-name="P4">
Chinese Minister of Foreign Affairs Qin Gang met on Monday <text:a xlink:type="simple" xlink:href="https://www.dw.com/zh/zh/解凍美中關係美駐華大使願與中國對話/a-65497402" text:style-name="Internet_20_link" text:visited-style-name="Visited_20_Internet_20_Link">
</text:a>
(Nicholasburn). In the meeting, Qin Gang said: "In November last year, President Xi Jinping met with President Bayeng in Bali and reached an important consensus. The relationship between the cooperation agenda is disturbed, and the relationship between the two countries will encounter the ice again. "</text:p>
      <text:p text:style-name="P4">
He said: "The priority is to stabilize Sino -US relations, avoid spiral decline, and prevent accidents between China and the United States. This should be the most basic consensus between China and the United States. The bottom line. "</text:p>
      <text:p text:style-name="P4">
Last week, the United States Ambassador to China, Bernes, said in an online event held in the Washington Think Tank Stimsoncenter that the relationship between the United States and China is still complicated and full of competition, but Washington does not seek conflict with Beijing, and believes that it is more more than he believes More conversations will be constructive. He emphasized that the gate of the United States is open, but the improvement of the relationship between the two countries in the next step depends on the attitude of Beijing.</text:p>
      <text:p text:style-name="P4">
In February of this year, after the U.S. military shot down a suspected spy balloon from China, the progress of US -China relations also deviated from the track. This incident also caused US Secretary of State Brillin to cancel the original Beijing trip.</text:p>
      <text:p text:style-name="P4">
*<draw:frame draw:style-name="fr1" draw:name="Image3" text:anchor-type="as-char" svg:width="6.9236in" svg:height="3.896998in" draw:z-index="0">
<draw:image xlink:href="../Images/dwzh/2023-05-08T-13-28-00Z/64640006_303.jpg" xlink:type="simple" xlink:show="embed" xlink:actuate="onLoad" draw:mime-type="image/jpeg"/>
</draw:frame>
##### "Balloon" incident exacerbates the tension between the United States and China</text:p>
      <text:h text:style-name="P12" text:outline-level="3">
<text:span text:style-name="T4">
Shooting</text:span>
</text:h>
      <text:p text:style-name="P4">
A balloon in China fluttered over the United States for a few days. On February 4, the U.S. military shot down in the coastal waters of the South Carolina. The United States has accused China of using balloons for espionage. But China said that this is just an out of control meteorological balloon.</text:p>
      <text:p text:style-name="P4">
*<draw:frame draw:style-name="fr1" draw:name="Image4" text:anchor-type="as-char" svg:width="6.9236in" svg:height="3.896998in" draw:z-index="0">
<draw:image xlink:href="../Images/dwzh/2023-05-08T-13-28-00Z/64640851_303.jpg" xlink:type="simple" xlink:show="embed" xlink:actuate="onLoad" draw:mime-type="image/jpeg"/>
</draw:frame>
##### "Balloon" incident exacerbates the tension between the United States and China</text:p>
      <text:h text:style-name="P12" text:outline-level="3">
<text:span text:style-name="T4">
search</text:span>
</text:h>
      <text:p text:style-name="P4">
The shot of balloon fell into the sea a few miles away from the coast of South Carolina. The U.S. Navy and the Coast Guard positioned the areas where the balloon fell, and sent helicopters and ships to sort out the wreckage of balloons in the fall area.</text:p>
      <text:p text:style-name="P4">
*<draw:frame draw:style-name="fr1" draw:name="Image5" text:anchor-type="as-char" svg:width="6.9236in" svg:height="3.896998in" draw:z-index="0">
<draw:image xlink:href="../Images/dwzh/2023-05-08T-13-28-00Z/64636821_303.jpg" xlink:type="simple" xlink:show="embed" xlink:actuate="onLoad" draw:mime-type="image/jpeg"/>
</draw:frame>
##### "Balloon" incident exacerbates the tension between the United States and China</text:p>
      <text:h text:style-name="P12" text:outline-level="3">
<text:span text:style-name="T4">
salvage</text:span>
</text:h>
      <text:p text:style-name="P4">
It looks like fishermen are fishing a large jellyfish, but in fact, this is a group member of the US military who is responsible for dealing with explosives. This balloon has a diameter of about 61 meters, and the weight is equivalent to a small passenger aircraft.</text:p>
      <text:p text:style-name="P4">
*<draw:frame draw:style-name="fr1" draw:name="Image6" text:anchor-type="as-char" svg:width="6.9236in" svg:height="3.896998in" draw:z-index="0">
<draw:image xlink:href="../Images/dwzh/2023-05-08T-13-28-00Z/64639698_303.jpg" xlink:type="simple" xlink:show="embed" xlink:actuate="onLoad" draw:mime-type="image/jpeg"/>
</draw:frame>
##### "Balloon" incident exacerbates the tension between the United States and China</text:p>
      <text:h text:style-name="P12" text:outline-level="3">
<text:span text:style-name="T4">
wreckage</text:span>
</text:h>
      <text:p text:style-name="P4">
Due to the huge balloon size and uncertainty of its security, the United States eventually decided to shoot down at sea. The water depth of the balloon falling is about 15 meters. The U.S. military is trying to salvage more wreckage in order to more accurately understand the actual use of this flying object.</text:p>
      <text:p text:style-name="P4">
*<draw:frame draw:style-name="fr1" draw:name="Image7" text:anchor-type="as-char" svg:width="6.9236in" svg:height="3.896998in" draw:z-index="0">
<draw:image xlink:href="../Images/dwzh/2023-05-08T-13-28-00Z/64639569_303.jpg" xlink:type="simple" xlink:show="embed" xlink:actuate="onLoad" draw:mime-type="image/jpeg"/>
</draw:frame>
##### "Balloon" incident exacerbates the tension between the United States and China</text:p>
      <text:h text:style-name="P12" text:outline-level="3">
<text:span text:style-name="T4">
tool</text:span>
</text:h>
      <text:p text:style-name="P4">
The U.S. military uses special equipment such as underwater drones to search and salvage balloon wreckage. The "Explorer" -class marine measurement ship uses the sound of sound to find the wreckage fragments in the fall area. According to the U.S. military, the search area is about 2.25 square kilometers.</text:p>
      <text:p text:style-name="P4">
*<draw:frame draw:style-name="fr1" draw:name="Image8" text:anchor-type="as-char" svg:width="6.9236in" svg:height="3.896998in" draw:z-index="0">
<draw:image xlink:href="../Images/dwzh/2023-05-08T-13-28-00Z/64639728_303.jpg" xlink:type="simple" xlink:show="embed" xlink:actuate="onLoad" draw:mime-type="image/jpeg"/>
</draw:frame>
##### "Balloon" incident exacerbates the tension between the United States and China</text:p>
      <text:h text:style-name="P10" text:outline-level="1">
<text:span text:style-name="T4">
</text:span>
</text:h>
      <text:h text:style-name="P13" text:outline-level="4">
<text:span text:style-name="T4">
</text:span>
</text:h>
      <text:p text:style-name="P4">
In a statement on February 13, the U.S. Northern Command said, "The salvage team found some important wreckage from the balloon fall, including confirming all the main sensors and electronic devices, and the overall structure."##### "Balloon" incident exacerbates the tension between the United States and China</text:p>
      <text:h text:style-name="P12" text:outline-level="3">
<text:span text:style-name="T4">
upgrade</text:span>
</text:h>
      <text:p text:style-name="P4">
After the United States shot down China's suspected spy balloon, the tension between the United States and China further intensified. This time, the Minister of Defense of China had rejected the US Secretary of Defense Austin to discuss matters related to balloons. China claims that the U.S. shot down is an over -reaction and violates international standards. The U.S. Department of Commerce will add 6 entities related to Beijing's suspected spy ball plan to export blacklists. In the past few days, the U.S. military has shot down three flying bodies over the Alas California Coast in northwestern United States, Yakong areas in northwestern Canada, and the overhead of the US -Canada border.</text:p>
      <text:p text:style-name="P4">
Author: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Last week <text:a xlink:type="simple" xlink:href="https://www.dw.com/zh/zh/媒体中国拒绝重新安排布林肯访华行程/a-65334015" text:style-name="Internet_20_link" text:visited-style-name="Visited_20_Internet_20_Link">
</text:a>
The Washington Post stated that it is important to re -establish normal communication channels at all levels. Reuters analysis pointed out that this seems to show that Brinken has hopes to visit Beijing.</text:p>
      <text:p text:style-name="P4">
The "Shangri -La Dialogue" will be held in Singapore from the 2nd to 4th next month. Bloomberg quoted unnamed sources saying that Pentagram Building was trying to arrange for the Minister of Defense Austin and Minister of Defense Li Shangfu during the "Shangri -La dialogue". This attempt happened when the Biden government tried to restart military contact with China, but was repeatedly rejected by the latter.</text:p>
      <text:p text:style-name="P4">
On September 20, 2018, the State Department of the United States announced that due to the "major transactions" involved in the "major transactions" of Russian defense products export companies with major weapons exporters in Russia, they will be immediately signed in August 2017 to sign an effect on the "US Enemies Act". At that time, Li Shangfu, the Equipment Development Department and Minister of the CPC Central Military Commission, imposed sanctions.</text:p>
      <text:p text:style-name="P4">
In March of this year, Li Shangfu was appointed Minister of Defense.</text:p>
      <text:p text:style-name="P4">
If the talks during the "Shangri -La Dialogue" will be actions, this will be the first face -to -face meeting after the Campaign of the NMC after the balloon incident in February this year.</text:p>
      <text:p text:style-name="P4">
Last week, the U.S. Presidential Climate Special Envoy, Cliff, revealed to Reuters that China has "invited him to visit China in the near future" to avoid negotiations on the global climate change crisis. He stated that President Biden had approved the meeting, but the specific time was uncertain.</text:p>
      <text:p text:style-name="P4">
However, Chinese officials did not confirm the news. Chinese Foreign Ministry spokesman Mao Ning said in response to related questions last week: "On the issue of climate change, the Chinese position is consistent. (Ciriflowing Cry's visit to China), please learn from the Chinese competent authorities."</text:p>
      <text:p text:style-name="P4">
For a period of time, US Secretary of State Brosky, Minister of Finance Yellen, and Minister of Commerce Raymond have expressed <text:a xlink:type="simple" xlink:href="https://www.dw.com/zh/zh/美財政部團隊傳2月赴中-媒體為耶倫訪華鋪路/a-64459379" text:style-name="Internet_20_link" text:visited-style-name="Visited_20_Internet_20_Link">
</text:a>
Wishes, but have not made progress for the time being.</text:p>
      <text:p text:style-name="P4">
When a meeting with the US Ambassador to China on Monday, Chinese Foreign Minister Qin Gang also said that the United States should correctly recognize China, return to rationality, and deduct the first buttons of Sino -US relations. Achieve each other. On the one hand, we cannot talk about communication, but on the other hand, it is constantly suppressing and curbing China. Can't say one set. It is necessary to respect the red line of the bottom line of China, stop harming China's sovereignty, security, and development benefits. In particular, it is necessary to properly handle the Taiwan issue, stop continuing to empty the Chinese principle, and stop supporting the "Taiwan independence" split forces.</text:p>
      <text:h text:style-name="P12" text:outline-level="3">
<text:span text:style-name="T4">
How to solve the problem of Taiwan in Beijing</text:span>
</text:h>
      <text:p text:style-name="P4">
Last week, Reuters reported that the US Congress approved the provision of 500 million US dollars of weapons assistance to Taiwan through the Presidential Dialogue (PDA). Presidential appropriation rights are authorized methods for providing security assistance. U.S. aid Ukraine has adopted this way, that is, the US president allows US presidents to transfer items and services in US inventory without the permission of Congress.</text:p>
      <text:p text:style-name="P4">
The United States Ambassador to China, Bernus, said on Twitter on Monday: "Today, Qin Gang, a State Councilor and Foreign Minister, held a meeting. We discussed the challenges in US -China relations, as well as the necessity of stable relationships and expanding high -level communication. ","</text:p>
      <text:p text:style-name="P4">
(Agence France -Presse, Reuters)</text:p>
      <text:p text:style-name="P4">
News Source: <text:a xlink:type="simple" xlink:href="https://www.dw.com/zh/中国外长秦刚本周出访德、法、挪三国/a-65549318" text:style-name="Internet_20_link" text:visited-style-name="Visited_20_Internet_20_Link">
https://www.dw.com/zh/中国外长秦刚本周出访德、法、挪三国/a-65549318?maca=chi-rss-chi-all-1127-rdf</text:a>
</text:p>
      <!--NEWS-->
      <text:h text:style-name="P10" text:outline-level="1">
<text:span text:style-name="T4">
"Financial Times": Help Russia to build war weapons EU plans to sanction seven Chinese companies</text:span>
</text:h>
      <text:p text:style-name="P4">
Author: 联合早报 (Person)</text:p>
      <text:p text:style-name="P4">
Publisher: 联合早报 (Organization)</text:p>
      <text:p text:style-name="P4">
Published Time: 2023-05-08T-33:03</text:p>
      <text:p text:style-name="P4">
Modified Time: 2023-05-08T07:18</text:p>
      <text:p text:style-name="P4">
Description: According to the British "Financial Times", the European Union plans to adopt sanctions for Chinese companies that support Russia's manufacturing weapons to invest in the Russian and Ukraine War. This is the first time that Russia has invaded Ukraine for more than a year. Brussels has considered this for the first time, which will exacerbate the tension between the European Union and China.</text:p>
      <text:p text:style-name="P4">
Videos: []</text:p>
      <text:p text:style-name="P4">
Audios: []</text:p>
      <text:p text:style-name="P4">
Images: []</text:p>
      <text:p text:style-name="P4">
Type: NewsArticle</text:p>
      <text:p text:style-name="P4">
Breadcrumbs: ['即时', '国际']</text:p>
      <text:p text:style-name="P4">
Keywords: ['欧盟', '制裁', '中国企业', '乌克兰战争', '俄乌战争', '布鲁塞尔', '中欧关系']</text:p>
      <!--METADATA-->
      <text:p text:style-name="P4">
According to the British "Financial Times", the European Union plans to support Russia's manufacturing weapons for investment <text:a xlink:type="simple" xlink:href="https://www.zaobao.com/keywords/e-wu-zhan-zheng" text:style-name="Internet_20_link" text:visited-style-name="Visited_20_Internet_20_Link">
</text:a>
Chinese companies take sanctions.</text:p>
      <text:p text:style-name="P4">
This is <text:a xlink:type="simple" xlink:href="https://interactive.zaobao.com/2023/russia-ukraine-war-anniversary" text:style-name="Internet_20_link" text:visited-style-name="Visited_20_Internet_20_Link">
 </text:a>
For more than a year, Brussels considers this for the first time, which will exacerbate the tension between the European Union and China.</text:p>
      <text:p text:style-name="P4">
"Financial Times" reported on Sunday (May 7) that EU member states will discuss a new package sanction plan this week, and seven Chinese companies that can be sold to Russia can be included in the sanctions list.</text:p>
      <text:p text:style-name="P4">
Several Chinese companies have been sanctioned by the United States. As China and the United States compete for global influence, Beijing is trying to prevent Brussels from standing in Washington, and the EU's sanctions are expected to anger China.</text:p>
      <text:p text:style-name="P4">
So far, Brussels has always argued that there is no evidence that Beijing directly provides weapons to Moscow.</text:p>
      <text:p text:style-name="P4">
It is reported that China ’s three-synthetic semiconductor Co., Ltd. (3HC Semiconductors) and King-Paitechnology appeared on the sanctions list of Brussels. The two Chinese companies have been sanctioned by the United States.</text:p>
      <text:p text:style-name="P4">
Five companies headquarters in Hong Kong are also included in the new sanctions list, including Sinnoelectronics, which has been sanctioned by the US Ministry of Finance and Sigma Technology.</text:p>
      <text:p text:style-name="P4">
The report quoted the Sanctions proposal of the European Commission, stating that "In view of the key promotion of the electronic components of the Russian military and industrial consolidation in the Ukrainian aggression war, some third countries entities that can avoid trade restrictions, as well as participating in the Russian military and industrial complex electronics The specific Russian entities that are developed, produced and supplied by components are included in the sanctions list. "</text:p>
      <text:p text:style-name="P4">
In addition to seven Chinese companies, the EU's new sanctions include two Arab Emirates companies and an Armenia company. The list of new sanctions must be unanimously passed by 27 EU countries.</text:p>
      <text:p text:style-name="P4">
News Source: <text:a xlink:type="simple" xlink:href="https://www.zaobao.com.sg/realtime/world/story20230508-1392065" text:style-name="Internet_20_link" text:visited-style-name="Visited_20_Internet_20_Link">
https://www.zaobao.com.sg/realtime/world/story20230508-1392065</text:a>
</text:p>
      <!--NEWS-->
      <text:h text:style-name="P10" text:outline-level="1">
<text:span text:style-name="T4">
Comments | Yu Jie: Xi Jinping and Putin are more ruthless than whoever</text:span>
</text:h>
      <text:p text:style-name="P4">
Author: None</text:p>
      <text:p text:style-name="P4">
Publisher: Radio Free Asia (Organization)</text:p>
      <text:p text:style-name="P4">
Published Time: 2023-05-08T-36:00:00-04:00</text:p>
      <text:p text:style-name="P4">
Modified Time: 2023-05-02T12:01:40-04:00</text:p>
      <text:p text:style-name="P4">
Description: None</text:p>
      <text:p text:style-name="P4">
Videos: []</text:p>
      <text:p text:style-name="P4">
Audios: ["<text:a xlink:type="simple" xlink:href="https://www.rfa.org/mandarin/pinglun/yujie/yj2-05012023075017.html/m0501-yj3ee.mp3/@@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9" text:anchor-type="as-char" svg:width="6.9236in" svg:height="4.612011in" draw:z-index="0">
<draw:image xlink:href="../Images/rfamandarin/2023-05-08T-36-00-00-04-00/000000.png" xlink:type="simple" xlink:show="embed" xlink:actuate="onLoad" draw:mime-type="image/png"/>
</draw:frame>
On March 21, 2023, Russian President Putin met with Chinese President Xi Jinping at the Kremlin in Moscow. <text:a xlink:type="simple" xlink:href="https://www.rfa.org/mandarin/pinglun/yujie/yj2-05012023075017.html/@@images/image" text:style-name="Internet_20_link" text:visited-style-name="Visited_20_Internet_20_Link">
</text:a>
Associated Press picture <text:a xlink:type="simple" xlink:href="https://www.rfa.org/mandarin/pinglun/yujie/yj2-05012023075017.html/m0501-yj3ee.mp3/@@stream" text:style-name="Internet_20_link" text:visited-style-name="Visited_20_Internet_20_Link">
</text:a>
<text:span text:style-name="T4">
 The iron blood suppression of Putin and Xi Jinping is to let all critics shut up </text:span>
</text:p>
      <text:p text:style-name="P4">
On April 18, 2012, Putin regime sentenced 41 -year -old dissident Karamulza for a 25 -year imprisonment in the crime of betrayal. This is the heaviest sentence of the dissident since Putin took power.</text:p>
      <text:p text:style-name="P4">
After hearing the verdict in the court, Karamulz smiled at the lawyer. The lawyer later quoted Karamurz, saying that he was repeatedly sentenced to reflect the Kremlin's "affirmative" work. Karamurz's wife, Yefunia, also pointed out in a statement that the judgment showed that the Kremlin was very scared and hated his husband, so that they wanted to locked him in the prison for a quarter of a century.</text:p>
      <text:p text:style-name="P4">
As early as seventeen years old, Karamurza criticized Putin like a prophet. In December 1999, Putin, then the then Prime Minister of Russia, unveiled a plaque to pay tribute to the latter to commemorate the former Soviet leader and the Chairman of the Kigger. At that moment, Karamulza realized where Russia's Russia would develop. A few weeks after Russia invaded Ukraine, Karamulza accused the "Cremlin's dictatorship" in a speech. After more than a year, he issued a warning again, but this time was in the conclusion of the crime trial. He was poisoned twice in his early years and caused neuropathy. He accused him that the Moscow regime would assassinate him, but the Russian authorities denied it.</text:p>
      <text:p text:style-name="P4">
Kangos Proor, director of the Herbinck Alien Research Center, commented that Karamulza was repeatedly sentenced to a warning from the Putin regime to other opposition characters. Russia in Putin is tightening. According to the human rights organization, nearly 20,000 Russians were detained for opposing the Ukrainian war.</text:p>
      <text:p text:style-name="P4">
Coincidentally, on April 10th, eight days ago, Xi Jinping's political power sentenced human rights activist Xu Zhiyong to the fourteen years in prison for subverting the state power, depriving political rights for eight years; another human rights activist Ding Jiaxi was sentenced to twelve prisoners for the same charges. In the year, he deprived of political rights for three years. China's trial is more secretive than Russia's closed -door trial: no information on the case on the official website of the court system. The results of the trial were informed by the lawyer, and the lawyer was threatened and must not be transferred to the family members.</text:p>
      <text:p text:style-name="P4">
Ding Jiaxi's wife Luo Shengchun immediately announced the final statement that Xu Zhiyong and Ding Jiaxi were not allowed in court. Xu Zhiyong said that his dream is to build a beautiful, free, fair, and happy China. "The world is still the world of people in the world. Like Karamusza, Xu Zhiyong is also an early -mature political opposition. He vowed to overthrow the communist tyranny in his diary in his diary. Ding Jiaxi emphasized that "autocracy will die", "the huge changes in China are in front of me, even if I am in the high wall, I can clearly feel it. The footsteps of civilization are like a thunderous sound!I saw such a scene: The Chinese people will wake up from extreme slavery ... As long as the people no longer trust and obey their authoritarian rule, the privileges of dictators and their privileges will collapse. "</text:p>
      <text:p text:style-name="P4">
Ni Weiping, a researcher at the "Chinese Human Rights Defender" in the United States, said that this is the most severe result in his impression. The two men's sentence exceeded Liu Xiaobo, a symbolic figure of the democratic movement of the 11 -year democratic movement at the end of the Huwen era. The two were sentenced to a long term, which was like "trample on the public." Wang Yaqiu, a senior researcher at the "Human Rights Observation" of the headquarters in New York, pointed out that Xu Zhiyong and Ding Jiaxi suffered "cruel and absurd convictions", reflecting that Xi Jinping would "see the same as Kou". In Xi Jinping's power, anyone must shut up to avoid prison.</text:p>
      <text:p text:style-name="P4">
Recently, China and Russia have unreasonably amended the law and increased their punishment for crimes such as the crime of rebellion and spy. The governments of the two countries often punished the opponents with these crimes. Putin and Xi Jinping maintain their power through human rights cases that have been made as well as cattle and hair, but their powers such as the castle built on the beach have been crumbling. These two dictators who hold heating are starting a game who is more dictatorship and who is more vicious. So, who would eventually win?</text:p>
      <text:p text:style-name="P4">
<text:span text:style-name="T4">
 Re -sentenced to the disgusting person, showing that Putin and Xi Jinping and the West parted ways </text:span>
</text:p>
      <text:p text:style-name="P4">
After Xi Jinping's regime reorganized Xu Zhiyong and Ding Jiaxi, the U.S. State Department spokesman Weipa Patt issued a statement that condemned the Chinese government's "unfair detention and judgment". The two human rights defenders. The recognized basic freedom, such as assembly and expression freedom. The statement urged the Chinese authorities to release the two "immediately and unconditional", and also urged the Chinese government to allow everyone to exercise internationally recognized basic freedom. "The United States will always stand with those who bravely defended human rights in China and around the world." Britain and several European countries have also condemned the judgment. Ni Weiping analyzed that Xu Zhiyong and Ding Jiaxi were repeatedly sentenced, and it was a clear signal issued by the Chinese government, that is, "Anyone who advocates freedom, democracy and human rights in accordance with Western standards in China will be relentlessly suppressed." The Chinese government treats the most well -known human rights defenders in the country. "For some foreign leaders who are anxious to restore the normal relationship of China relations, they do not drink." The international community "must stand with those who pay the greatest sacrifices for the Chinese people for their rights."</text:p>
      <text:p text:style-name="P4">
The judgment led by Putin has also been severely condemned globally. The British Ministry of Foreign Affairs summoned the Russian ambassador, and London also announced that it would sanction the five people arrested related to Karamurza. The European Union condemned that the sentence was "beyond" and urged Russia to immediately release all political prisoners unconditionally. The United Nations described the judgment as "the Russian government's blow again for civil rights and the rule of law."</text:p>
      <text:p text:style-name="P4">
In Xi Jinping's China and Russia in Putin, this judgment is not the first case. In China, the "July Nine" arrest was the largest national sweeping of rights protection lawyers and unusual people after the June 4th slaughter. In this process, the generally applied torture, the family members, and the first -hand director of the first -hand director of the authorities of the authorities of the television confession, all showed clearly that Xi Jinping's regime has already torn off the final mask. Recently, the Chinese authorities have detained the well -known publisher Fucha in Taiwan and Dong Yuyu, a senior commentator of the official media "Guangming Daily", and many Japanese diplomats were also arrested. In Russia, the opposition leader Navari was poisoned and sentenced to nine years in prison. Reporter Savroonov was sentenced to 22 years of prison for writing articles about the Russian defense industry. Shen was sentenced to eight and a half years in prison for public opposition to the Ukrainian war and the Russian army in Butzia. Siberian reporter Maria Pinomalianko was sentenced to six years in prison for reporting Russia's bombing of the Marwopol Theater.Similarly, Xi Jinping also frequently learned from Mao Zedong, and his way of thinking and language has been shaped in the Mao era. Whether it is "Fengqiao Experience", or "rectifying the three winds", and mobilizing the urban youth to start a business, it is a wonderful plan from Mao Zedong. As Taiwanese scholar Wang Yun said: "Xi Governance is under the signboard of the Chinese institutional advantage. In fact, it is the collectivism under the logic of the top advantage. It requires individuals to abandon their ideals and needs. They can only serve the party state. To make it worse, Xi Jinping's team did not contribute any new discussion or methods in the Internet era; It practiced in the 21st century, but the rectification language or technique of the early 20th century. "</text:p>
      <text:p text:style-name="P4">
Xi Jinping and Putin are tougher than their predecessors than their predecessors. They no longer cooperate with the Western "Human Rights Show" and will not release political prisoners under the pressure of the West. Russian political scientist Gudkov believes that Putin's Russia is not an authoritarian society, but an upgraded version of the totalitarian society, which can be called "to be a total of totalitarianism" or "recurrence of totalitarianism". Democratic government that runs normally. This analysis is also used in Xi Jinping's China. American journalist Martha Ge Sen, who grew up in Russia, lamented: "This country wants to commit suicide. All living things -the words of the people, the people's protests, and the love of the people -all will attract attacks because they will attract attacks because The energy of life becomes unbearable for this society. "This is the same in China. Because of the strict blockade of the news, the struggle between Xu Zhiyong and Ding Jiaxi is unknown. The only way for ordinary Chinese to fight Xi Jinping seems to be" lying flat flat flat "" ".</text:p>
      <text:p text:style-name="P4">
(The article only represents the personal position and point of view of the special commentator)</text:p>
      <text:p text:style-name="P4">
News Source: <text:a xlink:type="simple" xlink:href="https://www.rfa.org/mandarin/pinglun/yujie/yj2-05012023075017.html" text:style-name="Internet_20_link" text:visited-style-name="Visited_20_Internet_20_Link">
https://www.rfa.org/mandarin/pinglun/yujie/yj2-05012023075017.html</text:a>
</text:p>
      <!--NEWS-->
      <text:h text:style-name="P10" text:outline-level="1">
<text:span text:style-name="T4">
Biden intends to ask the United States Airlines to provide compensation to the trapped passengers</text:span>
</text:h>
      <text:p text:style-name="P4">
Author: 联合早报 (Person)</text:p>
      <text:p text:style-name="P4">
Publisher: 联合早报 (Organization)</text:p>
      <text:p text:style-name="P4">
Published Time: 2023-05-08T-5:27</text:p>
      <text:p text:style-name="P4">
Modified Time: 2023-05-08T23:56</text:p>
      <text:p text:style-name="P4">
Description: U.S. President Biden is expected to announce a new rule on Monday (May 8) that requires US Airlines to provide compensation for passengers when major flight delays or cancellations. According to Bloomberg and Reuters, the Minister of Communications Pete Butti ...</text:p>
      <text:p text:style-name="P4">
Videos: []</text:p>
      <text:p text:style-name="P4">
Audios: []</text:p>
      <text:p text:style-name="P4">
Images: []</text:p>
      <text:p text:style-name="P4">
Type: NewsArticle</text:p>
      <text:p text:style-name="P4">
Breadcrumbs: ['即时', '国际']</text:p>
      <text:p text:style-name="P4">
Keywords: ['美国', '拜登', '航空业', '消费者']</text:p>
      <!--METADATA-->
      <text:p text:style-name="P4">
U.S. President Biden is expected to announce a new rule on Monday (May 8) that requires US Airlines to provide compensation for passengers when major flight delays or cancellations.</text:p>
      <text:p text:style-name="P4">
According to Bloomberg and Reuters, the Minister of Transport Pete Buttigieg issued a statement saying: "When the airline is canceled or delayed, passengers should not buy it."</text:p>
      <text:p text:style-name="P4">
The statement pointed out that the Ministry of Communications plans to write regulations that require airlines and other carriers to be responsible for retention passengers, including dining and hotels.</text:p>
      <text:p text:style-name="P4">
An anonymous White House official said that the government will also launch a new version of the Ministry of Communications official website to show which airlines have provided compensation for passengers who have encountered delays and cancellations. He said that the White House hopes to promote the existing benefits of airlines, saying that almost no airlines provide passengers with compensation except for refund.</text:p>
      <text:p text:style-name="P4">
The US Transport Safety Administration predicts that flight demand this summer will exceed the level before the crown disease. In order to protect the rights and interests of passengers, the Bayeng government planned to promote the corresponding regulatory measures.</text:p>
      <text:p text:style-name="P4">
In the summer of 2022, U.S. airlines could not quickly increase flights, prompting tens of thousands of flight delays and cancellation. In the winter, Southwest Airlines had technical system problems, and hundreds of thousands of passengers were affected.</text:p>
      <text:p text:style-name="P4">
The American Aviation Association said: "There is no motivation to postpone or cancel the flight, and do its best to ensure that the flight takes off and arrives on time, but security is always the first task."</text:p>
      <text:p text:style-name="P4">
The US Airlines Association believes that flight delays or cancellations are related to the pressure of the Federal Aviation Administration (FAA) to reduce system pressure and reduce flight. FAA has pointed out that due to the lack of air traffic control personnel, some flights will be reduced.</text:p>
      <text:p text:style-name="P4">
News Source: <text:a xlink:type="simple" xlink:href="https://www.zaobao.com.sg/realtime/world/story20230508-1392278" text:style-name="Internet_20_link" text:visited-style-name="Visited_20_Internet_20_Link">
https://www.zaobao.com.sg/realtime/world/story20230508-1392278</text:a>
</text:p>
      <!--NEWS-->
      <text:h text:style-name="P10" text:outline-level="1">
<text:span text:style-name="T4">
Qin Gang met with the U.S. Ambassador to China Berns to promote "stable relationships"</text:span>
</text:h>
      <text:p text:style-name="P4">
Author: None</text:p>
      <text:p text:style-name="P4">
Publisher: Radio Free Asia (Organization)</text:p>
      <text:p text:style-name="P4">
Published Time: 2023-05-08T00:10:00-04:00</text:p>
      <text:p text:style-name="P4">
Modified Time: 2023-05-08T14:16:0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 text:anchor-type="as-char" svg:width="6.9236in" svg:height="4.073385in" draw:z-index="0">
<draw:image xlink:href="../Images/rfamandarin/2023-05-08T00-10-00-04-00/000000.png" xlink:type="simple" xlink:show="embed" xlink:actuate="onLoad" draw:mime-type="image/png"/>
</draw:frame>
Chinese State Councilor and Foreign Minister Qin Gang met in Beijing on Monday (8th) to meet with the US ambassador to China Burns from Bernes.</text:p>
      <text:p text:style-name="P4">
The Chinese State Councilor and Foreign Minister Qin Gang met with the US ambassador to China in Beijing on Monday (8th), saying that "the top priority" was "stabilizing Sino -US relations, avoiding spiral declines, and preventing accidents between China and the United States." Bernus also tweeted, saying that he and Qin Gang discussed "the necessity of stabilizing relationships and expanding high -level communication."</text:p>
      <text:p text:style-name="P4">
According to China CCTV News, Qin Gang said during the meeting that Sino -US relations have not only have significant significance to China and the United States and the world. He also said that the priority is "stabilizing Sino -US relations, avoiding spiral declines, and preventing accidents between China and the United States." This should be the "most basic consensus" between China and the United States. "The bottom line that must be kept."</text:p>
      <text:p text:style-name="P4">
After Qin Gang's deterioration of the relationship between the two sides was on the worship of the two sides last November, he "a series of misunderstandings in the United States" and accused the United States of "speaking communication on the one hand, but on the other hand, but continuously suppressing and curbing China." He also said that he hoped that Ambassador Berns would "make more contact, communicate more, and think more" in China as the "bond bridge" between China and the United States.</text:p>
      <text:p text:style-name="P4">
After the meeting, Ambassador Bernus stated that he discussed with Qin Gang's "challenges in US -China relations" and "the necessity of stable relations and expanding high -level communication."</text:p>
      <text:p text:style-name="Quotations">

<text:p text:style-name="P4">
I Met State Councilor and Foreign Minister Qin Gang Today. We discussed&gt;
 Challenges in the U.S.-China Relationship and the Necess of Stabilizing&gt;
 TIES and AND expanding high-level communication. <text:a xlink:type="simple" xlink:href="https://t.co/2AYxkXiVMI" text:style-name="Internet_20_link" text:visited-style-name="Visited_20_Internet_20_Link">
</text:a>
&gt;
&gt;
 — Ambassador Nicholas Burns(@Sumb machine) <text:a xlink:type="simple" xlink:href="https://twitter.com/USAmbChina/status/1655490409303355392" text:style-name="Internet_20_link" text:visited-style-name="Visited_20_Internet_20_Link">
&gt;
 </text:a>
Recently, Bernus is accepting the US media "Politician"(Politico)During the interview, after talking about China ’s Speaker of the House of Representatives in the United States House of Representatives Perosi, China cut off many important communication channels with the United States, including military communication pipelines. He has also received many restrictions on the exchanges with provincial officials and visiting Chinese universities.</text:p>

</text:p>
      <text:p text:style-name="P4">
Responsible editor: Chen Meihua, Kaidi</text:p>
      <text:p text:style-name="P4">
News Source: <text:a xlink:type="simple" xlink:href="https://www.rfa.org/mandarin/Xinwen/6-05082023125631.html" text:style-name="Internet_20_link" text:visited-style-name="Visited_20_Internet_20_Link">
https://www.rfa.org/mandarin/Xinwen/6-05082023125631.html</text:a>
</text:p>
      <!--NEWS-->
      <text:h text:style-name="P10" text:outline-level="1">
<text:span text:style-name="T4">
The golden sentence "We are the last generation" to become a art exhibition venue but was closed</text:span>
</text:h>
      <text:p text:style-name="P4">
Author: None</text:p>
      <text:p text:style-name="P4">
Publisher: Radio Free Asia (Organization)</text:p>
      <text:p text:style-name="P4">
Published Time: 2023-05-08T00:45:00-04:00</text:p>
      <text:p text:style-name="P4">
Modified Time: 2023-05-08T12:01:21-04:00</text:p>
      <text:p text:style-name="P4">
Description: None</text:p>
      <text:p text:style-name="P4">
Videos: []</text:p>
      <text:p text:style-name="P4">
Audios: ["<text:a xlink:type="simple" xlink:href="https://www.rfa.org/mandarin/yataibaodao/kejiaowen/gt1-0508202300405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 text:anchor-type="as-char" svg:width="6.9236in" svg:height="3.953152in" draw:z-index="0">
<draw:image xlink:href="../Images/rfamandarin/2023-05-08T00-45-00-04-00/000000.png" xlink:type="simple" xlink:show="embed" xlink:actuate="onLoad" draw:mime-type="image/png"/>
</draw:frame>
On May 4th, Li Wei showed his artistic work "Declaration" in Shenzhen. The work wrote "We are the last generation, thank you" in Chinese and English. <text:a xlink:type="simple" xlink:href="https://www.rfa.org/mandarin/yataibaodao/kejiaowen/gt1-05082023004051.html/@@images/image" text:style-name="Internet_20_link" text:visited-style-name="Visited_20_Internet_20_Link">
</text:a>
Twitter / ＠ Teacher Li is not your teacher <text:a xlink:type="simple" xlink:href="https://www.rfa.org/mandarin/yataibaodao/kejiaowen/gt1-05082023004051.html/@@stream" text:style-name="Internet_20_link" text:visited-style-name="Visited_20_Internet_20_Link">
</text:a>
On the day of the May 4th Youth Day of Beijing Artist Li Wei, a "Declaration" in Shenzhen's "2023 Bay Area Contemporary Art Exhibition" has resonated with folk. Li Wei shaped the words in Chinese and English in his work: "We are the last generation." But two days later, the venue of Li Wei's work exhibition was suddenly closed.</text:p>
      <text:p text:style-name="P4">
<text:a xlink:type="simple" xlink:href="https://www.rfa.org/mandarin/yataibaodao/jingmao/vs-03242023130552.html" text:style-name="Internet_20_link" text:visited-style-name="Visited_20_Internet_20_Link">
<text:span text:style-name="T4">
 Does the light people in China really can't put "Kong Yiji's gown"? </text:span>
</text:a>
<text:span text:style-name="T5">
<text:a xlink:type="simple" xlink:href="https://www.rfa.org/mandarin/yataibaodao/shehui/rc-05122022105724.html" text:style-name="Internet_20_link" text:visited-style-name="Visited_20_Internet_20_Link">
<text:span text:style-name="T4">
 Forbidden lying flat? China's "last generation" shout </text:span>
</text:a>
</text:span>
<text:a xlink:type="simple" xlink:href="https://www.rfa.org/mandarin/yataibaodao/zhengzhi/wy-12092022132127.html" text:style-name="Internet_20_link" text:visited-style-name="Visited_20_Internet_20_Link">
<text:span text:style-name="T4">
 Dialogue between the two generations: the youth encounter in June 4th and A4 Guardian "White Paper Movement" </text:span>
</text:a>
  * <text:span text:style-name="T4">
<text:a xlink:type="simple" xlink:href="https://www.rfa.org/mandarin/yataibaodao/renquanfazhi/kw-12042022111105.html" text:style-name="Internet_20_link" text:visited-style-name="Visited_20_Internet_20_Link">
 </text:a>
</text:span>
</text:p>
      <text:p text:style-name="P4">
The "Declaration of the 80s" artist Li Wei, the "post -80s" artist, was displayed on the May Fourth Youth Day on the May Fourth Youth Day. You ", a few lines of characters appearing in Chinese and English, are even more noticeable under the spotlight, attracting everyone to watch. But one day after the exhibition was stopped by the authorities. More than ten years ago, he met Li Wei's artist agent, Ms. Li, who said in an interview with Radio Asia on Monday (8th) that Li Wei's works caused resonance with the people, especially young people, and angered the relevant departments.</text:p>
      <text:p text:style-name="P4">
She said to this station: "Li Wei is an artist he met in Beijing more than ten years ago. He used his works to speak to many art and social events. In 2010, he was demolished by the Beijing Art District. This "Declaration-We are the last generation, thank you 'behavior, video, and installation works to participate in the" 2023 Bay Area Contemporary Art Combined Exhibition ".</text:p>
      <text:p text:style-name="Quotations">

<text:p text:style-name="P4">
On May 4th, artist Li Wei showed his work "Declaration" in Shenzhen's "2023 Bay Area Contemporary Art Exhibition". In the work, he was placed in the work "We are the last generation, thank you". &gt;
 On May 6th, the 404 space of Shenzhen Yanhan Highland 404, which hosted the exhibition, announced that it will be closed from now on, and the opening time will be notified separately. <text:a xlink:type="simple" xlink:href="https://t.co/8lyY0Dg1Ij" text:style-name="Internet_20_link" text:visited-style-name="Visited_20_Internet_20_Link">
</text:a>
&gt;
&gt;
 - Teacher Li is not your teacher(@I also have a stealing music) <text:a xlink:type="simple" xlink:href="https://twitter.com/whyyoutouzhele/status/1654858341280038913" text:style-name="Internet_20_link" text:visited-style-name="Visited_20_Internet_20_Link">
&gt;
 </text:a>
** The scheduled exhibition period is only two days and a half month.</text:p>

</text:p>
      <text:p text:style-name="P4">
It is reported that this exhibition exhibited more than 23 artists and more than 70 works. It was originally scheduled to carry out notice from May 4 to June 25 and the evening of May 5th. The organizer "Shenzhen Yanyan Highland 404 Space" suddenly issued a notice in the WeChat public account. The 404 space of Yanhan Highland 404 was maintained due to venue maintenance.</text:p>
      <text:p text:style-name="P4">
The phrase "we are the last generation" came from the three months of Shanghai Fengcheng last year. Some police required a nucleic acid test to detect negative youth and centralized isolation. The young man replied, "Sorry, this is our last generation, thank you." Related clips are widely circulated on the Internet, and then netizens have expressed "we are the last generation" in various forms.</text:p>
      <text:p text:style-name="P4">
Gu Fang, a former teacher in Nanjing, told this station that mainland enterprises have continued to close and evacuate foreign -funded enterprises. Most young people cannot find a job. The unemployment rate of young people has reached about 20%. Here children: "In terms of life, in basic material guarantee, they feel very bad. On the other hand, 'We are the last generation' also reflect the mental depression. For those who live in modern life, live Can it be satisfied? His artistic techniques include dissatisfaction and anger. "</text:p>
      <text:p text:style-name="P4">
<text:span text:style-name="T4">
 Li Wei Weibo account involved "illegal" was closed </text:span>
</text:p>
      <text:p text:style-name="P4">
At present, in addition to being banned from the work, even Li Wei's Weibo "@目前" has been closed. The page shows that "the account is not now complained that it violates the" Weibo Community Convention ". Check".</text:p>
      <text:p text:style-name="P4">
According to public information, Li Wei, born in 1981, was born in Beijing. He obtained a bachelor's degree from the Sculpture Department of the Central Academy of Fine Arts in 2007. Li Wei's sculpture works mostly presented in surreal methods, revealing the psychological state of portraying the characters. The objective and calm theme in Li Wei's works expresses his doubts and thinking about human and human indifference. Personal art exhibitions include: "Li Wei Exhibition -Fairy Tale", "Pancake, Pancake", "Cellar and Loft" and "Dao Listening theory" and so on. Li Wei can still see other art works on the Internet.</text:p>
      <text:p text:style-name="P4">
Li Wei now lives in Beijing. This station tried to contact Li Wei on Monday, but did not succeed.</text:p>
      <text:p text:style-name="P4">
Regarding the closure of the exhibition "Yanhan Highland 404 Space", some netizens mocked "404 space 404 ... Iron and full." "The official participated in the completion of this work once."</text:p>
      <text:p text:style-name="P4">
"404 Space? This is completely 404 ... This is an artist, pay tribute!", And netizens left a message: "When we don't have to do 'last generation' Real history "...</text:p>
      <text:p text:style-name="P4">
Reporter: Ancient Pavilion Editor: Xu Shuting Chen Meihua Jiayuan.com Editor: Ruizhe</text:p>
      <text:p text:style-name="P4">
News Source: <text:a xlink:type="simple" xlink:href="https://www.rfa.org/mandarin/yataibaodao/kejiaowen/gt1-05082023004051.html" text:style-name="Internet_20_link" text:visited-style-name="Visited_20_Internet_20_Link">
https://www.rfa.org/mandarin/yataibaodao/kejiaowen/gt1-05082023004051.html</text:a>
</text:p>
      <!--NEWS-->
      <text:h text:style-name="P10" text:outline-level="1">
<text:span text:style-name="T4">
Zhao Ziyang's think tank Yao Jianfu was monitored in the nursing home</text:span>
</text:h>
      <text:p text:style-name="P4">
Author: None</text:p>
      <text:p text:style-name="P4">
Publisher: Radio Free Asia (Organization)</text:p>
      <text:p text:style-name="P4">
Published Time: 2023-05-08T00:50:00-04:00</text:p>
      <text:p text:style-name="P4">
Modified Time: 2023-05-08T12:01:54-04:00</text:p>
      <text:p text:style-name="P4">
Description: None</text:p>
      <text:p text:style-name="P4">
Videos: []</text:p>
      <text:p text:style-name="P4">
Audios: ["<text:a xlink:type="simple" xlink:href="https://www.rfa.org/mandarin/yataibaodao/renquanfazhi/gf-05082023004546.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2" text:anchor-type="as-char" svg:width="6.9236in" svg:height="3.930818in" draw:z-index="0">
<draw:image xlink:href="../Images/rfamandarin/2023-05-08T00-50-00-04-00/000000.png" xlink:type="simple" xlink:show="embed" xlink:actuate="onLoad" draw:mime-type="image/png"/>
</draw:frame>
Zhao Ziyang's think tank Yao Jianfu met with Gao Yu. The nursing home caregiver not only recorded it, but also roughly prevented Yao Jianfu from speaking and blocking Gao Yu's video. <text:a xlink:type="simple" xlink:href="https://www.rfa.org/mandarin/yataibaodao/renquanfazhi/gf-05082023004546.html/@@images/image" text:style-name="Internet_20_link" text:visited-style-name="Visited_20_Internet_20_Link">
</text:a>
Take from Gao Yu Twitter <text:a xlink:type="simple" xlink:href="https://www.rfa.org/mandarin/yataibaodao/renquanfazhi/gf-05082023004546.html/@@stream" text:style-name="Internet_20_link" text:visited-style-name="Visited_20_Internet_20_Link">
</text:a>
Over 90 years old, Yao Jianfu, a scholar of the State Council of the State Council of China, has supported the year in a nursing home in Beijing in recent years. Recently, some people disclosed that Yao Jianfu was closely monitored by the staff of the nursing home, and his daily life lost his freedom.</text:p>
      <text:p text:style-name="P4">
<text:a xlink:type="simple" xlink:href="https://www.rfa.org/mandarin/yataibaodao/renquanfazhi/al-03152023092959.html" text:style-name="Internet_20_link" text:visited-style-name="Visited_20_Internet_20_Link">
<text:span text:style-name="T4">
 The voices of the death of Du Guang, the veteran of the Communist Party of China, have never sounded? </text:span>
</text:a>
Yao Jianfu has stayed with his wife in Suiyuan Pension Center in Fangshan District, Beijing a few years ago. Recently, his friends and independent media people Gao Yu went to visit. The nursing home caregiver only allowed Yao Jianfu to meet with Gao Yu at the gate and closely monitor the entire process.</text:p>
      <text:p text:style-name="P4">
Gao Yu: "He (Yao Jianfu) said to us in the first sentence, 'I don't let me write anything, my brain is getting worse and worse, and I feel that alive is boring." The woman immediately stops He. We didn't meet for five minutes. The woman took him and said, 'It's time to eat, and it's time to eat. "Yao Lao always said," Let's go, go, go, I want to talk to them Talk. '"</text:p>
      <text:p text:style-name="P4">
Yao Jianfu asked the caregiver to give a private space. The other party not only refused, but also blocked Gao Yu's video.</text:p>
      <text:p text:style-name="P4">
Gao Yu: "That woman has been recording for us. What do we say, she is recording. Yao Lao told me again, 'Now is the Cultural Revolution, it is the second season.' I want to take this phrase Yao To write, your ears are deaf, and you don't answer your phone. If you think about it, such an old man who is active, has a rich experience, and has a habit of writing habits, how painful!Too cruel!"</text:p>
      <text:p text:style-name="P4">
<draw:frame draw:style-name="fr1" draw:name="Image13" text:anchor-type="as-char" svg:width="6.9236in" svg:height="5.635173in" draw:z-index="0">
<draw:image xlink:href="../Images/rfamandarin/2023-05-08T00-50-00-04-00/000001.png" xlink:type="simple" xlink:show="embed" xlink:actuate="onLoad" draw:mime-type="image/png"/>
</draw:frame>
Yao Jianfu (first from the right) took a photo with Bao Tong (second from left), the former secretary of Zhao Ziyang (second from left) with his friend Gao Yu (second from right). (Provided by Gao Yu, the shooting date is unknown) <text:a xlink:type="simple" xlink:href="https://www.rfa.org/mandarin/yataibaodao/renquanfazhi/gf-05082023004546.html/m0508gf-1.jpg" text:style-name="Internet_20_link" text:visited-style-name="Visited_20_Internet_20_Link">
</text:a>
<text:span text:style-name="T4">
 Zhao Ziyang had discussed with Yao Jianjian during the house arrest </text:span>
</text:p>
      <text:p text:style-name="P4">
Yao Jianfu, who was 90 years old, served as a researcher at the Central Committee of the Communist Party of China and a researcher at the Rural Development Research Center of the State Council of the State Council of the Chinese State Council in 1989. In 1992, Yao Jianfu was transferred to a researcher at the Rural Economic Research Center of the Ministry of Agriculture of China, and discussed in detail with Zhao Ziyang, who was placed under house arrest. Gao Yu believes that the nursing home is strictly precautions against Yao Jianfu's visitors under the pressure of the authorities.</text:p>
      <text:p text:style-name="P4">
Gao Yu: "He and Zhao Ziyang's two meetings and wrote a record of conversation. This is a very important reason. (Authorities) must have considered him as Hu (Hu Yaobang) Zhao (Zhao Ziyang). Passing. "</text:p>
      <text:p text:style-name="P4">
Former Chinese media person Zhao Lanjian said that this phenomenon is very common in China under the name "service" and "care".</text:p>
      <text:p text:style-name="P4">
<draw:frame draw:style-name="fr1" draw:name="Image14" text:anchor-type="as-char" svg:width="6.9236in" svg:height="4.621138in" draw:z-index="0">
<draw:image xlink:href="../Images/rfamandarin/2023-05-08T00-50-00-04-00/000002.png" xlink:type="simple" xlink:show="embed" xlink:actuate="onLoad" draw:mime-type="image/png"/>
</draw:frame>
Former media person Zhao Lanjian said that the phenomenon of monitoring under the name "service" and "care" is very common in China. (Zhao Lanjian is exclusively provided, the shooting date is unknown) <text:a xlink:type="simple" xlink:href="https://www.rfa.org/mandarin/yataibaodao/renquanfazhi/gf-05082023004546.html/m0508gf-2.jpg" text:style-name="Internet_20_link" text:visited-style-name="Visited_20_Internet_20_Link">
</text:a>
Zhao Lanjian: "This pension facilities must have a secretary and a local neighborhood committee. There will be political pressure, or knock on the side to implement some government plans."</text:p>
      <text:p text:style-name="P4">
It is understood that even before moving into a nursing home, there was a long -term standing outside Yao Jianfu's apartment, and he would follow him every day when he went out.</text:p>
      <text:p text:style-name="P4">
Reporter: Gao Feng Responsible Editor: Chen Meihua Xu Shuting Jiayuan.com Editor: Ruizhe</text:p>
      <text:p text:style-name="P4">
News Source: <text:a xlink:type="simple" xlink:href="https://www.rfa.org/mandarin/yataibaodao/renquanfazhi/gf-05082023004546.html" text:style-name="Internet_20_link" text:visited-style-name="Visited_20_Internet_20_Link">
https://www.rfa.org/mandarin/yataibaodao/renquanfazhi/gf-05082023004546.html</text:a>
</text:p>
      <!--NEWS-->
      <text:h text:style-name="P10" text:outline-level="1">
<text:span text:style-name="T4">
Why is the May 1st Land Customer in Hong Kong?</text:span>
</text:h>
      <text:p text:style-name="P4">
Author: None (Language: zh)</text:p>
      <text:p text:style-name="P4">
Publisher: None</text:p>
      <text:p text:style-name="P4">
Time: 2023-05-08T04:06:00Z</text:p>
      <text:p text:style-name="P4">
Description: After the China Switch, the first peak tourist season "May 1 Golden Week" passed, and Hong Kong received more than 600,000 mainland passengers. What is the first wave of land and guests in more than three years, what is the familiar and unfamiliar situation in Hong Kong? Voice of Germany visited Luke, Hong Kong people, frontline industry players and scholars, and listened to their observations.</text:p>
      <text:p text:style-name="P4">
Videos: []</text:p>
      <text:p text:style-name="P4">
Images: ["<text:a xlink:type="simple" xlink:href="https://static.dw.com/image/65545405_303.jpg" text:style-name="Internet_20_link" text:visited-style-name="Visited_20_Internet_20_Link">
65545405_303.jpg</text:a>
", "<text:a xlink:type="simple" xlink:href="https://static.dw.com/image/65545365_401.jpg" text:style-name="Internet_20_link" text:visited-style-name="Visited_20_Internet_20_Link">
65545365_401.jpg</text:a>
", "<text:a xlink:type="simple" xlink:href="https://static.dw.com/image/62288798_303.jpg" text:style-name="Internet_20_link" text:visited-style-name="Visited_20_Internet_20_Link">
62288798_303.jpg</text:a>
", "<text:a xlink:type="simple" xlink:href="https://static.dw.com/image/62287626_303.jpg" text:style-name="Internet_20_link" text:visited-style-name="Visited_20_Internet_20_Link">
62287626_303.jpg</text:a>
", "<text:a xlink:type="simple" xlink:href="https://static.dw.com/image/62287661_303.jpg" text:style-name="Internet_20_link" text:visited-style-name="Visited_20_Internet_20_Link">
62287661_303.jpg</text:a>
", "<text:a xlink:type="simple" xlink:href="https://static.dw.com/image/62287535_303.jpg" text:style-name="Internet_20_link" text:visited-style-name="Visited_20_Internet_20_Link">
62287535_303.jpg</text:a>
", "<text:a xlink:type="simple" xlink:href="https://static.dw.com/image/62287521_303.jpg" text:style-name="Internet_20_link" text:visited-style-name="Visited_20_Internet_20_Link">
62287521_303.jpg</text:a>
", "<text:a xlink:type="simple" xlink:href="https://static.dw.com/image/62287428_303.jpg" text:style-name="Internet_20_link" text:visited-style-name="Visited_20_Internet_20_Link">
62287428_303.jpg</text:a>
", "<text:a xlink:type="simple" xlink:href="https://static.dw.com/image/62288316_303.jpg" text:style-name="Internet_20_link" text:visited-style-name="Visited_20_Internet_20_Link">
62288316_303.jpg</text:a>
", "<text:a xlink:type="simple" xlink:href="https://static.dw.com/image/62288228_303.jpg" text:style-name="Internet_20_link" text:visited-style-name="Visited_20_Internet_20_Link">
62288228_303.jpg</text:a>
", "<text:a xlink:type="simple" xlink:href="https://static.dw.com/image/62288283_303.jpg" text:style-name="Internet_20_link" text:visited-style-name="Visited_20_Internet_20_Link">
62288283_303.jpg</text:a>
", "<text:a xlink:type="simple" xlink:href="https://static.dw.com/image/17973363_303.jpg" text:style-name="Internet_20_link" text:visited-style-name="Visited_20_Internet_20_Link">
17973363_303.jpg</text:a>
", "<text:a xlink:type="simple" xlink:href="https://static.dw.com/image/51290976_303.jpg" text:style-name="Internet_20_link" text:visited-style-name="Visited_20_Internet_20_Link">
51290976_303.jpg</text:a>
", "<text:a xlink:type="simple" xlink:href="https://static.dw.com/image/54007211_303.jpg" text:style-name="Internet_20_link" text:visited-style-name="Visited_20_Internet_20_Link">
54007211_303.jpg</text:a>
"]</text:p>
      <text:p text:style-name="P4">
Subject: 经济纵横</text:p>
      <text:p text:style-name="P4">
Subjects: []</text:p>
      <text:p text:style-name="P4">
Keywords: ['谷歌', '岛屿主权争端', '专题报道：全景观看“习马会”', '香港', '中国', '雨伞革命', '香港政改', '中共十九大', '专题报道：香港“反送中”抗议', '德中关系']</text:p>
      <text:p text:style-name="P4">
Id: 65545338</text:p>
      <!--METADATA-->
      <text:p text:style-name="P4">
<text:a xlink:type="simple" xlink:href="https://www.dw.com/zh/overlay/image/article/65545338/65545405" text:style-name="Internet_20_link" text:visited-style-name="Visited_20_Internet_20_Link">
 <draw:frame draw:style-name="fr1" draw:name="Image15" text:anchor-type="as-char" svg:width="6.9236in" svg:height="3.896998in" draw:z-index="0">
<draw:image xlink:href="../Images/dwzh/2023-05-08T04-06-00Z/65545405_303.jpg" xlink:type="simple" xlink:show="embed" xlink:actuate="onLoad" draw:mime-type="image/jpeg"/>
</draw:frame>
</text:a>
Victoria Harbor reappears tourist crowd.</text:p>
      <text:p text:style-name="P4">
(Voice of Germany) is located in the Shangshui border between Shangshui, northern Hong Kong. It is not only a hotspot of tourists in mainland China, but also a "parallelist" town. The new crown epidemic has made them extinct for three years. Since <text:a xlink:type="simple" xlink:href="https://www.dw.com/zh/zh/香港与内地2月6日开始无检疫无上限通关/a-64604713" text:style-name="Internet_20_link" text:visited-style-name="Visited_20_Internet_20_Link">
</text:a>
Later, the drugstore once again stood on both sides of the street, and customers dragged their luggage to buy and packed on the spot. The crowd is not as crowded as before the epidemic, but the influence of passengers is obviously easy to see.</text:p>
      <text:p text:style-name="P4">
Ms. Bai, a mainland man, just leased the new store on Shangshui, and planned to decorate to open cosmetics stores, do parallel imports and purchasing business. She said to Germany's voice: "Mainland cosmetics (parallel imports) are relatively strict, and often check it. After all, doing this in Hong Kong is a legitimate operation, which is more advantageous." The store is concentrated. The predecessor was a "parallel import shop" specializing in the grocery of Hong Kong -made goods. It was originally opened by Hong Kong people in the epidemic.</text:p>
      <text:p text:style-name="P4">
Now on the streets of Shangshui, it is not difficult to find a drugstore named after Putonghua Pinyin, which is less common in the past. Ms. Bai, who had been in business in Shenzhen for the first time, came to Hong Kong to open a store, and several mainland friends around her went to Shangshui to open a physical store. She described this as an industry trend, but frankly said that the rent was higher than that of the budget, and the people in the market did not reach expectations. "It may have just cleared the customs, and the customs are too strict, so no many people have come to buy a large number of purchases." However, she is still optimistic about the prospects: "Although the three -year epidemic crack down on the economic capabilities of many people in China, I think they have the ability to consume frequently. The desire to consume is still there. "</text:p>
      <text:p text:style-name="P4">
Shortly after the customs clearance, the residents of Shangshui had felt the changes in the community. Miss Liao told Germany: "Many of the well -made small shops can't hold the rent increase, and the environment is relatively comfortable during the epidemic, and now everything is returned to the original shape." She said that when the government announced the switch, most of the vacant shops immediately immediately closed the shops immediately. Change the drugstore, as a resident, "unable to change and was forced to accept." Mr. Tan also has a similar experience. In an interview with the Voice of Germany, he said: "A lot of local shops have closed. The usual night food shops and stationery stores are gone. Worried about the load capacity of public transportation: "After the customs clearance, take the train to the city, and the carriage will be a lot crowded.</text:p>
      <text:h text:style-name="P12" text:outline-level="3">
<text:span text:style-name="T4">
China Switch: Vaccine Tourism has become popular in Hong Kong</text:span>
</text:h>
      <text:h text:style-name="P12" text:outline-level="3">
<text:span text:style-name="T4">
?</text:span>
</text:h>
      <text:p text:style-name="P4">
Mainland ’s labor season leave is the peak season of traditional tourism. During the five -day“ Golden Week ”of the Hong Kong Government, 625,000 in the Mainland visit Hong Kong, which was slightly exceeded by the authorities expectations, but resumed only 60 % of the same period in the same period in 2019. Long -dragon dragon emerged in the stars, and the ticket lobby was full of mainland passengers who scrambled to buy tickets to cross the sea. During the epidemic, the Hong Kong Palace Museum and M+Museums, which were opened during the epidemic, all recorded the highest number of entrants since the opening of the museum.</text:p>
      <text:p text:style-name="P4">
However, in the water -this mainland tourist hotspot, the merchant has gone through the "abnormal" golden week. Jewelry store clerk, Miss Wang pointed out that the store did not have mainland customers to patronize during the May Day holiday, and the business amount was 40%worse than expected, and the nearby drugstores were also very deserted. She told Germany's voice: "It is completely unexpected, we originally hoped that the business would be good and prepared a lot of special products. Unexpectedly, even if the price was set very low, there were still no guests." When the epidemic was the worst, she said After the customs clearance, the business volume was only more than 20 %, and it was pessimistic that "it is impossible to reply to the level of 2018."</text:p>
      <text:p text:style-name="P4">
Miss Wang has been engaged in jewelry retail for many years. The client group of the store is a passenger in Guangdong Province. Jewelry stores are a must -have where many mainland passengers come to Hong Kong, but she observed the change after the epidemic: "The guests are more cautious. If they feel beautiful a few years ago, it is common for them to buy a ring tens of thousands. I will be reluctant. "Therefore, her shop dare not enter too much valuable products, and she has to study a special style to cater to the new taste. "The consumption model has changed. They paid attention to shopping in the past, and now they pay more attention to the tourism experience.</text:p>
      <text:p text:style-name="P4">
<draw:frame draw:style-name="fr1" draw:name="Image16" text:anchor-type="as-char" svg:width="6.9236in" svg:height="3.896998in" draw:z-index="0">
<draw:image xlink:href="../Images/dwzh/2023-05-08T04-06-00Z/65545365_401.jpg" xlink:type="simple" xlink:show="embed" xlink:actuate="onLoad" draw:mime-type="image/jpeg"/>
</draw:frame>
During the Golden Week, there were crowds of popular attractions in Hong Kong, but it only returned to 60 % of the same period in 2019.</text:p>
      <text:h text:style-name="P12" text:outline-level="3">
<text:span text:style-name="T4">
</text:span>
</text:h>
      <text:p text:style-name="P4">
Not only the consumption model, but also travel habits. During the Golden Week, traditional attractions such as Victoria Harbor, Daodian Street in Guangdong, and famous milk tea stalls in Central, still have mainland tourists. At the same time, many Hong Kong "check -in" hot spots can be seen on the mainland social media small red book. Some mainland passengers eat McDonald's fast food under the McDonald's road sign of Hong Kong Island, and take photos to the Land Police Station of the Landmark of the Hong Kong -made film. There are even posts on Xiaohong's book about alternative travel strategies and private room attractions to do medical examinations and bank accounts as "tourist strokes."</text:p>
      <text:p text:style-name="P4">
Miss Li Li, a free travel tourist from mainland China, visited Hong Kong last week. She said to Germany: "This trip mainly went to Hong Kong tea restaurant to eat food, and came to visit with friends for four weeks. I felt that there were more Macau passengers in Hong Kong. She said that she was different from the past. She did not arrange a luxury shopping itinerary, but just bought some snacks and daily necessities. "Because I think Hong Kong is similar to the mainland, and many products have been on the mainland, so I buy it in Hong Kong."</text:p>
      <text:p text:style-name="P4">
Hong Kong's economic growth in the first quarter of this year was 2.7%, reversing the disadvantages of economic shrinkage for four consecutive seasons last year. Due to the low base effect during the epidemic period, private consumption expenditure in the first quarter increased by 12%. The Hong Kong Government and the business community hope that the tourism industry will become this year after switching [] <text:a xlink:type="simple" xlink:href="https://www.dw.com/zh/zh/香港千億赤字創史上第二高-學者預算案缺乏遠見/a-64785613" text:style-name="Internet_20_link" text:visited-style-name="Visited_20_Internet_20_Link">
</text:a>
One of the main motivation. Li Zhaobo, a honorary teaching and researcher at the Institute of Asia -Pacific Business Institute of CUHK, analyzed that the latest data reflects the average value before the private consumption power does not meet the epidemic. Looking at the May Day holiday market, he is not optimistic about the speed of recovering the tourism industry. He said to Germany: "The epidemic is like a reshuffle. Mainland passengers replaced other channels for shopping in Hong Kong. This habit can be permanent."</text:p>
      <text:p text:style-name="P4">
Li Zhaobo believes that mainland tourists in Hong Kong have a peak of consumption -oriented travel models. "The situation will not be as beautiful as before the epidemic. The most capable group will choose to go shopping in other countries. After all, Hong Kong is not a product of the product. More people are pursuing an authentic culture, not simply rushing to famous stores." Under the influence of social media and the change of economic conditions and shopping models after the epidemic, the authorities and the industry must think about the new way. He warned: "Hong Kong's tourism industry is still dreaming, thinking about relying on the past. The reality is that the tourism industry alone (Agent) is not sustainable. You need to meet the transformation at any time."</text:p>
      <text:p text:style-name="P4">
*<draw:frame draw:style-name="fr1" draw:name="Image17" text:anchor-type="as-char" svg:width="6.9236in" svg:height="3.896998in" draw:z-index="0">
<draw:image xlink:href="../Images/dwzh/2023-05-08T04-06-00Z/62288798_303.jpg" xlink:type="simple" xlink:show="embed" xlink:actuate="onLoad" draw:mime-type="image/jpeg"/>
</draw:frame>
#</text:p>
      <text:h text:style-name="P13" text:outline-level="4">
<text:span text:style-name="T4">
change in Hong Kong</text:span>
</text:h>
      <text:h text:style-name="P12" text:outline-level="3">
<text:span text:style-name="T4">
Hong Kong Yongyong Valley in 1843</text:span>
</text:h>
      <ul>
        <li>
<draw:frame draw:style-name="fr1" draw:name="Image18" text:anchor-type="as-char" svg:width="6.9236in" svg:height="3.896998in" draw:z-index="0">
<draw:image xlink:href="../Images/dwzh/2023-05-08T04-06-00Z/62287626_303.jpg" xlink:type="simple" xlink:show="embed" xlink:actuate="onLoad" draw:mime-type="image/jpeg"/>
</draw:frame>
#</li>
      </ul>
      <text:h text:style-name="P13" text:outline-level="4">
<text:span text:style-name="T4">
change in Hong Kong</text:span>
</text:h>
      <text:h text:style-name="P12" text:outline-level="3">
<text:span text:style-name="T4">
1860 Hong Kong</text:span>
</text:h>
      <text:p text:style-name="P4">
After the first Opium War (1839 to 1841), the Qing government was forced to sign the "Nose Cao Treaty" in 1841 and signed the "Nanjing Treaty" in 1842 to cut Hong Kong Island to Britain. In 1856, Britain launched the Second Opium War. The Qing court lost again in the British and French forces. He was forced to sign the "Beijing Treaty" in 1860 and cut to the British in the southern end of the Kowloon Peninsula.</text:p>
      <text:p text:style-name="P4">
*<draw:frame draw:style-name="fr1" draw:name="Image19" text:anchor-type="as-char" svg:width="6.9236in" svg:height="3.896998in" draw:z-index="0">
<draw:image xlink:href="../Images/dwzh/2023-05-08T04-06-00Z/62287661_303.jpg" xlink:type="simple" xlink:show="embed" xlink:actuate="onLoad" draw:mime-type="image/jpeg"/>
</draw:frame>
#</text:p>
      <text:h text:style-name="P13" text:outline-level="4">
<text:span text:style-name="T4">
change in Hong Kong</text:span>
</text:h>
      <text:h text:style-name="P12" text:outline-level="3">
<text:span text:style-name="T4">
Hong Kong people around 1880</text:span>
</text:h>
      <text:p text:style-name="P4">
This is a picture depicting a group of Hong Kong people chess, stroked, and write about the group of Hong Kong people around 1880. In 1898, the Qing government was defeated during the Sino -Japanese War of the Sino -Japanese War, and the British forced the Qing government to conclude the "Special Course of the Sino -British Exhibition of the Sino -British Exhibition". China agrees to lease the New Territories region north of Jiulong boundary streets to the New Territories of the Shenzhen River and 235 islands to the United Kingdom for 99 years.</text:p>
      <text:p text:style-name="P4">
*<draw:frame draw:style-name="fr1" draw:name="Image20" text:anchor-type="as-char" svg:width="6.9236in" svg:height="3.896998in" draw:z-index="0">
<draw:image xlink:href="../Images/dwzh/2023-05-08T04-06-00Z/62287535_303.jpg" xlink:type="simple" xlink:show="embed" xlink:actuate="onLoad" draw:mime-type="image/jpeg"/>
</draw:frame>
#</text:p>
      <text:h text:style-name="P13" text:outline-level="4">
<text:span text:style-name="T4">
change in Hong Kong</text:span>
</text:h>
      <text:h text:style-name="P12" text:outline-level="3">
<text:span text:style-name="T4">
Hong Kong around 1910</text:span>
</text:h>
      <text:p text:style-name="P4">
This photo was taken around 1910. At that time, Hong Kong had developed from a former small fishing village to a settlement of Chinese immigrants, reaches the Hong Kong and the business center.</text:p>
      <text:p text:style-name="P4">
*<draw:frame draw:style-name="fr1" draw:name="Image21" text:anchor-type="as-char" svg:width="6.9236in" svg:height="3.896998in" draw:z-index="0">
<draw:image xlink:href="../Images/dwzh/2023-05-08T04-06-00Z/62287521_303.jpg" xlink:type="simple" xlink:show="embed" xlink:actuate="onLoad" draw:mime-type="image/jpeg"/>
</draw:frame>
#</text:p>
      <text:h text:style-name="P13" text:outline-level="4">
<text:span text:style-name="T4">
change in Hong Kong</text:span>
</text:h>
      <text:h text:style-name="P12" text:outline-level="3">
<text:span text:style-name="T4">
Queen Avenue of Hong Kong around 1910</text:span>
</text:h>
      <text:p text:style-name="P4">
Queen ’s Avenue is the first road built after Hong Kong's port opening. After Hong Kong became a free port in 1842, the industry and commerce, financial industry, and public undertakings were continuously developed. In 1911, the Kowloon Guang Railway was officially opened, and the University of Hong Kong was also officially established this year. In terms of judicial, Hong Kong adopts a binary legal system. On the one hand, it introduces the general legal system on the basis of British law. On the other hand, some laws and habits of the Qing Dynasty retain the Qing Dynasty.</text:p>
      <text:p text:style-name="P4">
*<draw:frame draw:style-name="fr1" draw:name="Image22" text:anchor-type="as-char" svg:width="6.9236in" svg:height="3.896998in" draw:z-index="0">
<draw:image xlink:href="../Images/dwzh/2023-05-08T04-06-00Z/62287428_303.jpg" xlink:type="simple" xlink:show="embed" xlink:actuate="onLoad" draw:mime-type="image/jpeg"/>
</draw:frame>
#</text:p>
      <text:h text:style-name="P13" text:outline-level="4">
<text:span text:style-name="T4">
change in Hong Kong</text:span>
</text:h>
      <text:h text:style-name="P12" text:outline-level="3">
<text:span text:style-name="T4">
Hong Kong Financial Area in 1940</text:span>
</text:h>
      <text:p text:style-name="P4">
This is a photo of Hong Kong financial district taken on February 27, 1940. During World War II, the Japanese occupied Hong Kong from December 25, 1941 to August 15, 1945. After Japan's surrender, Britain recovered Hong Kong.</text:p>
      <text:p text:style-name="P4">
*<draw:frame draw:style-name="fr1" draw:name="Image23" text:anchor-type="as-char" svg:width="6.9236in" svg:height="3.896998in" draw:z-index="0">
<draw:image xlink:href="../Images/dwzh/2023-05-08T04-06-00Z/62288316_303.jpg" xlink:type="simple" xlink:show="embed" xlink:actuate="onLoad" draw:mime-type="image/jpeg"/>
</draw:frame>
#</text:p>
      <text:h text:style-name="P13" text:outline-level="4">
<text:span text:style-name="T4">
change in Hong Kong</text:span>
</text:h>
      <text:h text:style-name="P12" text:outline-level="3">
<text:span text:style-name="T4">
1984 China -British signed a Hong Kong issue joint statement</text:span>
</text:h>
      <text:p text:style-name="P4">
On December 19, 1984, British Prime Minister Sachel and Zhao Ziyang, then the Prime Minister of the State Council of China, signed a joint statement on the issue of Hong Kong. Deng Xiaoping, director of the Counselor Committee of the CPC Central Committee, and Li Xiannian, chairman of the People's Republic of China, attended the signing ceremony. According to the statement, the government of the People's Republic of China decided to resume sovereignty on Hong Kong on July 1, 1997. According to the policy proposed by Deng Xiaoping, after the transfer of sovereignty, Hong Kong implemented "one country, two systems, high autonomy, Hong Kong people governing Hong Kong, and existing capitalist lifestyle for 50 years." The policy is included in Article 3 and Annex 1 of the "Sino -British Joint Statement".</text:p>
      <text:p text:style-name="P4">
*<draw:frame draw:style-name="fr1" draw:name="Image24" text:anchor-type="as-char" svg:width="6.9236in" svg:height="3.896998in" draw:z-index="0">
<draw:image xlink:href="../Images/dwzh/2023-05-08T04-06-00Z/62288228_303.jpg" xlink:type="simple" xlink:show="embed" xlink:actuate="onLoad" draw:mime-type="image/jpeg"/>
</draw:frame>
#</text:p>
      <text:h text:style-name="P13" text:outline-level="4">
<text:span text:style-name="T4">
change in Hong Kong</text:span>
</text:h>
      <text:h text:style-name="P12" text:outline-level="3">
<text:span text:style-name="T4">
1997 Hong Kong regime transfer ceremony</text:span>
</text:h>
      <text:p text:style-name="P4">
At 23:42 on June 30, 1997, the handover ceremony of the Hong Kong regime of the Chinese and British governments was held in Hong Kong. With the fall of the British flag, Britain's colonial rule in Hong Kong was over.</text:p>
      <text:p text:style-name="P4">
*<draw:frame draw:style-name="fr1" draw:name="Image25" text:anchor-type="as-char" svg:width="6.9236in" svg:height="3.896998in" draw:z-index="0">
<draw:image xlink:href="../Images/dwzh/2023-05-08T04-06-00Z/62288283_303.jpg" xlink:type="simple" xlink:show="embed" xlink:actuate="onLoad" draw:mime-type="image/jpeg"/>
</draw:frame>
#</text:p>
      <text:h text:style-name="P13" text:outline-level="4">
<text:span text:style-name="T4">
change in Hong Kong</text:span>
</text:h>
      <text:h text:style-name="P12" text:outline-level="3">
<text:span text:style-name="T4">
"Basic Law" takes effect</text:span>
</text:h>
      <text:p text:style-name="P4">
After the Hong Kong sovereign transfer ceremony, Jiang Zemin shook hands with the British King of Charles. The two were then the then Chinese Prime Minister Li Peng and British Prime Minister Blair. According to Article 5 of the Basic Law of the Hong Kong Special Administrative Region on July 1, 1997, "" Hong Kong Special Administrative Region does not implement a socialist system and policies, maintaining the original capitalist system and lifestyle, unchanged for 50 years. "</text:p>
      <text:p text:style-name="P4">
*<draw:frame draw:style-name="fr1" draw:name="Image26" text:anchor-type="as-char" svg:width="6.9236in" svg:height="3.896998in" draw:z-index="0">
<draw:image xlink:href="../Images/dwzh/2023-05-08T04-06-00Z/17973363_303.jpg" xlink:type="simple" xlink:show="embed" xlink:actuate="onLoad" draw:mime-type="image/jpeg"/>
</draw:frame>
#</text:p>
      <text:h text:style-name="P13" text:outline-level="4">
<text:span text:style-name="T4">
change in Hong Kong</text:span>
</text:h>
      <text:h text:style-name="P12" text:outline-level="3">
<text:span text:style-name="T4">
Umbrella Movement in 2014</text:span>
</text:h>
      <text:p text:style-name="P4">
From September 26th to December 15th, 2014, a series of citizenship citizens fighting for the true election occurred in Hong Kong, commonly known as the umbrella movement. The main demands of demonstrators are the right to nominate citizens who fight for the Chief Executive Election and abolish the functional group of the Legislative Council. The main symbol of exercise is the yellow umbrella. The demands of the demonstrators were all rejected and the movement ended in failure.</text:p>
      <text:p text:style-name="P4">
*<draw:frame draw:style-name="fr1" draw:name="Image27" text:anchor-type="as-char" svg:width="6.9236in" svg:height="3.896998in" draw:z-index="0">
<draw:image xlink:href="../Images/dwzh/2023-05-08T04-06-00Z/51290976_303.jpg" xlink:type="simple" xlink:show="embed" xlink:actuate="onLoad" draw:mime-type="image/jpeg"/>
</draw:frame>
#</text:p>
      <text:h text:style-name="P13" text:outline-level="4">
<text:span text:style-name="T4">
change in Hong Kong</text:span>
</text:h>
      <text:h text:style-name="P12" text:outline-level="3">
<text:span text:style-name="T4">
2019 Counterfeit Movement</text:span>
</text:h>
      <text:p text:style-name="P4">
On March 15, 2019, the people of Hong Kong set off a protest movement, opposing the "Draft Relief Regulations", which allows the suspects of Hong Kong to be extradited to the trial of the mainland China. The demonstrators re -proposed the slogan of "restoring Hong Kong, the revolution of the times". In mid -July, the conflict between the demonstrators and the police increased, and a large number of demonstrators were arrested. At the beginning of 2020, after the new crown epidemic was introduced from mainland China to Hong Kong, the anti -repair campaign began to weaken.</text:p>
      <text:p text:style-name="P4">
*<draw:frame draw:style-name="fr1" draw:name="Image28" text:anchor-type="as-char" svg:width="6.9236in" svg:height="3.896998in" draw:z-index="0">
<draw:image xlink:href="../Images/dwzh/2023-05-08T04-06-00Z/54007211_303.jpg" xlink:type="simple" xlink:show="embed" xlink:actuate="onLoad" draw:mime-type="image/jpeg"/>
</draw:frame>
#</text:p>
      <text:h text:style-name="P13" text:outline-level="4">
<text:span text:style-name="T4">
change in Hong Kong</text:span>
</text:h>
      <text:h text:style-name="P12" text:outline-level="3">
<text:span text:style-name="T4">
2020 passed the Guoan Law of the Hong Kong District</text:span>
</text:h>
      <text:p text:style-name="P4">
On June 30, 2020, the Standing Committee of the Chinese People's Congress passed the "National Security Law" through the Hong Kong District, and four actions such as subverting the state power, splitting the country, terrorist activities, and intervention of external forces. The Fa surpassed the "Basic Law" and impacted Hong Kong's administrative, legislative, judicial, media, education, education and other fields, marking the end of the civic society in Hong Kong.</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News Source: <text:a xlink:type="simple" xlink:href="https://www.dw.com/zh/五一陸客重臨香港-為何黃金週不似預期？/a-65545338" text:style-name="Internet_20_link" text:visited-style-name="Visited_20_Internet_20_Link">
https://www.dw.com/zh/五一陸客重臨香港-為何黃金週不似預期？/a-65545338?maca=chi-rss-chi-all-1127-rdf</text:a>
</text:p>
      <!--NEWS-->
      <text:h text:style-name="P10" text:outline-level="1">
<text:span text:style-name="T4">
Kishida Wenxiong visited the Korean Chinese media vinegar.</text:span>
</text:h>
      <text:p text:style-name="P4">
Author: None</text:p>
      <text:p text:style-name="P4">
Publisher: Radio Free Asia (Organization)</text:p>
      <text:p text:style-name="P4">
Published Time: 2023-05-08T05:34:00-04:00</text:p>
      <text:p text:style-name="P4">
Modified Time: 2023-05-08T13:00:32-04:00</text:p>
      <text:p text:style-name="P4">
Description: None</text:p>
      <text:p text:style-name="P4">
Videos: []</text:p>
      <text:p text:style-name="P4">
Audios: ["<text:a xlink:type="simple" xlink:href="https://www.rfa.org/mandarin/yataibaodao/junshiwaijiao/bt-0508202305333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29" text:anchor-type="as-char" svg:width="6.9236in" svg:height="4.433337in" draw:z-index="0">
<draw:image xlink:href="../Images/rfamandarin/2023-05-08T05-34-00-04-00/000000.png" xlink:type="simple" xlink:show="embed" xlink:actuate="onLoad" draw:mime-type="image/png"/>
</draw:frame>
Japanese Prime Minister Kishida (left) arrived in Seoul, South Korea to meet with South Korean President Yin Xiyue. <text:a xlink:type="simple" xlink:href="https://www.rfa.org/mandarin/yataibaodao/junshiwaijiao/bt-05082023053334.html/@@images/image" text:style-name="Internet_20_link" text:visited-style-name="Visited_20_Internet_20_Link">
</text:a>
Reuters <text:a xlink:type="simple" xlink:href="https://www.rfa.org/mandarin/yataibaodao/junshiwaijiao/bt-05082023053334.html/@@stream" text:style-name="Internet_20_link" text:visited-style-name="Visited_20_Internet_20_Link">
</text:a>
On the afternoon of May 7th, Japanese Prime Minister Kishida, Kishida, arrived in Seoul, South Korea to start a two -day work visit. This visit was a return visit to Yin Xiyue's visit to Japan in March. Previously, it was speculated that Kishida visits to South Korea to July, so this visits in advance means that the relationship between the two countries has risen rapidly. The Chinese media's reports on this interview are mainly concentrated in South Korea's protests. South Korean observers believe that visiting South Korea's visit to South Korea is wary.</text:p>
      <text:p text:style-name="P4">
<text:a xlink:type="simple" xlink:href="https://www.rfa.org/mandarin/Xinwen/5-05062023113917.html" text:style-name="Internet_20_link" text:visited-style-name="Visited_20_Internet_20_Link">
<text:span text:style-name="T4">
 Hope to accelerate the improvement of Japan -South Korea relations, Japan -Xiangshi Field will visit South Korea </text:span>
</text:a>
*<text:a xlink:type="simple" xlink:href="https://www.rfa.org/mandarin/Xinwen/4-04292023120740.html" text:style-name="Internet_20_link" text:visited-style-name="Visited_20_Internet_20_Link">
<text:span text:style-name="T4">
 Facing the threat of China and North Korea and strengthening Japan -South Korea relations coordination on May 7th </text:span>
</text:a>
According to the Yonhap News Agency, on the afternoon of May 7, local time, Japanese Prime Minister Kishida, Kishida, arrived in Seoul, South Korea, and opened a two -day work visit. After Kishida Wenxiong arrived in Seoul, he first worshiped the National Xianzhong Institute in Tongqui District, Seoul. Since then, South Korean President Yin Xiyue held a summit on Kishida Wento, who visited the Presidential Palace. Kishida Wenxiong's visit to South Korea means that the "shuttle diplomacy" that South Korea and Japan have launched the summit for each other after 12 years.</text:p>
      <text:p text:style-name="P4">
<text:span text:style-name="T4">
 Why did Kishida visit to Korea in advance? </text:span>
</text:p>
      <text:p text:style-name="P4">
Yin Xiyue conducted a two -day work visit to Japan from March 16th to 17th. Kishida Wenxiong conducted a return visit this time. This is a re -meeting of the leaders of the two countries after 52 days. Earlier, some media speculated that Kishida Wenxiong also received July in South Korea, but this visit to South Korea this time means that the relationship between the two countries has heated rapidly.</text:p>
      <text:p text:style-name="P4">
<draw:frame draw:style-name="fr1" draw:name="Image30" text:anchor-type="as-char" svg:width="6.9236in" svg:height="4.61393in" draw:z-index="0">
<draw:image xlink:href="../Images/rfamandarin/2023-05-08T05-34-00-04-00/000001.png" xlink:type="simple" xlink:show="embed" xlink:actuate="onLoad" draw:mime-type="image/png"/>
</draw:frame>
On May 7, 2023, at the presidential residence of Hannan Cave, Seoul, the leaders of Korean and Japanese leaders joined for dinner. From the bottom left, Yin Xiyue, Jin Jianxi, Yuko Kanada, and Kanada Wenxiong. (Associated Press) <text:a xlink:type="simple" xlink:href="https://www.rfa.org/mandarin/yataibaodao/junshiwaijiao/bt-05082023053334.html/ap23127541286177.jpg" text:style-name="Internet_20_link" text:visited-style-name="Visited_20_Internet_20_Link">
</text:a>
Professor Zhao Zhenjiu (Yin) of Qingnan University in South Korea believes: "I think Kishida Wenxiong visited South Korea in advance, there are two main reasons. The first is Yin Xiyue visited Japan in March and visited the United States in April. The influence; the second is that the seven major industrial group (G7) summit will be held in Japan from May 19th to 20th. Yin Xiyue has been invited to prepare for the attendance. Before the summit discuss the specific issues, visit Korea. South Korea's respect, avoid the misunderstanding of Yin Xiyue's visit to Japan twice, and the Japanese Prime Minister visited South Korea. "</text:p>
      <text:p text:style-name="P4">
?</text:p>
      <text:p text:style-name="P4">
In response to this visit to Kishida, Chinese media have reported many reports, but the theme of the report is more concentrated in South Korea. The topic of the Global Network is "Welcome and oppose Kishida visits to South Korea in front of the Presidential Palace". The report is "Yin Xiyue kneels first, how much returned Kishida visits to Han?"</text:p>
      <text:p text:style-name="P4">
In response to the attitude of the Chinese media, South Korea's current political commentator Li Zhengxun believes: "China and North Korea are watching this visit. After Yin Xiyue took office, he visited the President of the United States and talks with the Japanese Prime Minister. This time, the Japanese Prime Minister visited Korea. This In a series of actions, China must be wary: it seems that the cooperation between the United States and Japan and South Korea has begun to form. China will definitely threaten South Korea, but there is nothing terrible. Major South Korea's companies have been withdrawn from China. In the past, we should not have been When we are so close to China, when China needs in the past, our funds and technology have been invested in. Now China is strong and is a permanent member of the Security Council. ","</text:p>
      <text:p text:style-name="P4">
Li Zhengxun further believes that China hopes that there is no nuclearization of the peninsula, but its true idea is that North Korea in the north should not conduct nuclear tests. South Korea in the south should not hold a joint military exercise with the United States to maintain the current division. The willingness.</text:p>
      <text:p text:style-name="P4">
According to reports, during the talks, the two heads of the two countries first conducted small -scale private talks, then a large -scale talks, and met with reporters together. Leaders of the two countries discussed the cooperation in security, high -tech industries, youth and cultural fields during the talks.</text:p>
      <text:p text:style-name="P4">
Reporter: Bai Tao Responsible Editor: Xu Shuting.com Editor: Ruizhe</text:p>
      <text:p text:style-name="P4">
News Source: <text:a xlink:type="simple" xlink:href="https://www.rfa.org/mandarin/yataibaodao/junshiwaijiao/bt-05082023053334.html" text:style-name="Internet_20_link" text:visited-style-name="Visited_20_Internet_20_Link">
https://www.rfa.org/mandarin/yataibaodao/junshiwaijiao/bt-05082023053334.html</text:a>
</text:p>
      <!--NEWS-->
      <text:h text:style-name="P10" text:outline-level="1">
<text:span text:style-name="T4">
Communication Observation ｜ For more than a year after the Russian and Ukraine War, how can China tell the story of war?</text:span>
</text:h>
      <text:p text:style-name="P4">
Author: 作者：庄敬</text:p>
      <text:p text:style-name="P4">
Publisher: Radio Free Asia (Organization)</text:p>
      <text:p text:style-name="P4">
Published Time: 2023-05-08T08:30:00-04:00</text:p>
      <text:p text:style-name="P4">
Modified Time: 2023-05-08T09:13:45-04:00</text:p>
      <text:p text:style-name="P4">
Description: Author: Zhuang Jing</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 "<text:a xlink:type="simple" xlink:href="000005.png" text:style-name="Internet_20_link" text:visited-style-name="Visited_20_Internet_20_Link">
000005.png</text:a>
"]</text:p>
      <!--METADATA-->
      <text:p text:style-name="P4">
<draw:frame draw:style-name="fr1" draw:name="Image31" text:anchor-type="as-char" svg:width="6.9236in" svg:height="3.629306in" draw:z-index="0">
<draw:image xlink:href="../Images/rfamandarin/2023-05-08T08-30-00-04-00/000000.png" xlink:type="simple" xlink:show="embed" xlink:actuate="onLoad" draw:mime-type="image/png"/>
</draw:frame>
 <text:a xlink:type="simple" xlink:href="https://www.rfa.org/mandarin/shishi-hecha/hc-05082023081536.html/@@images/image" text:style-name="Internet_20_link" text:visited-style-name="Visited_20_Internet_20_Link">
</text:a>
RFA drawing</text:p>
      <text:p text:style-name="P4">
Since February 24, 2022, the Chinese President Xi Jinping did not contact the Ukrainian President Zeelianzki. Until the spring of this year, Ukraine was preparing to counterattack. After the war of the war, the two called for the first time after the war; China insisted on persuading and promoting talks, and sent representatives to visit countries such as Ukraine to visit in -depth communication with all parties. On the day of Xi Ze's call, a proposal of the United Nations General Assembly mentioned "Russia's invasion of Ukraine", and China still voted in favor of the voting in the whole case. This made the outside world speculate that China's attitude towards the Russian and Ukraine War changed.</text:p>
      <text:p text:style-name="P4">
In the past year, the United States and other Western countries have continued to condemn Russia to invade Ukraine, and China, which is "friendly" with Russia, has always claimed to maintain a neutrality against Russia and Ukraine. The government and its control of public opinion have actually assisted in preaching Russia's arguments on war.</text:p>
      <text:p text:style-name="P4">
Recently, the Asian Facts Research Lab and Taiwan Democratic Laboratory (Doublethink Lab), Ukrainian Citizen Organization Detector Media and research institutions Iri BeaconProject jointly released a research- [] [] <text:a xlink:type="simple" xlink:href="https://www.rfa.org/mandarin/shishi-hecha/hc-05082023081536.html/first-100-days-full-report-chn-simplified.pdf" text:style-name="Internet_20_link" text:visited-style-name="Visited_20_Internet_20_Link">
</text:a>
。研究报告显示，从俄军侵乌后100天内，中文信息空间的叙事以低成本的方式重复俄语叙事，并且，中俄两个信息空间中可观察到共同主题︰反美主义与反西方情绪、认定俄罗斯为受害者和英雄。</text:p>
      <text:p text:style-name="P4">
俄乌战事进入第二年，类似传播现象仍在持续。亚洲事实查核实验室观察中国对俄乌冲突的叙事，发现，中国媒体仍经常转载俄方论点，但宣传重点有所调整，两个主题逐渐成为主流叙事：中国为“劝和促谈”的“英雄”、美国为“拱火浇油”的“反派”。</text:p>
      <text:p text:style-name="P4">
<text:span text:style-name="T4">
研究：俄乌战期间 中国复制俄语叙事</text:span>
</text:p>
      <text:p text:style-name="P4">
上述报告收集了2022年2月12日至5月31日的叙事，选择三个话题进行分析：生物武器实验室理论、布查大屠杀、制裁俄罗斯。根据角色、故事寓意和操纵技巧分析叙事，其中将西方国家、俄罗斯、乌克兰等国家的角色进一步细分为英雄、反派、受害者、棋子。</text:p>
      <text:p text:style-name="P4">
叙事分析表明，中国叙事在普通话信息空间中以低成本的方式重复俄语叙事，一种方法是在中文语境中间接或直接引用俄罗斯官员或媒体的言论。在生物武器实验室阴谋论中，俄罗斯在两个信息空间中都扮演了英雄和受害者的双重身份，中俄宣传都旨在推动一个叙事，即美国和乌克兰正在合作攻击俄罗斯。</text:p>
      <text:p text:style-name="P4">
在针对俄罗斯制裁的叙事中，俄罗斯通常被描绘成受害者，且在中俄两个信息空间观察到的叙事都突出了西方机构和国际社会在俄罗斯制裁问题上存在分歧和对立。例如，在布查大屠杀的叙事中，很多媒体报道将西方社会描绘为反派，俄罗斯则被描绘为受害者，这些叙事格外注意将布查大屠杀的责任转嫁给乌克兰和西方。</text:p>
      <text:p text:style-name="P4">
亦有其他机构发现，俄罗斯虚假信息使用的主要叙事在俄乌战争期间持续进行。美国国务院为揭露和打击外国宣传和虚假信息所设立的“全球参与中心”(GlobalEngagement Center, GEC)，在俄乌战周年之际发布 <text:a xlink:type="simple" xlink:href="https://www.state.gov/disarming-disinformation/%E8%99%9A%E5%81%87%E4%BF%A1%E6%81%AF%E8%BD%AE%E7%9B%98%E8%B5%8C%E5%8D%9A%EF%BC%9A%E5%85%8B%E9%87%8C%E5%A7%86%E6%9E%97%E5%AE%AB%E4%B8%BA%E6%97%A0%E7%90%86%E6%88%98%E4%BA%89%E8%AF%A1%E8%BE%A9%E7%9A%84/" text:style-name="Internet_20_link" text:visited-style-name="Visited_20_Internet_20_Link">
 </text:a>
Report, the five most important false remarks used in Russia's false information and publicity ecosystems: 1)NATO's siege to Russia and Russia "not an invaders"; 2)"Ukrainian provocation" and "racial extinction to Donbas"; 3)Naziization and de -militaryization; 4)Re -describe the war from "de -Nazi" to "Satanhua"; 5)"Defend Russia's sovereignty" against the West.</text:p>
      <text:p text:style-name="P4">
"Global Participation Center" special envoy and coordinator James Rubin recently accepted <text:a xlink:type="simple" xlink:href="https://twitter.com/BBCr4today/status/1629040287212269570" text:style-name="Internet_20_link" text:visited-style-name="Visited_20_Internet_20_Link">
</text:a>
It was said that China repeated Russia's lies on this war over and over again, repeating Russia's lies in biological weapons claims, and also said that the United States promoted the war, which was their false statement. According to <text:a xlink:type="simple" xlink:href="https://www.dw.com/zh/%E7%BE%8E%E5%9B%BD%E5%9B%BD%E5%8A%A1%E9%99%A2%E7%89%B9%E4%BD%BF%E4%B8%AD%E5%9B%BD%E5%9C%A8%E5%85%A8%E7%90%83%E8%8A%B1%E8%B4%B9%E6%95%B0%E5%8D%81%E4%BA%BF%E4%BC%A0%E6%92%AD%E8%99%9A%E5%81%87%E4%BF%A1%E6%81%AF/a-64852300" text:style-name="Internet_20_link" text:visited-style-name="Visited_20_Internet_20_Link">
</text:a>
Rubin said that China spent billions of spreading false information worldwide, including false information that is completely consistent with Russia on the Ukraine issue.</text:p>
      <text:p text:style-name="P4">
<text:span text:style-name="T4">
 Chinese propaganda theme persuasion and vs arch fire </text:span>
</text:p>
      <text:p text:style-name="P4">
Russia has invaded Ukraine for more than 14 months. According to the future media and false information research centers set up by the Taiwan Artificial Intelligence Laboratory (TAIWAN AILABS). The decrease after month, from February to April this year, significantly increased.</text:p>
      <text:p text:style-name="P4">
<draw:frame draw:style-name="fr1" draw:name="Image32" text:anchor-type="as-char" svg:width="6.9236in" svg:height="2.704079in" draw:z-index="0">
<draw:image xlink:href="../Images/rfamandarin/2023-05-08T08-30-00-04-00/000001.png" xlink:type="simple" xlink:show="embed" xlink:actuate="onLoad" draw:mime-type="image/png"/>
</draw:frame>
</text:p>
      <text:p text:style-name="P4">
Many major events occurred from February to April this year, including the anniversary of the Russian and Ukraine War, Xi Jinping visited Russia, Finland to join NATO, etc.; Asian facts investigated the laboratory to review Chinese diplomats recently about Russia and Ukraine's conflict, and found that they often mentioned China " Persuading and talking "," arch fire "in the United States. The views of these high -level officials have also been further spread and amplified through domestic media.</text:p>
      <text:p text:style-name="P4">
<draw:frame draw:style-name="fr1" draw:name="Image33" text:anchor-type="as-char" svg:width="6.9236in" svg:height="7.78328in" draw:z-index="0">
<draw:image xlink:href="../Images/rfamandarin/2023-05-08T08-30-00-04-00/000003.png" xlink:type="simple" xlink:show="embed" xlink:actuate="onLoad" draw:mime-type="image/png"/>
</draw:frame>
From February 20th to 27th, 2023, China ’s key speech on Russia and Ukraine's conflict (Asian factual inspection laboratory collation / watch) <text:a xlink:type="simple" xlink:href="https://www.rfa.org/mandarin/shishi-hecha/hc-05082023081536.html/56fe2-7c219ad48868683c.png" text:style-name="Internet_20_link" text:visited-style-name="Visited_20_Internet_20_Link">
</text:a>
Taiwan Artificial Intelligence Laboratory (TAIWAN AILABS) Future Media and False Information Research Center inquired about the number of keywords such as "persuasion and promotion" and "arch fire" of the Chinese Ministry of Foreign Affairs, and found that the Chinese Ministry of Foreign Affairs said in the early days of the Russia and Ukraine. But the peak of use occurred from from February to April this year. It should be noted that China often uses these two words to respond to the issue of Russia and Ukraine, but when talking about the situation of the Taiwan Strait, it will also accuse the American arch fire.</text:p>
      <text:p text:style-name="P4">
<draw:frame draw:style-name="fr1" draw:name="Image34" text:anchor-type="as-char" svg:width="6.9236in" svg:height="2.799445in" draw:z-index="0">
<draw:image xlink:href="../Images/rfamandarin/2023-05-08T08-30-00-04-00/000004.png" xlink:type="simple" xlink:show="embed" xlink:actuate="onLoad" draw:mime-type="image/png"/>
</draw:frame>
</text:p>
      <text:p text:style-name="P4">
<draw:frame draw:style-name="fr1" draw:name="Image35" text:anchor-type="as-char" svg:width="6.9236in" svg:height="2.770079in" draw:z-index="0">
<draw:image xlink:href="../Images/rfamandarin/2023-05-08T08-30-00-04-00/000005.png" xlink:type="simple" xlink:show="embed" xlink:actuate="onLoad" draw:mime-type="image/png"/>
</draw:frame>
The Chinese Ministry of Foreign Affairs mentioned the number of times the "persuasion and talk" (above) and "arch fire" (pictured below). Source: Taiwan Artificial Intelligence Lab -Future Media and False Information Research Center <text:a xlink:type="simple" xlink:href="https://www.rfa.org/mandarin/shishi-hecha/hc-05082023081536.html/56fe3-4e0b534a90e85206-4fc470cf623081f34eca-4e2d570b59164ea490e86bcf546863d05230300c62f1706b300d76846b21657830024f866e90-53f070634eba5de5667a61675be69a575ba4-672a4f865a929ad466a8865b50478a0a606f78147a764e2d5fc3.png" text:style-name="Internet_20_link" text:visited-style-name="Visited_20_Internet_20_Link">
</text:a>
Since February of this year, China has released one after another <text:a xlink:type="simple" xlink:href="https://www.fmprc.gov.cn/wjbxw_new/202302/t20230221_11028322.shtml#:~:text=%E4%B8%AD%E5%9B%BD%E5%9B%BD%E5%AE%B6%E4%B8%BB%E5%B8%AD%E4%B9%A0%E8%BF%91%E5%B9%B3%E6%8F%90%E5%87%BA,%E4%B8%96%E7%95%8C%E6%8C%81%E4%B9%85%E5%92%8C%E5%B9%B3%E4%B8%8E%E5%8F%91%E5%B1%95%E3%80%82" text:style-name="Internet_20_link" text:visited-style-name="Visited_20_Internet_20_Link">
</text:a>
、 <text:a xlink:type="simple" xlink:href="https://www.fmprc.gov.cn/zyxw/202302/t20230224_11030707.shtml" text:style-name="Internet_20_link" text:visited-style-name="Visited_20_Internet_20_Link">
 </text:a>
 ， <text:a xlink:type="simple" xlink:href="http://politics.people.com.cn/BIG5/n1/2023/0320/c1024-32647061.html" text:style-name="Internet_20_link" text:visited-style-name="Visited_20_Internet_20_Link">
</text:a>
Published articles in the Russian media, we can see that China has set its role as the advocate, persuasion and talked promoters who are in crisis in crisis, stand on justice and correct side.</text:p>
      <text:p text:style-name="P4">
The Chinese statement after the call of Xi Jinping and Zeelianzki made it clear that "the core position is to persuade and promote talks", "China will persist in persuasion and talk, and make its own efforts to stop the fire and restore peace as soon as possible." If the set is listed at the beginning of this article, according to the character category defined in the report, China is shaping itself as a "hero".</text:p>
      <text:p text:style-name="P4">
Faced with Western countries such as the United States accusing China of might help Russia, China has denied that any of the conflict provides weapons and shaped its "victims" to be discredited.</text:p>
      <text:p text:style-name="P4">
Regarding military aid disputes, China clarified on the one hand, on the one hand, it takes the opportunity to spread the United States and other Western countries as the "arched fire" anti -decent to transport deadly weapons to the Ukraine battlefield and the fortune of war. The Ministry of Foreign Affairs spokesman Mao Ning said on April 6. "There are military groups such as NATO in the United States that have unprecedented responsibilities for the Ukrainian crisis." Xinhuanet <text:a xlink:type="simple" xlink:href="http://www.xinhuanet.com/mil/2023-02/22/c_1211731674.htm" text:style-name="Internet_20_link" text:visited-style-name="Visited_20_Internet_20_Link">
</text:a>
, China News Service <text:a xlink:type="simple" xlink:href="https://www.chinanews.com.cn/gj/2023/03-03/9964952.shtml" text:style-name="Internet_20_link" text:visited-style-name="Visited_20_Internet_20_Link">
</text:a>
wait.</text:p>
      <text:p text:style-name="P4">
<text:span text:style-name="T4">
 The media played the problem and enlarge the false narrative </text:span>
</text:p>
      <text:p text:style-name="P4">
Asian facts investigated the laboratory observed that in the Russia and Ukraine War, China stood criticized the United States and NATO, but when foreign officials spoke in formal occasions, they were relatively restrained on certain sensitive issues. However, many official background media will further interpret and add misleading and false details on the basis of official statements (Reference: <text:a xlink:type="simple" xlink:href="https://www.rfa.org/mandarin/shishi-hecha/hc-03232023132923.html" text:style-name="Internet_20_link" text:visited-style-name="Visited_20_Internet_20_Link">
</text:a>
); In view of view reviews, Chinese media often unilaterally quote the comments from Russian media and experts.</text:p>
      <text:p text:style-name="P4">
For example, when Bayeng visited Ukraine in February, <text:a xlink:type="simple" xlink:href="https://www.mfa.gov.cn/web/fyrbt_673021/202302/t20230221_11028718.shtml" text:style-name="Internet_20_link" text:visited-style-name="Visited_20_Internet_20_Link">
</text:a>
Only a brief response: "All parties, especially large powers, should adopt a responsible attitude to create conditions for persuasion and talks, and do more things that are conducive to politics, and should not be poured on the fire, let alone profit."</text:p>
      <text:p text:style-name="P4">
From February 20th to 21st, the Global Network issued many targeted reports on Biden's visit to Ukraine. The following three are listed:</text:p>
      <text:p text:style-name="P4">
<text:a xlink:type="simple" xlink:href="https://world.huanqiu.com/article/4Bme6NdOHID" text:style-name="Internet_20_link" text:visited-style-name="Visited_20_Internet_20_Link">
</text:a>
It is pointed out that Medvedev, vice chairman of the Russian Federal Security Conference, issued a post in a social media, saying that Kiev, the west direction, provides a large number of weapons and funds, allows NATO countries to earn a lot of funds and "hide" weapons to sell Give terrorists from all over the world.</text:p>
      <text:p text:style-name="P4">
<text:a xlink:type="simple" xlink:href="https://world.huanqiu.com/article/4BnCpMdCqsq" text:style-name="Internet_20_link" text:visited-style-name="Visited_20_Internet_20_Link">
 </text:a>
 <text:a xlink:type="simple" xlink:href="https://m.huanqiu.com/article/4BnCpMdCqsq" text:style-name="Internet_20_link" text:visited-style-name="Visited_20_Internet_20_Link">
</text:a>
"One article quoted a large number of Twitter netizens and questioned why Biden did not go to Ohio, who had not recently occurred in the" poison train incident ", and mocked Biden's comics, photos, etc., and this article also appeared Russian scholars quoted by the above reports. Gu Xiefu and Zalin.</text:p>
      <text:p text:style-name="P4">
Some of the previous news, some only reported a single Russian official statement. Although some quoted the contents of British and American media such as the Guardian and New Year, the content of the British and American media reports, but in terms of views, it is obvious that the Russian scholars interviewed by Russian media reports are obviously reported by Russian media reports. Mainly.</text:p>
      <text:p text:style-name="P4">
Another case is Finland's joining NATO. Chinese diplomats have repeatedly criticized NATO's eastward expansion in the past, but in May last year, when talking about Finland's application to join NATO, the Chinese side called "major progress" and said that it would bring new factors to China and Fen relations. It was officially joined in NATO in April, and the official Chinese official did not make a statement.</text:p>
      <text:p text:style-name="P4">
Asian facts investigation of the laboratory noticed that Chinese officials dealt with Finland's entry into NATO relatively cold, but China Daily, CCTV and other media reported <text:a xlink:type="simple" xlink:href="https://cn.chinadaily.com.cn/a/202304/05/WS642cae03a3102ada8b236dff.html" text:style-name="Internet_20_link" text:visited-style-name="Visited_20_Internet_20_Link">
</text:a>
 ，<text:a xlink:type="simple" xlink:href="https://big5.sputniknews.cn/20230405/1049292973.html" text:style-name="Internet_20_link" text:visited-style-name="Visited_20_Internet_20_Link">
 </text:a>
It also quoted the analysis of the so -called Chinese experts, saying that Finland's joining NATO will damage European security.</text:p>
      <text:p text:style-name="P4">
From the above reports, we can see that Chinese official media continue to quote the remarks of Russian officials or media, as well as traces of China -Russia propaganda and cooperation; on the other hand, it also shows the role and division of labor in propaganda work by Chinese officials and official media.</text:p>
      <text:p text:style-name="P4">
<text:span text:style-name="T4">
in conclusion</text:span>
</text:p>
      <text:p text:style-name="P4">
Through the above -mentioned research, the data of the Future Media and False Information Research Center, and the in -depth analysis of the main points of China and Ukraine's conflict on Russia and Ukraine, we have found that since the war, China has a narrative on this war. Its changes and unchanged. It is unchanged that the war narrative of the Chinese media has always maintained a certain degree of consistency with the public opinion of the Russian media; what changes is that in the war narrative of Chinese media and official speeches, China has a subtle change in its own role positioning. From the beginning of the war, from the early stage The official surface maintains neutrality, and if he wants to put himself out of the event, it will become a "person" that actively builds peaceful maintenanceers in the later period.</text:p>
      <text:p text:style-name="P4">
Asian facts check the laboratory summary observed phenomenon: 1)Since the Kaijie War of Russia and Ukraine, China has been assisting Russia to propaganda through quotation, reprinting, etc., and has continued to blame the United States and the West; 2)China particularly spread its "persuasion and talk" in particular this year, accusing the United States "arch fire pouring fuel", including the Chinese statement after Xi Jinping and Zeelianki called, and also used these two words; 3)A more sensitive issues involving US leaders' visits and specific countries joining NATO. The official official speeches are relatively restrained. The official media quoted Russian officials, media statements, or so -called international expert analysis to achieve critical purposes.</text:p>
      <text:p text:style-name="P4">
<text:span text:style-name="T5">
ASIA FACT Checklab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the spread of any media and social software, welcome to email <text:a xlink:type="simple" xlink:href="http://afcl@rfa.org" text:style-name="Internet_20_link" text:visited-style-name="Visited_20_Internet_20_Link">
</text:a>
Send it to the Asian factual inspection laboratory, and we will verify and verify it for you. _ </text:span>
 _ 吧 _</text:p>
      <text:p text:style-name="P4">
<text:span text:style-name="T4">
 Attachment: One hundred days invading Ukraine: Analysis of the war narrative of the two countries and Russia </text:span>
</text:p>
      <text:p text:style-name="P4">
<text:a xlink:type="simple" xlink:href="https://www.rfa.org/mandarin/shishi-hecha/hc-05082023081536.html/first-100-days-full-report-chn-simplified.pdf" text:style-name="Internet_20_link" text:visited-style-name="Visited_20_Internet_20_Link">
</text:a>
</text:p>
      <text:p text:style-name="P4">
<text:a xlink:type="simple" xlink:href="https://www.rfa.org/mandarin/shishi-hecha/hc-05082023081536.html/first-100-days-report-summary-chn-simplified.png" text:style-name="Internet_20_link" text:visited-style-name="Visited_20_Internet_20_Link">
 </text:a>
</text:p>
      <text:p text:style-name="P4">
News Source: <text:a xlink:type="simple" xlink:href="https://www.rfa.org/mandarin/shishi-hecha/hc-05082023081536.html" text:style-name="Internet_20_link" text:visited-style-name="Visited_20_Internet_20_Link">
https://www.rfa.org/mandarin/shishi-hecha/hc-05082023081536.html</text:a>
</text:p>
      <!--NEWS-->
      <text:h text:style-name="P10" text:outline-level="1">
<text:span text:style-name="T4">
The formalism of sweet potato formalism on the mountains and cement ground on the mountain reaches the peak</text:span>
</text:h>
      <text:p text:style-name="P4">
Author: None</text:p>
      <text:p text:style-name="P4">
Publisher: Radio Free Asia (Organization)</text:p>
      <text:p text:style-name="P4">
Published Time: 2023-05-08T08:48:00-04:00</text:p>
      <text:p text:style-name="P4">
Modified Time: 2023-05-08T12:02:28-04:00</text:p>
      <text:p text:style-name="P4">
Description: None</text:p>
      <text:p text:style-name="P4">
Videos: []</text:p>
      <text:p text:style-name="P4">
Audios: ["<text:a xlink:type="simple" xlink:href="https://www.rfa.org/mandarin/yataibaodao/huanjing/gt2-05082023073606.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36" text:anchor-type="as-char" svg:width="6.9236in" svg:height="3.863815in" draw:z-index="0">
<draw:image xlink:href="../Images/rfamandarin/2023-05-08T08-48-00-04-00/000000.png" xlink:type="simple" xlink:show="embed" xlink:actuate="onLoad" draw:mime-type="image/png"/>
</draw:frame>
Chinese netizens pointed out that local officials violated science and conscience, knowing that they planted sweet potatoes on the cement floor, and rice planting rice on the hillside was not feasible. They also knew that the offender was a typical formalism. <text:a xlink:type="simple" xlink:href="https://www.rfa.org/mandarin/yataibaodao/huanjing/gt2-05082023073606.html/@@images/image" text:style-name="Internet_20_link" text:visited-style-name="Visited_20_Internet_20_Link">
</text:a>
Network Picture/Ancient Pavilion provides <text:a xlink:type="simple" xlink:href="https://www.rfa.org/mandarin/yataibaodao/huanjing/gt2-05082023073606.html/@@stream" text:style-name="Internet_20_link" text:visited-style-name="Visited_20_Internet_20_Link">
</text:a>
Recents Farmers in various places are endless. According to public opinion, in order to obey the decree, local officials knew their crimes, and formalism reached its peak.</text:p>
      <text:p text:style-name="P4">
<text:span text:style-name="T4">
<text:span text:style-name="T5">
 <text:a xlink:type="simple" xlink:href="https://www.rfa.org/mandarin/video" text:style-name="Internet_20_link" text:visited-style-name="Visited_20_Internet_20_Link">
</text:a>
 </text:span>
*  * </text:span>
<text:a xlink:type="simple" xlink:href="https://www.rfa.org/mandarin/yataibaodao/shehui/gt-04282023032947.html" text:style-name="Internet_20_link" text:visited-style-name="Visited_20_Internet_20_Link">
 </text:a>
 <text:span text:style-name="T4">
  * </text:span>
<text:a xlink:type="simple" xlink:href="https://www.rfa.org/mandarin/yataibaodao/renquanfazhi/gt-04212023011657.html" text:style-name="Internet_20_link" text:visited-style-name="Visited_20_Internet_20_Link">
 </text:a>
 <text:span text:style-name="T4">
  * </text:span>
<text:a xlink:type="simple" xlink:href="https://www.rfa.org/mandarin/yataibaodao/renquanfazhi/gt1-04192023025034.html" text:style-name="Internet_20_link" text:visited-style-name="Visited_20_Internet_20_Link">
 </text:a>
 <text:span text:style-name="T4">
  * </text:span>
<text:a xlink:type="simple" xlink:href="https://www.rfa.org/mandarin/Xinwen/9-04172023163937.html" text:style-name="Internet_20_link" text:visited-style-name="Visited_20_Internet_20_Link">
 </text:a>
***<text:a xlink:type="simple" xlink:href="https://www.rfa.org/mandarin/yataibaodao/jingmao/gt2-04172023050715.html" text:style-name="Internet_20_link" text:visited-style-name="Visited_20_Internet_20_Link">
<text:span text:style-name="T4">
 The Chinese government issued 10 billion yuan in fiscal subsidies to farmers encourage farmers to plant grain </text:span>
</text:a>
In the past few months, a rural area across China has undergone tremendous changes since "reform and opening up". Under the policy instructions of "retreating to forests and returning to farming", local officials implement the "one -size -fits -all" policy similar to the epidemic "clear zero". Many farmers' non -grain crops have been flattened, the trees on the hillside are fell, and rice is planted on the slope. A heavy rain washed out of the rice fields. People saw a bare hillside. In a video online, the rice just planted under the hillside was rushed away by the water: "Rice goes up the mountain."</text:p>
      <text:p text:style-name="P4">
According to a number of people in the special network, on May 5, the agricultural management of Zhangzhou in Fujian destroyed the field water pipes and did not automatically spray and irrigate the villagers. It is strictly forbidden to lay waterway irrigation farmland. In addition, agricultural management also prohibits farmers from fertilizing with fertilizer water, and offenders fined 50,000 yuan (RMB). Hubei netizen Gao Gao said in an interview with Liberty Asia on Monday that local officials in order to please the central government, violate the scientific principles, and work as a big formalism: "Regardless of the price of formalism, how much cost is paid, just finish it, just finish it, just finish it, just finish it, just finish it. As for the consequences, it has nothing to do with them. Otherwise, how can local officials continue to be officials? "</text:p>
      <text:p text:style-name="P4">
<draw:frame draw:style-name="fr1" draw:name="Image37" text:anchor-type="as-char" svg:width="6.9236in" svg:height="5.348793in" draw:z-index="0">
<draw:image xlink:href="../Images/rfamandarin/2023-05-08T08-48-00-04-00/000001.png" xlink:type="simple" xlink:show="embed" xlink:actuate="onLoad" draw:mime-type="image/png"/>
</draw:frame>
Figure: Chinese Internet citizens refer to local officials that are violated with science and conscience. Planting sweet potatoes on cement floor and planting rice on hillsides are typical formalism. Right: Recently, netizens calculated that local officials went to the countryside to assist in farming for two days, and planted 2 acres of rice to spend 490,000 yuan. Official rumors, but netizens believe that it is not a rumor, just a picture is wrong. (Network Picture/Shi Ting) [] <text:a xlink:type="simple" xlink:href="https://www.rfa.org/mandarin/yataibaodao/huanjing/gt2-05082023073606.html/m0508-gt2p123.jpg" text:style-name="Internet_20_link" text:visited-style-name="Visited_20_Internet_20_Link">
</text:a>
<text:span text:style-name="T4">
 Officials caters to high -level dishes to abandon vegetables, and the farmers have suffered from farmers </text:span>
</text:p>
      <text:p text:style-name="P4">
According to media reports, a agricultural cultivated land in Xin'an Village, Gashan Town, Cangshan District, Fuzhou City, has become a parking lot because of illegal becoming a parking lot and was taken by the provincial land department through aerial shooting. The town government covered the soil in the cement field and passed the inspection of the land department. But the villagers were miserable and did not buy the town government account. It means that you have died 5 times of sweet potatoes. Now weeds are overgrown, and cement fields cannot grow crops at all.</text:p>
      <text:p text:style-name="P4">
Zheng Xuguang, a senior commentator who is concerned about the rural issues of China, said in an interview with this station that under the order that must be consistent with the Central Committee of the Communist Party of China, local officials can only invest in their official position. He said that political correctness is the way of survival of officials. For the scientific principles, officials do not understand: "It is just like the large -scale refining of steel in the 1950s and practicing waste steel slag. This behavior is to test the loyalty of local officials. If you don't listen, he thinks you are not loyal, just like dynamic clearing zero, you execute are the right political route. "</text:p>
      <text:p text:style-name="P4">
<text:span text:style-name="T4">
 Hunan clarified 490,000 yuan, 2 acres of land as a show, netizens questioned </text:span>
</text:p>
      <text:p text:style-name="P4">
Recently, the Internet passed on the Internet that "a county in Henan carried out farming activities and organized 200 cadres to organize 200 cadres, which took 3 days and spent 490,000 yuan to insert 2 acres of seedlings". Netizens questioned abuse of public funds and shows. According to Jimu News Sunday, on May 6, Henan officially rumored that the above -mentioned information referenced about farming activities and pictures, from the Farming Folk Culture Festival in Gray Tang Town, Hunan Ning Township. On the evening of the 6th, Gray Tang Town Government confirmed to Jimu Journalists that this is the second farming folk customs cultural festival held in the town, but the information of the Internet is not true. Government people pointed out that the farming folk culture festival activities for a total of 2 days. The cadres and the masses of the town of multiple departments and local schools organize students to learn seedlings. The staff explained that the venue and Yangtian were provided for free from large rice planting households in the village, with an area of about 2.5 acres. Ten tens of thousands of yuan of funds are used for normal consumption expenditures such as advertiser materials, high air balloons, and stage construction. Netizens commented that it was just a mistake and a credible.</text:p>
      <text:p text:style-name="P4">
Reporter: Ancient Pavilion Editor: Xu Shuting Chen Meihua editor: Ruizhe</text:p>
      <text:p text:style-name="P4">
News Source: <text:a xlink:type="simple" xlink:href="https://www.rfa.org/mandarin/yataibaodao/huanjing/gt2-05082023073606.html" text:style-name="Internet_20_link" text:visited-style-name="Visited_20_Internet_20_Link">
https://www.rfa.org/mandarin/yataibaodao/huanjing/gt2-05082023073606.html</text:a>
</text:p>
      <!--NEWS-->
      <text:h text:style-name="P10" text:outline-level="1">
<text:span text:style-name="T4">
Middle Business | &amp; Quot; Animal Manor &amp; Quot; Animation Theater</text:span>
</text:h>
      <text:p text:style-name="P4">
Author: None</text:p>
      <text:p text:style-name="P4">
Publisher: Radio Free Asia (Organization)</text:p>
      <text:p text:style-name="P4">
Published Time: 2023-05-08T09:00:00-04:00</text:p>
      <text:p text:style-name="P4">
Modified Time: 2023-05-06T06:21:4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8" text:anchor-type="as-char" svg:width="6.9236in" svg:height="3.88615in" draw:z-index="0">
<draw:image xlink:href="../Images/rfamandarin/2023-05-08T09-00-00-04-00/000000.png" xlink:type="simple" xlink:show="embed" xlink:actuate="onLoad" draw:mime-type="image/png"/>
</draw:frame>
 <text:a xlink:type="simple" xlink:href="https://www.rfa.org/mandarin/duomeiti/donghuajuchang/dw-05052023163735.html/@@images/image" text:style-name="Internet_20_link" text:visited-style-name="Visited_20_Internet_20_Link">
</text:a>
Photo: RFA</text:p>
      <text:p text:style-name="P4">
(Fair argument between sheep and sheep dad)</text:p>
      <text:p text:style-name="P4">
Sheep: The economic downturn, the employment situation is dim, I am worried!</text:p>
      <text:p text:style-name="P4">
Sheep: Hey, do you say that our country's economic development is not good, because inland provinces are blood -sucking in our coastal provinces? Look at our pensions, pay taxes, are all sacrifice for these old and young provinces!</text:p>
      <text:p text:style-name="P4">
Sheep: Hey, you forget the child. Your dad, I came from inland provinces. Why, there are no mainlanders who come to build the coastal coast, rich in other homes, poor hometown, can you have your generation of poverty and rich?</text:p>
      <text:p text:style-name="P4">
(Dragon and eagle join, dragon intervening)</text:p>
      <text:p text:style-name="P4">
Dragon: 怎么, how can you fight in the nest. Come, let me Red Sun No. 2 mediate with you ~</text:p>
      <text:p text:style-name="P4">
Sheep: Leader, just here you are here. You come to evaluate the manager. This coastal policy advantage has taken advantage of it and absorbs all our talents. How can I do not change the policy tilt!</text:p>
      <text:p text:style-name="P4">
Long: Don't make trouble unreasonable!Policies are inclined? Is it implying that my party is so thin? Nothing, every province has its special strategic position. Even a toilet paper has its role!Inland provinces were originally backward concepts and consciousness, but our central government has always been unable to give up. It is not content to transfer you a huge amount of transfer payment? Forget the book!</text:p>
      <text:p text:style-name="P4">
Sheep: Leading is wise!You see, the inland provinces can not help the wall, so large assistance strength, still liabilities, sometimes, do not want to transfer payment for them!</text:p>
      <text:p text:style-name="P4">
Dragon: Dangerous thought!You little comrade, do you feel that your coastal is geographically unique, and can you develop the economy casually? Intersection If it wasn't for our party that the party has given you the policy of giving you a policy and helping you attract investment, you can still develop like this? Transfer payment, that is just an additional clause that you first drive. Friends.</text:p>
      <text:p text:style-name="P4">
Eagle: Is the emotional allowing the introduction of foreign capital, is it the mighty of the emperor? So why not popularize this emperor? Allows people from all over the country to introduce foreign capital independently, and everyone becomes rich at the same time?</text:p>
      <text:p text:style-name="P4">
Sheep: Yes, leaders, everyone competes fairly. Foreigners in the province run along the coast.</text:p>
      <text:p text:style-name="P4">
Eagle: Or let the folk decide the funding of his province by itself? Fixed -point assistance!</text:p>
      <text:p text:style-name="P4">
Sheep: Yes, voluntarily help, the grievance is smaller!</text:p>
      <text:p text:style-name="P4">
Long: That's not good!The introduction of foreign investment and transfer payment is all the lifeblood of the country!Never let go!</text:p>
      <text:p text:style-name="P4">
Eagle: Why?</text:p>
      <text:p text:style-name="P4">
Dragon: Both let go, willn't our party use it? Intersection</text:p>
      <text:p text:style-name="P4">
Eagle: Hi, after a circle, what I was most afraid of was -the middlemen could not make a difference!</text:p>
      <text:p text:style-name="P4">
News Source: <text:a xlink:type="simple" xlink:href="https://www.rfa.org/mandarin/duomeiti/donghuajuchang/dw-05052023163735.html" text:style-name="Internet_20_link" text:visited-style-name="Visited_20_Internet_20_Link">
https://www.rfa.org/mandarin/duomeiti/donghuajuchang/dw-05052023163735.html</text:a>
</text:p>
      <!--NEWS-->
      <text:h text:style-name="P10" text:outline-level="1">
<text:span text:style-name="T4">
Perverted pepper: Douyin footprint</text:span>
</text:h>
      <text:p text:style-name="P4">
Author: None</text:p>
      <text:p text:style-name="P4">
Publisher: Radio Free Asia (Organization)</text:p>
      <text:p text:style-name="P4">
Published Time: 2023-05-08T10:15:00-04:00</text:p>
      <text:p text:style-name="P4">
Modified Time: 2023-05-08T10:24: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9" text:anchor-type="as-char" svg:width="6.9236in" svg:height="3.88615in" draw:z-index="0">
<draw:image xlink:href="../Images/rfamandarin/2023-05-08T10-15-00-04-00/000000.png" xlink:type="simple" xlink:show="embed" xlink:actuate="onLoad" draw:mime-type="image/png"/>
</draw:frame>
 <text:a xlink:type="simple" xlink:href="https://www.rfa.org/mandarin/biantailajiaomanhua/pepper-05082023101525.html/@@images/image" text:style-name="Internet_20_link" text:visited-style-name="Visited_20_Internet_20_Link">
</text:a>
Photo: RFA</text:p>
      <text:p text:style-name="P4">
Due to the economic shock caused by the Chinese government's "clearing zero" policy, Chinese citizens are turning to Tiktok to learn how to control the dangerous routing of Latin America to the United States. Douyin brushed the "Route" or "Crossing Babam Rain Forest", "illegal immigration" and "American immigrants" on the Chinese short film and audio platform, and instruct the Chinese how to follow a unconventional Chinese people to follow an unconventional The path turns the mountains and the mountains, from Latin America to the United States. According to data from the US Customs and Border Protection, within six months since October 2022, the number of Chinese citizens arrested on the US -Mexico border has reached more than 6,500, an increase of more than 15 times year -on -year.</text:p>
      <text:p text:style-name="P4">
News Source: <text:a xlink:type="simple" xlink:href="https://www.rfa.org/mandarin/biantailajiaomanhua/pepper-05082023101525.html" text:style-name="Internet_20_link" text:visited-style-name="Visited_20_Internet_20_Link">
https://www.rfa.org/mandarin/biantailajiaomanhua/pepper-05082023101525.html</text:a>
</text:p>
      <!--NEWS-->
      <text:h text:style-name="P10" text:outline-level="1">
<text:span text:style-name="T4">
Japan and South Korea do not hinder consensus scholars due to historical issues: national security is the focus</text:span>
</text:h>
      <text:p text:style-name="P4">
Author: None</text:p>
      <text:p text:style-name="P4">
Publisher: Radio Free Asia (Organization)</text:p>
      <text:p text:style-name="P4">
Published Time: 2023-05-08T10:45:00-04:00</text:p>
      <text:p text:style-name="P4">
Modified Time: 2023-05-08T12:59:32-04:00</text:p>
      <text:p text:style-name="P4">
Description: None</text:p>
      <text:p text:style-name="P4">
Videos: []</text:p>
      <text:p text:style-name="P4">
Audios: ["<text:a xlink:type="simple" xlink:href="https://www.rfa.org/mandarin/yataibaodao/junshiwaijiao/hx-05082023104148.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40" text:anchor-type="as-char" svg:width="6.9236in" svg:height="4.634345in" draw:z-index="0">
<draw:image xlink:href="../Images/rfamandarin/2023-05-08T10-45-00-04-00/000000.png" xlink:type="simple" xlink:show="embed" xlink:actuate="onLoad" draw:mime-type="image/png"/>
</draw:frame>
Japanese Prime Minister Kishida Wenxiong (right) returned to South Korea on the July 7th, and South Korean President Yin Xiyue (left) received. <text:a xlink:type="simple" xlink:href="https://www.rfa.org/mandarin/yataibaodao/junshiwaijiao/hx-05082023104148.html/@@images/image" text:style-name="Internet_20_link" text:visited-style-name="Visited_20_Internet_20_Link">
</text:a>
Reuters picture <text:a xlink:type="simple" xlink:href="https://www.rfa.org/mandarin/yataibaodao/junshiwaijiao/hx-05082023104148.html/@@stream" text:style-name="Internet_20_link" text:visited-style-name="Visited_20_Internet_20_Link">
</text:a>
Kishida Kishida, who is visiting South Korea, publicly stated recently that he was heartbroken by the suffering of the Japanese colonial Korean Peninsula to the local people. South Korean President Yin Xiyue pointed out that the two sides should not cooperate if they are not resolved due to historical problems. South Korea -Japan cooperation is an indispensable factor in maintaining world peace. At the same time, the Chinese official media "Global Times" caused protests in South Korea because of criticizing Yin Xiyue blindly. Chinese Foreign Ministry spokesman Wang Wenbin said on Monday that "the relevant media view does not represent the position of the Chinese government, but it reflects the current public opinion of China."</text:p>
      <text:p text:style-name="P4">
<text:span text:style-name="T4">
<text:span text:style-name="T5">
 <text:a xlink:type="simple" xlink:href="https://www.rfa.org/mandarin/yataibaodao/junshiwaijiao/bt-05082023053334.html" text:style-name="Internet_20_link" text:visited-style-name="Visited_20_Internet_20_Link">
</text:a>
 </text:span>
*  * </text:span>
<text:a xlink:type="simple" xlink:href="https://www.rfa.org/mandarin/Xinwen/5-05062023113917.html" text:style-name="Internet_20_link" text:visited-style-name="Visited_20_Internet_20_Link">
 </text:a>
***<text:a xlink:type="simple" xlink:href="https://www.rfa.org/mandarin/Xinwen/4-04292023120740.html" text:style-name="Internet_20_link" text:visited-style-name="Visited_20_Internet_20_Link">
<text:span text:style-name="T4">
 Facing the threat of China and North Korea and strengthening Japan -South Korea relations coordination on May 7th to visit South Korea </text:span>
</text:a>
Kishida Wenxiong arrived in Korea on the 7th for two days and one -night visit. The first stop worshiped Xianzhongyuan, who worshiped the martyrs who sacrificed the martyrs in the Korean War. After Kishida Wenxiong and Yin Xiyue held the summit, at the joint press conference, "For me, when I thought of the terrible pain and trauma suffered by many people in the hard environment of that era, I was very heartbroken."</text:p>
      <text:p text:style-name="P4">
The Yonhap News Agency reported that Yin Xiyue mentioned that under the severe international situation and the global compound crisis, South Korea and Japan cooperation not only conforms to the common interests of the two countries, but also the indispensable factor in maintaining world peace and prosperity. Yin Xiyue said that South Korea needs to get rid of the long -term model of diplomatic thinking in Japan. It is not advisable to take a step for the cooperation that does not fully solve historical problems.</text:p>
      <text:p text:style-name="P4">
Yin Xiyue visited Japan in March this year, and returned to South Korea after 50 days. This is the 12 years after the visit to South Korea in 2011 after the visit to South Korea in 2011.</text:p>
      <text:p text:style-name="P4">
<draw:frame draw:style-name="fr1" draw:name="Image41" text:anchor-type="as-char" svg:width="6.9236in" svg:height="4.705884in" draw:z-index="0">
<draw:image xlink:href="../Images/rfamandarin/2023-05-08T10-45-00-04-00/000001.png" xlink:type="simple" xlink:show="embed" xlink:actuate="onLoad" draw:mime-type="image/png"/>
</draw:frame>
The Japanese Prime Minister Kishida Wenxiong (left) returned to South Korea on the 7th. South Korean President Yin Xiyue (right) attended a joint press conference after the summit. (Reuters) [] <text:a xlink:type="simple" xlink:href="https://www.rfa.org/mandarin/yataibaodao/junshiwaijiao/hx-05082023104148.html/3.jpg" text:style-name="Internet_20_link" text:visited-style-name="Visited_20_Internet_20_Link">
</text:a>
<text:span text:style-name="T4">
 12 years later, Japan and South Korea restart the head of state of the two countries "shuttle diplomacy" </text:span>
 **</text:p>
      <text:p text:style-name="P4">
Wang Zunyan, an associate researcher at the National Security Research Institute of Taiwan's National Security Research Institute, accepted an interview with Radio Free Asia: "Restarting the" shuttle diplomacy "between the heads of state of the two countries. It is quite meaningful. The last time Yin Xiyue visited Japan was already a big step. This time Kishida visited South Korea, expressing Japan's determination to improve relations with South Korea. "</text:p>
      <text:p text:style-name="P4">
Wang Zunyan mentioned that in the field of security, the two sides promoted bilateral security cooperation between the United States and Japan, the United States and Japan, the United States and South Korea, Japan, South Korea, the United States, Japan, and South Korea to strengthen the provocation of North Korea. In addition, the two also mentioned the progress of Japan and South Korea's economic security cooperation and the progress of adjustment of export restrictions in economic and trade.</text:p>
      <text:p text:style-name="P4">
In response to the strategic meaning of Japan and South Korea's improvement relationship, Chen Wenjia, a senior consultant of the National Policy Research Institute in Taiwan, accepted an interview and analysis of Radio Free Asia. In response to the expansion of China ’s hegemony, the threat of the Urpine War, and the Nuclear military threat of North Korea, Japan and South Korea had consensus on the historical friction.</text:p>
      <text:p text:style-name="P4">
Chen Wenjia said: "Abandoning the appeasement of Wen Zaiyin and Trump's era, they are now ironic, and they must stop China's alliance with North Korea and Russia from military, diplomacy, economic and trade, security. Too much cooperation with China, negotiating with North Korea, and expectations for Russia. This is an important change. "</text:p>
      <text:p text:style-name="P4">
There were differences in historical issues such as Japan and South Korea's colonial rule in Japan during the Korean Peninsula. Reuters reported that Kanada did not apologize again on the 7th, and mentioned that in March, he expressed to Yin Xiyue. His government inherited the stance of the previous cabinet on recognition of history, including apology from the suffering of the colonial era, and the Japanese government's position will not shake.</text:p>
      <text:p text:style-name="P4">
<draw:frame draw:style-name="fr1" draw:name="Image42" text:anchor-type="as-char" svg:width="6.9236in" svg:height="4.61393in" draw:z-index="0">
<draw:image xlink:href="../Images/rfamandarin/2023-05-08T10-45-00-04-00/000002.png" xlink:type="simple" xlink:show="embed" xlink:actuate="onLoad" draw:mime-type="image/png"/>
</draw:frame>
The Japanese Prime Minister Kishida Kanada arrived in Korea on the 7th for a two -day visit to South Korea. The first stop worshiped the loyalty of the martyr who sacrificed the martyr in the Korean War. (Reuters) [] <text:a xlink:type="simple" xlink:href="https://www.rfa.org/mandarin/yataibaodao/junshiwaijiao/hx-05082023104148.html/2.jpg" text:style-name="Internet_20_link" text:visited-style-name="Visited_20_Internet_20_Link">
</text:a>
A Korean group protests Kishida visit. South Korea mainly criticized Yin Xiyue's attitude in the Wild Party Democratic Party, engaging in "humiliation diplomacy" and "forgetting history".</text:p>
      <text:p text:style-name="P4">
Chen Wenjia said: "The focus of this time is not to talk about historical events and apologies, because their national security is threatened by China and North Korea, coupled with the leadership of the United States. And how to ensure the safety of the Taiwan Strait. "</text:p>
      <text:p text:style-name="P4">
Chen Wenjia pointed out that once there is something wrong with the Taiwan Strait, China may cooperate with North Korea and Russia to attack South Korea and Japan in order to achieve the power of the so -called regional refusal and anti -intervention. When the national security is everything, history, economy, trade, and interests will become unimportant.</text:p>
      <text:p text:style-name="P4">
<text:span text:style-name="T4">
 The Communist Party of the Communist Party of China attacked the Korean President's storm to burn the Korean Pavilion to reprimand the vulgar vulgarity </text:span>
</text:p>
      <text:p text:style-name="P4">
Yin Xiyue visited the United States a few days ago, talks with US President Biden and published the Washington Declaration. Yin Xiyue once mentioned the truth of the Changjin Lake Campaign in the Korean War, and also told the US media that he could not ask Japan to kneel about Japan's invasion of North Korea a hundred years ago.</text:p>
      <text:p text:style-name="P4">
The English version of the Communist Party of China "Global Times" published social reviews and related articles one after another, accusing Yin Xiyue of the people's feelings of the people of South Korea and other Asian countries, and blindly followed the United States and Japan politically; The Korean government of national independence.After the South Korean Embassy rarely publicly expressed protests against Chinese media, "Times" posted a post on the 8th, and the anti -batch of the Korean Embassy could "interfere with independent reports of other media in a rough way."</text:p>
      <text:p text:style-name="P4">
<draw:frame draw:style-name="fr1" draw:name="Image43" text:anchor-type="as-char" svg:width="6.9236in" svg:height="4.689657in" draw:z-index="0">
<draw:image xlink:href="../Images/rfamandarin/2023-05-08T10-45-00-04-00/000003.png" xlink:type="simple" xlink:show="embed" xlink:actuate="onLoad" draw:mime-type="image/png"/>
</draw:frame>
Japanese Prime Minister Kishida (left) returned to South Korea on the 7th, and South Korean President Yin Xiyue (right) received. (Reuters) [] <text:a xlink:type="simple" xlink:href="https://www.rfa.org/mandarin/yataibaodao/junshiwaijiao/hx-05082023104148.html/4.jpg" text:style-name="Internet_20_link" text:visited-style-name="Visited_20_Internet_20_Link">
</text:a>
<text:span text:style-name="T4">
 Scholars: Kishida Visit the South Korean Sea and targeted in China </text:span>
</text:p>
      <text:p text:style-name="P4">
Wang Zunyan mentioned that Kishida mentioned at the joint press conference that "you can still see the status quo by trying to change with force", which is a secret criticism of China; in addition, the talks between the two heads of state do not seem to discuss China or the Taiwan Strait.</text:p>
      <text:p text:style-name="P4">
Wang Zunyan's interpretation: "On the whole, the Japanese and Korean governments did not intend to let the South Korean visit of Kishida be too obviously targeted at China. The Chinese Eagle official media" Global Times "has criticized South Korea with the statement of the American media and said Japan. The Hanfeng will be conducive to the United States' pressure on China. From the relevant information of the Japan -South Korea Summit, the Global Times is simply a seat, it is really important. "</text:p>
      <text:p text:style-name="P4">
Chen Wenjia analyzed that under the leadership of the United States to build the East Asian military security network, China was of course under pressure and expressed dissatisfaction with scammers.</text:p>
      <text:p text:style-name="P4">
Chen Wenjia said: "Through diplomatic differentiation in South Korea, saying‘ do n’t ignore history ’, that is, wounds sprinkle salt on historical events;</text:p>
      <text:p text:style-name="P4">
Chen Wenjia believes that China ’s countermeasures through the Ministry of Foreign Affairs and the Huanshi, highlighting that the camps led by the United States and China are undergoing a plugging anti -surrounding relationship and curbing anti -countermeasures.</text:p>
      <text:p text:style-name="P4">
Reporter: Xia Xiaohua Responsible: Chen Meihua Xu Shuting He Ping.com Edited: Ruizhe</text:p>
      <text:p text:style-name="P4">
News Source: <text:a xlink:type="simple" xlink:href="https://www.rfa.org/mandarin/yataibaodao/junshiwaijiao/hx-05082023104148.html" text:style-name="Internet_20_link" text:visited-style-name="Visited_20_Internet_20_Link">
https://www.rfa.org/mandarin/yataibaodao/junshiwaijiao/hx-05082023104148.html</text:a>
</text:p>
      <!--NEWS-->
      <text:h text:style-name="P10" text:outline-level="1">
<text:span text:style-name="T4">
Qin Gang will visit Germany, France, and Norway's Chinese Ministry of Foreign Affairs to urge the EU to not sanction Chinese enterprises</text:span>
</text:h>
      <text:p text:style-name="P4">
Author: None</text:p>
      <text:p text:style-name="P4">
Publisher: Radio Free Asia (Organization)</text:p>
      <text:p text:style-name="P4">
Published Time: 2023-05-08T10:58:33-04:00</text:p>
      <text:p text:style-name="P4">
Modified Time: 2023-05-08T10:58:3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4" text:anchor-type="as-char" svg:width="6.9236in" svg:height="4.612011in" draw:z-index="0">
<draw:image xlink:href="../Images/rfamandarin/2023-05-08T10-58-33-04-00/000000.png" xlink:type="simple" xlink:show="embed" xlink:actuate="onLoad" draw:mime-type="image/png"/>
</draw:frame>
On April 14, 2023, Chinese Foreign Minister Qin Gang received a visit to the German Foreign Minister Anna Lena Bell Bellk at the Diaoyutai State Guest House in Beijing. <text:a xlink:type="simple" xlink:href="https://www.rfa.org/mandarin/Xinwen/1-05082023105531.html/@@images/image" text:style-name="Internet_20_link" text:visited-style-name="Visited_20_Internet_20_Link">
</text:a>
Associated Press Picture</text:p>
      <text:p text:style-name="P4">
Chinese Foreign Ministry spokesman Wang Wenbin announced on Monday (8th) that Chinese State Councilor and Foreign Minister Qin Gang was invited to visit Germany, France, and Norway from May 8th to 12th. During the visit, Qin Gang will meet with the foreign ministers of the Three Kingdoms.</text:p>
      <text:p text:style-name="P4">
According to the British "Financial Times" report, the European Union is planning to sanction 7 Chinese companies on the grounds of supporting Russian war machines. These Chinese enterprises are accused, and the equipment sold may be used on weapons. They have been included in a new list of sanctions, and EU member states will discuss the list this week. This is also the first time since the outbreak of Russia and Ukraine's conflict, the EU proposed sanctions on Chinese companies that support Russia's war machines for the first time.</text:p>
      <text:p text:style-name="P4">
Wang Wenbin responded to this: "If the report is true, the European side will seriously destroy China -Europe mutual trust and cooperation, exacerbate world division and confrontation, which is very dangerous." He also said that China urged the European side to "not take the wrong path", otherwise China will firmly safeguard its reasonable and legitimate rights and interests.</text:p>
      <text:p text:style-name="P4">
Xi Jinping conducted his first call since the outbreak of the Russian and Ukraine War on April 26 on April 26. This is considered to appease Europe. Earlier, the Chinese ambassador to France, Lu Shaye, had no "effective status" of the former Soviet Union's joining republic, which caused a stir in Europe.</text:p>
      <text:p text:style-name="P4">
Editor -in -chief: Kaidi</text:p>
      <text:p text:style-name="P4">
News Source: <text:a xlink:type="simple" xlink:href="https://www.rfa.org/mandarin/Xinwen/1-05082023105531.html" text:style-name="Internet_20_link" text:visited-style-name="Visited_20_Internet_20_Link">
https://www.rfa.org/mandarin/Xinwen/1-05082023105531.html</text:a>
</text:p>
      <!--NEWS-->
      <text:h text:style-name="P10" text:outline-level="1">
<text:span text:style-name="T4">
The second instance of "Programming" will open the court on the 22nd to refuse a lawyer hired by his family members</text:span>
</text:h>
      <text:p text:style-name="P4">
Author: None</text:p>
      <text:p text:style-name="P4">
Publisher: Radio Free Asia (Organization)</text:p>
      <text:p text:style-name="P4">
Published Time: 2023-05-08T11:01:54-04:00</text:p>
      <text:p text:style-name="P4">
Modified Time: 2023-05-08T11:01:5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5" text:anchor-type="as-char" svg:width="6.9236in" svg:height="3.874983in" draw:z-index="0">
<draw:image xlink:href="../Images/rfamandarin/2023-05-08T11-01-54-04-00/000000.png" xlink:type="simple" xlink:show="embed" xlink:actuate="onLoad" draw:mime-type="image/png"/>
</draw:frame>
Screenshot of Twitter</text:p>
      <text:p text:style-name="P4">
According to reports on the 7th, Ruan Xiaohuan, who was sentenced to 7 years in the first instance, will be held on May 22. At present, the second -instance judge has refused to meet Ruan Xiaohuan's application on the grounds of existing legal aid to refuse his family members.</text:p>
      <text:p text:style-name="P4">
Ruan Xiaohuan, 46 years old, was originally network technology security personnel. He was taken away by the police at the home of Yangpu District, Shanghai on May 10, 2021. He was sentenced to seven years in the Shanghai Second Intermediate People's Court on February 10, 2023. He was also deprived of political rights for two years and confiscated 20,000 yuan in property.</text:p>
      <text:p text:style-name="P4">
At the end of March, the Rights Network disclosed the criminal judgment of the Shanghai Second Intermediate People's Court to Ruan Xiaohuan, which caused a strong response in the overseas Chinese network world. Because the "programming follow" blog is famous for popularizing the knowledge of turning over the wall and publishing the period of time and political articles.</text:p>
      <text:p text:style-name="P4">
This station has previously reported that after the judgment of the first instance, Ruan Xiaohuan submitted an appeal in the detention center on the same day; his wife Ms. Bi also commissioned Beijing Human Rights Lawyer Mo Shaoping to serve as an appeal lawyer, but the Shanghai High Court judge was late late He did not handle it late, and rejected the application of Shangbaojun's lawyer to meet Ruan Xiaohuan on the grounds that Ruan Xiaohuan had designated two legal aid lawyers for Ruan Xiaohuan, which was intended to prevent the lawyers from hiring their families from intervening.</text:p>
      <text:p text:style-name="P4">
Editor -in -chief: Kaidi</text:p>
      <text:p text:style-name="P4">
News Source: <text:a xlink:type="simple" xlink:href="https://www.rfa.org/mandarin/Xinwen/2-05082023110149.html" text:style-name="Internet_20_link" text:visited-style-name="Visited_20_Internet_20_Link">
https://www.rfa.org/mandarin/Xinwen/2-05082023110149.html</text:a>
</text:p>
      <!--NEWS-->
      <text:h text:style-name="P10" text:outline-level="1">
<text:span text:style-name="T4">
Guo Feixiong's case will open on May 11th</text:span>
</text:h>
      <text:p text:style-name="P4">
Author: None</text:p>
      <text:p text:style-name="P4">
Publisher: Radio Free Asia (Organization)</text:p>
      <text:p text:style-name="P4">
Published Time: 2023-05-08T11:04:08-04:00</text:p>
      <text:p text:style-name="P4">
Modified Time: 2023-05-08T11:04: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6" text:anchor-type="as-char" svg:width="6.9236in" svg:height="3.88615in" draw:z-index="0">
<draw:image xlink:href="../Images/rfamandarin/2023-05-08T11-04-08-04-00/000000.png" xlink:type="simple" xlink:show="embed" xlink:actuate="onLoad" draw:mime-type="image/png"/>
</draw:frame>
Chinese dissident Guo Feixiong RFA data map/Guo Feixiong provided</text:p>
      <text:p text:style-name="P4">
According to the Chinese Human Rights Lawyer Group on the 8th, the court informed that Guangdong's rights protection person Yang Maodong (net name "Guo Feixiong") was accused of inciting subversion of the state power case on May 11th at 9:30 am in the Guangzhou Intermediate Court for trial Essence</text:p>
      <text:p text:style-name="P4">
The tweet signed "Yang Maodong" said that he has been detained for sterilization since December 6, 2021, and his body is very weak.</text:p>
      <text:p text:style-name="P4">
According to the previous Chinese civil rights organization "Livelihood Observation", the allegations of Guangzhou prosecutors mainly include Yang Maodong published articles on the Internet with Guo Feixiong as a pseudonym; create a "World Constitutional Democratic Forum" website, and publish them on the website to incite themselves and others to incite. Articles that subvert the state power; when they want to take care of their sick wives to be blocked in the United States on January 27, 2021, they are interviewed by Radio Free Asia.</text:p>
      <text:p text:style-name="P4">
It is reported that Yang Maodong, a 58 -year -old Guo Feixiong, has been imprisoned for 11 years because of many participation in rights protection activities. On January 28 last year, when Guo Feixiong was preparing to take the opportunity to take care of his sick wife at the United States at Shanghai Pudong Airport, the authorities were obstructed to exit the country on the grounds of "harm national security". On November 29 of the same year, Guo Feixiong sent an open letter to the Prime Minister of Chinese Prime Minister Li Keqiang, asking the authorities to let him go out to the United States to visit his wife. However, not only did this not be echoed by the authorities, Guo Feixiong was detained again on December 5 of the same year. On January 12 this year, Guo Feixiong was arrested by the Guangzhou Public Security Bureau for suspected "inciting subversion of the state power"; on July 8, the Guangzhou Procuratorate sued Guo Feixiong for "inciting the crime of subverting the state power".</text:p>
      <text:p text:style-name="P4">
Editor -in -chief: Kaidi</text:p>
      <text:p text:style-name="P4">
News Source: <text:a xlink:type="simple" xlink:href="https://www.rfa.org/mandarin/Xinwen/3-05082023110404.html" text:style-name="Internet_20_link" text:visited-style-name="Visited_20_Internet_20_Link">
https://www.rfa.org/mandarin/Xinwen/3-05082023110404.html</text:a>
</text:p>
      <!--NEWS-->
      <text:h text:style-name="P10" text:outline-level="1">
<text:span text:style-name="T4">
India and ASEAN Navy across the Chinese missionary vessels and their ships pass by</text:span>
</text:h>
      <text:p text:style-name="P4">
Author: None</text:p>
      <text:p text:style-name="P4">
Publisher: Radio Free Asia (Organization)</text:p>
      <text:p text:style-name="P4">
Published Time: 2023-05-08T11:17:02-04:00</text:p>
      <text:p text:style-name="P4">
Modified Time: 2023-05-08T11:17: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7" text:anchor-type="as-char" svg:width="6.9236in" svg:height="4.612011in" draw:z-index="0">
<draw:image xlink:href="../Images/rfamandarin/2023-05-08T11-17-02-04-00/000000.png" xlink:type="simple" xlink:show="embed" xlink:actuate="onLoad" draw:mime-type="image/png"/>
</draw:frame>
On May 8, 2023, near the 42nd ASEAN Summit at the East Nunushanda -Dengtadara Province, Indonesia, the Indonesian Navy special forces patrolled in the waters. <text:a xlink:type="simple" xlink:href="https://www.rfa.org/mandarin/Xinwen/4-05082023111656.html/@@images/image" text:style-name="Internet_20_link" text:visited-style-name="Visited_20_Internet_20_Link">
</text:a>
Reuters pictures</text:p>
      <text:p text:style-name="P4">
Two Indian sources told Reuters on Monday (8th) that vessels belonging to Chinese maritime militias closer to India and ASEAN countries where they are holding joint military exercises in the South China Sea. When the Chinese vessels drove to them, they were in the Vietnam exclusive economic zone. Militarian ships and naval ships cross each other without any confrontation.</text:p>
      <text:p text:style-name="P4">
An independent expert in Vietnam said Beijing seemed to be using militia to intimidate and disturb the naval exercises.</text:p>
      <text:p text:style-name="P4">
According to Reuters, the two-day ASEAN-Indian maritime exercise(AIME 2023)Starting from Sunday (7th), the India and Singapore Navy jointly sponsored, and naval ships and aircraft from India, Vietnam, Thailand, the Philippines, Indonesia and Brunei participated.</text:p>
      <text:p text:style-name="P4">
Sources said that the Indian authorities are tracking the movement of at least five militia vessels. At the same time, a Chinese science ship is also following these vessels to the same area.</text:p>
      <text:p text:style-name="P4">
Ray Powell, head of the South China Sea MYOUSHU project at Stanford University, said that these vessels belong to the "Qiongshashayu" (transliteration) militia fleet.</text:p>
      <text:p text:style-name="P4">
These militia are composed of commercial fishing vessels. They cooperate with the Chinese authorities to achieve the political goals of the authorities in the South China Sea. However, the Chinese government used to refuse to acknowledge the existence of any such militia.</text:p>
      <text:p text:style-name="P4">
Independent non -profit organization South China Sea Chronicles History Initiative Organization(SCSI)The manager VanPham said that this is not the first time in China that "fishing boats" appeared in the surrounding waters and intimidating warships in other countries. The exercise is likely to be interrupted, and some ships have to change their direction. He also said that the Chinese scientific examination ship Xiangyanghong 10 was close to the 10 miles of Vietnamese warships participating in the participation.</text:p>
      <text:p text:style-name="P4">
Editor -in -chief: Kaidi</text:p>
      <text:p text:style-name="P4">
News Source: <text:a xlink:type="simple" xlink:href="https://www.rfa.org/mandarin/Xinwen/4-05082023111656.html" text:style-name="Internet_20_link" text:visited-style-name="Visited_20_Internet_20_Link">
https://www.rfa.org/mandarin/Xinwen/4-05082023111656.html</text:a>
</text:p>
      <!--NEWS-->
      <text:h text:style-name="P10" text:outline-level="1">
<text:span text:style-name="T4">
Ambassador to the United States: Filimi South China Sea joint patrol may begin in the third quarter of this year</text:span>
</text:h>
      <text:p text:style-name="P4">
Author: None</text:p>
      <text:p text:style-name="P4">
Publisher: Radio Free Asia (Organization)</text:p>
      <text:p text:style-name="P4">
Published Time: 2023-05-08T11:27:00-04:00</text:p>
      <text:p text:style-name="P4">
Modified Time: 2023-05-08T11:28:1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8" text:anchor-type="as-char" svg:width="6.9236in" svg:height="4.612011in" draw:z-index="0">
<draw:image xlink:href="../Images/rfamandarin/2023-05-08T11-27-00-04-00/000000.png" xlink:type="simple" xlink:show="embed" xlink:actuate="onLoad" draw:mime-type="image/png"/>
</draw:frame>
A Philippine Coast Guard Ship <text:a xlink:type="simple" xlink:href="https://www.rfa.org/mandarin/Xinwen/5-05082023112702.html/@@images/image" text:style-name="Internet_20_link" text:visited-style-name="Visited_20_Internet_20_Link">
</text:a>
Associated Press Picture</text:p>
      <text:p text:style-name="P4">
The Philippine Ambassador to the United States, Rocal, said on the 8th that the Philippines and the United States may start a joint patrol of the South China Sea later this year. He also said that Australia may also participate.</text:p>
      <text:p text:style-name="P4">
The Philippines announced the "bilateral defense standards" last week, which officially included the South China Sea into its common defense scope.</text:p>
      <text:p text:style-name="P4">
According to Reuters, the Philippine Ambassador Jose Manuel Romualdez told the United States CNNPHILIPIPIPINES: "It is estimated that it will not be later in the third quarter of this year, and we should be in place."</text:p>
      <text:p text:style-name="P4">
US Secretary of Defense Llayd Austin and Philippine Defense Carlitogalvez announced in February this year that the two sides agreed to restore joint patrols in the South China Sea. This plan was suspended by Rodriduterte as President of the Philippines and seeking improvement and China because of Rodriduterte.</text:p>
      <text:p text:style-name="P4">
However, the Philippine Defense Director Gavis told the media on Monday that the Philippines has not yet officially discussed with the United States and Australia against the South China Sea.</text:p>
      <text:p text:style-name="P4">
On Monday, Kanishkagangopadhyay, the US Embassy in the Philippines, said in the South China Sea joint patrol timetable in the South China Sea: "We and the Philippines' dialogue on joint maritime operations are still continuing. Our military planners are committed to To solve specific problems such as logistics supplies. "</text:p>
      <text:p text:style-name="P4">
Editor -in -chief: Kaidi</text:p>
      <text:p text:style-name="P4">
News Source: <text:a xlink:type="simple" xlink:href="https://www.rfa.org/mandarin/Xinwen/5-05082023112702.html" text:style-name="Internet_20_link" text:visited-style-name="Visited_20_Internet_20_Link">
https://www.rfa.org/mandarin/Xinwen/5-05082023112702.html</text:a>
</text:p>
      <!--NEWS-->
      <text:h text:style-name="P10" text:outline-level="1">
<text:span text:style-name="T4">
The export turnover of the Canton Fair decline 15% compared to 2019</text:span>
</text:h>
      <text:p text:style-name="P4">
Author: None</text:p>
      <text:p text:style-name="P4">
Publisher: Radio Free Asia (Organization)</text:p>
      <text:p text:style-name="P4">
Published Time: 2023-05-08T11:34:00-04:00</text:p>
      <text:p text:style-name="P4">
Modified Time: 2023-05-08T13:00:00-04:00</text:p>
      <text:p text:style-name="P4">
Description: None</text:p>
      <text:p text:style-name="P4">
Videos: []</text:p>
      <text:p text:style-name="P4">
Audios: ["<text:a xlink:type="simple" xlink:href="https://www.rfa.org/mandarin/yataibaodao/jingmao/hcm-05082023090035.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49" text:anchor-type="as-char" svg:width="6.9236in" svg:height="4.623178in" draw:z-index="0">
<draw:image xlink:href="../Images/rfamandarin/2023-05-08T11-34-00-04-00/000000.png" xlink:type="simple" xlink:show="embed" xlink:actuate="onLoad" draw:mime-type="image/png"/>
</draw:frame>
The 133rd China Import and Export Commodity Fair (Spring Canton Fair) <text:a xlink:type="simple" xlink:href="https://www.rfa.org/mandarin/yataibaodao/jingmao/hcm-05082023090035.html/@@images/image" text:style-name="Internet_20_link" text:visited-style-name="Visited_20_Internet_20_Link">
</text:a>
Reuters picture <text:a xlink:type="simple" xlink:href="https://www.rfa.org/mandarin/yataibaodao/jingmao/hcm-05082023090035.html/@@stream" text:style-name="Internet_20_link" text:visited-style-name="Visited_20_Internet_20_Link">
</text:a>
The 133rd China Import and Export Commodity Fair (Spring Canton Fair) ended recently. This is the first offline large -scale trade activity since China epidemic. During the exhibition, the organizer continued to release the exhibition area and the number of exhibitors with a record high and unprecedented prosperity, but the transcripts handed in the results showed that the export turnover of the Canton Fair this year decreased by about 15%compared with 2019.</text:p>
      <text:p text:style-name="P4">
<text:a xlink:type="simple" xlink:href="https://www.rfa.org/mandarin/yataibaodao/jingmao/jw-04172023135317.html" text:style-name="Internet_20_link" text:visited-style-name="Visited_20_Internet_20_Link">
<text:span text:style-name="T4">
 China Canton Fair encounters cold experts: export dividends are exhausted </text:span>
</text:a>
The spring exhibition period of the Canton Fair is from April 15th to May 5th, which is the first time in the three years of the Chinese epidemic. The official claims that the number of participating companies in the Canton Fair has reached 35,000, and more than 2.9 million people have entered the museum, all of which have reached a record high. However, the film uploaded by the exhibitors is a completely different scene: "None of us here, this organizer is the situation? Come and see, everyone is there, everyone is counting mosquitoes."</text:p>
      <text:p text:style-name="P4">
According to Sina Finance reports, nearly 130,000 overseas buyers who have participated in the meeting offline, and more than 390,000 overseas buyers participating online. Xu Bing, a spokesman for the Canton Fair and deputy director of the China Foreign Trade Center, introduced that the export transactions of the Canton Fair will be better than expected. The online export transactions have a total of US $ 25.11 billion, but this is reduced by about 15 from 29.73 billion U.S. dollars in 2019, a reduction of about 15 %. He said, "Because the cost of funds in Europe and the United States has risen sharply, it has cracked down on its demand for products made in China."</text:p>
      <text:p text:style-name="P4">
The Canton Fair is the longest, largest, largest, and largest comprehensive international trade event in China. It is known as the "China's First Exhibition" and is also regarded as a barometer to observe China's import and export trade situation.</text:p>
      <text:p text:style-name="P4">
<draw:frame draw:style-name="fr1" draw:name="Image50" text:anchor-type="as-char" svg:width="6.9236in" svg:height="5.106155in" draw:z-index="0">
<draw:image xlink:href="../Images/rfamandarin/2023-05-08T11-34-00-04-00/000001.png" xlink:type="simple" xlink:show="embed" xlink:actuate="onLoad" draw:mime-type="image/png"/>
</draw:frame>
At the 133rd China Import and Export Commodity Fair (Spring Canton Fair), Apollo parking space exhibition. (Reuters) [] <text:a xlink:type="simple" xlink:href="https://www.rfa.org/mandarin/yataibaodao/jingmao/hcm-05082023090035.html/2023-04-15t125450z_336479436_rc2we0aswno6_rtrmadp_3_china-economy-canton.jpg" text:style-name="Internet_20_link" text:visited-style-name="Visited_20_Internet_20_Link">
</text:a>
Before the exhibition, Wang Shouwen, deputy minister of the Ministry of Commerce, publicly stated that "China's foreign trade situation is still complicated and severe." "Trade risks are still rising and operating pressures have increased."</text:p>
      <text:p text:style-name="P4">
?</text:p>
      <text:p text:style-name="P4">
"To attract the world to invest in the Chinese market, it is necessary to enhance consumption confidence." Lai Rongwei, assistant professor of the General Education Center of Longhua University of Science and Technology in Taiwan, accepted the analysis of this station. "Reverse consumption", but most of them are short -term and less consumer behavior. At present, the local government debt crisis, coupled with real estate, has not improved, and the Chinese people are still inclined to focus on savings.</text:p>
      <text:p text:style-name="P4">
Lai Rongwei: "At present, the (China) market is lack of confidence. On the one hand, the US and European economic exchanges with China are cautious. Although some of them advocate that they should continue to interact with China There are too many risks of non -economical and economics. "</text:p>
      <text:p text:style-name="P4">
The blogger's "political and economic talks" quoted a representative of a lamp company in Taizhou City, "This year's orders have decreased by 30%compared with last year." In addition, the sales manager of an electronic company producing fan pumping fan in Zhongshan, Guangdong said that in this year, it was the second year. After the order in the first quarter was halved, there were the same layout plan.</text:p>
      <text:p text:style-name="P4">
<draw:frame draw:style-name="fr1" draw:name="Image51" text:anchor-type="as-char" svg:width="6.9236in" svg:height="4.619339in" draw:z-index="0">
<draw:image xlink:href="../Images/rfamandarin/2023-05-08T11-34-00-04-00/000002.png" xlink:type="simple" xlink:show="embed" xlink:actuate="onLoad" draw:mime-type="image/png"/>
</draw:frame>
At the 133rd China Import and Export Commodity Fair (Spring Canton Fair), lamps booths. (Reuters) [] <text:a xlink:type="simple" xlink:href="https://www.rfa.org/mandarin/yataibaodao/jingmao/hcm-05082023090035.html/2023-04-15t125248z_1720299527_rc2qe0a74msu_rtrmadp_3_china-economy-canton.jpg" text:style-name="Internet_20_link" text:visited-style-name="Visited_20_Internet_20_Link">
</text:a>
<text:span text:style-name="T4">
 Foreign traffic at the Canton Fair is only 18% of European and American customers who have fallen sharply </text:span>
</text:p>
      <text:p text:style-name="P4">
"Hualang.com", which specializes in providing information in the chemical industry, reports that the number of people entering the Canton Fair throughout the day is 370,000, of which 67,000 foreigners; "The foreigners they expect only account for about 18%of the people's flow." People said, "Most of the people who came to the scene were customers from developing countries. They would not purchase consumer goods and light industrial products in large numbers, and they were only interested in equipment that improved labor productivity. "" ".</text:p>
      <text:p text:style-name="P4">
The commander of the financial scholar believes that on the surface, the European and American markets do not favor Chinese products as in the past, but behind it, it reflects that China is losing the status of the world's factories, and allows Vietnam, Indonesia, India and other neighboring countries. He believes that China has dynamically cleared the zero prevention and control over the past few years, and the chicken flying dog jump has allowed markets and European and American importers to perform whether the Chinese government can fulfill the World Trade Organization(WTO)At the time, the commitment to the degree of freedom of trade loses confidence.</text:p>
      <text:p text:style-name="P4">
"Even after the epidemic is liberalized, the (China) foreign trade policy has no looseness expected by the outside world." The commander further said, "To do foreign trade, the private economy occupies half of the rivers and mountains. The bankruptcy of the bankruptcy and bankruptcy, few private economies can rely on foreign trade to support China. This will lead to China's long -term relying on foreign trade exports to maintain its economic operation.</text:p>
      <text:p text:style-name="P4">
On the 6th of this month, Li Daokui, Dean of the Chinese Institute of Economic Thought and Practice of Tsinghua University, pointed out at the "2023 Tsinghua Wudaokou Chief Economist Forum" that China plans to reach the level of medium -developed countries in 2035. The growth rate remained above 4.6%; but from 2009 to 2019, China's economic growth rate decreased by an average of 0.43 percentage points per year. According to this trend, China ’s economic growth will fall to less than 4.6%within three years. "Economy and stable growth are the norm of future work," he said.Lai Rongwei said that at present the United States and Europe carry out economic prevention and enclosure of China, and strive to clean the independent supply chain. Foreign and Taiwanese businessmen have left China based on diverse investment layouts. This trend has not changed. China's economic driving, small consumption, and decline in exports, the economy will inevitably maintain a high growth rate, and it will continue to be repaired.</text:p>
      <text:p text:style-name="P4">
Reporter: Huang Chunmei Responsible: Chen Meihua Xu Shuting He Ping.com Edited: Ruizhe</text:p>
      <text:p text:style-name="P4">
News Source: <text:a xlink:type="simple" xlink:href="https://www.rfa.org/mandarin/yataibaodao/jingmao/hcm-05082023090035.html" text:style-name="Internet_20_link" text:visited-style-name="Visited_20_Internet_20_Link">
https://www.rfa.org/mandarin/yataibaodao/jingmao/hcm-05082023090035.html</text:a>
</text:p>
      <!--NEWS-->
      <text:h text:style-name="P10" text:outline-level="1">
<text:span text:style-name="T4">
Comments | Fu Shenqi: Liu Ya is rectified</text:span>
</text:h>
      <text:p text:style-name="P4">
Author: None</text:p>
      <text:p text:style-name="P4">
Publisher: Radio Free Asia (Organization)</text:p>
      <text:p text:style-name="P4">
Published Time: 2023-05-08T11:49:10-04:00</text:p>
      <text:p text:style-name="P4">
Modified Time: 2023-05-08T11:49:10-04:00</text:p>
      <text:p text:style-name="P4">
Description: None</text:p>
      <text:p text:style-name="P4">
Videos: []</text:p>
      <text:p text:style-name="P4">
Audios: ["<text:a xlink:type="simple" xlink:href="https://www.rfa.org/mandarin/pinglun/fushenqi/fsq-0508202311481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52" text:anchor-type="as-char" svg:width="6.9236in" svg:height="4.466839in" draw:z-index="0">
<draw:image xlink:href="../Images/rfamandarin/2023-05-08T11-49-10-04-00/000000.png" xlink:type="simple" xlink:show="embed" xlink:actuate="onLoad" draw:mime-type="image/png"/>
</draw:frame>
The former Political Commissar of the National Liberation Army National Defense University and the rank of Liu Yaia with the rank of general air force/CCTV <text:a xlink:type="simple" xlink:href="https://www.rfa.org/mandarin/pinglun/fushenqi/fsq-05082023114813.html/@@stream" text:style-name="Internet_20_link" text:visited-style-name="Visited_20_Internet_20_Link">
</text:a>
It has long been rumored: the Red Dynasty horses, senior generals, and famous military writer Liu Asia were rectified, but did not be confirmed. After the 2952 people's blew people's cream named the people's representative, the puppet puppet of the emperor of the party power, after completing the last link of the emperor's legalization, the authorities released the exact news of Liu Asia being reached. Top tens of millions of "political contribution" such as serious economic corruption may be severely sentenced to death.</text:p>
      <text:p text:style-name="P4">
"Red Culture Network" published He Lanfeng's article "Who should Liu Ya" "martyrs"? 》 Liu Yaia is a 'fifth column' hidden in the army ', ‘a typical ambitionist and conspirator’ and so on. This is just a shameless villain who figured out the sanctuary and the stigma of the stones under the well. It is not worth the details. But what is the root cause of Liu Asia in the Holy Holy Putting?</text:p>
      <text:p text:style-name="P4">
Liu Asia does have the world's perspective, with enlightened and bold remarks. In 2010, Liu stated that "within ten years, the transformation from authoritarian politics to democratic politics will inevitably occur." In 2010 With Contemporary History Research Network, an article entitled "The greater the leaders, the greater the people, the smaller the people, the less the people," and the author signed by the author is Liu's handwriting. There are many texts in the text. For example, "the cruel historical experience proves that the greater the leader, the smaller the people, the greater the leader, the more invalid the legal system." Not to do whatever means holding yourself up to heaven. This is the fundamental difference between the modern revolutionary leader and the individual ambitionist. " In 2010, Liu Asia was non -targeted, but Xi Jinping in 2016 was the listener.</text:p>
      <text:p text:style-name="P4">
However, it was not these remarks that stole Xi Huang's murder. Writers and celebrities who had such remarks in those years could not count. After all, Liu Asia is also one of the vested stakeholders. It is deeply immersed by the party culture. The democracy he yearn for is not to abandon the CCP. At best, it only needs to "improve" the CCP.</text:p>
      <text:p text:style-name="P4">
The key is that there is no Xi Emperor who has no resume and foundation in the military. He is not assured of the second generation of the red generation in the military in the army. And Liu Asia, who has the foundation in the military and international influence, is eligible to challenge the authority of Xi Huang, although when Emperor Emperor's first position, when the three headquarters of the three headquarters, the board of Xu Caihou, Guo Boxiong, Zhang Yang, Fang Fenghui, etc. On the front line; although Liu Asia, then the political commissar of the National Defense University, planned and introduced the huge anti -American promotional film "Silent" and submitted the name to Xi; although Liu Asia retired early in 17 years, Xi would be retired in 17 years, but Xi Xi retired in 17 years, but Xi Xi was retired in 17 years, but Xi retired in 17 years. The emperor is still uneasy, not restless. Therefore, the fundamental reason for Liu Ya's rectification is that the emperor has a common problem with all dictators, that is, the fear of any actual and possible challengers.</text:p>
      <text:p text:style-name="P4">
But Emperor Xi thought that except for threatening generals, and the army with a head -to -head was able to live in the throne. It was a wishful self -consolation. Contemporary history is obvious: the dictators who rely on violence have not ended.</text:p>
      <text:p text:style-name="P4">
(The article only represents the personal position and point of view of the special commentator)</text:p>
      <text:p text:style-name="P4">
News Source: <text:a xlink:type="simple" xlink:href="https://www.rfa.org/mandarin/pinglun/fushenqi/fsq-05082023114813.html" text:style-name="Internet_20_link" text:visited-style-name="Visited_20_Internet_20_Link">
https://www.rfa.org/mandarin/pinglun/fushenqi/fsq-05082023114813.html</text:a>
</text:p>
      <!--NEWS-->
      <text:h text:style-name="P10" text:outline-level="1">
<text:span text:style-name="T4">
Wang Dan Hot Post: Answers about the "June 4th" question to answer netizens question</text:span>
</text:h>
      <text:p text:style-name="P4">
Author: None</text:p>
      <text:p text:style-name="P4">
Publisher: Radio Free Asia (Organization)</text:p>
      <text:p text:style-name="P4">
Published Time: 2023-05-08T11:55:23-04:00</text:p>
      <text:p text:style-name="P4">
Modified Time: 2023-05-08T11:55:2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3" text:anchor-type="as-char" svg:width="6.9236in" svg:height="4.634345in" draw:z-index="0">
<draw:image xlink:href="../Images/rfamandarin/2023-05-08T11-55-23-04-00/000000.png" xlink:type="simple" xlink:show="embed" xlink:actuate="onLoad" draw:mime-type="image/png"/>
</draw:frame>
On May 1, 1989, Wang Dan, the leader of the first 64 student Wang Dan (in the picture), delivered a speech on the foreign media on the Tiananmen Square. <text:a xlink:type="simple" xlink:href="https://www.rfa.org/mandarin/pinglun/wangdan/wd-05082023115442.html/@@images/image" text:style-name="Internet_20_link" text:visited-style-name="Visited_20_Internet_20_Link">
</text:a>
Agence France -Presse Pictures</text:p>
      <text:p text:style-name="P4">
Dear audience friends, the annual "June 4th" anniversary is coming. In the past few days, I have received some issues related to the 1989 democratic movement and the "June 4th" suppression related to the 1989 democratic movement. I am willing to make an open answer here for your reference.</text:p>
      <text:p text:style-name="P4">
Some netizens asked: I have a 30 -year problem here. At that time, I watched a student leader to talk to Li Peng and TV broadcast. My feeling at the time was that the student representatives were very aggressive, especially Uyo Kaixi, and often interrupted Li Peng. My feeling at the time was that the student representatives did not talk about strategies, and did not play some so -called political games. It was too direct and there was no compromise. Of course, now I think that for the CCP, Li Peng, I feel that they can't respect them, they are not worth it. They were scolded well. But my question is: the live broadcast of that live broadcast is not easy. If you do it again now, what will be different?</text:p>
      <text:p text:style-name="P4">
My answer: First of all, I don't feel too aggressive, there are no polite questions. At that time, the situation was so tense and the government's practices were so bad, and there was no basis for respect. Moreover, the government is the public servant of the people or the authorities have been hanging on their mouth all day long. Is the owner who wants to be humbled to the servant? I think we now say that students are too aggressive, indicating that some of our friends still think that the government is the master. I think the break of such a mentality is originally one of the goals of the democratic movement. At that time, we really intended to use equality, rather than the bottom -up gesture, or to do "enlightenment of action" and tell everyone what the relationship between the people and the government should be. Secondly, regardless of whether the students are polite, they will not affect the final decision of the CCP. It is impossible to say that the government's suppression is because the Uyra Kaixi is not polite. Finally, if I want me to come again, I will say who depends on who the other party is. If it is Zhao Ziyang and Kaiming, you should still talk; but if it is a conservative faction like Li Peng, I will not talk to them at all, because they will not really talk to us, and they will not tell the truth. Essence At that time, we couldn't know this, but now I won't believe them anymore.</text:p>
      <text:p text:style-name="P4">
Some netizens asked: What are the worst plans for you when in June 4th? Can students feel the differences between Zhao Ziyang and Deng Xiaoping? Do you think classmates have been used by Zhao Ziyang? After June 4th, have anyone thought about the armed struggle, the armed uprising overthrowing the reactionary regime or something?</text:p>
      <text:p text:style-name="P4">
My answer is: the worst plan is to go to jail. In early 1989, I was prepared for this idea, and I also asked Ren Town, who had been in jail. At that time, students should know that Zhao Ziyang and Li Peng had contradictions, but at that time, students had a strong self -restraint, that is, not to put the party struggle into the framework of thinking, and not be used by the party's struggle. This seems to be relatively naive now, but it is understandable to think like this at that time. Even today's social movement, many people will want to stay away from the influence of other political factors, not to mention our students. This is understandable. As for being used by Zhao Ziyang, this is absolutely thought of. The whole sports, Zhao Ziyang is passive. How can there be a use of students like this? As for the armed struggle, after the suppression, as far as I knew, many people had such an idea. However, the idea is the idea. In fact, the feasibility is not great, so it gradually gone.</text:p>
      <text:p text:style-name="P4">
Some netizens asked: What do you think that the CCP did not collapse after the June 4th suppression, but entered the WTO to make a fortune. Does this set an error example for other dictators? Do you think there is no acquiescence or even encouragement of politicians, will the tide of eighty -nine schools happen? Is it possible to occur as Tocowville said, as Tocowville said, it is possible to happen only when the authoritarian regime is loose. Is it difficult to occur in the environment like North Korea or China today?</text:p>
      <text:p text:style-name="P4">
My answer is: After the June 4th suppression, the Chinese Communist Party has not collapsed. It is a very complicated problem. I cannot comprehensively discuss it in detail. There must be many reasons. However, I think at least the following points are included: first, although the society at that time was against the suppression, there was still hope for the CCP system and did not intend to overthrow the regime. Third, Deng Xiaoping quickly opened the opportunity of economic development through the southern tour, and shifted contradictions and attention. Fourth, the international community actually forgive the CCP's massacre. Of course, they should now know that the judgment of the year is wrong. But the sanctions of that year were just doing it, and did not really shake the foundation of the CCP's rule. I think it makes sense for the theory of Tocqueville, but it is not absolute. Here is a "degree" problem. If the control is too tight, when you go to extremes, the people are rabbits, and they will still resist. This is the white paper revolution.</text:p>
      <text:p text:style-name="P4">
Some netizens asked: Do you admit that from the evening of June 3rd to June 4th, some citizens have made violence against the army's violent suppression? Do you recognize violence against violence?</text:p>
      <text:p text:style-name="P4">
My answer is: First of all, such a question- "Do you recognize" --- There is a problem in itself, because this is not a question that you do not recognize, and this should be a problem. And my answer is, of course. When the people lose all legitimate means, at the same time facing unreasonable violence suppression, why not resist violent resistance? Is it slaughtering on the ground to be lying on the ground? No one wants to solve the problem with violence, but in my opinion, things are simple. When the other party only uses violence to deal with you, you can only respond with violence. So what to figure out is, who uses violence first? In this regard, of course, the government shot first before the people resisted. At that time, the greatest consensus of students and citizens was not to provoke the government, so there would be no students who took the initiative to use the problem of violence of the army first. In fact, Professor Peking University, Aunt Beijing, all blocked the tank with the body without any violence. It is the government who faces peaceful and rational people, and first takes violence. In this case, of course, the people will resist and have the right to resist.</text:p>
      <text:p text:style-name="P4">
Some netizens asked: How did the Northern High -ranking Chairman (Zhou Yongjun, Wuer Kaishi, Feng Congde, Yang Tao) all happened? Why not consider the general election? Or does not have conditions?</text:p>
      <text:p text:style-name="P4">
My answer is: Of course, after a certain degree of elections, representatives of each school are elected. The general election did not have conditions at the time, because the exercise was still in progress. But the greatest efforts have been done to carry out democracy. Graduate Students of Peking University will conduct elections based on the charter driven by Li Jinjin. The Peking University Preparatory Committee was also campaign. Both Kong Qingdong and I published a campaign speech, and then they were elected after voting. It is the final retreat decision, and it is determined by voting by sound.</text:p>
      <text:p text:style-name="P4">
(The article only represents the personal position and point of view of the special commentator)</text:p>
      <text:p text:style-name="P4">
News Source: <text:a xlink:type="simple" xlink:href="https://www.rfa.org/mandarin/pinglun/wangdan/wd-05082023115442.html" text:style-name="Internet_20_link" text:visited-style-name="Visited_20_Internet_20_Link">
https://www.rfa.org/mandarin/pinglun/wangdan/wd-05082023115442.html</text:a>
</text:p>
      <!--NEWS-->
      <text:h text:style-name="P10" text:outline-level="1">
<text:span text:style-name="T4">
Column | Labor Communication: Ocean International Construction Co., Ltd. owed to Guangping County, Hebei Province for two years (2)</text:span>
</text:h>
      <text:p text:style-name="P4">
Author: None</text:p>
      <text:p text:style-name="P4">
Publisher: Radio Free Asia (Organization)</text:p>
      <text:p text:style-name="P4">
Published Time: 2023-05-08T11:59:11-04:00</text:p>
      <text:p text:style-name="P4">
Modified Time: 2023-05-08T11:59:11-04:00</text:p>
      <text:p text:style-name="P4">
Description: None</text:p>
      <text:p text:style-name="P4">
Videos: []</text:p>
      <text:p text:style-name="P4">
Audios: ["<text:a xlink:type="simple" xlink:href="https://www.rfa.org/mandarin/zhuanlan/laogongtongxun/hdf-0508202311581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54" text:anchor-type="as-char" svg:width="6.9236in" svg:height="4.645512in" draw:z-index="0">
<draw:image xlink:href="../Images/rfamandarin/2023-05-08T11-59-11-04-00/000000.png" xlink:type="simple" xlink:show="embed" xlink:actuate="onLoad" draw:mime-type="image/png"/>
</draw:frame>
 <text:a xlink:type="simple" xlink:href="https://www.rfa.org/mandarin/zhuanlan/laogongtongxun/hdf-05082023115819.html/@@images/image" text:style-name="Internet_20_link" text:visited-style-name="Visited_20_Internet_20_Link">
</text:a>
Photo: RFA  <text:a xlink:type="simple" xlink:href="https://www.rfa.org/mandarin/zhuanlan/laogongtongxun/hdf-05082023115819.html/@@stream" text:style-name="Internet_20_link" text:visited-style-name="Visited_20_Internet_20_Link">
</text:a>
</text:p>
      <text:p text:style-name="P4">
News Source: <text:a xlink:type="simple" xlink:href="https://www.rfa.org/mandarin/zhuanlan/laogongtongxun/hdf-05082023115819.html" text:style-name="Internet_20_link" text:visited-style-name="Visited_20_Internet_20_Link">
https://www.rfa.org/mandarin/zhuanlan/laogongtongxun/hdf-05082023115819.html</text:a>
</text:p>
      <!--NEWS-->
      <text:h text:style-name="P10" text:outline-level="1">
<text:span text:style-name="T4">
Japan and South Korea summit: How do the people think of the diplomatic process of rapid conversion?</text:span>
</text:h>
      <text:p text:style-name="P4">
Author: None (Language: zh)</text:p>
      <text:p text:style-name="P4">
Publisher: None</text:p>
      <text:p text:style-name="P4">
Time: 2023-05-08T13:13:00Z</text:p>
      <text:p text:style-name="P4">
Description: The Japanese Prime Minister Kishita Tianshi ended his trip to South Korea and returned to Japan, saying that the trip was a trip to open up Japan and South Korea. In less than two months, Japan and South Korea's heads resumed the "shuttle diplomacy" that did not have 12 years, and the progress was quite fast. Under the civil exchanges between Japan and South Korea, Japan and South Korea can also be seen from tourism and consumption.</text:p>
      <text:p text:style-name="P4">
Videos: []</text:p>
      <text:p text:style-name="P4">
Images: ["<text:a xlink:type="simple" xlink:href="https://static.dw.com/image/65541558_303.jpg" text:style-name="Internet_20_link" text:visited-style-name="Visited_20_Internet_20_Link">
65541558_303.jpg</text:a>
", "<text:a xlink:type="simple" xlink:href="https://static.dw.com/image/65540773_401.jpg" text:style-name="Internet_20_link" text:visited-style-name="Visited_20_Internet_20_Link">
65540773_401.jpg</text:a>
"]</text:p>
      <text:p text:style-name="P4">
Subject: 时政风云</text:p>
      <text:p text:style-name="P4">
Subjects: ['岛屿主权争端', '日本']</text:p>
      <text:p text:style-name="P4">
Keywords: ['日韓', '首腦會談', '尹錫悅', '岸田文雄', '日韓同盟', '韓國', '日本']</text:p>
      <text:p text:style-name="P4">
Id: 65552652</text:p>
      <!--METADATA-->
      <text:p text:style-name="P4">
<text:a xlink:type="simple" xlink:href="https://www.dw.com/zh/overlay/image/article/65552652/65541558" text:style-name="Internet_20_link" text:visited-style-name="Visited_20_Internet_20_Link">
 <draw:frame draw:style-name="fr1" draw:name="Image55" text:anchor-type="as-char" svg:width="6.9236in" svg:height="3.896998in" draw:z-index="0">
<draw:image xlink:href="../Images/dwzh/2023-05-08T13-13-00Z/65541558_303.jpg" xlink:type="simple" xlink:show="embed" xlink:actuate="onLoad" draw:mime-type="image/jpeg"/>
</draw:frame>
</text:a>
Japanese Prime Minister Kishida Wenxiong visited South Korea on May 7 and met with Yin Xiyue</text:p>
      <text:p text:style-name="P4">
The Japanese and Korean summit talks were very satisfied. Kishida closer to the future that the future "wants to further strengthen the trust relationship between the two parties and open up a new era together." It symbolizes that the relationship between the two countries has farewell to the past mud.</text:p>
      <text:p text:style-name="P4">
From mid -March, first of all, South Korean President Yin Xiyue explained the goodwill, and proposed a solution to compromise on the previous collection of workers and other issues.(https://www.dw.com/zh/zh/有意放弃历史恩怨-韩总统时隔4年首度访日/a-65007845)Essence In the early May of May less than two months, this time it was Kishida Wenxiong's invitation. It also achieved the prime minister's visit to South Korea for 12 years. Essence</text:p>
      <text:h text:style-name="P12" text:outline-level="3">
<text:span text:style-name="T4">
ingenuity of the two countries in the dinner</text:span>
</text:h>
      <text:p text:style-name="P4">
In addition to the official interaction, the diet of the leaders of Japan and South Korea at the dinner also has its own ingenuity. Kishida Wenxiong has previously prepared wine in Hiroshima Hiroshima and arranged for Yin Xiyue's favorite Japanese egg bag rice as a "second stall" supper. It shows that the two parties attach great importance to the diplomatic guest.</text:p>
      <text:p text:style-name="P4">
After restarting the "shuttle diplomacy" over the past 12 years, Yin Xiyue will visit Hiroshima in mid -the end, and he will invite the seven major industrial states (G7) summit as a VIP country. The two sides will go to Hiroshima Peace Memorial Park with the original victims of the Koreans to condolence to the monument. In this visit to South Korea, Kishida Wenxiong also went to Xianzhongyuan, Seoul to give flowers. While the official interaction between the two countries is hot, the folk has different positive waves.</text:p>
      <text:p text:style-name="P4">
<draw:frame draw:style-name="fr1" draw:name="Image56" text:anchor-type="as-char" svg:width="6.9236in" svg:height="3.896998in" draw:z-index="0">
<draw:image xlink:href="../Images/dwzh/2023-05-08T13-13-00Z/65540773_401.jpg" xlink:type="simple" xlink:show="embed" xlink:actuate="onLoad" draw:mime-type="image/jpeg"/>
</draw:frame>
Kishida Wenxiong on May 7 and his wife to Xianzhongyuan, Seoul, to give flowers to pay for flowers</text:p>
      <text:h text:style-name="P12" text:outline-level="3">
<text:span text:style-name="T4">
</text:span>
</text:h>
      <text:p text:style-name="P4">
"Opposite Kishida Venus Visit South Korea", near Seoul Guanghua Gate Square, dozens of Korean people held up signpost to oppose Kishida Wenxiong to South Korea. Some people said that "Japan should continue to apologize for the past colonial rule in the past." It was believed that Kishida did not really apologize to the South Korean people.</text:p>
      <text:p text:style-name="P4">
However, on the other side, there are also many Korean people holding the "Welcome Kishida" brand. On both sides of the schedule, the South Korean people said that "the defense cooperation between South Korea and the United States and Japan should be strengthened to defeat Russia, in order to defeat Russia. China and North Korea's dictatorship military threats ".</text:p>
      <text:p text:style-name="P4">
Compared with the period during the period of Wen Zaiyin's political power, the anti -Japanese emotions on the streets of Korea are relatively faded a lot. Including Japanese brands of beer, etc., etc., etc., they are reopened to obvious positions.</text:p>
      <text:p text:style-name="P4">
According to the statistics of the Korean Customs Department, the Japanese beer input amount from January to March 2023 has reached US $ 6.626,000, which is 148.4%of the same period of the previous year, showing that Japanese beer buying is gradually warming up. Others such as UNIQLO, MUJI, Artisei and other brands have appeared in large rows of long -term scenes.</text:p>
      <text:p text:style-name="P4">
In Japan, when Yin Xiyue visited, many Japanese have already felt that Japan and South Korea relations are gradually improving. Some people said that when they accepted TBS TV interviews, "in fact, the general public of Japan and South Korea is easy to become friends, but it often becomes very stiff when rising to the national level." It is a pity. Speaking of goodwill. "</text:p>
      <text:p text:style-name="P4">
The signs of the rise and back of Japan and South Korea can also be seen from the "Golden Week" holiday from the end of Japan to May 7th from the end of April. According to the passenger appointment data released by the Japanese travel industry HIS Holdings Group, Seoul, South Korea is still the first holiday tourist place in the hearts of the Japanese, the second in Taipei in Taiwan, and the fifth in Busan, South Korea.</text:p>
      <text:p text:style-name="P4">
According to the statistics of the Japan Tourism Bureau, South Korea has been the largest number of tourists in Japan since Japan ’s re -opening border last October.</text:p>
      <text:h text:style-name="P12" text:outline-level="3">
<text:span text:style-name="T4">
Show the importance of the United States, Japan and South Korea Alliance</text:span>
</text:h>
      <text:p text:style-name="P4">
According to the results released by the NPO organization "Japan and South Korea Common Public Opinion Survey" in September 2022, 81.1%of the people of the Japanese and Korean among the Japanese and Koreans must improve Japan and South Korea relations. In just over half a year, Japan and South Korea re -joined hands with rapid pace, which surprised many diplomats.</text:p>
      <text:p text:style-name="P4">
Former South Korean Ambassador to Japan, Shen Yixiu, said in an interview with the Japanese "Asahi Shimbun" that Japan and South Korea can visit each other twice in a short period of time. In the past, the old case showed a step forward with the international case, and that this signal may be the main factor. "</text:p>
      <text:p text:style-name="P4">
Shen Yixiu also said that the response to the relationship between Japan and South Korea should also have a mediation of the United States behind it. The core is that strengthening Japan, the United States and South Korea at this stage is more important for them. "</text:p>
      <text:p text:style-name="P4">
Miya Hya, director of the Institute of Global Strategy of Japan, told the Merchants News that although the performance of Kishida could be well evaluated, he believed that the relationship between Japan and South Korea had not yet been successfully resolved. He said that "90%of Japan -South Korea relations are all internal affairs, especially in South Korea's domestic left -school forces concentrated in the 50 -year -old generation, and then the 20 -year -old generation. In the future, it is still likely that the next Wen Zaiyin political power is born." The possibility of a sharp turn of policy will still be staged.</text:p>
      <text:p text:style-name="P4">
"Don't continue to ask each other on the past historical issues." Yin Xiyue reiterated this point at the joint press conference on the 7th. Kishida Wenxiong also said that it will continue to inherit the historical reflection discussions of the cabinet in the past 1965 agreements and agreements in the past 1965, and it means that it means "heartache." However, Japan and South Korea's relations that have been improved in a short period of time may also suddenly change their hexagrams in a short period of time. In the past, how can the two countries have a good look at each other in the future, so that each family is highly looking forward to it.</text:p>
      <text:p text:style-name="P4">
News Source: <text:a xlink:type="simple" xlink:href="https://www.dw.com/zh/日韓首腦會談：民間如何看待急速轉換的外交進程？/a-65552652" text:style-name="Internet_20_link" text:visited-style-name="Visited_20_Internet_20_Link">
https://www.dw.com/zh/日韓首腦會談：民間如何看待急速轉換的外交進程？/a-65552652?maca=chi-rss-chi-all-1127-rdf</text:a>
</text:p>
      <!--NEWS-->
      <text:h text:style-name="P10" text:outline-level="1">
<text:span text:style-name="T4">
Many universities in Canada terminated cooperation with Huawei</text:span>
</text:h>
      <text:p text:style-name="P4">
Author: None</text:p>
      <text:p text:style-name="P4">
Publisher: Radio Free Asia (Organization)</text:p>
      <text:p text:style-name="P4">
Published Time: 2023-05-08T13:32:00-04:00</text:p>
      <text:p text:style-name="P4">
Modified Time: 2023-05-08T14:03:17-04:00</text:p>
      <text:p text:style-name="P4">
Description: None</text:p>
      <text:p text:style-name="P4">
Videos: []</text:p>
      <text:p text:style-name="P4">
Audios: ["<text:a xlink:type="simple" xlink:href="https://www.rfa.org/mandarin/yataibaodao/junshiwaijiao/lf-05082023131849.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57" text:anchor-type="as-char" svg:width="6.9236in" svg:height="4.612011in" draw:z-index="0">
<draw:image xlink:href="../Images/rfamandarin/2023-05-08T13-32-00-04-00/000000.png" xlink:type="simple" xlink:show="embed" xlink:actuate="onLoad" draw:mime-type="image/png"/>
</draw:frame>
A man in Beijing is near Huawei logo <text:a xlink:type="simple" xlink:href="https://www.rfa.org/mandarin/yataibaodao/junshiwaijiao/lf-05082023131849.html/@@images/image" text:style-name="Internet_20_link" text:visited-style-name="Visited_20_Internet_20_Link">
</text:a>
Associated Press picture <text:a xlink:type="simple" xlink:href="https://www.rfa.org/mandarin/yataibaodao/junshiwaijiao/lf-05082023131849.html/@@stream" text:style-name="Internet_20_link" text:visited-style-name="Visited_20_Internet_20_Link">
</text:a>
China intervention has become a hidden danger of Canada. Based on the protection of national security and protection of smart property rights, many top Canadian universities have announced the termination of research cooperation with China Telecom giant Huawei. Some experts said that this is a correct step. The research results of Canada should not be easily harvested in other countries.</text:p>
      <text:p text:style-name="P4">
<text:a xlink:type="simple" xlink:href="https://www.rfa.org/mandarin/yataibaodao/junshiwaijiao/lf-05202022125655.html" text:style-name="Internet_20_link" text:visited-style-name="Visited_20_Internet_20_Link">
<text:span text:style-name="T4">
 Based on the protection of Guoan Canada for the launch of the ban on Huawei and ZTE </text:span>
</text:a>
*<text:a xlink:type="simple" xlink:href="https://www.rfa.org/mandarin/Xinwen/wul-05202022074550.html" text:style-name="Internet_20_link" text:visited-style-name="Visited_20_Internet_20_Link">
<text:span text:style-name="T4">
 Canada blocked Huawei and China Construction 5G "strong dissatisfaction" </text:span>
</text:a>
The well -known University of Canada's University of Waterloo first announced that it would terminate all research partnership with Huawei Company last week. The University of Waterloo has confirmed that "through various legal mechanisms, exit clauses, and various programs to completely get rid of the relationship with Huawei."</text:p>
      <text:p text:style-name="P4">
<draw:frame draw:style-name="fr1" draw:name="Image58" text:anchor-type="as-char" svg:width="6.9236in" svg:height="3.153483in" draw:z-index="0">
<draw:image xlink:href="../Images/rfamandarin/2023-05-08T13-32-00-04-00/000001.png" xlink:type="simple" xlink:show="embed" xlink:actuate="onLoad" draw:mime-type="image/png"/>
</draw:frame>
The University of Waterloo was the first to announce the termination of cooperation with Huawei, which triggered a bone effect.(Waterloo University website)  <text:a xlink:type="simple" xlink:href="https://www.rfa.org/mandarin/yataibaodao/junshiwaijiao/lf-05082023131849.html/university.jpg" text:style-name="Internet_20_link" text:visited-style-name="Visited_20_Internet_20_Link">
</text:a>
Several top universities in Canada, including McGill University, University of Toronto, and University of Montreal, have announced that they will not have a new research agreement with Huawei.</text:p>
      <text:p text:style-name="P4">
The professor of the University of Ottawa Magarit McCuai, Professor Margaret McCuaig-Johnston, who has worked as a government department and has actively assisted China and Canada's science and technology cooperation. Partial ways.</text:p>
      <text:p text:style-name="P4">
She said that in the past, universities would always be worried that they lost their financial support when they lost Huawei. Under the new international situation, everything had new opportunities and seemed to lose, but it was not. "We are in the world's leading position in artificial intelligence, quantum computers, and aerospace technology. Therefore, the end of cooperation with Huawei does not affect our research and development capabilities. The funding gap will be supplemented by the federal government and other enterprises."</text:p>
      <text:p text:style-name="P4">
As early as the Meng Wanzhou incident, some Canadian experts had warned that Huawei made large -scale investment in Canada and became a big winner in harvesting Canadian R &amp; D technology.</text:p>
      <text:p text:style-name="P4">
Although the Meng Wanzhou incident occurred at the end of 2018, the Canadian government did not announce the prohibition of Huawei from participating in 5G construction until May last year, and the university was not allowed to continue to cooperate with Huawei at the time.</text:p>
      <text:p text:style-name="P4">
In February of this year, the Canadian government tightened the policy and announced that the Federal Research Assistance Committee would refuse to provide funds for institutional projects that contacted foreign governments and risked national security.</text:p>
      <text:p text:style-name="P4">
Because the United States has a high alertness to scientific research, Huawei has aimed at Canada at more than ten years ago. In addition to allocating large funds to various research universities each year, 8 private research institutions in Canada have also been set up.</text:p>
      <text:p text:style-name="P4">
Last year, when Huawei founder Ren Zhengfei accepted the media interview, he praised "Canadian University is very good. The three artificial intelligence in the world in the world are in Canada, and Canada will become the next Silicon Valley."</text:p>
      <text:p text:style-name="P4">
Chrisdop Parsons, a senior researcher at the University of Toronto(Christopher Parsons)Said that maybe Huawei is not really doing things for the Chinese government, but China is an arbitrary and casual country, and no one can ensure what will happen. "That is a risk management strategy, a strategy related to national security. The United States has begun to protect its sensitive scientific and technological research very early. It does not share with China. Of course, we need to take cautious steps to protect ourselves."</text:p>
      <text:p text:style-name="P4">
Canadian Industry Minister Shang Pengfei(François-Philippe Champagne)Expressing the actions of universities, he said in tweet: "Research security is the responsibility of all related partners."</text:p>
      <text:p text:style-name="P4">
Reporter: Liu Fei Responsible Editor: Jiayuan.com editor: Ruizhe</text:p>
      <text:p text:style-name="P4">
News Source: <text:a xlink:type="simple" xlink:href="https://www.rfa.org/mandarin/yataibaodao/junshiwaijiao/lf-05082023131849.html" text:style-name="Internet_20_link" text:visited-style-name="Visited_20_Internet_20_Link">
https://www.rfa.org/mandarin/yataibaodao/junshiwaijiao/lf-05082023131849.html</text:a>
</text:p>
      <!--NEWS-->
      <text:h text:style-name="P10" text:outline-level="1">
<text:span text:style-name="T4">
The Hong Kong Government wants to delete 183 projects such as "Yangcun" picture books in half a year</text:span>
</text:h>
      <text:p text:style-name="P4">
Author: None</text:p>
      <text:p text:style-name="P4">
Publisher: Radio Free Asia (Organization)</text:p>
      <text:p text:style-name="P4">
Published Time: 2023-05-08T13:38:12-04:00</text:p>
      <text:p text:style-name="P4">
Modified Time: 2023-05-08T13:38:1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9" text:anchor-type="as-char" svg:width="6.9236in" svg:height="4.612011in" draw:z-index="0">
<draw:image xlink:href="../Images/rfamandarin/2023-05-08T13-38-12-04-00/000000.png" xlink:type="simple" xlink:show="embed" xlink:actuate="onLoad" draw:mime-type="image/png"/>
</draw:frame>
On July 22, 2021, the Hong Kong police officer arrested a member of the General Trade Union of the Word Therapist, saying that they were "suspected of publishing incitement publications", which involved three children's picture books, including "Yangcun Guardian" and "Yangcun Twelve Warriors". And "Yangcun Taoist". <text:a xlink:type="simple" xlink:href="https://www.rfa.org/mandarin/Xinwen/7-05082023133808.html/@@images/image" text:style-name="Internet_20_link" text:visited-style-name="Visited_20_Internet_20_Link">
</text:a>
Associated Press Picture</text:p>
      <text:p text:style-name="P4">
According to technology company Google(Google)The latest "Information Public Report", the Hong Kong government proposed to Google 56 "removal requirements" to Google in the second half of 2022, involving 183 projects, including the "removal requirements for removal requirements for the" Yangcun "series of books from the Hong Kong police. "" ". But Google did not take action against "Yangcun".</text:p>
      <text:p text:style-name="P4">
In the "Information Public Report", Google pointed out that from July to December 2022, Google received the "removal requirements" of the Hong Kong government, involving 183 projects, which was the most six months since 2019. 55 of them involved "national security", 52 items involved "privacy and security", and the rest are related to "using other people's identity" and "fraud". Of the 183 projects, 128 projects were removed by the Hong Kong police. But Google did not take any action on 88 projects.</text:p>
      <text:p text:style-name="P4">
In response to the "Yangcun" series of books, Google said that the Hong Kong police claimed that these books were judged by the court as "instigating publication" and that the "Criminal Criminal Regulations" of Hong Kong laws, showing or printing related contents are criminal acts.</text:p>
      <text:p text:style-name="P4">
The Yangcun picture book case is a member of the Hong Kong Speaking therapist Federation of Words and Social Unions on the grounds that the National Security Department of the Hong Kong Police Department issued incitement publications and violated the National Security Law of the Hong Kong District, and the criminal litigation and social disputes caused by the Federation of Word Therapists. In 2022, five members of the Hong Kong speech therapist union involved in the case were founded by the Hong Kong courts to "conspiracy to release incitement publications", and five were sentenced to 19 months.</text:p>
      <text:p text:style-name="P4">
In Taiwan's current affairs commentator Sanpu pointed out to this station that the Hong Kong Government repeatedly required Google to delete the content on the grounds of the National Security Law. Google was to become the "white gloves" of the implementation of the "National Security Law of the Hong Kong District".</text:p>
      <text:p text:style-name="P4">
Editor -in -chief: Kaidi</text:p>
      <text:p text:style-name="P4">
News Source: <text:a xlink:type="simple" xlink:href="https://www.rfa.org/mandarin/Xinwen/7-05082023133808.html" text:style-name="Internet_20_link" text:visited-style-name="Visited_20_Internet_20_Link">
https://www.rfa.org/mandarin/Xinwen/7-05082023133808.html</text:a>
</text:p>
      <!--NEWS-->
      <text:h text:style-name="P10" text:outline-level="1">
<text:span text:style-name="T4">
Chinese mysterious "reusable use of spacecraft" returns to Jiuzhuo to fly on the orbit for 276 days</text:span>
</text:h>
      <text:p text:style-name="P4">
Author: None</text:p>
      <text:p text:style-name="P4">
Publisher: Radio Free Asia (Organization)</text:p>
      <text:p text:style-name="P4">
Published Time: 2023-05-08T13:42:43-04:00</text:p>
      <text:p text:style-name="P4">
Modified Time: 2023-05-08T13:42:5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0" text:anchor-type="as-char" svg:width="6.9236in" svg:height="4.612011in" draw:z-index="0">
<draw:image xlink:href="../Images/rfamandarin/2023-05-08T13-42-43-04-00/000000.png" xlink:type="simple" xlink:show="embed" xlink:actuate="onLoad" draw:mime-type="image/png"/>
</draw:frame>
China Jiuquan Satellite Launch Center <text:a xlink:type="simple" xlink:href="https://www.rfa.org/mandarin/Xinwen/8-05082023134238.html/@@images/image" text:style-name="Internet_20_link" text:visited-style-name="Visited_20_Internet_20_Link">
</text:a>
Associated Press Picture</text:p>
      <text:p text:style-name="P4">
According to the Chinese official media Xinhua News Agency on the 8th, the reusable test spacecraft launched by China at the Jiuquan Satellite Launch Center returned to the scheduled landing field on Monday after 276 days of flight. According to official media, the successful trial marks that China has achieved "important breakthroughs" for the research on spacecraft technology, and can provide a "more convenient and cheap" round -trip method for future space tasks.</text:p>
      <text:p text:style-name="P4">
However, according to Reuters, the official media did not explain in detail what the spacecraft was, which technologies were tested, how high it was, and its rail operation position since its launch in early August 2022. The image of the spacecraft has not been released to the public.</text:p>
      <text:p text:style-name="P4">
In 2021, a similar Chinese spacecraft flew to the edge of space and returned to Earth on the same day, and the task of execution was basically confidential. According to China's major aerospace contractors at that time, the "level" of the spacecraft landed on the earth.</text:p>
      <text:p text:style-name="P4">
Critics on Chinese social media speculate that Beijing has been developing an aerospace device similar to the US Air Force X-37B, an independent spacecraft that can stay on the track for many years.</text:p>
      <text:p text:style-name="P4">
The U.S. Air Force's unmanned and reusable X-37B returned to Earth in November last year after running for the track for more than 900 days, performing the sixth task.</text:p>
      <text:p text:style-name="P4">
Editor -in -chief: Kaidi</text:p>
      <text:p text:style-name="P4">
News Source: <text:a xlink:type="simple" xlink:href="https://www.rfa.org/mandarin/Xinwen/8-05082023134238.html" text:style-name="Internet_20_link" text:visited-style-name="Visited_20_Internet_20_Link">
https://www.rfa.org/mandarin/Xinwen/8-05082023134238.html</text:a>
</text:p>
      <!--NEWS-->
      <text:h text:style-name="P10" text:outline-level="1">
<text:span text:style-name="T4">
German media: Why is the German financial minister's visit to China cancel?</text:span>
</text:h>
      <text:p text:style-name="P4">
Author: None (Language: zh)</text:p>
      <text:p text:style-name="P4">
Publisher: None</text:p>
      <text:p text:style-name="P4">
Time: 2023-05-08T13:54:00Z</text:p>
      <text:p text:style-name="P4">
Description: On the occasion of Chinese Foreign Minister Qin Gang, the German Treasury Minister Lindona's meeting with Beijing to Beijing was temporarily canceled. The Frankfurt Report speculates the reasons. "New Zurich" is the special envoy Li Hui, who is sent to Ukraine in China.</text:p>
      <text:p text:style-name="P4">
Videos: []</text:p>
      <text:p text:style-name="P4">
Images: ["<text:a xlink:type="simple" xlink:href="https://static.dw.com/image/65415551_303.jpg" text:style-name="Internet_20_link" text:visited-style-name="Visited_20_Internet_20_Link">
65415551_303.jpg</text:a>
", "<text:a xlink:type="simple" xlink:href="https://static.dw.com/image/65553567_401.jpg" text:style-name="Internet_20_link" text:visited-style-name="Visited_20_Internet_20_Link">
65553567_401.jpg</text:a>
"]</text:p>
      <text:p text:style-name="P4">
Subject: 评论分析</text:p>
      <text:p text:style-name="P4">
Subjects: ['林德纳', '中德关系', '德中关系', '乌克兰特使', '李辉']</text:p>
      <text:p text:style-name="P4">
Keywords: ['意见反馈']</text:p>
      <text:p text:style-name="P4">
Id: 65553450</text:p>
      <!--METADATA-->
      <text:p text:style-name="P4">
<text:a xlink:type="simple" xlink:href="https://www.dw.com/zh/overlay/image/article/65553450/65415551" text:style-name="Internet_20_link" text:visited-style-name="Visited_20_Internet_20_Link">
 <draw:frame draw:style-name="fr1" draw:name="Image61" text:anchor-type="as-char" svg:width="6.9236in" svg:height="3.896998in" draw:z-index="0">
<draw:image xlink:href="../Images/dwzh/2023-05-08T13-54-00Z/65415551_303.jpg" xlink:type="simple" xlink:show="embed" xlink:actuate="onLoad" draw:mime-type="image/jpeg"/>
</draw:frame>
</text:a>
Minister of Education and Research, with the party with Lindner, visited Taiwan at the end of March. The German media speculated whether this was the reason behind Lindona's cancellation of the visit.</text:p>
      <text:p text:style-name="P4">
(Voice of Germany) "Frankfurt Report" wrote that China sent a contradiction signal to Germany. "The Beijing government has temporarily canceled the visit of the Federal Minister of Finance Lindner. Lindner was originally scheduled to meet with the Chinese Minister of Finance Liu Kun in the Chinese capital on Wednesday. At the same time, Chinese Foreign Minister will visit Germany this week."</text:p>
      <text:p text:style-name="P4">
The article asked, is this a signal issued by the Chinese government to the Liberal Democratic Party? The article wrote: "A long-lasting talks have been canceled because the time is not opened, which is guessed, there are other reasons behind it. One of them may be the Education and Research Minister of Education and Research of the Liberal Democratic Party, Steakwa Qing Ge visited Taiwan at the end of March. This is Taiwan, a member of the German government for more than 25 years.(https://www.dw.com/zh/zh/德部長訪台行程低調-中國批行徑惡劣/a-65021341)"</text:p>
      <text:p text:style-name="P4">
The article wrote: "<text:a xlink:type="simple" xlink:href="https://www.dw.com/zh/zh/德语媒体自民党主席在华遭冷遇/a-49717068" text:style-name="Internet_20_link" text:visited-style-name="Visited_20_Internet_20_Link">
</text:a>
Essence At the time of the Liberal Democratic Party, he visited Hong Kong. In this former British colony, he not only unveiled the Naoman Foundation of the Democratic Party, but also met with the opposition representatives. When he went to Beijing, the meeting with the high -level representatives of the Communist Party suddenly canceled it. The remaining talks are also allegedly uncomfortable. "</text:p>
      <text:h text:style-name="P12" text:outline-level="3">
<text:span text:style-name="T4">
German minister to visit Taiwan for 26 years, how to avoid stimulating Beijing?</text:span>
</text:h>
      <text:p text:style-name="P4">
Ukrainian envoy of China</text:p>
      <text:p text:style-name="P4">
"New Zurich" report <text:a xlink:type="simple" xlink:href="https://www.dw.com/zh/zh/战争以来首次习近平与泽连斯基举行电话会谈/a-65440795" text:style-name="Internet_20_link" text:visited-style-name="Visited_20_Internet_20_Link">
</text:a>
Who is the person? "The Chinese government announced that Li Hui, the former Chinese ambassador to Russia, will mediate between the war."</text:p>
      <text:p text:style-name="P4">
The article wrote: "Li Hui knows more Chinese politics than any other Chinese, which has almost no doubt. The political person born in Heilongjiang, Northeast Province in 1953, has been the Chinese in Moscow, who has been in Moscow, who has been in Heilongjiang, Northeast Province in 1953 to 2019. Ambassador. During this period, Xi Jinping visited Russia nine times. "</text:p>
      <text:p text:style-name="P4">
<draw:frame draw:style-name="fr1" draw:name="Image62" text:anchor-type="as-char" svg:width="6.9236in" svg:height="3.896998in" draw:z-index="0">
<draw:image xlink:href="../Images/dwzh/2023-05-08T13-54-00Z/65553567_401.jpg" xlink:type="simple" xlink:show="embed" xlink:actuate="onLoad" draw:mime-type="image/jpeg"/>
</draw:frame>
(Data Picture) Special envoy of China and Li Hui, former ambassador to Moscow, who sent to Ukraine</text:p>
      <text:p text:style-name="P4">
The article wrote: "Li Hui is a Chinese political person with a strong Soviet background. He speaks fluent Russian, like many Chinese foreign officials of the same era. Li Zeng in the early 1970s, 1980s and 1990s Eastern European Division, he is a lover of Tolstoy and Dutchyevsky literary works. During this period, Beijing sent him twice to China Embassy in Moscow. In 1991 and 1992, Li personally experienced the disintegration of the Soviet Union in person. "</text:p>
      <text:p text:style-name="P4">
The article quotes Alexandergabubuew, the center of Berlin Kaneki Russia and Eurasia, said: "'Choose Lee as a special envoy, given its political experience, it is a logical step.' But his appointment should not be regarded as Beijing as Beijing Evidence of pro -Russian positions. Xi more wants a person who really understands the area ... but Li Hui is indeed considered friendly to Russia. As one of the very few foreigners, he was awarded the famous friendship by Putin medal."</text:p>
      <text:p text:style-name="P4">
The article wrote: "It is probably a good chess chess to send Li Hui as a special envoy to Ukraine, so that his critics, especially those in Europe, have less arguments. But Gabev also said: 'The decision to appoint him to mediate does not mean that China really wants to change the situation of falling into a deadlock.' "</text:p>
      <text:p text:style-name="P4">
The article quoted Gabayev said: "Xi appointed Li Hui as a special envoy and would not lose anything. Sending this former diplomat to serve, it would bring more benefits to Beijing on other lines. 'Li Hui established a contact in Ukraine You can pave the way for Beijing, and you can participate in the reconstruction when the war is over. '"</text:p>
      <text:p text:style-name="P4">
<text:span text:style-name="T5">
Inding the content of other media, does not represent the position or view of the Voice of Germany. _ </text:span>
 _ 吧 _</text:p>
      <text:p text:style-name="P4">
News Source: <text:a xlink:type="simple" xlink:href="https://www.dw.com/zh/德语媒体：德国财长访华为何被取消？/a-65553450" text:style-name="Internet_20_link" text:visited-style-name="Visited_20_Internet_20_Link">
https://www.dw.com/zh/德语媒体：德国财长访华为何被取消？/a-65553450?maca=chi-rss-chi-all-1127-rdf</text:a>
</text:p>
      <!--NEWS-->
      <text:h text:style-name="P10" text:outline-level="1">
<text:span text:style-name="T4">
Global economic growth has slowed down the transaction volume of the Canton Fair without reaching the level before the epidemic</text:span>
</text:h>
      <text:p text:style-name="P4">
Author: None (Language: zh)</text:p>
      <text:p text:style-name="P4">
Publisher: None</text:p>
      <text:p text:style-name="P4">
Time: 2023-05-08T14:11:00Z</text:p>
      <text:p text:style-name="P4">
Description: Bloomberg analysis pointed out that due to the rise in prices and interest rates, high inventory rates, and the braking role of the U.S. -Europe market consumption demand on the U.S. and European markets, it is expected that China's exports will decline this year after a record last year. This is reflected in the transaction volume of the Canton Fair this spring. At the same time, some views believe that China's economic rebound is less than expected.</text:p>
      <text:p text:style-name="P4">
Videos: []</text:p>
      <text:p text:style-name="P4">
Images: ["<text:a xlink:type="simple" xlink:href="https://static.dw.com/image/61191964_303.jpg" text:style-name="Internet_20_link" text:visited-style-name="Visited_20_Internet_20_Link">
61191964_303.jpg</text:a>
"]</text:p>
      <text:p text:style-name="P4">
Subject: 经济纵横</text:p>
      <text:p text:style-name="P4">
Subjects: ['岛屿主权争端', '专题报道：全景观看“习马会”', '中国', '中共十九大', '德中关系']</text:p>
      <text:p text:style-name="P4">
Keywords: ['中国', '广交会', '经济', '进出口', '欧美市场', '需求疲软', '疫情', '经济反弹', '地缘政治']</text:p>
      <text:p text:style-name="P4">
Id: 65553644</text:p>
      <!--METADATA-->
      <text:p text:style-name="P4">
<text:a xlink:type="simple" xlink:href="https://www.dw.com/zh/overlay/image/article/65553644/61191964" text:style-name="Internet_20_link" text:visited-style-name="Visited_20_Internet_20_Link">
 <draw:frame draw:style-name="fr1" draw:name="Image63" text:anchor-type="as-char" svg:width="6.9236in" svg:height="3.896998in" draw:z-index="0">
<draw:image xlink:href="../Images/dwzh/2023-05-08T14-11-00Z/61191964_303.jpg" xlink:type="simple" xlink:show="embed" xlink:actuate="onLoad" draw:mime-type="image/jpeg"/>
</draw:frame>
</text:a>
On April 13 this year, data released by the General Administration of Customs of China showed that the total value of China's import and export in the first quarter of this year was 1.44 trillion US dollars, a year -on -year decrease of 2.9%.</text:p>
      <text:p text:style-name="P4">
(Voice of Germany) According to the China Daily, the largest trade conference Canton Fair, China, which ended last week, was superimposed on the spot and online. The top 90 % of the epidemic in the fall of 2019.</text:p>
      <text:p text:style-name="P4">
This is the first time that the new crown epidemic broke out in China at the end of 2019, the Canton Fair has been fully restored offline. During the held in the spring of this year, Chinese officials were also trying to attract foreign investment to return to China.</text:p>
      <text:p text:style-name="P4">
However, Bloomberg wrote that the total transaction volume this spring was far lower than the peak of 38 billion US dollars in 2008, and it was also lower than the level of US $ 30 billion in the outbreak of the epidemic in 2019.</text:p>
      <text:p text:style-name="P4">
On April 13 this year, the China Customs General Administration released <text:a xlink:type="simple" xlink:href="https://www.dw.com/zh/zh/中国一季度与俄进出口大增与欧美日贸易下降/a-65305566" text:style-name="Internet_20_link" text:visited-style-name="Visited_20_Internet_20_Link">
</text:a>
In the first quarter of this year, China's total import and export value was US $ 1.44 trillion, a year -on -year decrease of 2.9%. However, in March, China exported 31.559 billion US dollars, an increase of 14.8%year -on -year, far exceeding the estimated negative growth.</text:p>
      <text:p text:style-name="P4">
Bloomberg analysis pointed out that due to the rise in prices and interest rates, high inventory rates, and the braking role of the U.S. -Europe market consumption demand on the U.S. and European markets, it is expected that China's exports will decline this year after a record last year.</text:p>
      <text:p text:style-name="P4">
The sales representative of the company's sales representatives for Walmart Inc. and Costco WHOLESALECORATION said that in an interview with Bloomberg News Agency at the Canton Fair that the demand for the US market is very weak. This is the earlier time this year. The exhibition of home supplies held in Chicago, USA has been revealed. "Our big customers have not placed new orders because they say they are still digesting for inventory," he said.</text:p>
      <text:p text:style-name="P4">
The sales representative of a paper towel box and a hand -washing bottle factory in Dongguan also said to Bloomberg: "No one places orders, they are just looking at the price."</text:p>
      <text:p text:style-name="P4">
At the end of April this year, China's official purchasing manager index PMI showed that <text:a xlink:type="simple" xlink:href="https://www.dw.com/zh/zh/出人意料中国经济指数四月出现滑坡/a-65475440" text:style-name="Internet_20_link" text:visited-style-name="Visited_20_Internet_20_Link">
</text:a>
Essence The purchasing manager index dropped from 51.9 to 49.2. Experts generally believe that the atmosphere of the downturn in China's industrial field is mainly due to weakness with global demand.</text:p>
      <text:p text:style-name="P4">
But even if the demand has picked up, some sellers are still worried that buyers may still choose to purchase from markets outside China. Because the extremely strict epidemic prevention measures implemented in China last year suppressed the industrial chain and increased the difficulty of production and delivery. In this case, many companies have diversified purchases.</text:p>
      <text:p text:style-name="P4">
In addition, in the case of intensified geopolitical tensions, such as many American and Canadian buyers are more inclined to place new orders in regions outside China.</text:p>
      <text:h text:style-name="P12" text:outline-level="3">
<text:span text:style-name="T4">
2023 Two Sessions New Prime Minister Li Qiang completed the first show</text:span>
</text:h>
      <text:p text:style-name="P4">
At the same time, some European and American companies said they may overestimate the speed of rebounding from the Chinese economy from the epidemic blockade.</text:p>
      <text:p text:style-name="P4">
The British "Financial Times" reported that Qualcomm President and CEO Cristianoamon told analysts last week: "The overall expectation of the outside world is that after re -opening, the Chinese market will rebound. But we have not seen these signs yet. ","</text:p>
      <text:p text:style-name="P4">
Chris Nassetta, CEO of Hilton, also said: "China's profit contribution this year will not be as expected as I look forward to."</text:p>
      <text:p text:style-name="P4">
Air Finland also said that economic recovery is "slower than many people."</text:p>
      <text:p text:style-name="P4">
But there are also some companies' evaluations are very optimistic. For example, the world's largest luxury group LVMH in the first quarter of this year <text:a xlink:type="simple" xlink:href="https://www.dw.com/zh/zh/imf中国重新开放推动亚太经济增长/a-65501225" text:style-name="Internet_20_link" text:visited-style-name="Visited_20_Internet_20_Link">
</text:a>
Essence Chief Financial Officer said that he was "very optimistic" in the restoration of the Chinese market.</text:p>
      <text:p text:style-name="P4">
Budweiser beer also stated at the recent financial report conference calling "the Chinese market is back."</text:p>
      <text:p text:style-name="P4">
Daviddonabedian, chief investor of the Private Wealth Management of the Empire Commercial Bank of Canada, told the Financial Times that the differences in this judgment reflect that some observers predict the "large -scale rebound" of economic activities, and Other observers hope to promote growth through more loose monetary policy.</text:p>
      <text:p text:style-name="P4">
He said: "There is an expectation that economic recovery is like a spring ... (but actually) is just a good improvement and no explosive growth."</text:p>
      <text:p text:style-name="P4">
(Bloomberg, Financial Times)</text:p>
      <text:p text:style-name="P4">
News Source: <text:a xlink:type="simple" xlink:href="https://www.dw.com/zh/全球经济增长放缓-广交会交易量未达疫情前水平/a-65553644" text:style-name="Internet_20_link" text:visited-style-name="Visited_20_Internet_20_Link">
https://www.dw.com/zh/全球经济增长放缓-广交会交易量未达疫情前水平/a-65553644?maca=chi-rss-chi-all-1127-rdf</text:a>
</text:p>
      <!--NEWS-->
      <text:h text:style-name="P10" text:outline-level="1">
<text:span text:style-name="T4">
In March of this year, Germany's industrial production declined throughout the year's economic situation is still not optimistic</text:span>
</text:h>
      <text:p text:style-name="P4">
Author: None (Language: zh)</text:p>
      <text:p text:style-name="P4">
Publisher: None</text:p>
      <text:p text:style-name="P4">
Time: 2023-05-08T14:15:00Z</text:p>
      <text:p text:style-name="P4">
Description: Although the reduction of production is expected, the decrease is more than the expectations of economists. This also made the expectations of German economic recovery.</text:p>
      <text:p text:style-name="P4">
Videos: []</text:p>
      <text:p text:style-name="P4">
Images: ["<text:a xlink:type="simple" xlink:href="https://static.dw.com/image/55883243_303.jpg" text:style-name="Internet_20_link" text:visited-style-name="Visited_20_Internet_20_Link">
55883243_303.jpg</text:a>
", "<text:a xlink:type="simple" xlink:href="https://static.dw.com/image/59602078_401.jpg" text:style-name="Internet_20_link" text:visited-style-name="Visited_20_Internet_20_Link">
59602078_401.jpg</text:a>
"]</text:p>
      <text:p text:style-name="P4">
Subject: 经济纵横</text:p>
      <text:p text:style-name="P4">
Subjects: ['绿色和平', '能源转型', '穹顶之下', '环境保护']</text:p>
      <text:p text:style-name="P4">
Keywords: ['工业生产', '德国经济', '汽车工业', '利息', '环保']</text:p>
      <text:p text:style-name="P4">
Id: 65553856</text:p>
      <!--METADATA-->
      <text:p text:style-name="P4">
<text:a xlink:type="simple" xlink:href="https://www.dw.com/zh/overlay/image/article/65553856/55883243" text:style-name="Internet_20_link" text:visited-style-name="Visited_20_Internet_20_Link">
 <draw:frame draw:style-name="fr1" draw:name="Image64" text:anchor-type="as-char" svg:width="6.9236in" svg:height="3.896998in" draw:z-index="0">
<draw:image xlink:href="../Images/dwzh/2023-05-08T14-15-00Z/55883243_303.jpg" xlink:type="simple" xlink:show="embed" xlink:actuate="onLoad" draw:mime-type="image/jpeg"/>
</draw:frame>
</text:a>
(Voice of Germany Chinese) The bad economic data followed: After the news of exports and decreased orders came, in March this year's industrial output in Germany also the largest decline in the past year. According to data released by the Federal Department of Statistics on Monday, the output of industrial, construction and energy supply industries decreased by 3.4%compared with the previous month. Although analysts had previously made an estimated production reduction in industrial production in March, it is expected that the decrease is only 1.5%. However, in view of the significant growth in January, the output of factory production in the first quarter of this year still increased by 2.5%over the previous quarter.</text:p>
      <text:p text:style-name="P4">
Elmarvölker, an economist of Babu State Bank, said: "This is another bad news from the German industry. The data released today proves that the risk of economic recession has not disappeared." As the largest economy in Europe in Europe, In the first quarter of this year, Germany passed by the economic recession: Following the economic decline last year, the GDP of Germany in the first quarter of this year was stagnant. If the national economy has declined for two consecutive quarters, it is considered an economic recession.</text:p>
      <text:p text:style-name="P4">
On Monday, the German Ministry of Economic Affairs still positively evaluated the economic development of the next few months. Relevant experts said: "<text:a xlink:type="simple" xlink:href="https://www.dw.com/zh/zh/imf预测今年全球增长28-英德呈负增长/a-65289504" text:style-name="Internet_20_link" text:visited-style-name="Visited_20_Internet_20_Link">
</text:a>
Clamer, Chief Economist of Commercial Bank(Jörging creams)Said: "Unlike most economists, we believe that economic recovery will not occur in the second half of this year, and it is more likely that the total national product has shrunk." He said that many areas in the world are raising interest rates This will affect the demand for "manufacturing" products in Germany.</text:p>
      <text:p text:style-name="P4">
<draw:frame draw:style-name="fr1" draw:name="Image65" text:anchor-type="as-char" svg:width="6.9236in" svg:height="3.896998in" draw:z-index="0">
<draw:image xlink:href="../Images/dwzh/2023-05-08T14-15-00Z/59602078_401.jpg" xlink:type="simple" xlink:show="embed" xlink:actuate="onLoad" draw:mime-type="image/jpeg"/>
</draw:frame>
After the car output rose briefly, March began to fall. The picture shows the production line of the BMW i4 model.</text:p>
      <text:h text:style-name="P12" text:outline-level="3">
<text:span text:style-name="T4">
Auto manufacturing, machinery manufacturing, and high -energy consumption industries are "reducing production"</text:span>
</text:h>
      <text:p text:style-name="P4">
In March of this year, the output in the industrial field decreased by 3.3%month -on -month. The German Ministry of Economic Affairs stated that the decline in the total output value of the industry was mainly caused by the automotive industry. In March of this year, the production volume of the German automotive industry decreased by 6.5%month -on -month, while mechanical manufacturing decreased by 3.4%. The output of high -energy consumption industries has also declined significantly, of which the output of the chemical industry has decreased by 2.0%.</text:p>
      <text:p text:style-name="P4">
Claimer of Commercial Bank said: "The decline in industrial production is also a adjustment after the rapid growth of the previous period, such as the automotive industry. However, in terms of trend, production may continue to maintain a decline in the next few months."</text:p>
      <text:p text:style-name="P4">
The decline in the construction industry was 4.6%. High interest and rising material prices have caused the construction industry to be troubled, and a series of construction projects have been stopped. However, the output of the energy supply industry increased by 0.8%.</text:p>
      <text:h text:style-name="P12" text:outline-level="3">
<text:span text:style-name="T4">
supply shortage no longer constitutes a serious problem</text:span>
</text:h>
      <text:p text:style-name="P4">
The German industry will face severe tests this year. Alexander Krüger, chief economist of HAUCK AUFHkUser Lampe private bank, said: "<text:a xlink:type="simple" xlink:href="https://www.dw.com/zh/zh/坚持遏制通胀战略-欧洲央行再次加息/a-65028733" text:style-name="Internet_20_link" text:visited-style-name="Visited_20_Internet_20_Link">
</text:a>
"He said that the decline in the new business volume in March this year was comparable to the peak period of the new crown epidemic: the number of signing orders decreased by 10.7%compared with the previous month.</text:p>
      <text:p text:style-name="P4">
News that is beneficial to industrial production is the situation where raw materials and early product supply are in short supply. In April, the complaint of industrial enterprises on supply bottlenecks declined for seventh consecutive month. Only about 39%of the company said that the supply problem still exists, which is the lowest figure in the past two years.(Germany, Agence France -Presse, Reuters)</text:p>
      <text:p text:style-name="P4">
News Source: <text:a xlink:type="simple" xlink:href="https://www.dw.com/zh/今年三月德国工业产量下滑-全年经济形势仍不乐观/a-65553856" text:style-name="Internet_20_link" text:visited-style-name="Visited_20_Internet_20_Link">
https://www.dw.com/zh/今年三月德国工业产量下滑-全年经济形势仍不乐观/a-65553856?maca=chi-rss-chi-all-1127-rdf</text:a>
</text:p>
      <!--NEWS-->
      <text:h text:style-name="P10" text:outline-level="1">
<text:span text:style-name="T4">
Column | Night Talk Zhongnanhai: Does Liu Asia really oppose fighting Taiwan?</text:span>
</text:h>
      <text:p text:style-name="P4">
Author: None</text:p>
      <text:p text:style-name="P4">
Publisher: Radio Free Asia (Organization)</text:p>
      <text:p text:style-name="P4">
Published Time: 2023-05-08T14:52:29-04:00</text:p>
      <text:p text:style-name="P4">
Modified Time: 2023-05-08T14:52:29-04:00</text:p>
      <text:p text:style-name="P4">
Description: None</text:p>
      <text:p text:style-name="P4">
Videos: []</text:p>
      <text:p text:style-name="P4">
Audios: ["<text:a xlink:type="simple" xlink:href="https://www.rfa.org/mandarin/zhuanlan/yehuazhongnanhai/gx-0508202314175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6" text:anchor-type="as-char" svg:width="6.9236in" svg:height="4.332834in" draw:z-index="0">
<draw:image xlink:href="../Images/rfamandarin/2023-05-08T14-52-29-04-00/000000.png" xlink:type="simple" xlink:show="embed" xlink:actuate="onLoad" draw:mime-type="image/png"/>
</draw:frame>
In 1949, he participated in the Battle of Kinmen Guning, and the soldiers who were defeated by the soldiers were taken care of at the beach. <text:a xlink:type="simple" xlink:href="https://www.rfa.org/mandarin/zhuanlan/yehuazhongnanhai/gx-05082023141759.html/@@images/image" text:style-name="Internet_20_link" text:visited-style-name="Visited_20_Internet_20_Link">
</text:a>
Web image  <text:a xlink:type="simple" xlink:href="https://www.rfa.org/mandarin/zhuanlan/yehuazhongnanhai/gx-05082023141759.html/@@stream" text:style-name="Internet_20_link" text:visited-style-name="Visited_20_Internet_20_Link">
</text:a>
Recently, a number of media reported that Wang Dan's attention to Liu Ya's "may be sentenced to death" said that it was "one of the reasons for Liu Asia to be reinforced, which is likely to be because Liu is against the force of force."</text:p>
      <text:p text:style-name="P4">
Wang Dan believes: "There are various opinions on the outside world about Liu Ya's being rectified. But I think that the possibility has ignored the possibility: Liu Asia is the most powerful of the Chinese Communist Party's senior generals who have clearly opposed the military attack on Taiwan."</text:p>
      <text:p text:style-name="P4">
Wang Dan said that during his time when he was a visiting scholar at Stanford University, he saw a collection of Liu Asia in the East Asia Library. Among them, there was a lot of space for his view of the Taiwan Strait.</text:p>
      <text:p text:style-name="P4">
Wang Dan analyzed: "First, Xi Jinping's all -time Liu Asia may be related to Liu Asia's position on the Taiwan issue. If so, this is the evidence of Xi Jinping's preparation for military attacks. There is a voice against force attacking Taiwan, Liu Ya is one, but it is likely not only Liu Asia. "</text:p>
      <text:p text:style-name="P4">
In fact, before Wang Dan spoke, there were already many outside comments articles with Mao Zuo in mainland China on the issue of Liu Asia's "opposition to the Taiwan" issue. For example, a more representative "Golden Gate Battle Review&gt;
 Anti -Dragon Scale" "Liu Asia" Liu Asia "concluded: The most important reason for Xi Jinping's anger is Liu Yaia's article:" Golden Gate Campaign Review ". As a general of the Chinese Air Force, which is studying the military, it should be said to be the highest authority in the military research of the Communist Party. Hope that the timetable for martial arts to attack Taiwan is almost jumping in paper, the importance of this military research article is self -evident. This was originally the best military reference for Xi Jinping to attack Taiwan, but his research results exactly unified China to Xi Jinping, and splashed a pot of cold water with his head and faced with his head.</text:p>
      <text:p text:style-name="P4">
In the opinion of the author, the first mistake made by the author who made the above analysis was that he did not understand the time and the background of the "Golden Gate Campaign" and the background of the representative work of "Kinmen Battle" in Asia.</text:p>
      <text:p text:style-name="P4">
In fact, do a little more homework on the Internet to confirm that Liu Asia's "Golden Gate Battle Review -Commemorating my dear dad, East China Field Army Twenty -first Army Liu Jiande" started 22 years ago, which was 22 years ago, which was also 22 years ago. 2001.</text:p>
      <text:p text:style-name="P4">
In July 2004, "Sina Military" in Mainland China reprinted the article "China Youth Daily" published in the article "The Air Force will review the losses of the golden gate and the new war method to come out", which is said to be the "Strategic Air Force" plan of the mainland military, 15 generals such as generals promoted a series of major actions, and the Xinai Strait was already tight. Since April 2004), the article "Review of the Golden Gate Campaign" by Lieutenant General Liu Asia, deputy political commissar of the Mainland China Air Force, has been circulated on dozens of Chinese websites in mainland China. In response to this article, the Taiwan military held an official discussion and regarded this as a turning point of the PLA's strategy of Taiwan. In view of Liu Asia's identity and background, as soon as this article comes out, it shakes both sides of the Taiwan Strait. Professor Xu Yan, director of the Strategic Research Office of the National Defense University, told reporters that the PLA was not the same as before. The mainland military suddenly reviewed the Battle of the Golden Gate, which may show that in order to prevent Taiwan's leaders from breaking through the Taiwan independence bottom line, the mainland struggle against Taiwan has entered the final stage of military preparation.</text:p>
      <text:p text:style-name="P4">
This article published in July 2004 reminded: Liu Asia's "Golden Gate Campaign Review" has more than 28,000 words. According to the tips in the article, it can be seen that the article was written in 2001.</text:p>
      <text:p text:style-name="P4">
In 2001, Liu Asia was only the rank of major general, and the specific position was the director of the Political Department of the Beijing Military Region. At this time, Xi Jinping was only the governor of Fujian Province and a member of the 15th Central Committee. At that time, Wang Huning was only the deputy director of the Central Policy Research Office. At that time, Zhang Youxia was only the commander of the Army's Thirteenth Army.</text:p>
      <text:p text:style-name="P4">
In other words, Liu Asia's time to publish the "Kinmen Battle Review" was more time than Xi Jinping's "rejuvenation dream" that he "realized the motherland fully unified", and he said that it was more than ten years earlier for the purpose of using any means.</text:p>
      <text:p text:style-name="P4">
As early as 1995, the author was already in Taiwan <text:a xlink:type="simple" xlink:href="https://www.google.com/search" text:style-name="Internet_20_link" text:visited-style-name="Visited_20_Internet_20_Link">
</text:a>
He has published a book "New Century Prophecy from" August "from" August "to" Eight of the River ". This is why Liu Asia's "Golden Gate Campaign Review" was released, and the cross -strait experts from Taiwan recommended to the author soon, saying that "General Liu confirmed that your" Strait has no war ".</text:p>
      <text:p text:style-name="P4">
After the author read this masterpiece of Liu Asia at that time, the most impressed was the one of them: Chairman Jiang said: "There will be a battle in the Taiwan Strait."</text:p>
      <text:p text:style-name="P4">
Recently, after Liu Asia's rumor of "might be sentenced to death" was fired, I read this masterpiece of Liu Asia again. Reuse Liu Asia.</text:p>
      <text:p text:style-name="P4">
The opening of the "Golden Gate Battle Campaign" of Liu Yaia was: On October 24, 1949, the 24th day of the founding of New China, more than 9,000 regiments under the 28th Army of the People's Liberation Army crossed the sea to attack Kinmen and launched the Kinmen battle. Three days and nights on the island, because the support of the back, the entire army was destroyed, was the only thorough defeat since the PLA army became the army. Although our army had a heavy loss of the Xiangjiang Battle, the Blood Blood of the West Road Army, the Hexi Corridor, and the South Anhui Incident, they were not destroyed by the entire army ... The island battle, the victory wins, and the defeat is not. This combat characteristic has not been broken to this day.</text:p>
      <text:p text:style-name="P4">
According to the author's opinion, Liu Ya's "Golden Gate Campaign Review" first expressed the biggest regret of Mao Zedong and the Communist Party regime. Because "although the Kinmen Battle is in a storm, it affects the overall situation. This impact still exists today."Liu Yaia wrote in the article: Jiang Jingguo believes that the battle of Kinmen is the turning point of the Kuomintang. Kinmen campaign is like a stitched heart, injected into the dying body of the Kuomintang. This party has survived again. In the past 50 years, the Kuomintang has seriously learned the lessons of losing the mainland and inspired to govern. Taiwan has undergone tremendous changes. Today's Taiwan, the economy shows the forest of the world alone. Military depends on the United States, and there is no shortage of housekeeping. Politics is westernized. It has become my confidant.</text:p>
      <text:p text:style-name="P4">
Liu Asia said: The strategic position of Kinmen is too important. It is located on the edge of the mainland, north and Matsulian, forming an amphibious edge. Kinmen is a bridgehead in Taiwan. Chiang Kai -shek said: "There is no Taiwan gate without a Taiwan gate, there is no Taiwan or Peng; there are Taiwan and the mainland." In history, Zheng Chenggong and Shi Lang attacked Taiwan. They all set off in Jin and Xiamen. In the enemy, Kinmen enters the inland, and the retreat can barrier. If Kinmen is in my hands, the traffic line of the Taiwan Strait is facing a great threat. Taiwan lost his former enemy. The army crossed the sea and made a night. To this day, if you want to solve the problem of Taiwan, you must first solve the Golden Gate problem.</text:p>
      <text:p text:style-name="P4">
After reading this paragraph, the author's impression was not exactly that Liu Asia opposed the force to solve the Taiwan problem. On the contrary, what he said here "to solve the problem of Taiwan must first solve the Golden Gate problem", of course, discuss from the perspective of force attacking Taiwan.</text:p>
      <text:p text:style-name="P4">
In the book, Liu Yaia particularly emphasized the meaning of "the significance of studying the Battle of Golden Gate."</text:p>
      <text:p text:style-name="P4">
According to Liu Asia: "Golden Gate Battle, our army traveled to a strait based on land, and landed in an island. At that time, our army general only saw that this was a water movement from shore to shore. The sports operation on the other side is just like attacking the river from the river and the river. In fact, the battle of Kinmen is an amphibious landing and anti -landing operation, which is the same as my future war. Taiwan is a magnifying Jinmen. The Eight Army is a narrowing of our army. The battle of Kinmen is a mirror that can be crowned and you can talk about gains and losses. Many problems exposed in the Battle of Kinmen still exist to varying degrees today. Although time cannot flow backwards, history can be repeated. In order to take the lessons of the blood of Kinmen, in order to stabilize the left coupon in the future battle of the Taiwan Strait. "</text:p>
      <text:p text:style-name="P4">
You are the officials and audiences, please note that Liu Yaia particularly emphasized that the battle of Kinmen was an amphibious landing and anti -landing battle, which is the same as the war model of liberating Taiwan in the future ... Only by taking the lessons of the blood of Kinmen, can we stabilize the left coupon in the future battle of the Taiwan Strait. "</text:p>
      <text:p text:style-name="P4">
After reading or listening to this article, don't you think it was too wronged to say that Liu Yaia opposed to force attacking Taiwan was too wrong?</text:p>
      <text:p text:style-name="P4">
As for why the CCP ’s PLA“ strengthens the study of defeat ”through the“ review ”of the Battle of Kinmen, Liu Ya is alerting to say:" There are a hundred father in victory, and failure is an orphan. . In this regard, we need the spirit of the U.S. military. U.S. military is still studying the Vietnam War today, but it is not attentive to the Gulf War and the Kosovo War. In the year, the U.S. military continued to read, which spent a lot of manpower and financial resources in this regard. Failure is alarm bell. Why is victory? We are begging. We are the opposite: the victory is strong and colorful, and the failure is gently brought. Studying the history of the war is also the history of the governance, and the Donghu pen is needed. We must avoid the tendency of the age of the "age in the age of the age, the age of the age; ","</text:p>
      <text:p text:style-name="P4">
As we all know, as early as the period of Jiang Zemin and Hu Jintao, a group of brain disabled experts represented by Jin Canrong and Zhang Zhaozhong appeared within the CCP, but they were actually mistaken for the country. Liu Ya, who was worried about this, reminded: "Today, the Taiwan army is no longer Jiang Jun, and Taiwan is not Kinmen. Besides, the Taiwan Strait operation will be tens of times more difficult than the Golden Gate operation. Taiwan. Since the self -preparation of the self -preparation, a smell that has been seen in the battle of Kinmen has gradually attacked. The previous year, the relevant departments demonstrated whether Taiwan can be beaten, ambitious, and strong. Faidi to!'Some said:' The Taiwan army is vulnerable, our army has stabilized vouchers. 'There is a newspaper and wrote it with a big title:' The missiles of our army can accurately hit Lee Teng -hui's desk Up. 'Last year, this department demonstrated how to fight, I went to participate, and I saw a mess. The heart floated into the air. I have a question: "Now raising my head is a satellite, my head is a radar, how to be in the eyes of the public. Below to Fujian to transport troops? "One person replied: 'That's not easy!Have you seen these seven -day long holidays? So many people in the country move on the train. We can choose a long vacation. Fujian. God does n’t know, I do n’t know!’I have a bitter smile. The organizer asked me to speak at the end. I only said one sentence:’ The biggest enemy is myself ’.”</text:p>
      <text:p text:style-name="P4">
It is this content that it will become the handle of the Maozuo in the Mainland of China in the future. It is believed that Liu Asia is "the ambition to grow an enemy and destroy his own prestige." As everyone knows, Liu Ya's painstaking is really a comment article as "Military News Network". The</text:p>
      <text:p text:style-name="P4">
In this article, Liu Ya also wrote passionately: "Fifty -two years ago, for the reunification of the motherland, my heroic people's PLA nine thousand healthy children crossed the sea without hesitation, and the blood was sprinkled with the sea. I heard their hateful shouts. Due to the coach of the coach, the commander lost, and the strong men were gone. Nine thousand unyielding hearts, in the thousands of years, who heeded with? History tells us that the general direction is wrong, there is even more, there are, there are, there are, there are, there are, there are, there are any directions, and there are even more directions. Thousands of loyal and brave people can only throw their heads empty and ask the sky. The battle of Kinmen is a valuable heritage of our army. Forgetting the past means losing again. "</text:p>
      <text:p text:style-name="P4">
This text has been expressed so much. However, the purpose of Liu Ya's "reviewing" the Battle of the Golden Gate is not just to promote the "defeat of attacks." fail!</text:p>
      <text:p text:style-name="P4">
In this article, Liu Ya also introduced: The Taiwan military textbooks wrote: ‘Before the battle of Guning’ s head, our military defensive island adopted a defensive battle. In the battle of Gu Ning's head, the Twenty -two Corps did not stop but attacked, laying the victory. Golden Gate, Matsu, and Taiwan are all islands, with different sizes. The combat of the defenders, Peng, Jin, and Maki are all anti -landing works</text:p>
      <text:p text:style-name="P4">
war. The anti -landing war is essentially defensive, but the offensive is necessary in combat operations. Because only by attacking means, it can destroy the enemy of landing and achieve the purpose of defense. This Guning head combat valuable experience also. ‘This shows that in the future, our army will attack Taiwan. Even if it is the island battle, the Taiwan army will also get offensive. Our army must be prepared to attack with the Taiwan army. "</text:p>
      <text:p text:style-name="P4">
On this basis, Liu Yaia also reminded that "I will fight against Taiwan in the future, be sure to do a good job in the future in the future."</text:p>
      <text:p text:style-name="P4">
Liu Asia said: This third force may be Japan, mainly the United States. I can assert that once the Taiwan Strait War broke out, the United States will inevitably participate in the war. There are four reasons: ① The United States has regarded the rise of China as the preferred goal in the 21st century. ② Taiwan has the geographical and political conditions of the United States and Japan. ③ The United States' commitment to Taiwan's security. ④ The value concept of Americans. It is not the United States if it does not interfere with other countries. Yesterday, we learned the principle of "the power out of the gun" from Chiang Kai -shek. Today, we should learn the principle of "sovereignty in the gun" from the Americans. Sovereignty cannot be defended with mouth, and can only use force. We must be prepared to fight against the U.S. military ... "</text:p>
      <text:p text:style-name="P4">
(This episode is chaired and broadcast by high -tech)(The article only represents the personal position and point of view of the special commentator))</text:p>
      <text:p text:style-name="P4">
News Source: <text:a xlink:type="simple" xlink:href="https://www.rfa.org/mandarin/zhuanlan/yehuazhongnanhai/gx-05082023141759.html" text:style-name="Internet_20_link" text:visited-style-name="Visited_20_Internet_20_Link">
https://www.rfa.org/mandarin/zhuanlan/yehuazhongnanhai/gx-05082023141759.html</text:a>
</text:p>
      <!--NEWS-->
      <text:h text:style-name="P10" text:outline-level="1">
<text:span text:style-name="T4">
China tighten data from overseas visiting scholars: unfavorable itself</text:span>
</text:h>
      <text:p text:style-name="P4">
Author: None</text:p>
      <text:p text:style-name="P4">
Publisher: Radio Free Asia (Organization)</text:p>
      <text:p text:style-name="P4">
Published Time: 2023-05-08T15:04:00-04:00</text:p>
      <text:p text:style-name="P4">
Modified Time: 2023-05-08T15:17:24-04:00</text:p>
      <text:p text:style-name="P4">
Description: None</text:p>
      <text:p text:style-name="P4">
Videos: []</text:p>
      <text:p text:style-name="P4">
Audios: ["<text:a xlink:type="simple" xlink:href="https://www.rfa.org/mandarin/yataibaodao/junshiwaijiao/jw-05082023123126.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67" text:anchor-type="as-char" svg:width="6.9236in" svg:height="4.92469in" draw:z-index="0">
<draw:image xlink:href="../Images/rfamandarin/2023-05-08T15-04-00-04-00/000000.png" xlink:type="simple" xlink:show="embed" xlink:actuate="onLoad" draw:mime-type="image/png"/>
</draw:frame>
Computer network cable appears above the Chinese flag <text:a xlink:type="simple" xlink:href="https://www.rfa.org/mandarin/yataibaodao/junshiwaijiao/jw-05082023123126.html/@@images/image" text:style-name="Internet_20_link" text:visited-style-name="Visited_20_Internet_20_Link">
</text:a>
Associated Press picture <text:a xlink:type="simple" xlink:href="https://www.rfa.org/mandarin/yataibaodao/junshiwaijiao/jw-05082023123126.html/@@stream" text:style-name="Internet_20_link" text:visited-style-name="Visited_20_Internet_20_Link">
</text:a>
According to the Wall Street Journal, the Chinese Communist Party's high -level officials have recently analyzed China's open source data for overseas think tanks to support tough policies in China. Therefore, it has enhanced the information review and cuts off the authority of overseas visits of Chinese databases. Some scholars believe that China ’s move not only affects its own technology and economic development, but also harms its international reputation.</text:p>
      <text:p text:style-name="P4">
<text:span text:style-name="T4">
<text:span text:style-name="T5">
 <text:a xlink:type="simple" xlink:href="https://www.rfa.org/mandarin/Xinwen/9-05072023155056.html" text:style-name="Internet_20_link" text:visited-style-name="Visited_20_Internet_20_Link">
</text:a>
 </text:span>
*  * </text:span>
<text:a xlink:type="simple" xlink:href="https://www.rfa.org/mandarin/yataibaodao/meiti/tj-05052023105036.html" text:style-name="Internet_20_link" text:visited-style-name="Visited_20_Internet_20_Link">
 </text:a>
***<text:a xlink:type="simple" xlink:href="https://www.rfa.org/mandarin/yataibaodao/junshiwaijiao/kw-04272023125613.html" text:style-name="Internet_20_link" text:visited-style-name="Visited_20_Internet_20_Link">
<text:span text:style-name="T4">
 Chinese revised "Anti -Spy Law" Bain's search attracted the attention of the United States </text:span>
</text:a>
According to the US media "Wall Street Journal" reported on May 8, a number of US think tanks who obtained and analyzed data from China's sensitive fields affected the US policy on the United States, causing the Chinese government to be highly alert, and began to restrict the authority of overseas visiting Chinese databases. Essence</text:p>
      <text:p text:style-name="P4">
The report quoted sources revealed that China ’s alert reports include the Georgetown University Safety and Emerging Technology Center. I wrote about the Chinese issue analysis report. Several reports of these reports quoted open source data from China, involving sensitive issues such as the "military -civilian integration" strategy, and the Chinese military's acquisition of advanced foreign chips.</text:p>
      <text:p text:style-name="P4">
The report also revealed that the National Internet Information Office of China notified many Chinese data providers in March this year, including Zhiwang and Wan De, and required restrictions on overseas access to related databases. Zhiwang then confirmed that this move has taken effect from April 1.</text:p>
      <text:p text:style-name="P4">
Timothyheath, an expert in China, China, said in writing that China may further damage international research on Chinese issues, including security issues related to security.</text:p>
      <text:p text:style-name="P4">
"Restricting access to academic databases in China will force scholars from all over the world to rely on other sources, including hostile Chinese foreign language sources. Therefore, restricting foreign scholars' decision to access Chinese academic databases may have a counterproductive effect and worsen the world's understanding of China. "He said," This will also cause the world to doubt. Because people think that there are many concealment in Beijing, so they dare not let the world observe their scholars' remarks, which will further damage the trust of China and the reputation of China. "</text:p>
      <text:p text:style-name="P4">
Many think tanks in Washington, USA have been committed to investigating and analyzing and issuing reports for many years. In recent years, it has been focused on Chinese issues. Scholars who work in these think tanks will also attend the U.S. Congress hearing to provide policy suggestions to American legislators and administrative authorities. The Wall Street Journal specifically pointed out that a senior researcher at the New American Security Center provided by the US -China Economic and Security Review Committee (USCC) in 2019 involves the assessment of China's national security and trade risks, as well as the Chinese army The operation of Fang in artificial intelligence has triggered the anxiety of the CCP's seniors.</text:p>
      <text:p text:style-name="P4">
The above reports also pointed out that the Chinese data platform is being reviewed at the negotiation stage and the upcoming contract, and related actions have affected cooperation with the Strategy and International Issues Research Center (CSIS) of Washington Think Tank. Not only that, Wan De has also cut off overseas access permissions involving specific databases such as company registration information.</text:p>
      <text:p text:style-name="P4">
Xia Ming, a professor of political science at New York University, told this station that Beijing's biggest concern is that the outside world uses these data to deconstruct the CCP's narrative. He believes that restricting overseas visiting Chinese databases is undoubtedly a "decourse" behavior, which will lead to the western equal restrictions, which will affect the progress of Chinese technology and economy.</text:p>
      <text:p text:style-name="P4">
<draw:frame draw:style-name="fr1" draw:name="Image68" text:anchor-type="as-char" svg:width="6.9236in" svg:height="4.61393in" draw:z-index="0">
<draw:image xlink:href="../Images/rfamandarin/2023-05-08T15-04-00-04-00/000001.png" xlink:type="simple" xlink:show="embed" xlink:actuate="onLoad" draw:mime-type="image/png"/>
</draw:frame>
The biggest concern in Beijing is that the outside world uses these data to deconstruct the CCP's narrative. The picture shows the monitoring camera installed on the lamp pillars of Beijing Tiananmen Square.(Associated Press information picture)  <text:a xlink:type="simple" xlink:href="https://www.rfa.org/mandarin/yataibaodao/junshiwaijiao/jw-05082023123126.html/ap19074185854509.jpg" text:style-name="Internet_20_link" text:visited-style-name="Visited_20_Internet_20_Link">
</text:a>
Xia Ming: "All economy, technology and academics are related. After all, the United States and allies are now the leading countries of global technology. They are open. If they have similar conflicts of the Cold War, they will be in China. There will be fatal damage. "</text:p>
      <text:p text:style-name="P4">
He believes that in order to restrict the opening of the United States' tough China policy to restrict its own database opening, the Chinese government's move to cover up the real information is "covering the ears and stealing bells." The blockade information will not only lose international trust at the diplomatic level, but also cannot persuade the public to accept the CCP's narrative.</text:p>
      <text:p text:style-name="P4">
As of press time, the above three think tanks and academic institutions have not responded to the station's inquiry on the subsequent measures to respond to Chinese measures.</text:p>
      <text:p text:style-name="P4">
In recent years, the Chinese authorities have repeatedly expanded the review of information on the grounds of national security. Related measures are not limited to the academic field. According to the China Media Finance News Agency on the 8th, the Suzhou National Security Bureau has recently searched the Suzhou Branch of Kaisheng Rongying Information Technology Company in the name of hazarding national security. Related actions are also one of the measures that the authorities have adopted by the authorities' consulting and auditing industry since the scope of the Anti -Spy Law expanded to the case, which has caused the industry to fluctuate. The report pointed out that some of the Chinese consulting and investigation agencies in the development of party and government agencies and secret units with secret units provide customers with sensitive information consulting, which endangers national security and development interests.</text:p>
      <text:p text:style-name="P4">
Reporter: Jingwei Responsible Editor: He Ping.com Editor: He Fu</text:p>
      <text:p text:style-name="P4">
News Source: <text:a xlink:type="simple" xlink:href="https://www.rfa.org/mandarin/yataibaodao/junshiwaijiao/jw-05082023123126.html" text:style-name="Internet_20_link" text:visited-style-name="Visited_20_Internet_20_Link">
https://www.rfa.org/mandarin/yataibaodao/junshiwaijiao/jw-05082023123126.html</text:a>
</text:p>
      <!--NEWS-->
      <text:h text:style-name="P10" text:outline-level="1">
<text:span text:style-name="T4">
"If you have a letter, you will be recovered"? 709 Lawyer Zhou Shifeng to the Supreme Court</text:span>
</text:h>
      <text:p text:style-name="P4">
Author: None</text:p>
      <text:p text:style-name="P4">
Publisher: Radio Free Asia (Organization)</text:p>
      <text:p text:style-name="P4">
Published Time: 2023-05-08T15:24:00-04:00</text:p>
      <text:p text:style-name="P4">
Modified Time: 2023-05-08T16:07:27-04:00</text:p>
      <text:p text:style-name="P4">
Description: None</text:p>
      <text:p text:style-name="P4">
Videos: []</text:p>
      <text:p text:style-name="P4">
Audios: ["<text:a xlink:type="simple" xlink:href="https://www.rfa.org/mandarin/yataibaodao/renquanfazhi/cm-0508202312133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69" text:anchor-type="as-char" svg:width="6.9236in" svg:height="4.935857in" draw:z-index="0">
<draw:image xlink:href="../Images/rfamandarin/2023-05-08T15-24-00-04-00/000000.png" xlink:type="simple" xlink:show="embed" xlink:actuate="onLoad" draw:mime-type="image/png"/>
</draw:frame>
On September 25, 2022, the lawyer Zhou Shifeng was released in Beijing after being released. <text:a xlink:type="simple" xlink:href="https://www.rfa.org/mandarin/yataibaodao/renquanfazhi/cm-05082023121334.html/@@images/image" text:style-name="Internet_20_link" text:visited-style-name="Visited_20_Internet_20_Link">
</text:a>
RFA data chart/exclusively provided by the respondent <text:a xlink:type="simple" xlink:href="https://www.rfa.org/mandarin/yataibaodao/renquanfazhi/cm-05082023121334.html/@@stream" text:style-name="Internet_20_link" text:visited-style-name="Visited_20_Internet_20_Link">
</text:a>
Recently, the "709 arrest" incident in China was sentenced to Zhang Jun, the director of the Supreme People's Court of the Supreme People's Court of the Supreme People's Court, and reiterated that the case was a false case created by the "Sun Li Military Political Gang", and the trial process was seriously illegal. So, how will the Supreme Court who claims to "have a letter will recover"?</text:p>
      <text:p text:style-name="P4">
<text:a xlink:type="simple" xlink:href="https://www.rfa.org/mandarin/yataibaodao/renquanfazhi/gf1-09262022072152.html" text:style-name="Internet_20_link" text:visited-style-name="Visited_20_Internet_20_Link">
</text:a>
</text:p>
      <ul>
        <li>
<text:span text:style-name="T4">
<text:a xlink:type="simple" xlink:href="https://www.rfa.org/mandarin/yataibaodao/renquanfazhi/gf1-09262022072152.html" text:style-name="Internet_20_link" text:visited-style-name="Visited_20_Internet_20_Link">
 </text:a>
 </text:span>
  * <text:span text:style-name="T4">
<text:a xlink:type="simple" xlink:href="https://www.rfa.org/mandarin/Xinwen/3-09252022104301.html" text:style-name="Internet_20_link" text:visited-style-name="Visited_20_Internet_20_Link">
 </text:a>
</text:span>
*<text:a xlink:type="simple" xlink:href="https://www.rfa.org/mandarin/Xinwen/XQL-08042016050651.html" text:style-name="Internet_20_link" text:visited-style-name="Visited_20_Internet_20_Link">
<text:span text:style-name="T4">
 Zhou Shifeng was sentenced to 7 years to deprive political rights for 5 years </text:span>
</text:a>
Zhou Shifeng, the former director of the Beijing Fengrui Law Firm, was arrested and sentenced by the authorities for the "709 case" for "subversion of the state power". He was released from prison until September last year. Recently, he believed that Zhang Jun, the dean of the Supreme People's Court of China, reiterated that the "709 case" was a false case made by Sun Lijun's "political gang".</li>
      </ul>
      <text:p text:style-name="Horizontal_20_Line"/>
      <text:p text:style-name="P4">
<text:span text:style-name="T4">
 The crime of wanting to add, why not have no resignation </text:span>
</text:p>
      <text:p text:style-name="P4">
According to the content of the letter issued by Zhou Shifeng, the case has serious trampled on the constitutional law during the trial stage, and the core evidence is intentionally recorded without recording the defendant's opinions on the core evidence. According to people familiar with the case, Zhou Shifeng stated that "everything is based on the original recording", but the relevant content has not been written in the judgment and obviously violated the legal procedure.</text:p>
      <text:p text:style-name="P4">
Zhou Shifeng also said in the letter that at the time he was deprived of the right to state and appeal. The authorities not only forced him to sign on the final statement that had been written in advance, and did not ask him if he appealed when he was delivered. Not only that, Zhou Shifeng also accused the judges who threatened him to plead guilty before the trial, instead of judging in accordance with the law.</text:p>
      <text:p text:style-name="P4">
"These are the criminal procedure laws that are seriously violated in China," said the person familiar with the matter. "The letter was to say about these situations. In addition, Zhang Jun, Dean of the Supreme Court, at that time, everyone saw Zhou Shifeng's cases that did not see the cases of Zhou Shifeng. It is believed that he constitutes any crime and does not even illegally constitutes it, but how can he not have a rhetoric if he wants to add. "</text:p>
      <text:p text:style-name="P4">
For security reasons, the insider who requested anonymous also revealed to this station that the judgment of Zhou Shifeng was actually the deputy secretary of the Tianjin Municipal Legal Committee, the deputy dean of the municipal senior court, and the deputy prosecutor of the municipal procuratorate to discuss in the rest room together. And even told Zhou Shifeng, "Judging for a few years is just a number"</text:p>
      <text:p text:style-name="P4">
Zhou Shifeng, who had founded Beijing Fengrui Law Firm, was regarded as one of the core figures of the "709 case" by the outside world, and was also the first lawyer to be sentenced to the case. He was sentenced to 7 years in prison for being charged with "crime of subverting the state power." It is reported that Zhou Shifeng pleaded guilty at the trial and said he would never appeal. On September 24, 2022, Zhou Shifeng was released.</text:p>
      <text:p text:style-name="P4">
<draw:frame draw:style-name="fr1" draw:name="Image70" text:anchor-type="as-char" svg:width="6.9236in" svg:height="5.531187in" draw:z-index="0">
<draw:image xlink:href="../Images/rfamandarin/2023-05-08T15-24-00-04-00/000001.png" xlink:type="simple" xlink:show="embed" xlink:actuate="onLoad" draw:mime-type="image/png"/>
</draw:frame>
On August 4, 2016, Zhou Shifeng, director of Beijing Fengrui Law Firm, was sentenced to 7 years in prison by the court. (Screenshot of the official Weibo of Tianjin Second Intermediate People's Court) [] <text:a xlink:type="simple" xlink:href="https://www.rfa.org/mandarin/yataibaodao/renquanfazhi/cm-05082023121334.html/gf.jpg" text:style-name="Internet_20_link" text:visited-style-name="Visited_20_Internet_20_Link">
</text:a>
Wang Quanzhang, another lawyer involved in the "709 case", told the station that Zhou Shifeng pleaded guilty in the trial of the year to cooperate with the public prosecution law. ****</text:p>
      <text:p text:style-name="P4">
Teng Biao, a human rights lawyer in the United States, told this station: "These cases are impossible to deal with in accordance with legal procedures. They were originally politically crimes. These lawyers did not have any illegal crimes. They were using legal protection of citizenship. They What is done is to promote the progress of the rule of law in China. To catch them and judge them today, it is necessary to violate procedures and laws. "</text:p>
      <text:p text:style-name="P4">
<text:span text:style-name="T4">
 Will the Supreme Court reply? How to reply? </text:span>
</text:p>
      <text:p text:style-name="P4">
The person familiar with the matter told this station: "Zhang Jun, the director of the Supreme Court held a party group meeting to say" If you have a letter, you must recover ". At the level of the legal constitution, at the level of the Communist Party, the (court) must be replied; standing on the basic principles and human nature, and give a reply. Therefore, Zhou Shifeng wrote to them to see if they responded not to reply and how to reply. "</text:p>
      <text:p text:style-name="P4">
Teng Biao predicts that one of the reactions of the authorities is that the court does not respond and ignores it; the other possibility is that the court responds to the letter, but the results of the Zhou Shifeng case or the entire "709 case" will not have any impact or any impact or any impact or any impact or the entire "709 case". Change.</text:p>
      <text:p text:style-name="P4">
From July 9, 2015, the Chinese authorities have implemented a major arrest operation for the rights protection lawyers and human rights defenders of up to 23 provinces, resulting in hundreds of people, including their families, were summoned, detained or forcibly disappeared by the police. The case is also called "709 arrest".</text:p>
      <text:p text:style-name="P4">
Zhou Shifeng pointed out in the letter that the "709 case" puts the lawyer's normal acting cases, the correct implementation of the law, and the legal rights and interests of the parties, and accused these lawyers constitute a crime. irrefutable evidence.</text:p>
      <text:p text:style-name="P4">
According to the court's judgment, Zhou Shifeng shall not accept media interviews during the "deprivation of political rights", otherwise it will be punished.</text:p>
      <text:p text:style-name="P4">
Zhou Shifeng demanded that the Supreme People's Court directly launched the retrial procedure and the project team thoroughly investigated the violations of discipline and illegal acts in the case. On April 25, the Supreme Court of China held a party group meeting to study the implementation of the case of letters and visits.</text:p>
      <text:p text:style-name="P4">
The above -mentioned people know that the letter is expected to be delivered later this week. Whether the Supreme Court will reply to Zhou Shifeng and the outside world will pay attention.</text:p>
      <text:p text:style-name="P4">
Reporter: Chen Pinjie Responsible: He Ping.com editor: He Fu</text:p>
      <text:p text:style-name="P4">
News Source: <text:a xlink:type="simple" xlink:href="https://www.rfa.org/mandarin/yataibaodao/renquanfazhi/cm-05082023121334.html" text:style-name="Internet_20_link" text:visited-style-name="Visited_20_Internet_20_Link">
https://www.rfa.org/mandarin/yataibaodao/renquanfazhi/cm-05082023121334.html</text:a>
</text:p>
      <!--NEWS-->
      <text:h text:style-name="P10" text:outline-level="1">
<text:span text:style-name="T4">
A seminar on the "Unification of the First and the Far East" in the United States Group</text:span>
</text:h>
      <text:p text:style-name="P4">
Author: None</text:p>
      <text:p text:style-name="P4">
Publisher: Radio Free Asia (Organization)</text:p>
      <text:p text:style-name="P4">
Published Time: 2023-05-08T15:34:00-04:00</text:p>
      <text:p text:style-name="P4">
Modified Time: 2023-05-09T17:11:09-04:00</text:p>
      <text:p text:style-name="P4">
Description: None</text:p>
      <text:p text:style-name="P4">
Videos: []</text:p>
      <text:p text:style-name="P4">
Audios: ["<text:a xlink:type="simple" xlink:href="https://www.rfa.org/mandarin/yataibaodao/gangtai/sc-05082023130630.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71" text:anchor-type="as-char" svg:width="6.9236in" svg:height="3.88615in" draw:z-index="0">
<draw:image xlink:href="../Images/rfamandarin/2023-05-08T15-34-00-04-00/000000.png" xlink:type="simple" xlink:show="embed" xlink:actuate="onLoad" draw:mime-type="image/png"/>
</draw:frame>
A seminar entitled "Unification and Far East" was held in the California Bay Area on May 6. The picture shows the participants in this meeting. <text:a xlink:type="simple" xlink:href="https://www.rfa.org/mandarin/yataibaodao/gangtai/sc-05082023130630.html/@@images/image" text:style-name="Internet_20_link" text:visited-style-name="Visited_20_Internet_20_Link">
</text:a>
(Sun Cheng's shooting, exclusive start) <text:a xlink:type="simple" xlink:href="https://www.rfa.org/mandarin/yataibaodao/gangtai/sc-05082023130630.html/@@stream" text:style-name="Internet_20_link" text:visited-style-name="Visited_20_Internet_20_Link">
</text:a>
A seminar on the concept of China's "unification" was held on May 6 in Fremont, California. Participants discussed the concept of the "unification of the big unification" in Chinese history and in reality, and discussed the impact of this concept on reality politics.</text:p>
      <text:p text:style-name="P4">
<text:a xlink:type="simple" xlink:href="https://www.rfa.org/mandarin/yataibaodao/zhengzhi/sc-02212023103754.html" text:style-name="Internet_20_link" text:visited-style-name="Visited_20_Internet_20_Link">
<text:span text:style-name="T4">
 Seminar of "Deng Xiaoping's Death and East Asian Democracy" in the United States group </text:span>
</text:a>
<text:span text:style-name="T5">
<text:a xlink:type="simple" xlink:href="https://www.rfa.org/mandarin/yataibaodao/junshiwaijiao/hcm1-02232023073045.html" text:style-name="Internet_20_link" text:visited-style-name="Visited_20_Internet_20_Link">
<text:span text:style-name="T4">
 Russian and Ukraine's anniversary China "Peace Agreement" What is the abacus? </text:span>
</text:a>
</text:span>
<text:span text:style-name="T5">
 Daily life, history and future </text:span>
<text:span text:style-name="T5">
 </text:span>
<text:span text:style-name="T5">
 "unification" problem </text:span>
*</text:p>
      <text:p text:style-name="P4">
Wang Dan, the leader of the 89th Academic Games and the head of the "Dialogue China" think tank, spoke at the meeting and described the issue of the concept of "the unification of the big unity" with the title of "The Thought of the Unification of the Unification Everywhere". It is believed that the seriousness of the "unified unification" problem is increasingly prominent, and the erosion of the political system and civilization in daily life deeply penetrates into the bone marrow. He said: "In the discussion of our daily life, for example, on Twitter, on some community media, we also see that in most cases, everyone is not able to accept different opinions. Become a opposition between individuals, we will never learn anything to seek the same differences. I think it is also affected by the poisoning of the "unification of unification". "</text:p>
      <text:p text:style-name="P4">
He also believes that normal speculative order should be a equal discussion under each other's respect.</text:p>
      <text:p text:style-name="P4">
<draw:frame draw:style-name="fr1" draw:name="Image72" text:anchor-type="as-char" svg:width="6.9236in" svg:height="5.1927in" draw:z-index="0">
<draw:image xlink:href="../Images/rfamandarin/2023-05-08T15-34-00-04-00/000001.png" xlink:type="simple" xlink:show="embed" xlink:actuate="onLoad" draw:mime-type="image/png"/>
</draw:frame>
At the scene of the meeting. (Sun Cheng's shooting, exclusive start) <text:a xlink:type="simple" xlink:href="https://www.rfa.org/mandarin/yataibaodao/gangtai/sc-05082023130630.html/m0508-sc2.jpg" text:style-name="Internet_20_link" text:visited-style-name="Visited_20_Internet_20_Link">
</text:a>
The concept of "unification" originated in ancient China. It was a theory that advocated the unity of politics, economy, and ideological and culture. Since the Qin and Han dynasties, it has been respected by the ancient dynasty. In contemporary China, the concept of "unification" is also regarded by many people as the theoretical basis against Taiwan's independence and national self -determination.</text:p>
      <text:p text:style-name="P4">
Hu Ping, editor -in -chief of "Spring of Beijing", analyzed the three forms of the concept of "unification" in Chinese history and reality at the meeting. He said that the first form is the unification of Qin and Han -style, and it still adopts a special control policy for the frontier regions. The second form is the unification of the Qing Empire, which adopts different systems for Mongolia, Xinjiang, Tibet and other areas. The third is the unification of the Communist Party of China. Although the territory is similar to the Qing Dynasty, it takes a unified rule in the territory.</text:p>
      <text:p text:style-name="P4">
He further analyzed the three gaming forces that will occur in China's future evolution. He believes that including the forces that both advocate democracy and the national self -determination, the forces that advocate democracy and tend to be unified, and the unified power of the autocracy. If China will change in the future, the first two forces will join forces to overwhelm the third force. In the face of the claims of supporting national self -determination, it may also lead to some unified support of democratic forces to turn with autocracy. Therefore, he believes that "at the beginning of (transition), since all factions are pursuing freedom and democracy, they first (should) implement the realization of free and democracy in China. There is a transition period. The question is raised. "</text:p>
      <text:p text:style-name="P4">
Wu Guoguang, a senior researcher at the China Economic and Institutional Research Center of Stanford University, spoke at the meeting, saying that since the history of China, the time of unification and division accounts for about half, and only 25%of the time in the state of "unification" is only 25%. Being able to say that "the unification of the big" is the tradition of Chinese history. He concluded that Chinese civilization did not originate in a state of unification, and the earliest peak of ideological peaks appeared in the state of the pre -Qin Dynasty, and economic prosperity and diplomatic achievements often appeared in the non -unified state. He said: "Generally speaking, we must not taboo a‘ division ’word, we do n’t necessarily emphasize a‘ combination ’.”</text:p>
      <text:p text:style-name="P4">
<draw:frame draw:style-name="fr1" draw:name="Image73" text:anchor-type="as-char" svg:width="6.9236in" svg:height="3.894525in" draw:z-index="0">
<draw:image xlink:href="../Images/rfamandarin/2023-05-08T15-34-00-04-00/000002.png" xlink:type="simple" xlink:show="embed" xlink:actuate="onLoad" draw:mime-type="image/png"/>
</draw:frame>
At the scene of the meeting. (From Wang Dan to Twitter) <text:a xlink:type="simple" xlink:href="https://www.rfa.org/mandarin/yataibaodao/gangtai/sc-05082023130630.html/m0508-sc4.png" text:style-name="Internet_20_link" text:visited-style-name="Visited_20_Internet_20_Link">
</text:a>
<text:span text:style-name="T4">
 How to fight against </text:span>
 <text:span text:style-name="T4">
 "unification of the big one": To dissolve the national country or carry out national construction? </text:span>
</text:p>
      <text:p text:style-name="P4">
Wang Juntao, chairman of the National Committee of the China Democratic Party, said in his speech that the ethnic state in the world needs to be eliminated in the future. At present, multinational organizations are restricting sovereign countries, and multinational civic society is also developing. He called on people to act: "The fundamental to eliminating the unification of the unification is to protect the safety and benefits of people through the way of sovereign nations. ","</text:p>
      <text:p text:style-name="P4">
He Anquan, the founder of the Shanghai National Party, introduced the situation of the Shanghai localist movement at the meeting and the concept of "Shanghai Man Manageing Shanghai". He also made a speech based on the "Political Transformation of the Chinese Democracy Movement", saying that the Chinese democratic movement once had a successful movement of the Chinese democratic movement. The transformation of improvementism to advocating overthrowing the Communist Party, and he speculated that it is currently facing another transformation: "The second transition is transformed, what is the transformation? It can be unified (accepted China) unification, and splitting can be."</text:p>
      <text:p text:style-name="P4">
Rev. Liu Yi, the founder of the Chinese Christian Volunteer Crossing Candidates who currently live in the California Bay Area, talked about the history of Shanghai in Shanghai. After the "unified" of the Chinese government, it faced decline. He currently lives in the California Bay Area and talks about the experience of the local Ukrainian priest, Agapiushoncharenko, who lived in the 19th century. At that time, Hocharianko, who opposed the Tsarist authorities and supported Ukraine patrioticism, had established a farm called "Ukraina" in the California Bay Area and operated a church on the farm. Rev. Liu Yi said that the inspiration of Father Hohalianke's story to him is: "I hope that more Shanghai people can unite in this place."Luo Zongyu, founder of the American folk group Bashu Independence Association, said from the theory of identity politics in his speech, which said that it is very important to replace the narrative of the "great rejuvenation of the Chinese nation" and rooted in the country. He said: "National construction does not require you to obtain the enlightenment of democracy and freedom, and then abstractly abstract for a large ideal service, or ask you to abandon the country, dedicate it for Chinese selflessness, and pursue the great rejuvenation of the Chinese nation. Ask you to understand yourself again, understand your origin, family, and country, and then change step by step from yourself. "</text:p>
      <text:p text:style-name="P4">
The event was co -organized by groups such as Chinese Christian Freedom Freedom Alliance and the "Dialogue China" think tank with the "Dialogue China" think tank. In addition to the above -mentioned spokesman, Cai Quan, the convener of the Far East Youth Freedom Alliance, also delivered a speech. From history, he talked about the impact of the dynamic system of the previous unification of the previous generations on society. He believes that this system continues to suppress the courageous resistance and hurt civilization. The ethnic way to dissolve the "unified" system. He proposed: "There is a way to rebuild civilization, that is, people who have courage to recover."</text:p>
      <text:p text:style-name="P4">
Mr. Fan, the founder of Dongchuan Doudou, spoke at the meeting that in the historical construction of China, the May 4th Movement was amplified, and the joint provincial autonomy movement of anti -University's unification and advocating autonomy in various places was ignored at the same time. He also said that in the future, it is likely that with the end of the CCP's rule, the political situation in the Far East will have a more chaotic sub -stable than the Soviet Union. In this case, what we can do is: "Reconstruction of the ethnic identity across the East, and rebuilding the community at the level of the community, so that the entire change process can be smoother and less detours."</text:p>
      <text:p text:style-name="P4">
Reporter: Sun Cheng Responsible: Jiayuan.com Editor: He Fu</text:p>
      <text:p text:style-name="P4">
News Source: <text:a xlink:type="simple" xlink:href="https://www.rfa.org/mandarin/yataibaodao/gangtai/sc-05082023130630.html" text:style-name="Internet_20_link" text:visited-style-name="Visited_20_Internet_20_Link">
https://www.rfa.org/mandarin/yataibaodao/gangtai/sc-05082023130630.html</text:a>
</text:p>
      <!--NEWS-->
      <text:h text:style-name="P10" text:outline-level="1">
<text:span text:style-name="T4">
Resisting the Disglement of the 2nd Cities of the Communist Party of China and 8 cities and Chinese sisters and cities</text:span>
</text:h>
      <text:p text:style-name="P4">
Author: None</text:p>
      <text:p text:style-name="P4">
Publisher: Radio Free Asia (Organization)</text:p>
      <text:p text:style-name="P4">
Published Time: 2023-05-08T15:47:00-04:00</text:p>
      <text:p text:style-name="P4">
Modified Time: 2023-05-08T15:56:2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4" text:anchor-type="as-char" svg:width="6.9236in" svg:height="4.623178in" draw:z-index="0">
<draw:image xlink:href="../Images/rfamandarin/2023-05-08T15-47-00-04-00/000000.png" xlink:type="simple" xlink:show="embed" xlink:actuate="onLoad" draw:mime-type="image/png"/>
</draw:frame>
The picture shows ARNHEM held on March 15th election <text:a xlink:type="simple" xlink:href="https://www.rfa.org/mandarin/Xinwen/9-05082023154300.html/@@images/image" text:style-name="Internet_20_link" text:visited-style-name="Visited_20_Internet_20_Link">
</text:a>
Reuters pictures</text:p>
      <text:p text:style-name="P4">
China has always been a means of concluding "sister city" and "sister province" as a means of external united front and penetration, but now, this method has encountered more and more resistance. According to Dutch media, at least 2 provinces and 8 municipal authorities in the Netherlands have ended the relationship between sisters and sisters concluded with China in the past two years.</text:p>
      <text:p text:style-name="P4">
According to the "Dutch Rotterdam Business Daily (NRC)" investigation, one quarter has been canceled in the past two years in the friendly and cooperative relationship between the Dutch and Chinese local authorities. In addition, many other municipal institutions are preparing to end this cooperative relationship. There are other cities and towns, and the relationship between "reorganization" and Chinese sister city.</text:p>
      <text:p text:style-name="P4">
It is reported that the Dutch municipal authorities often relieve the relationship on the grounds of China's persecution of Uighurs. Among them, AhmedMarchouc, mayor of Arnhem, said: "We must respect the principles of democracy, the principle of freedom of the rule of law, news and speech ... The image. "The city ended the relationship with Wuhan in 2021.</text:p>
      <text:p text:style-name="P4">
Some cities also say that the reason why they ended a friendly relationship with the Chinese sister city is because the economic benefits obtained from it were not great.</text:p>
      <text:p text:style-name="P4">
This station reported last year that 19 Hong Kong people launched global operations on July 1, 2022 to promote 163 cities around the world to terminate the relationship with China's "sister city". Hong Kong people in Germany also issued an open letter, calling on 58 cities in Germany to break the alliance with Chinese "sister cities". Action participants pointed out that the Chinese Communist Party used this diplomatic strategy to carry out united fronts, infiltration and internal announcements, and called on local governments to defend justice and democracy.</text:p>
      <text:p text:style-name="P4">
Editor -in -chief: Kaidi</text:p>
      <text:p text:style-name="P4">
News Source: <text:a xlink:type="simple" xlink:href="https://www.rfa.org/mandarin/Xinwen/9-05082023154300.html" text:style-name="Internet_20_link" text:visited-style-name="Visited_20_Internet_20_Link">
https://www.rfa.org/mandarin/Xinwen/9-05082023154300.html</text:a>
</text:p>
      <!--NEWS-->
      <text:h text:style-name="P10" text:outline-level="1">
<text:span text:style-name="T4">
Tibetan director Wanma Cai Dan's death works ironically, the CCP won the Golden Horse Award</text:span>
</text:h>
      <text:p text:style-name="P4">
Author: None</text:p>
      <text:p text:style-name="P4">
Publisher: Radio Free Asia (Organization)</text:p>
      <text:p text:style-name="P4">
Published Time: 2023-05-08T15:50:47-04:00</text:p>
      <text:p text:style-name="P4">
Modified Time: 2023-05-08T15:50:4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5" text:anchor-type="as-char" svg:width="6.9236in" svg:height="4.589677in" draw:z-index="0">
<draw:image xlink:href="../Images/rfamandarin/2023-05-08T15-50-47-04-00/000000.png" xlink:type="simple" xlink:show="embed" xlink:actuate="onLoad" draw:mime-type="image/png"/>
</draw:frame>
Well -known Tibetan director and screenwriter Wanma Caiman <text:a xlink:type="simple" xlink:href="https://www.rfa.org/mandarin/Xinwen/10-05082023154854.html/@@images/image" text:style-name="Internet_20_link" text:visited-style-name="Visited_20_Internet_20_Link">
</text:a>
Screenshot of the official website of the Tibetan Administrative Central Committee</text:p>
      <text:p text:style-name="P4">
The Chinese Academy of Fine Arts issued a campaign on Monday to confirm that the famous Tibetan director and screenwriter Wan Ma Caidan died in Tibet in the early morning of May 8th due to unexpected disease treatment. At the age of 53.</text:p>
      <text:p text:style-name="P4">
Comprehensive Chinese media and Taiwan Central News Agency reported that Wanma Caidan was born in December 1969 in Guide County, Hainan Tibetan Autonomous Prefecture, Qinghai Province. He has graduated from Northwest University for Nationalities and Beijing Film Academy in 2003. He started the film director in 2003. He has been hailed as the founder of Tibetan mother tongue films in Chinese century -old film history.</text:p>
      <text:p text:style-name="P4">
The films directed by Wanma Caidan include "Quiet Well Stone", "One Day of Little Living Buddha", "Prairie", "A Sheep", "Talol", etc., and have many times in the international and domestic Award.</text:p>
      <text:p text:style-name="P4">
Among them, the film "Taro" has won the 2015 Taiwan Golden Horse Award for Best Award and was shortlisted for the best plot film. It is considered to be a satirical masterpiece of Wanma Caidan. In the play, Tibetan shepherd Tallo has not been educated, but he can completely recite the article "Serving the People", which impresses the audience.</text:p>
      <text:p text:style-name="P4">
In addition, the film "A Sheep" comes from Wanma Caidan's self -written novel, and has been shortlisted for the 2018 Golden Horse Award for Best Director and Best Adapted Screenplay Award.</text:p>
      <text:p text:style-name="P4">
On June 25, 2016, Wanma Cai Dan was roughly arrested by police in Xining City, Qinghai Province. Afterwards, the police accused him of "disturbing the public order of the airport"; he posted a Weibo in the hospital afterwards that due to the special situation, he could not reply to everyone's greetings.</text:p>
      <text:p text:style-name="P4">
Editor -in -chief: Kaidi</text:p>
      <text:p text:style-name="P4">
News Source: <text:a xlink:type="simple" xlink:href="https://www.rfa.org/mandarin/Xinwen/10-05082023154854.html" text:style-name="Internet_20_link" text:visited-style-name="Visited_20_Internet_20_Link">
https://www.rfa.org/mandarin/Xinwen/10-05082023154854.html</text:a>
</text:p>
      <!--NEWS-->
      <text:h text:style-name="P10" text:outline-level="1">
<text:span text:style-name="T4">
Enter in the virtuality? Xi Jinping will host the China Central Asian Summit</text:span>
</text:h>
      <text:p text:style-name="P4">
Author: None</text:p>
      <text:p text:style-name="P4">
Publisher: Radio Free Asia (Organization)</text:p>
      <text:p text:style-name="P4">
Published Time: 2023-05-08T15:55:42-04:00</text:p>
      <text:p text:style-name="P4">
Modified Time: 2023-05-08T15:55:4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6" text:anchor-type="as-char" svg:width="6.9236in" svg:height="4.612011in" draw:z-index="0">
<draw:image xlink:href="../Images/rfamandarin/2023-05-08T15-55-42-04-00/000000.png" xlink:type="simple" xlink:show="embed" xlink:actuate="onLoad" draw:mime-type="image/png"/>
</draw:frame>
On April 27, 2023, the Chinese State Councilor and Foreign Minister Qin Gang hosted the fourth meeting of China -Central Asian Foreign Ministers in Xi'an. <text:a xlink:type="simple" xlink:href="https://www.rfa.org/mandarin/Xinwen/11-05082023155206.html/@@images/image" text:style-name="Internet_20_link" text:visited-style-name="Visited_20_Internet_20_Link">
</text:a>
Screenshot of the official website of the Embassy of the Republic of China in Uzbekistan</text:p>
      <text:p text:style-name="P4">
China Foreign Ministry spokesman Hua Chunying announced on the 8th that the China-Central Asian Summit will be held in Xi'an, Shaanxi Province from May 18th to 19th. President Xi Jinping will host the summit. Kazakhstan President Tocyev, Kyrgyzstan President Zaparov, Tajikistan President Rahmon, Turkmenistan President Beldemamedorv, and Uzbekistan President Milzyev will be invited to the meeting.</text:p>
      <text:p text:style-name="P4">
Foreign Ministry spokesman Wang Wenbin said at a regular press conference on Monday that this is China's first major home diplomatic activity this year. It is also the first time that the head of the Six countries has held a summit for the first time in a physical form for the first time.</text:p>
      <text:p text:style-name="P4">
Wang Wenbin also said that at the invitation of Xi Jinping, the President of Kazakhstan, Kyrgyzstan, Tagikistan and Uzbekistan will visit China from May 16th to 20th.</text:p>
      <text:p text:style-name="P4">
The five Central Asian countries have traditionally been the scope of Russia. However, since the outbreak of the Russian and Ukraine War, Russia has no time to take south, and China has continued to expand its influence in the region. In September 2022, Xi Jinping visited for the first time after the epidemic, and took Kazakhstan and Uzbekistan as its destination. At the same time, Central Asia is also an important node by China as the "Belt and Road" project. It is an Eurasian and Asia -MMC transportation hub and has a large amount of energy.</text:p>
      <text:p text:style-name="P4">
US Secretary of State AntonyBlinken met the Foreign Minister of Central Asia in Kazakhstan in February this year to balance the influence of Russia and China in the region. According to Reuters, US officials said that the United States' contact with the five Central Asian countries is to work hard to show the benefits of cooperation with the United States and the West, especially when Russia's invasion of Ukraine has a global negative impact.</text:p>
      <text:p text:style-name="P4">
Editor -in -chief: Kaidi</text:p>
      <text:p text:style-name="P4">
News Source: <text:a xlink:type="simple" xlink:href="https://www.rfa.org/mandarin/Xinwen/11-05082023155206.html" text:style-name="Internet_20_link" text:visited-style-name="Visited_20_Internet_20_Link">
https://www.rfa.org/mandarin/Xinwen/11-05082023155206.html</text:a>
</text:p>
      <!--NEWS-->
      <text:h text:style-name="P10" text:outline-level="1">
<text:span text:style-name="T4">
"Asia -Pacific Report" May 8, 2023 Audio</text:span>
</text:h>
      <text:p text:style-name="P4">
Author: None</text:p>
      <text:p text:style-name="P4">
Publisher: Radio Free Asia (Organization)</text:p>
      <text:p text:style-name="P4">
Published Time: 2023-05-08T16:11:00-04:00</text:p>
      <text:p text:style-name="P4">
Modified Time: 2023-05-09T13:21:05-04:00</text:p>
      <text:p text:style-name="P4">
Description: None</text:p>
      <text:p text:style-name="P4">
Videos: []</text:p>
      <text:p text:style-name="P4">
Audios: ["<text:a xlink:type="simple" xlink:href="https://www.rfa.org/mandarin/apr-audio/yp-0508202316101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7" text:anchor-type="as-char" svg:width="6.9236in" svg:height="3.88615in" draw:z-index="0">
<draw:image xlink:href="../Images/rfamandarin/2023-05-08T16-11-00-04-00/000000.png" xlink:type="simple" xlink:show="embed" xlink:actuate="onLoad" draw:mime-type="image/png"/>
</draw:frame>
 <text:a xlink:type="simple" xlink:href="https://www.rfa.org/mandarin/apr-audio/yp-05082023161014.html/@@images/image" text:style-name="Internet_20_link" text:visited-style-name="Visited_20_Internet_20_Link">
</text:a>
Free Asia Radio Drawing <text:a xlink:type="simple" xlink:href="https://www.rfa.org/mandarin/apr-audio/yp-05082023161014.html/@@stream" text:style-name="Internet_20_link" text:visited-style-name="Visited_20_Internet_20_Link">
</text:a>
The main content of this show:</text:p>
      <ol>
        <li>
"We are the last generation", the artist Li Wei's exhibitors in Shenzhen resonated; 2. "709 case" lawyer Zhou Shifeng wrote to the Chinese High Court, calling on the justice of justice; Supervisor was monitored in the nursing home; 4. China's economic recovery was weak, and the export turnover of the Canton Fair decreased by about 15%compared to 2019; 5. Japanese and Korean leaders seeking national security consensus to cope with Chinese challenges;</li>
      </ol>
      <text:p text:style-name="P4">
News Source: <text:a xlink:type="simple" xlink:href="https://www.rfa.org/mandarin/apr-audio/yp-05082023161014.html" text:style-name="Internet_20_link" text:visited-style-name="Visited_20_Internet_20_Link">
https://www.rfa.org/mandarin/apr-audio/yp-05082023161014.html</text:a>
</text:p>
      <!--NEWS-->
      <text:h text:style-name="P10" text:outline-level="1">
<text:span text:style-name="T4">
A fighter fighter in India died in the three civilians</text:span>
</text:h>
      <text:p text:style-name="P4">
Author: 联合早报 (Person)</text:p>
      <text:p text:style-name="P4">
Publisher: 联合早报 (Organization)</text:p>
      <text:p text:style-name="P4">
Published Time: 2023-05-08T16:45</text:p>
      <text:p text:style-name="P4">
Modified Time: 2023-05-08T22:23</text:p>
      <text:p text:style-name="P4">
Description: A fighter in India fell into the house in the northern border Rajastan, causing at least three civilians to die. Comprehensive Reuters and Xinhua News Agency reported that the Indian Air Force issued a statement that a MiG-21 fighter plane conducted regular flight training on Monday (May 8) in the morning in Rajast Tan (...</text:p>
      <text:p text:style-name="P4">
Videos: []</text:p>
      <text:p text:style-name="P4">
Audios: []</text:p>
      <text:p text:style-name="P4">
Images: []</text:p>
      <text:p text:style-name="P4">
Type: NewsArticle</text:p>
      <text:p text:style-name="P4">
Breadcrumbs: ['即时', '国际']</text:p>
      <text:p text:style-name="P4">
Keywords: ['印度', '坠机', '战斗机']</text:p>
      <!--METADATA-->
      <text:p text:style-name="P4">
A fighter in India fell into the house in the northern border Rajastan, causing at least three civilians to die.</text:p>
      <text:p text:style-name="P4">
Comprehensive Reuters and Xinhua News Agency reported that the Indian Air Force issued a statement that a MiG-21 fighter plane conducted regular flight training on Monday (May 8) in the morning in Rajasthan, Rajasthan A village near the base crashed; the pilot had a parachute and escaped before crash, but suffered slight injuries.</text:p>
      <text:p text:style-name="P4">
The Indian military ordered the investigation of the cause of the crash.</text:p>
      <text:p text:style-name="P4">
According to Indian media reports, shortly after the fighter took off, the pilot sent back to the ground with a technical failure report.</text:p>
      <text:p text:style-name="P4">
The Indian authorities plans to discontinue all the Soviet era fighter fleets by 2025. The MiG-21 fighter, which was called "Flying Coffin" by the Indian media, has been the main fighter in India since its launch in 1963, but in recent years, a crash has occurred in succession.</text:p>
      <text:p text:style-name="P4">
News Source: <text:a xlink:type="simple" xlink:href="https://www.zaobao.com.sg/realtime/world/story20230508-1392261" text:style-name="Internet_20_link" text:visited-style-name="Visited_20_Internet_20_Link">
https://www.zaobao.com.sg/realtime/world/story20230508-1392261</text:a>
</text:p>
      <!--NEWS-->
      <text:h text:style-name="P10" text:outline-level="1">
<text:span text:style-name="T4">
The Asian Diplomacy Faculty was attacked in Myanmar</text:span>
</text:h>
      <text:p text:style-name="P4">
Author: 联合早报 (Person)</text:p>
      <text:p text:style-name="P4">
Publisher: 联合早报 (Organization)</text:p>
      <text:p text:style-name="P4">
Published Time: 2023-05-08T18:28</text:p>
      <text:p text:style-name="P4">
Modified Time: 2023-05-09T09:30</text:p>
      <text:p text:style-name="P4">
Description: Myanmar military officials said that an Asian Diplomacy Faculty was attacked by a gun by unknown militants on Sunday (May 7) in Myanmar. Agence France -Presse reported that another foreign diplomat who stayed in Yangon said that the diplomat team composed of several cars on Sunday in the Eastern Benbang Capital of the Eastern Myanmar ...</text:p>
      <text:p text:style-name="P4">
Videos: []</text:p>
      <text:p text:style-name="P4">
Audios: []</text:p>
      <text:p text:style-name="P4">
Images: []</text:p>
      <text:p text:style-name="P4">
Type: NewsArticle</text:p>
      <text:p text:style-name="P4">
Breadcrumbs: ['即时', '国际']</text:p>
      <text:p text:style-name="P4">
Keywords: ['亚细安', '缅甸']</text:p>
      <!--METADATA-->
      <text:p text:style-name="P4">
Myanmar military officials said that an Asian Diplomacy Faculty was attacked by a gun by unknown militants on Sunday (May 7) in Myanmar.</text:p>
      <text:p text:style-name="P4">
Agence France -Presse reported that another foreign diplomat who stayed in Yangon said that when the diplomat team composed of several cars was driving in Taunggyi, the capital of the Eastern Myanmar, it was armed by an unknown armed forces in Taunggyi City, Group attack.</text:p>
      <text:p text:style-name="P4">
The unknown diplomat pointed out that the incident team contained officials from Indonesia and Singapore Embassy, and officials who coordinated Humanitarian rescue of the Asia Gyan Regional Group. But he did not disclose the injury report of the team.</text:p>
      <text:p text:style-name="P4">
Myanmar officer said that the team was shot when the team was attacked.</text:p>
      <text:p text:style-name="P4">
Indonesian President Zoko pointed out on Monday that these officials and diplomats have always provided humanitarian assistance on Sunday and "gun war occurred on the way (with militants)."</text:p>
      <text:p text:style-name="P4">
Since the outbreak of Highlights in the southern part of Langbang more than two years ago, violent incidents have rarely occurred. However, in March of this year, about 30 people in a local monasteries were killed. After the military government and anti -political changes, they pushed each other's responsibility.</text:p>
      <text:p text:style-name="P4">
Southeast Asian leaders will go to Indonesia to attend the Asianian Summit this week. It is expected that the Myanmar crisis will become the main topic of the summit.</text:p>
      <text:p text:style-name="P4">
News Source: <text:a xlink:type="simple" xlink:href="https://www.zaobao.com.sg/realtime/world/story20230508-1392281" text:style-name="Internet_20_link" text:visited-style-name="Visited_20_Internet_20_Link">
https://www.zaobao.com.sg/realtime/world/story20230508-1392281</text:a>
</text:p>
      <!--NEWS-->
      <text:h text:style-name="P10" text:outline-level="1">
<text:span text:style-name="T4">
Ukraine: Russia once again hinders the export of food in Black Sea</text:span>
</text:h>
      <text:p text:style-name="P4">
Author: 联合早报 (Person)</text:p>
      <text:p text:style-name="P4">
Publisher: 联合早报 (Organization)</text:p>
      <text:p text:style-name="P4">
Published Time: 2023-05-08T21:04</text:p>
      <text:p text:style-name="P4">
Modified Time: 2023-05-08T21:20</text:p>
      <text:p text:style-name="P4">
Description: The Ukrainian government said that Russia's refusal to register a ship in the Black Sea Port is equivalent to terminating the Black Sea Grain Agreement. Reuters reported that the Ukraine Reconstruction Department issued a statement on Monday (May 8) saying: "In fact, the Russian Federation has stopped the" Black Sea Grain Export Initiative "again, because ...</text:p>
      <text:p text:style-name="P4">
Videos: []</text:p>
      <text:p text:style-name="P4">
Audios: []</text:p>
      <text:p text:style-name="P4">
Images: []</text:p>
      <text:p text:style-name="P4">
Type: NewsArticle</text:p>
      <text:p text:style-name="P4">
Breadcrumbs: ['即时', '国际']</text:p>
      <text:p text:style-name="P4">
Keywords: ['俄罗斯', '乌克兰', '粮食']</text:p>
      <!--METADATA-->
      <text:p text:style-name="P4">
The Ukrainian government said that Russia's refusal to register a ship in the Black Sea Port is equivalent to terminating the Black Sea Grain Agreement.</text:p>
      <text:p text:style-name="P4">
Reuters reported that the Ukraine Reconstruction Department issued a statement on Monday (May 8) saying: "In fact, the Russian Federation has once again terminated the" Black Sea Grain Export Initiative "because they refused to register and check the vessels they entered ... The method is conflicted with the terms of the current protocol. "</text:p>
      <text:p text:style-name="P4">
The statement pointed out that there are currently 90 Ukraine vessels, including 62 vessels loaded with grain, and are gathered in Turkey's collar sea waiting for Russia for approval.</text:p>
      <text:p text:style-name="P4">
Since the outbreak of the Russian and Ukraine War, Ukraine and Russia's exports of agricultural products through the Black Sea have been disturbed. However, under the mediation of the United Nations and Turkey, in July 2022, Russia and Ukraine resumed the "Black Sea Grain Export Initiative" with an agricultural product of the Black Sea Port. The agreement was valid for 120 days.</text:p>
      <text:p text:style-name="P4">
The protocol subsequently <text:a xlink:type="simple" xlink:href="https://www.zaobao.com/realtime/world/story20230430-1389195" text:style-name="Internet_20_link" text:visited-style-name="Visited_20_Internet_20_Link">
</text:a>
, And will expire on the 18th of this month. Moscow said that Russian grain and fertilizer exports were still blocked, threatening to withdraw from this agreement, and Turkey and the United Nations are trying to extend the agreement.</text:p>
      <text:p text:style-name="P4">
News Source: <text:a xlink:type="simple" xlink:href="https://www.zaobao.com.sg/realtime/world/story20230508-1392307" text:style-name="Internet_20_link" text:visited-style-name="Visited_20_Internet_20_Link">
https://www.zaobao.com.sg/realtime/world/story20230508-1392307</text:a>
</text:p>
      <!--NEWS-->
      <text:h text:style-name="P10" text:outline-level="1">
<text:span text:style-name="T4">
IPEF Chief Negotiation Council opened in Singapore</text:span>
</text:h>
      <text:p text:style-name="P4">
Author: 联合早报 (Person)</text:p>
      <text:p text:style-name="P4">
Publisher: 联合早报 (Organization)</text:p>
      <text:p text:style-name="P4">
Published Time: 2023-05-08T21:40</text:p>
      <text:p text:style-name="P4">
Modified Time: 2023-05-08T22:09</text:p>
      <text:p text:style-name="P4">
Description: The United States -led India -Pacific Economic Framework (IPEF) Chief Negotiations Conference on Monday (May 8) opened in Singapore. The meeting will end next Monday (May 15) for eight days. Kyodo News reported that the new economic circle conceived "India's Pacific Economic Framework" ...</text:p>
      <text:p text:style-name="P4">
Videos: []</text:p>
      <text:p text:style-name="P4">
Audios: []</text:p>
      <text:p text:style-name="P4">
Images: []</text:p>
      <text:p text:style-name="P4">
Type: NewsArticle</text:p>
      <text:p text:style-name="P4">
Breadcrumbs: ['即时', '国际']</text:p>
      <text:p text:style-name="P4">
Keywords: ['美国', '贸易', '印太经济框架', '中国']</text:p>
      <!--METADATA-->
      <text:p text:style-name="P4">
The United States -led India -Pacific Economic Framework (IPEF) Chief Negotiations Conference on Monday (May 8) opened in Singapore. The meeting will end next Monday (May 15) for eight days.</text:p>
      <text:p text:style-name="P4">
Kyodo News reported that the New Economic Circle Concept of the Minister of Economic Framework of India (IPEF) <text:a xlink:type="simple" xlink:href="https://www.zaobao.com/realtime/world/story20230501-1389548" text:style-name="Internet_20_link" text:visited-style-name="Visited_20_Internet_20_Link">
</text:a>
Prior to this, in order to reach a consensus on the first supply chain topic, representatives of various countries will conduct negotiations in the final stage within this week.</text:p>
      <text:p text:style-name="P4">
IPEF participants will formulate common rules in the four areas of trade, supply chain, cleaning economy, and fair economy to reduce their dependence on the Chinese economy.</text:p>
      <text:p text:style-name="P4">
From the perspective of ensuring economic security, the participants will focus on strengthening the pressure of the supply chain. In the future, even if the supply chain system is in chaos due to disputes and major epidemics, it can also avoid affected important materials such as semiconductors.</text:p>
      <text:p text:style-name="P4">
In the field of trade, participants will discuss the smoothness of customs clearance procedures and digital trade rules. In addition, representatives of various countries will also negotiate with issues such as supporting energy security, investment de -carbonized infrastructure, and preventing corruption and tax evasion.</text:p>
      <text:p text:style-name="P4">
In May 2022, US President Biden launched the IPEF plan during his visit to Asia to strengthen the US trade relations in the Indo -Pacific region, but excluded China. it is <text:a xlink:type="simple" xlink:href="https://www.zaobao.com/forum/editorial/story20230424-1386607" text:style-name="Internet_20_link" text:visited-style-name="Visited_20_Internet_20_Link">
</text:a>
One of the global influence. Countries participating in the agreement account for 40 % of the global economic aggregate.</text:p>
      <text:p text:style-name="P4">
The competition between China and the United States in the Asia -Pacific region has become increasingly fierce. It has received another regional free trade agreement supported by China and the regional comprehensive economic partnership agreement (RCEP). It took effect last year. There were 15 Asia -Pacific members, including 10 countries in Australia, Japan and Asians.</text:p>
      <text:p text:style-name="P4">
In addition to the United States, there are Australia, Brunei, Fiji, India, Indonesia, Indonesia, Japan, South Korea, Malaysia, New Zealand, the Philippines, Singapore, Thailand and Vietnam.</text:p>
      <text:p text:style-name="P4">
News Source: <text:a xlink:type="simple" xlink:href="https://www.zaobao.com.sg/realtime/world/story20230508-1392314" text:style-name="Internet_20_link" text:visited-style-name="Visited_20_Internet_20_Link">
https://www.zaobao.com.sg/realtime/world/story20230508-1392314</text:a>
</text:p>
      <!--NEWS-->
      <text:h text:style-name="P10" text:outline-level="1">
<text:span text:style-name="T4">
Canada announced that it was announced to expel Chinese diplomat Chinese anti -Consular Consulate in Shanghai</text:span>
</text:h>
      <text:p text:style-name="P4">
Author: None</text:p>
      <text:p text:style-name="P4">
Publisher: Radio Free Asia (Organization)</text:p>
      <text:p text:style-name="P4">
Published Time: 2023-05-08T21:44:00-04:00</text:p>
      <text:p text:style-name="P4">
Modified Time: 2023-05-09T09:25: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8" text:anchor-type="as-char" svg:width="6.9236in" svg:height="4.958191in" draw:z-index="0">
<draw:image xlink:href="../Images/rfamandarin/2023-05-08T21-44-00-04-00/000000.png" xlink:type="simple" xlink:show="embed" xlink:actuate="onLoad" draw:mime-type="image/png"/>
</draw:frame>
The picture shows the Canadian member of the Conservative Congress Zhuang Wenhao. Reuters file photo</text:p>
      <text:p text:style-name="P4">
The Canadian government announced on Monday (8th) that a Chinese diplomat was accused of trying to intimidate the Canadian Conservative Congress Michaelchong and his relatives in Hong Kong because Zhuang Wenhao had criticized the Beijing authorities to treat Uighurs in the past. The way of Muslims.</text:p>
      <text:p text:style-name="P4">
Agence France -Presse reported that Canadian Foreign Minister Mélanie Joly said through a statement: "Canada has decided to declare that Mr. Zhao Wei is an unpopular person."</text:p>
      <text:p text:style-name="P4">
"I have clearly stated that we will not tolerate any form of foreign interference in my country's domestic affairs. Diplomats in Canada have been warned that if they are engaged in such acts, they will be sent back to China."</text:p>
      <text:p text:style-name="P4">
As an counter -file, the Chinese Ministry of Foreign Affairs announced on the 9th that the Canadian Consular Consular Consular Zhen Yihui was listed as a "unpopular person" and asked him to leave China before May 13. Moreover, China also stated that it reserves the right to respond to further reactions. At the regular press conference of the Ministry of Foreign Affairs on the 9th, a spokesman Wang Wenbin said that the Chinese side would counter Canada on the Chinese side, asking a diplomat to leave China within a time limit that this is a move to maintain its legitimate rights and interests, which is completely legitimate and necessary.</text:p>
      <text:p text:style-name="P4">
A spokesman for the Chinese Embassy in Canada stated on the 8th that China will resolutely take countermeasures, and all the consequences of this will be borne by the Canadian side.</text:p>
      <text:p text:style-name="P4">
The spokesman for the embassy stated that the Canadian government announced that a consular official of the Chinese Consulate General in Toronto based on individual politicians and the so -called "Chinese interference in the internal affairs" of the media as "unwelling people" based on individual politicians and media. This seriously violates the basic guidelines for international law and international relations, seriously violates China -Canada's bilateral related agreement, and deliberately destroys Sino -Canadian relations. China has strongly condemned and resolutely opposed, and has proposed a serious protest to the Canada.</text:p>
      <text:p text:style-name="P4">
Editor Chen Meihua</text:p>
      <text:p text:style-name="P4">
News Source: <text:a xlink:type="simple" xlink:href="https://www.rfa.org/mandarin/Xinwen/cmh1-05082023213921.html" text:style-name="Internet_20_link" text:visited-style-name="Visited_20_Internet_20_Link">
https://www.rfa.org/mandarin/Xinwen/cmh1-05082023213921.html</text:a>
</text:p>
      <!--NEWS-->
      <text:h text:style-name="P10" text:outline-level="1">
<text:span text:style-name="T4">
Mahathir: Anwar should declare property "to control the court if there is evidence"</text:span>
</text:h>
      <text:p text:style-name="P4">
Author: 联合早报 (Person)</text:p>
      <text:p text:style-name="P4">
Publisher: 联合早报 (Organization)</text:p>
      <text:p text:style-name="P4">
Published Time: 2023-05-08T22:19</text:p>
      <text:p text:style-name="P4">
Modified Time: 2023-05-08T23:20</text:p>
      <text:p text:style-name="P4">
Description: Malaysian Prime Minister Anwar Recently, after the former Prime Minister Mahathir "collects money", Mahathir, who has officially sued the "rumor" Monday (May 8), once again expressed his dissatisfaction. "Oriental Daily" reported that Mahathir posted a post on Monday that if Anwar had evidence to prove "Dun" and ...</text:p>
      <text:p text:style-name="P4">
Videos: []</text:p>
      <text:p text:style-name="P4">
Audios: []</text:p>
      <text:p text:style-name="P4">
Images: []</text:p>
      <text:p text:style-name="P4">
Type: NewsArticle</text:p>
      <text:p text:style-name="P4">
Breadcrumbs: ['即时', '国际']</text:p>
      <text:p text:style-name="P4">
Keywords: ['马来西亚', '马哈迪', '安华']</text:p>
      <!--METADATA-->
      <text:p text:style-name="P4">
After Malaysia Prime Minister Anhua recently pointed out that the former Prime Minister Mahathir "collects money", it has <text:a xlink:type="simple" xlink:href="https://www.zaobao.com/realtime/world/story20230505-1390985" text:style-name="Internet_20_link" text:visited-style-name="Visited_20_Internet_20_Link">
</text:a>
Mahathir Monday (May 8th) again expressed dissatisfaction.</text:p>
      <text:p text:style-name="P4">
"Oriental Daily" reported that Mahathir posted a post on Monday that if Anwar had evidence to prove that "Dun" and "Dan Sri" were suspected of abusing power, and to assist in the richness to become rich with the title, they should be rich. Public these evidence to the public and bring them to court.</text:p>
      <text:p text:style-name="P4">
Mahathir said: "I was confused about the recent behavior of Datuk Seri Anhua. According to his description, many former leaders became rich because of corruption. ","</text:p>
      <text:p text:style-name="P4">
Mahathir said, "If there is (evidence), please expose and filed a lawsuit in court, but he did not", and suggested that Anwar should also declare his own property.</text:p>
      <text:p text:style-name="P4">
Mahathir pointed out that since Anhua believes that all former leaders should declare their property and help the poor, Anwar, as a former deputy prime minister, should also prove that his money to assist the people is not from the government's public funds.</text:p>
      <text:p text:style-name="P4">
When Anhua recently attended the open portal event at the "Changming Malaysia" Eid of Penang, he implicitly refers to the person in the same way and abused his own power to make his children and relatives get rich, but after losing power, he shouted " Long live the Malay!Save the Malays!".</text:p>
      <text:p text:style-name="P4">
An Hua said at the time that if these big people (Dun and Dantri) really wanted to save and help the Malays, they should donate half of the "earned" hundreds of millions of property and used to save the Malays.</text:p>
      <text:p text:style-name="P4">
On March 18, Anwar said "[] <text:a xlink:type="simple" xlink:href="https://www.zaobao.com/realtime/world/story20230318-1373780" text:style-name="Internet_20_link" text:visited-style-name="Visited_20_Internet_20_Link">
</text:a>
It caused Mahathir dissatisfaction. Mahathir sent a lawyer letter to Anwar on the 28th of the same month, asking Anwar to apologize, but was rejected by Anwar, saying that he had prepared to respond to Mahathir in court.</text:p>
      <text:p text:style-name="P4">
News Source: <text:a xlink:type="simple" xlink:href="https://www.zaobao.com.sg/realtime/world/story20230508-1392320" text:style-name="Internet_20_link" text:visited-style-name="Visited_20_Internet_20_Link">
https://www.zaobao.com.sg/realtime/world/story20230508-1392320</text:a>
</text:p>
      <!--NEWS-->
      <text:h text:style-name="P10" text:outline-level="1">
<text:span text:style-name="T4">
In order to prevent immigrants from flowing into the state of Dezhou, special forces will be deployed on the US -Mexico border</text:span>
</text:h>
      <text:p text:style-name="P4">
Author: 联合早报 (Person)</text:p>
      <text:p text:style-name="P4">
Publisher: 联合早报 (Organization)</text:p>
      <text:p text:style-name="P4">
Published Time: 2023-05-08T23:41</text:p>
      <text:p text:style-name="P4">
Modified Time: 2023-05-08T23:50</text:p>
      <text:p text:style-name="P4">
Description: As Mexico is about to cancel all crowning restrictions on crown diseases, in order to avoid seeking a large number of asylums into Texas, Dezhou will deploy special forces on some "popular cross -border points" on the US -Mexico border. Reuters reported on Monday (May 8) that GRE ... GRE ...</text:p>
      <text:p text:style-name="P4">
Videos: []</text:p>
      <text:p text:style-name="P4">
Audios: []</text:p>
      <text:p text:style-name="P4">
Images: []</text:p>
      <text:p text:style-name="P4">
Type: NewsArticle</text:p>
      <text:p text:style-name="P4">
Breadcrumbs: ['即时', '国际']</text:p>
      <text:p text:style-name="P4">
Keywords: ['得克萨斯州', '移民', '美墨边境']</text:p>
      <!--METADATA-->
      <text:p text:style-name="P4">
As Mexico is about to cancel all crowning restrictions on crown diseases, in order to avoid seeking a large number of asylums into Texas, Dezhou will deploy special forces on some "popular cross -border points" on the US -Mexico border.</text:p>
      <text:p text:style-name="P4">
Reuters reported on Monday (May 8) that Gregabbott, governor of Dezhou, said at a press conference that the special forces will be deployed to hot areas on the border to intercept or repel those trying to illegally enter illegally entering to enter Immigration in the state.</text:p>
      <text:p text:style-name="P4">
Abbot said that in December 2022, they successfully used similar tactics at the border between Elpaso, Dezhou. In the past few days, the National Guard has stopped a large number of immigrants trying to enter the country in Brownsville, south.</text:p>
      <text:p text:style-name="P4">
Abbot showed that the National Guard aims to curb surging illegal immigration incidents and determine the security of the transit point or close it. It is understood that this special forces will monitor related transit points with aircraft, ships, night vision equipment and riot equipment.</text:p>
      <text:p text:style-name="P4">
Since President Biden announced in January this year <text:a xlink:type="simple" xlink:href="https://www.zaobao.com/realtime/world/story20230106-1350633" text:style-name="Internet_20_link" text:visited-style-name="Visited_20_Internet_20_Link">
</text:a>
Later, border officers have the right to quickly deport immigrants who illegally enter the United States.</text:p>
      <text:p text:style-name="P4">
As the administrative order will expire on Thursday (11th), the Bayeng government promised to send 1,500 military personnel to the US -Mexico border area to deal with possible immigration.</text:p>
      <text:p text:style-name="P4">
In addition, the US government also plans to finalize a new rule before Thursday to refuse to provide asylum for immigrants illegal.</text:p>
      <text:p text:style-name="P4">
Abbot said he would continue to transport immigrants from the border towns in DEIS to Chicago and New York.</text:p>
      <text:p text:style-name="P4">
News Source: <text:a xlink:type="simple" xlink:href="https://www.zaobao.com.sg/realtime/world/story20230508-1392335" text:style-name="Internet_20_link" text:visited-style-name="Visited_20_Internet_20_Link">
https://www.zaobao.com.sg/realtime/world/story20230508-1392335</text:a>
</text:p>
      <!--NEWS-->
      <text:h text:style-name="P10" text:outline-level="1">
<text:span text:style-name="T4">
Oil price has weakened Samu Amy Q1 net profit year decreased by 19.25%</text:span>
</text:h>
      <text:p text:style-name="P4">
Publisher: 法新社</text:p>
      <text:p text:style-name="P4">
Published Time: 2023-05-09T-11:02:08+00:00</text:p>
      <text:p text:style-name="P4">
Modified Time: 2023-05-09T10:50:03+00:00</text:p>
      <text:p text:style-name="P4">
Description: (Agence France -Presse, Riyad, 9th) Petroleum giant Samu Dime Oil Company announced today that the first quarter net profit was US $ 31.9 billion (about NT $ 980.3 billion), which was influenced by the weakened price of crude oil.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9" text:anchor-type="as-char" svg:width="6.9236in" svg:height="3.617581in" draw:z-index="0">
<draw:image xlink:href="../Images/rficn/2023-05-09T-11-02-08-00-00/000000.png" xlink:type="simple" xlink:show="embed" xlink:actuate="onLoad" draw:mime-type="image/png"/>
</draw:frame>
The performance was less than 39.5 billion US dollars in net profit announced below the same period in 2022.</text:p>
      <text:p text:style-name="P4">
In the first quarter of Saudiaramco, Saudiaramco exceeded the 50.5 billion U.S. Petroleum Corporation, which has announced the total profit of US $ 40.5 billion in the first quarter of the world's 50.5 billion US dollars, including British Petroleum Corporation (BP) and Royal Dutch Shell Group ( Shell), EXXONMOBIL, Chevron, and Totalenergies in France.</text:p>
      <text:p text:style-name="P4">
Amin H.Nasser, President and CEO of Samuida Oil Petroleum Corporation, said in a statement: "Performance reflects the continuous high reliability of Saudi Amy Petroleum Corporation, and its attention to costs and our ability to respond to market conditions. Because we have a strong cash flow and further strengthen the balance sheet. "</text:p>
      <text:p text:style-name="P4">
Nose said: "We are ... to promote our capacity expansion, our long -term outlook has remained unchanged."</text:p>
      <text:p text:style-name="P4">
Amy Petroleum is a treasure of the economy of Saudi Arabia, and it is also the crown prince Muhammad. Mohammed Binsalman's ambitious economic and social reform plan "Saudi Vision 2030" (Saudi Vision 2030) is the main financial resources.</text:p>
      <text:p text:style-name="P4">
Amy Petroleum made a profit of US $ 161.1 billion in a record high last year, making Saudi Arabia achieve its first annual budget surplus in the past 10 years. (Translator: Lin Yifeng/Calculating Draft: He Hongru)</text:p>
      <text:p text:style-name="P4">
News Source: <text:a xlink:type="simple" xlink:href="https://www.rfi.fr/cn/%E5%9B%BD%E9%99%85%E6%8A%A5%E9%81%93/20230509-%E6%B2%B9%E4%BB%B7%E8%B5%B0%E5%BC%B1-%E6%B2%99%E4%B9%8C%E5%9C%B0%E9%98%BF%E7%BE%8Eq1%E5%87%80%E5%88%A9%E5%B9%B4%E5%87%8F19-25" text:style-name="Internet_20_link" text:visited-style-name="Visited_20_Internet_20_Link">
https://www.rfi.fr/cn/%E5%9B%BD%E9%99%85%E6%8A%A5%E9%81%93/20230509-%E6%B2%B9%E4%BB%B7%E8%B5%B0%E5%BC%B1-%E6%B2%99%E4%B9%8C%E5%9C%B0%E9%98%BF%E7%BE%8Eq1%E5%87%80%E5%88%A9%E5%B9%B4%E5%87%8F19-25</text:a>
</text:p>
      <!--NEWS-->
      <text:h text:style-name="P10" text:outline-level="1">
<text:span text:style-name="T4">
China's imports have declined to expand the decline in Hong Kong and Shanghai stock markets</text:span>
</text:h>
      <text:p text:style-name="P4">
Publisher: 法新社</text:p>
      <text:p text:style-name="P4">
Published Time: 2023-05-09T-15:02:08+00:00</text:p>
      <text:p text:style-name="P4">
Modified Time: 2023-05-09T09:35:02+00:00</text:p>
      <text:p text:style-name="P4">
Description: (Agence France -Presse, Hong Kong, 9th) The Hong Kong stock market has fell into a sync with Mainland China today. It mainly shows the expansion of imported data on April announced in China, which means that the recovery of the world's second largest economy is still unstabl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0" text:anchor-type="as-char" svg:width="6.9236in" svg:height="3.617581in" draw:z-index="0">
<draw:image xlink:href="../Images/rficn/2023-05-09T-15-02-08-00-00/000000.png" xlink:type="simple" xlink:show="embed" xlink:actuate="onLoad" draw:mime-type="image/png"/>
</draw:frame>
The Hang Seng Index of the Hong Kong stocks fell 429.45 points, or 2.12%, and closed at 19867.58 points.</text:p>
      <text:p text:style-name="P4">
The comprehensive index of Shanghai Stock Exchange fell 37.33 points, or 1.10%, at 3357.67 points; the Shenzhen Stock Exchange's comprehensive index fell 23.86 points, or 1.17%, closed at 2023.06 points.</text:p>
      <text:p text:style-name="P4">
News Source: <text:a xlink:type="simple" xlink:href="https://www.rfi.fr/cn/%E8%B4%A2%E7%BB%8F%E5%BF%AB%E8%AE%AF/20230509-%E4%B8%AD%E5%9B%BD%E8%BF%9B%E5%8F%A3%E9%99%8D%E5%B9%85%E6%89%A9%E5%A4%A7-%E6%B8%AF%E6%B2%AA%E8%82%A1%E5%B8%82%E4%B8%8B%E6%8C%AB" text:style-name="Internet_20_link" text:visited-style-name="Visited_20_Internet_20_Link">
https://www.rfi.fr/cn/%E8%B4%A2%E7%BB%8F%E5%BF%AB%E8%AE%AF/20230509-%E4%B8%AD%E5%9B%BD%E8%BF%9B%E5%8F%A3%E9%99%8D%E5%B9%85%E6%89%A9%E5%A4%A7-%E6%B8%AF%E6%B2%AA%E8%82%A1%E5%B8%82%E4%B8%8B%E6%8C%AB</text:a>
</text:p>
      <!--NEWS-->
      <text:h text:style-name="P10" text:outline-level="1">
<text:span text:style-name="T4">
Bench player Section 4 Fawei Lakers NBA playoffs secondary wheel</text:span>
</text:h>
      <text:p text:style-name="P4">
Publisher: 法新社</text:p>
      <text:p text:style-name="P4">
Published Time: 2023-05-09T-24:32:10+00:00</text:p>
      <text:p text:style-name="P4">
Modified Time: 2023-05-09T07:05:04+00:00</text:p>
      <text:p text:style-name="P4">
Description: (Agence France -Presse, Los Angeles 8th) In the second round of the American professional basketball playoffs in the West, Los Angeles Lakers today leaned against the bench player Lonnie Walker, and cut into 15 points in all the scores of his whole game. 104 to 101 defeated the Golden State Warrio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1" text:anchor-type="as-char" svg:width="6.9236in" svg:height="3.617581in" draw:z-index="0">
<draw:image xlink:href="../Images/rficn/2023-05-09T-24-32-10-00-00/000000.png" xlink:type="simple" xlink:show="embed" xlink:actuate="onLoad" draw:mime-type="image/png"/>
</draw:frame>
The 24 -year -old Walker Verse 4 explosion, 6 shots in 9 shots, including the key jump of the Lakers to overtake the score of 1 minute and 53 seconds before the end of the game, so that the Lakers have achieved dramatic victory. One round.</text:p>
      <text:p text:style-name="P4">
Walker joined the Lakers with a 1 -year contract last year, and has since tried to build his position in the team. After winning today, he was praised by his teammates.</text:p>
      <text:p text:style-name="P4">
"LeBron James) said," We can't win this game today. "</text:p>
      <text:p text:style-name="P4">
In addition to Walker, James scored a maximum of 27 points in the team today, and Anthony Davis contributed 23 points and 15 rebounds.</text:p>
      <text:p text:style-name="P4">
The two teams will play the fifth game at the Warriors at home on the morning of the 11th of Taipei time.</text:p>
      <text:p text:style-name="P4">
News Source: <text:a xlink:type="simple" xlink:href="https://www.rfi.fr/cn/%E8%BF%90%E5%8A%A8%E5%A4%A9%E5%9C%B0/20230509-%E6%9D%BF%E5%87%B3%E7%90%83%E5%91%98%E7%AC%AC4%E8%8A%82%E5%8F%91%E5%A8%81-%E6%B9%96%E4%BA%BAnba%E5%AD%A3%E5%90%8E%E8%B5%9B%E6%AC%A1%E8%BD%AE%E5%90%AC%E7%89%8C" text:style-name="Internet_20_link" text:visited-style-name="Visited_20_Internet_20_Link">
https://www.rfi.fr/cn/%E8%BF%90%E5%8A%A8%E5%A4%A9%E5%9C%B0/20230509-%E6%9D%BF%E5%87%B3%E7%90%83%E5%91%98%E7%AC%AC4%E8%8A%82%E5%8F%91%E5%A8%81-%E6%B9%96%E4%BA%BAnba%E5%AD%A3%E5%90%8E%E8%B5%9B%E6%AC%A1%E8%BD%AE%E5%90%AC%E7%89%8C</text:a>
</text:p>
      <!--NEWS-->
      <text:h text:style-name="P10" text:outline-level="1">
<text:span text:style-name="T4">
Israeli Air strike Gasa 13 deaths include 3 jihad organization leaders and 4 children</text:span>
</text:h>
      <text:p text:style-name="P4">
Publisher: 法新社</text:p>
      <text:p text:style-name="P4">
Published Time: 2023-05-09T-6:02:08+00:00</text:p>
      <text:p text:style-name="P4">
Modified Time: 2023-05-09T11:50:02+00:00</text:p>
      <text:p text:style-name="P4">
Description: (AFP, Kasa, 9th) Palestinian officials said today that Israel launched an air strike on Gaza before dawn, resulting in three Islamic jihad leaders and 10 other deaths, including 4 childre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2" text:anchor-type="as-char" svg:width="6.9236in" svg:height="3.617581in" draw:z-index="0">
<draw:image xlink:href="../Images/rficn/2023-05-09T-6-02-08-00-00/000000.png" xlink:type="simple" xlink:show="embed" xlink:actuate="onLoad" draw:mime-type="image/png"/>
</draw:frame>
Agence France -Presse reported that the Islamic Jihad Organization of the Palestinian armed group vowed to "revenge". At about 2 am local time, about 40 Israeli aircraft began to attack for nearly two hours at the Gasa Corridor.</text:p>
      <text:p text:style-name="P4">
The Palestinian Ministry of Health said that the attack caused 4 children to be killed, 20 were injured, and some injuries were serious or critical.</text:p>
      <text:p text:style-name="P4">
The Israeli military stated that the three leaders of the Islamic jihad were locked in Gaza's air strikes and their "weapon manufacturing venues." Israel regards Islamic jihad as a terrorist organization.</text:p>
      <text:p text:style-name="P4">
The Islamic jihads confirmed that three senior members were killed in Gaza. (Translator: Lin Yifeng/Calculating Draft: Liu Shuqin)</text:p>
      <text:p text:style-name="P4">
News Source: <text:a xlink:type="simple" xlink:href="https://www.rfi.fr/cn/%E5%9B%BD%E9%99%85%E6%8A%A5%E9%81%93/20230509-%E4%BB%A5%E8%89%B2%E5%88%97%E7%A9%BA%E8%A2%AD%E5%8A%A0%E8%90%A813%E6%AD%BB-%E5%8C%85%E6%8B%AC3%E5%90%8D%E5%9C%A3%E6%88%98%E7%BB%84%E7%BB%87%E9%A2%86%E8%A2%96%E5%92%8C4%E5%90%8D%E5%AD%A9%E7%AB%A5" text:style-name="Internet_20_link" text:visited-style-name="Visited_20_Internet_20_Link">
https://www.rfi.fr/cn/%E5%9B%BD%E9%99%85%E6%8A%A5%E9%81%93/20230509-%E4%BB%A5%E8%89%B2%E5%88%97%E7%A9%BA%E8%A2%AD%E5%8A%A0%E8%90%A813%E6%AD%BB-%E5%8C%85%E6%8B%AC3%E5%90%8D%E5%9C%A3%E6%88%98%E7%BB%84%E7%BB%87%E9%A2%86%E8%A2%96%E5%92%8C4%E5%90%8D%E5%AD%A9%E7%AB%A5</text:a>
</text:p>
      <!--NEWS-->
      <text:h text:style-name="P10" text:outline-level="1">
<text:span text:style-name="T4">
China has set off a brunt of the domestic consulting company in the domestic consulting company</text:span>
</text:h>
      <text:p text:style-name="P4">
Author: None</text:p>
      <text:p text:style-name="P4">
Publisher: Radio Free Asia (Organization)</text:p>
      <text:p text:style-name="P4">
Published Time: 2023-05-09T02:39:00-04:00</text:p>
      <text:p text:style-name="P4">
Modified Time: 2023-05-09T12:21:10-04:00</text:p>
      <text:p text:style-name="P4">
Description: None</text:p>
      <text:p text:style-name="P4">
Videos: []</text:p>
      <text:p text:style-name="P4">
Audios: ["<text:a xlink:type="simple" xlink:href="https://www.rfa.org/mandarin/yataibaodao/renquanfazhi/gt1-0509202302384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83" text:anchor-type="as-char" svg:width="6.9236in" svg:height="4.612011in" draw:z-index="0">
<draw:image xlink:href="../Images/rfamandarin/2023-05-09T02-39-00-04-00/000000.png" xlink:type="simple" xlink:show="embed" xlink:actuate="onLoad" draw:mime-type="image/png"/>
</draw:frame>
On May 9, 2023, the surveillance camera can be seen in front of the office building where the official Capvision Information Technology Company is located. <text:a xlink:type="simple" xlink:href="https://www.rfa.org/mandarin/yataibaodao/renquanfazhi/gt1-05092023023844.html/@@images/image" text:style-name="Internet_20_link" text:visited-style-name="Visited_20_Internet_20_Link">
</text:a>
Reuters picture <text:a xlink:type="simple" xlink:href="https://www.rfa.org/mandarin/yataibaodao/renquanfazhi/gt1-05092023023844.html/@@stream" text:style-name="Internet_20_link" text:visited-style-name="Visited_20_Internet_20_Link">
</text:a>
The Chinese intelligence department is setting off a anti -spy movement against domestic consulting companies. The national security agency in Suzhou surveyed Kaisheng Rongying's local branch.</text:p>
      <text:p text:style-name="P4">
<text:span text:style-name="T4">
<text:span text:style-name="T5">
 <text:a xlink:type="simple" xlink:href="https://www.rfa.org/mandarin/yataibaodao/junshiwaijiao/jw-05082023123126.html" text:style-name="Internet_20_link" text:visited-style-name="Visited_20_Internet_20_Link">
</text:a>
</text:span>
</text:span>
<text:a xlink:type="simple" xlink:href="https://www.rfa.org/mandarin/yataibaodao/junshiwaijiao/kw-04272023125613.html" text:style-name="Internet_20_link" text:visited-style-name="Visited_20_Internet_20_Link">
<text:span text:style-name="T4">
 Chinese revised "Anti -Spy Law" Bain's search attracted the attention of the United States </text:span>
</text:a>
  * <text:span text:style-name="T4">
<text:a xlink:type="simple" xlink:href="https://www.rfa.org/mandarin/yataibaodao/junshiwaijiao/jt-03242023112008.html" text:style-name="Internet_20_link" text:visited-style-name="Visited_20_Internet_20_Link">
 </text:a>
</text:span>
</text:p>
      <text:p text:style-name="P4">
According to the FX168 Finance Newspaper quoted Chinese official media reports, China launched an anti -spy operation on the illegal behavior of the consulting company and accused Kaisheng Rongying, which provided professional consulting and research services to facilitate the leakage of national secrets. On Monday (8th), Jiangsu Provincial Television reported that Suzhou's national security agencies visited Kaisheng Rongying's local branches and asked the company's employees. It is said that the joint law enforcement operations were uniformly deployed by relevant national departments and were carried out simultaneously in Shanghai, Beijing, Suzhou, Shenzhen and other places.</text:p>
      <text:p text:style-name="P4">
Beijing independent commentators said in an interview with this station on Tuesday that the authorities' move was to warn the West to intimidate the West: "One is to intimidate the people and the other is to wake the West. Bar up with the West. "</text:p>
      <text:p text:style-name="P4">
Official media report quoted a police officer that some companies frequently contacted the staff of government agencies and the national defense department to obtain sensitive data illegally and hired the industry consultation experts with high compensation to illegally obtain various sensitive data in China. National security constitutes a major risk.</text:p>
      <text:p text:style-name="P4">
<draw:frame draw:style-name="fr1" draw:name="Image84" text:anchor-type="as-char" svg:width="6.9236in" svg:height="3.891697in" draw:z-index="0">
<draw:image xlink:href="../Images/rfamandarin/2023-05-09T02-39-00-04-00/000001.png" xlink:type="simple" xlink:show="embed" xlink:actuate="onLoad" draw:mime-type="image/png"/>
</draw:frame>
China conducts a national survey campaign for domestic consulting companies (screenshots of video video/CCTV) <text:a xlink:type="simple" xlink:href="https://www.rfa.org/mandarin/yataibaodao/renquanfazhi/gt1-05092023023844.html/800x800.jpeg" text:style-name="Internet_20_link" text:visited-style-name="Visited_20_Internet_20_Link">
</text:a>
<text:span text:style-name="T4">
 Most of the people who have mastered and sell confidential profits are officials in the former system </text:span>
</text:p>
      <text:p text:style-name="P4">
Although official media did not explain which country the "overseas intelligence agency" refers to, some comments believe that it mainly refers to the United States. Zhang Shengqi, who lives in the United States, said in an interview with this station on Tuesday that according to his years of experience in Beijing for many years, the probability of leakage incidents occurred in the system. Most of those who mastered the secrets were retirees of military -civilian enterprises. He said: "In the system, there are enterprises with scientific and technological and military industry, and many of the technologies sold are military -to -civilians. They sell these technologies to make money. Many people with cooperative relationships with Chinese military companies. They are trying to find outside Buyer. "</text:p>
      <text:p text:style-name="P4">
Zhang Shengqi said that these buyers sell manufacturing technology to foreign countries based on Myanmar, Cambodia, Iran and other countries: "When I was in Beijing, I saw these old cadres looking for buyers, saying that these technologies were stolen from the United States. Decrypting, military transfer. Let's look at those countries in the world to buy these technologies and products. These technical products were originally stolen from the West. He sold it to countries that are more backward than China. "</text:p>
      <text:p text:style-name="P4">
China's newly revised Anti -Spy Law will take effect on July 1st, and commented that this has made China's diplomacy and business relations with the West moreolate. Zhang Shengqi believes that this is mainly to conduct patriotic education for domestic people, not overseas, but objectively weaken China's business environment.</text:p>
      <text:p text:style-name="P4">
** The new version of "Anti -Spy Law" will deter the West before taking effect on July 1</text:p>
      <text:p text:style-name="P4">
In addition, CCTV reported that the police officer of the Shanghai National Security Bureau said: "Kaisheng Rongying Information Technology Co., Ltd. has more than 1,000 customers, spreading abroad." It also said that "from 2017 to 2020, Kaisheng Rongying accepted hundreds of overseas abroad. The company remitted more than 2,000 times, with an amount of more than 70 million US dollars. "</text:p>
      <text:p text:style-name="P4">
<draw:frame draw:style-name="fr1" draw:name="Image85" text:anchor-type="as-char" svg:width="6.9236in" svg:height="3.164302in" draw:z-index="0">
<draw:image xlink:href="../Images/rfamandarin/2023-05-09T02-39-00-04-00/000002.png" xlink:type="simple" xlink:show="embed" xlink:actuate="onLoad" draw:mime-type="image/png"/>
</draw:frame>
Capvision Information Technology Company (screenshot screenshot of the Reuters/CCTV) <text:a xlink:type="simple" xlink:href="https://www.rfa.org/mandarin/yataibaodao/renquanfazhi/gt1-05092023023844.html/untitled-1.jpg" text:style-name="Internet_20_link" text:visited-style-name="Visited_20_Internet_20_Link">
</text:a>
Ma Ju, a senior current affairs commentator, believes that the Chinese security department has recently launched investigations such as the United States, Japan and other Western countries in Beijing, Shanghai, and Shanghai. Affects the safety considerations of major consortia in China. He said: "These consulting companies have branches in all countries in the world, and there are no problems in China for so many years. Suddenly there is a problem now. I believe that everyone who knows the Chinese system is very clear. There are so many bones at this section. There is a problem with the company. "</text:p>
      <text:p text:style-name="P4">
Kaisheng Rongying Monday(May 8th)In the evening, a statement was issued on its WeChat account that the company would resolutely adhere to national security policy and take the lead in guiding the healthy development of the industry.</text:p>
      <text:p text:style-name="P4">
According to the data, Kaisheng Rongying was established in 2008. It is China's leading industry expert knowledge service provider, expert networks and customer groups all over the world. According to the information of Fhstrisana, according to income, in 2020, Kaisheng Rongying is China's largest industry expert knowledge service provider.</text:p>
      <text:p text:style-name="P4">
Reporter: Ancient Pavilion Editor: Chen Meihua Xu Shuting Jiayuan.com Editor: Ruizhe</text:p>
      <text:p text:style-name="P4">
News Source: <text:a xlink:type="simple" xlink:href="https://www.rfa.org/mandarin/yataibaodao/renquanfazhi/gt1-05092023023844.html" text:style-name="Internet_20_link" text:visited-style-name="Visited_20_Internet_20_Link">
https://www.rfa.org/mandarin/yataibaodao/renquanfazhi/gt1-05092023023844.html</text:a>
</text:p>
      <!--NEWS-->
      <text:h text:style-name="P10" text:outline-level="1">
<text:span text:style-name="T4">
US -China relations are trapped in Bingbing Qin Gang to "deep reflection" in the United States</text:span>
</text:h>
      <text:p text:style-name="P4">
Author: None (Language: zh)</text:p>
      <text:p text:style-name="P4">
Publisher: None</text:p>
      <text:p text:style-name="P4">
Time: 2023-05-09T03:36:00Z</text:p>
      <text:p text:style-name="P4">
Description: After the Chinese Foreign Minister Qin Gang met with the US ambassador to China, Burns said that if the United States wants to repair relations with China, it cannot "say one set and one set". If the relationship between the two sides must be stable, it must be "moving" with the Chinese side. What does the United States say?</text:p>
      <text:p text:style-name="P4">
Videos: []</text:p>
      <text:p text:style-name="P4">
Images: ["<text:a xlink:type="simple" xlink:href="https://static.dw.com/image/59244760_303.jpg" text:style-name="Internet_20_link" text:visited-style-name="Visited_20_Internet_20_Link">
59244760_303.jpg</text:a>
", "<text:a xlink:type="simple" xlink:href="https://static.dw.com/image/65261690_401.jpg" text:style-name="Internet_20_link" text:visited-style-name="Visited_20_Internet_20_Link">
65261690_401.jpg</text:a>
"]</text:p>
      <text:p text:style-name="P4">
Subject: 时政风云</text:p>
      <text:p text:style-name="P4">
Subjects: ['专题报道：习近平访美', '南希·佩洛西']</text:p>
      <text:p text:style-name="P4">
Keywords: ['拜习会', '秦刚', '伯恩斯', '驻华大使', '中美关系']</text:p>
      <text:p text:style-name="P4">
Id: 65556918</text:p>
      <!--METADATA-->
      <text:p text:style-name="P4">
<text:a xlink:type="simple" xlink:href="https://www.dw.com/zh/overlay/image/article/65556918/59244760" text:style-name="Internet_20_link" text:visited-style-name="Visited_20_Internet_20_Link">
 <draw:frame draw:style-name="fr1" draw:name="Image86" text:anchor-type="as-char" svg:width="6.9236in" svg:height="3.896998in" draw:z-index="0">
<draw:image xlink:href="../Images/dwzh/2023-05-09T03-36-00Z/59244760_303.jpg" xlink:type="simple" xlink:show="embed" xlink:actuate="onLoad" draw:mime-type="image/jpeg"/>
</draw:frame>
</text:a>
Qin Gang's meeting with Bernus was the official meeting of the highest level of the United States and China after the Indonesian harassment meeting last year.</text:p>
      <text:p text:style-name="P4">
(Voice of German in Chinese) China Foreign Minister <text:a xlink:type="simple" xlink:href="https://www.dw.com/zh/zh/中国外长秦刚本周出访德法挪三国/a-65549318" text:style-name="Internet_20_link" text:visited-style-name="Visited_20_Internet_20_Link">
</text:a>
On Monday (May 8), it was said that stabilizing Sino -US relations after a series of "wrong words and deeds" made Sino -US relations "re -meet the ice".</text:p>
      <text:p text:style-name="P4">
According to the Chinese Ministry of Foreign Affairs, Qin and the United States Ambassador to China in China specially emphasized that Washington must correct the handling of Taiwan issues when meeting with Nicholasburns, and "stop continuing to hollow out the" one China principle "to stop supporting the" Taiwan independence independence. " "Split forces".</text:p>
      <text:p text:style-name="P4">
When asked about Qin's remarks, the US State Department spokesman Vedant Patel said Bernes had privately expressed the United States' policy to China, especially "<text:a xlink:type="simple" xlink:href="https://www.dw.com/zh/zh/墙外文摘美国改变一中政策正当其时/a-65339255" text:style-name="Internet_20_link" text:visited-style-name="Visited_20_Internet_20_Link">
</text:a>
"Washington officially acknowledged Beijing, not Taipei.</text:p>
      <text:p text:style-name="P4">
Patt said at a routine press conference that Bernus talked about the fields of cooperation between the two countries, including climate change, global health and food security. He also said that U.S. Secretary of State Brillin still wants to visit China, "it will plan and work hard under the condition of conditions permit."</text:p>
      <text:p text:style-name="P4">
He said: "We hope and intend to keep the communication channels unobstructed ... Continue to stand with our friends and allies in the Indo -Pacific area to promote our common prosperity, security and values."</text:p>
      <text:p text:style-name="P4">
Patt also emphasized: "We don't intend to change the status quo -this is not a way to adopt the United States."</text:p>
      <text:p text:style-name="P4">
Last year, the then President of the House of Representatives of the United States <text:a xlink:type="simple" xlink:href="https://www.dw.com/zh/zh/佩洛西访台后-美军舰首度通过台湾海峡/a-62954230" text:style-name="Internet_20_link" text:visited-style-name="Visited_20_Internet_20_Link">
</text:a>
The relationship between the two largest economies of China and the United States fell to the lowest point. In response, Beijing cut off part of the interaction with the United States, including the formal communication channels between the two army.</text:p>
      <text:p text:style-name="P4">
The Chinese Ministry of Foreign Affairs said after the Qin Gang and Bernus meeting that the priority was to stabilize Sino -US relations and avoid "spiral decline" to prevent any accidents on both sides. The relationship goes out of the predicament and return to the right track. "</text:p>
      <text:p text:style-name="P4">
<draw:frame draw:style-name="fr1" draw:name="Image87" text:anchor-type="as-char" svg:width="6.9236in" svg:height="3.896998in" draw:z-index="0">
<draw:image xlink:href="../Images/dwzh/2023-05-09T03-36-00Z/65261690_401.jpg" xlink:type="simple" xlink:show="embed" xlink:actuate="onLoad" draw:mime-type="image/jpeg"/>
</draw:frame>
The outside world regards whether the US Secretary of State can visit China smoothly as the temperature indicator of the relationship between China and the United States.</text:p>
      <text:h text:style-name="P12" text:outline-level="3">
<text:span text:style-name="T4">
Sino -US relations are unstable</text:span>
</text:h>
      <text:p text:style-name="P4">
Last November, <text:a xlink:type="simple" xlink:href="https://www.dw.com/zh/zh/专访拜习会意在表明中美仍是负责的大国/a-63766679" text:style-name="Internet_20_link" text:visited-style-name="Visited_20_Internet_20_Link">
</text:a>
And promised to have a more frequent dialogue, which eased the tension between the two sides.</text:p>
      <text:p text:style-name="P4">
But in February this year, China "<text:a xlink:type="simple" xlink:href="https://www.dw.com/zh/zh/中國氣球能實時回傳信號美無法證實/a-65222124" text:style-name="Internet_20_link" text:visited-style-name="Visited_20_Internet_20_Link">
</text:a>
"Ast time appeared in the United States, the relationship between the two countries returned to the tightness, and US Secretary of State Brillings canceled the Beijing visit to respond.</text:p>
      <text:p text:style-name="P4">
This is also Qin Gang's so -called and since he worshiped. "A series of wrong words and deeds in the United States have destroyed the positive momentum of the difficulty of Sino -US relations ... ","</text:p>
      <text:p text:style-name="P4">
The US ambassador to China, Burns, mentioned the necessity of Sino -US stability relations on Twitter. He said: "We discussed the challenges faced by US -China relations, the necessity of stable relationships and expanding high -level communication."</text:p>
      <text:p text:style-name="P4">
Qin Gang's meeting with Bernus was the meeting between the highest -level officials in the United States and China after the Indonesian habit last year.</text:p>
      <text:p text:style-name="P4">
(Reuters, the US State Department, the Ministry of Foreign Affairs of China)</text:p>
      <text:p text:style-name="P4">
News Source: <text:a xlink:type="simple" xlink:href="https://www.dw.com/zh/美中關係陷寒冰-秦剛籲美「深刻反思」/a-65556918" text:style-name="Internet_20_link" text:visited-style-name="Visited_20_Internet_20_Link">
https://www.dw.com/zh/美中關係陷寒冰-秦剛籲美「深刻反思」/a-65556918?maca=chi-rss-chi-all-1127-rdf</text:a>
</text:p>
      <!--NEWS-->
      <text:h text:style-name="P10" text:outline-level="1">
<text:span text:style-name="T4">
Guangdong strengthens the circle of friends of the WeChat group of civil servants to prohibit negative remarks</text:span>
</text:h>
      <text:p text:style-name="P4">
Author: None</text:p>
      <text:p text:style-name="P4">
Publisher: Radio Free Asia (Organization)</text:p>
      <text:p text:style-name="P4">
Published Time: 2023-05-09T04:20:00-04:00</text:p>
      <text:p text:style-name="P4">
Modified Time: 2023-05-09T12:21:40-04:00</text:p>
      <text:p text:style-name="P4">
Description: None</text:p>
      <text:p text:style-name="P4">
Videos: []</text:p>
      <text:p text:style-name="P4">
Audios: ["<text:a xlink:type="simple" xlink:href="https://www.rfa.org/mandarin/yataibaodao/renquanfazhi/gt2-05092023034525.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88" text:anchor-type="as-char" svg:width="6.9236in" svg:height="4.031322in" draw:z-index="0">
<draw:image xlink:href="../Images/rfamandarin/2023-05-09T04-20-00-04-00/000000.png" xlink:type="simple" xlink:show="embed" xlink:actuate="onLoad" draw:mime-type="image/png"/>
</draw:frame>
The Guangdong Provincial Commission for Discipline Inspection and Supervision of the Communist Party of China formulate a personal WeChat group filing system. <text:a xlink:type="simple" xlink:href="https://www.rfa.org/mandarin/yataibaodao/renquanfazhi/gt2-05092023034525.html/@@images/image" text:style-name="Internet_20_link" text:visited-style-name="Visited_20_Internet_20_Link">
</text:a>
Netizens provided <text:a xlink:type="simple" xlink:href="https://www.rfa.org/mandarin/yataibaodao/renquanfazhi/gt2-05092023034525.html/@@stream" text:style-name="Internet_20_link" text:visited-style-name="Visited_20_Internet_20_Link">
</text:a>
Many government departments such as Guangdong Province have recently required party members and cadres to register to report the account activities in the WeChat group where the individual where they are, including the graphic and video content released.</text:p>
      <text:p text:style-name="P4">
<text:span text:style-name="T4">
<text:span text:style-name="T5">
 <text:a xlink:type="simple" xlink:href="https://www.rfa.org/mandarin/Xinwen/2-11102022102011.html" text:style-name="Internet_20_link" text:visited-style-name="Visited_20_Internet_20_Link">
</text:a>
</text:span>
</text:span>
<text:a xlink:type="simple" xlink:href="https://www.rfa.org/mandarin/yataibaodao/meiti/ql1-09102021045914.html" text:style-name="Internet_20_link" text:visited-style-name="Visited_20_Internet_20_Link">
<text:span text:style-name="T4">
 Tencent implements "one micro -two system" </text:span>
</text:a>
Recently, government departments in Guangdong and other places conducted more severe review on Internet chat tool WeChat users. According to two pictures circulating from overseas social platforms and WeChat circles, one is the "Personal WeChat Group Record Report Form" printed in April in April of the "Guangdong Provincial Discipline Inspection Commission and the Guangdong Provincial Supervision Committee". The cover is the reporter Sign, the reporter's unit and the signing date of the signing of the signature.</text:p>
      <text:p text:style-name="P4">
Chen Qiang, an employee of a hospital in Dongguan, said in an interview with this station on Tuesday (9th) that government civil servants and some public institutions have long reported their personal WeChat accounts, but this time it is to report WeChat users in the circle of friends. Worried that users have leaked government or enterprise internal information. He said, "Yes, it is getting stricter and stricter now. They must have a notice internally internally, but we are not very clear about the specific content. Civil servants, state organs and some units have some friends of me, their information is not Send a circle of friends. "</text:p>
      <text:p text:style-name="P4">
<text:span text:style-name="T4">
 Party members and cadres self -check WeChat group friends circle speech </text:span>
</text:p>
      <text:p text:style-name="P4">
Among one of the attachments of the WeChat group filing report, a self -inspection table called Annex 4 "Friends Circle" purification is listed in a timely manner that needs to be reported in a timely manner, including distorting, negating and attacking the history of the party history; , To discredit the party's leader and hero model; advocate the Western "constitutional democracy", "universal value" and human rights issues; question the achievements of a well -off and poverty alleviation, and distort the new development pattern; spread the pessimistic theory, use employment, housing, education, judicial justice For the topic, hype, the polarization of the rich and the poor, the solidification of the hills, and the determination to erode development; the foreign -related topics such as epidemic prevention cooperation are intertwined with populist and narrow nationalism, causing group opposition, public opinion confrontation, and the effectiveness and safety of the Chinese new crown vaccine. , Fair attacks such as discrediting mainstream ideological remarks.</text:p>
      <text:p text:style-name="P4">
<draw:frame draw:style-name="fr1" draw:name="Image89" text:anchor-type="as-char" svg:width="6.9236in" svg:height="3.703153in" draw:z-index="0">
<draw:image xlink:href="../Images/rfamandarin/2023-05-09T04-20-00-04-00/000001.png" xlink:type="simple" xlink:show="embed" xlink:actuate="onLoad" draw:mime-type="image/png"/>
</draw:frame>
Relevant authorities require WeChat users to investigate seven types of anti -government and negative remarks (online pictures/ancient pavilions) <text:a xlink:type="simple" xlink:href="https://www.rfa.org/mandarin/yataibaodao/renquanfazhi/gt2-05092023034525.html/m0509-gt2p2.jpg" text:style-name="Internet_20_link" text:visited-style-name="Visited_20_Internet_20_Link">
</text:a>
A surname of Zhao, who was unwilling to disclose the name in the system, told this station that the above statement reflects the current public opinion of the Internet and involves the current sensitive incident. The authorities are very aggressive because the government is worried that the foundation is shaken by public opinion. He said that many folk information comes from WeChat: "I have several friends in government departments. They have business and taxi. They have dare not send messages recently. Some pictures of eating and eating are simply not published. No word is posted. I personally think that the period of Jiang Zemin and Hu Jintao is relatively loose than now. "</text:p>
      <text:p text:style-name="P4">
<text:span text:style-name="T4">
 The government internal information is mostly out of WeChat </text:span>
</text:p>
      <text:p text:style-name="P4">
On September 5, 2019, the school of the Hubei Second Normal University asked teachers and students to register in WeChat groups in various provinces. On March 28 last year, the Wuhan Confidentiality Bureau of Hubei Province issued the "Instructions for Confidentiality Management of the WeChat Working Group of Organs and Units", requiring government departments to establish WeChat groups must be approved first. "Applications according to work need to be submitted to the use of use, scope of access, establishment time and responsible, and report to the relevant leaders and the approval of relevant leaders and confidential work agencies." It is determined that the owner is the group administrator and sign the "WeChat work group administrator Confidential Responsibility Letter ". One month later, colleges and universities across China established the WeChat group registration and filing system.</text:p>
      <text:p text:style-name="P4">
Recently, the authorities' review of WeChat group content has expanded to the circle of friends outside the WeChat group, and even expanded to government civil servants and some public institutions. Mr. Shen, a netizen in Hubei, said that many netizens are worried that their personal accounts will be blocked, and there are fewer and fewer speeches.</text:p>
      <text:p text:style-name="P4">
Reporter: Ancient Pavilion Editor: Chen Meihua Xu Shuting Jiayuan.com Editor: Ruizhe</text:p>
      <text:p text:style-name="P4">
News Source: <text:a xlink:type="simple" xlink:href="https://www.rfa.org/mandarin/yataibaodao/renquanfazhi/gt2-05092023034525.html" text:style-name="Internet_20_link" text:visited-style-name="Visited_20_Internet_20_Link">
https://www.rfa.org/mandarin/yataibaodao/renquanfazhi/gt2-05092023034525.html</text:a>
</text:p>
      <!--NEWS-->
      <text:h text:style-name="P10" text:outline-level="1">
<text:span text:style-name="T4">
Former British Prime Minister Tras visited Taiwan on the 16th and delivered a speech on the 16th</text:span>
</text:h>
      <text:p text:style-name="P4">
Author: None</text:p>
      <text:p text:style-name="P4">
Publisher: Radio Free Asia (Organization)</text:p>
      <text:p text:style-name="P4">
Published Time: 2023-05-09T05:02:54-04:00</text:p>
      <text:p text:style-name="P4">
Modified Time: 2023-05-09T05:02:5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0" text:anchor-type="as-char" svg:width="6.9236in" svg:height="4.612011in" draw:z-index="0">
<draw:image xlink:href="../Images/rfamandarin/2023-05-09T05-02-54-04-00/000000.png" xlink:type="simple" xlink:show="embed" xlink:actuate="onLoad" draw:mime-type="image/png"/>
</draw:frame>
Former British Prime Minister Trasse will visit Taiwan. <text:a xlink:type="simple" xlink:href="https://www.rfa.org/mandarin/Xinwen/st-05092023050236.html/@@images/image" text:style-name="Internet_20_link" text:visited-style-name="Visited_20_Internet_20_Link">
</text:a>
Reuters information.</text:p>
      <text:p text:style-name="P4">
Taiwan ’s Ministry of Foreign Affairs announced on the 9th that former British Prime Minister Liz Trussmp will visit Taiwan from May 16th to 20th. In addition to the senior officials of the House of House and the heads of the relevant ministries, they will also visit Taiwan’ s classics. The Ministry of Foreign Affairs pointed out that the former Prime Minister of Tellas and the Foundation of the Foundation gave a speech on May 17th. It will also communicate and interact with people from all walks of life such as Taiwan's political, business, and studies to strengthen the close and friendly relationship between Taiwan.</text:p>
      <text:p text:style-name="P4">
The Taiwan Ministry of Foreign Affairs pointed out that the former Prime Minister of Tellas was a long -term firm friend of Taiwan. During her while serving as a foreign minister, the British government expressed the importance of maintaining peace and stability with other G7 countries. Has a clear interest. In April 2022, she delivered a speech in the British Foreign Policy in April 202. For the first time, it should be mentioned that the democratic government and other democratic politics should have their own self -defense capabilities. During the June of the NATO Summit last year, Taiwan's security is not only related to military security, but also about the economy. Safety, many times calling on democratic camps to support Taiwan, raising the importance of peace and stability in the Taiwan Strait from regional to global levels. Editor Xu Shuting</text:p>
      <text:p text:style-name="P4">
News Source: <text:a xlink:type="simple" xlink:href="https://www.rfa.org/mandarin/Xinwen/st-05092023050236.html" text:style-name="Internet_20_link" text:visited-style-name="Visited_20_Internet_20_Link">
https://www.rfa.org/mandarin/Xinwen/st-05092023050236.html</text:a>
</text:p>
      <!--NEWS-->
      <text:h text:style-name="P10" text:outline-level="1">
<text:span text:style-name="T4">
China strengthened the "anti -spy" consulting company involved in harming Guoan and being investigated</text:span>
</text:h>
      <text:p text:style-name="P4">
Author: None (Language: zh)</text:p>
      <text:p text:style-name="P4">
Publisher: None</text:p>
      <text:p text:style-name="P4">
Time: 2023-05-09T06:08:00Z</text:p>
      <text:p text:style-name="P4">
Description: The Chinese authorities have accused the well -known consulting company "Kaisheng Rongying" as "the accomplices of overseas intelligence agencies" and recently launched the National Security Law Enforcement Action. Beijing vigorously launched the "anti -spy" operation, and the consulting industry seemed to be the latest wave of strike goals. The EU ambassador to China expressed concerns.</text:p>
      <text:p text:style-name="P4">
Videos: []</text:p>
      <text:p text:style-name="P4">
Images: ["<text:a xlink:type="simple" xlink:href="https://static.dw.com/image/63466815_303.jpg" text:style-name="Internet_20_link" text:visited-style-name="Visited_20_Internet_20_Link">
63466815_303.jpg</text:a>
"]</text:p>
      <text:p text:style-name="P4">
Subject: 经济纵横</text:p>
      <text:p text:style-name="P4">
Subjects: ['岛屿主权争端', '专题报道：全景观看“习马会”', '中国', '中共十九大', '德中关系']</text:p>
      <text:p text:style-name="P4">
Keywords: ['中国', '反间谍法', '经济', '国安', '咨询']</text:p>
      <text:p text:style-name="P4">
Id: 65557271</text:p>
      <!--METADATA-->
      <text:p text:style-name="P4">
<text:a xlink:type="simple" xlink:href="https://www.dw.com/zh/overlay/image/article/65557271/63466815" text:style-name="Internet_20_link" text:visited-style-name="Visited_20_Internet_20_Link">
 <draw:frame draw:style-name="fr1" draw:name="Image91" text:anchor-type="as-char" svg:width="6.9236in" svg:height="3.896998in" draw:z-index="0">
<draw:image xlink:href="../Images/dwzh/2023-05-09T06-08-00Z/63466815_303.jpg" xlink:type="simple" xlink:show="embed" xlink:actuate="onLoad" draw:mime-type="image/jpeg"/>
</draw:frame>
</text:a>
What effect will the recent series of "anti -spy" operations in Beijing bring? (Experience diagram)</text:p>
      <text:p text:style-name="P4">
(Voice of Germany Chinese Network) China official issued a notice on Monday (8th), accusing the consulting company "Capvision" for "overseas intelligence agencies", and the employee of the company provides sensitive content involving military aircraft such as military aircraft Consultation service, thus conducting investigations. "Kaisheng Rongying" was attacked in Shanghai, Beijing, Suzhou and other offices.</text:p>
      <text:p text:style-name="P4">
China ’s official media CCTV and Jiangsu Radio and Television Department reported that China’ s consultation industry has developed rapidly in recent years, but “some consulting and investigation agencies pursue a high -speed growth of business scale, but ignore the possible []](https://www.dw.com/zh/zh/路透着魔国家安全可能让中国陷入孤立/a-65551671)Risks, do not seriously fulfill the responsibility and obligations of anti -spy security prevention. "</text:p>
      <text:p text:style-name="P4">
The report quoted the Shanghai police statement that when such consulting and investigation companies deal with relevant business, they frequently contacted the secret personnel involved in party and government agencies, important national defense science and engineering, etc., and hired industry consulting experts with high rewards to illegally obtain sensitive information and constitute the composition of Guoan. Major risk hidden dangers. Relevant agencies have dealt with enterprises involved in accordance with laws and regulations, and urge enterprises to "conscientiously perform the obligations of the anti -spy security defense responsibility."</text:p>
      <text:p text:style-name="P4">
For example, the CCTV program "Focus Interview", an example of a senior Chinese state -owned enterprise provided consulting services for a large number of overseas customers for "Kaisheng Rongying". State secrets and intelligence are sentenced to 6 years in prison.</text:p>
      <text:p text:style-name="P4">
According to the official website of the official website, "Kaisheng Rongying" was established in 2006. It is headquartered in Shanghai and New York. It is a world -renowned consulting company. It is specially established for international investors, management consultants and experts in various fields. The company has about 700 employees.</text:p>
      <text:p text:style-name="P4">
After the incident of "Kaisheng Rongying", he said in Chinese social media that he will resolutely abide by China's national security norms.</text:p>
      <text:h text:style-name="P12" text:outline-level="3">
<text:span text:style-name="T4">
World Economic Engine Make no longer foreign companies want to evacuate the Chinese market?</text:span>
</text:h>
      <text:h text:style-name="P12" text:outline-level="3">
<text:span text:style-name="T4">
"Anti -Spy"</text:span>
</text:h>
      <text:p text:style-name="P4">
The EU ambassador to China, Jorge Toledoalbinana, said on Tuesday that Beijing's expansion of the scope of the Anti -Spy Law and investigating a number of consulting companies in China in China are concerned and may crack down on China's open economy. At a press conference held in Beijing, Yao Yaojie said that the approach may lead to a "non -constructive" move, which is not conducive to the official goal of opening its economic goals to the official. He expressed concern about the investigation of China International Consultative Corporation, saying that "this is not good news."</text:p>
      <text:p text:style-name="P4">
China has recently strengthened the review of consulting and business research on foreign companies. In March of this year, the authorities detained 5 employees of Mintzgroup at the Beijing Office at the Beijing Office. In late April, <text:a xlink:type="simple" xlink:href="https://www.dw.com/zh/zh/中國突擊美企上海辦公室-掀外商憂慮/a-65447816" text:style-name="Internet_20_link" text:visited-style-name="Visited_20_Internet_20_Link">
</text:a>
Employees were asked.</text:p>
      <text:p text:style-name="P4">
The Financial Times pointed out that CCTV's high -profile reported "Kaisheng Rongying" incident in the golden time marked the first time that the Chinese authorities recognized the company's action scale and a wider pressure on the industry. A series of actions for the consulting industry, <text:a xlink:type="simple" xlink:href="https://www.dw.com/zh/zh/德语媒体修订后反间谍法仍模糊-令外企担心/a-65494060" text:style-name="Internet_20_link" text:visited-style-name="Visited_20_Internet_20_Link">
</text:a>
Essence</text:p>
      <text:p text:style-name="P4">
The report quoted that the U.S. Chamber of Commerce warned last month that China's review of American companies has "risen sharply", especially in <text:a xlink:type="simple" xlink:href="https://www.dw.com/zh/zh/为什么外国企业和公民担忧中国新版反间谍法/a-65515876" text:style-name="Internet_20_link" text:visited-style-name="Visited_20_Internet_20_Link">
</text:a>
After the introduction, the law seems to have expanded the scope of documents and data that may be regarded as sensitive due to national security reasons.</text:p>
      <text:p text:style-name="P4">
At the end of April this year, the Standing Committee of the National People's Congress of China passed the revised version of the Anti -Spy Law, which will be "clarified by online attacks such as spy organizations and its agents", "for national organs, secret units, or key information infrastructure". For spy behavior, it has been implemented since July 1 this year.</text:p>
      <text:p text:style-name="P4">
(AFP, "Financial Times", "Wall Street Journal")</text:p>
      <text:p text:style-name="P4">
News Source: <text:a xlink:type="simple" xlink:href="https://www.dw.com/zh/中國加強「反間諜」-諮詢公司涉危害國安遭查/a-65557271" text:style-name="Internet_20_link" text:visited-style-name="Visited_20_Internet_20_Link">
https://www.dw.com/zh/中國加強「反間諜」-諮詢公司涉危害國安遭查/a-65557271?maca=chi-rss-chi-all-1127-rdf</text:a>
</text:p>
      <!--NEWS-->
      <text:h text:style-name="P10" text:outline-level="1">
<text:span text:style-name="T4">
Zhuang Wenhao's incident fermented and exchanged diplomats in each other</text:span>
</text:h>
      <text:p text:style-name="P4">
Author: None (Language: zh)</text:p>
      <text:p text:style-name="P4">
Publisher: None</text:p>
      <text:p text:style-name="P4">
Time: 2023-05-09T06:42:00Z</text:p>
      <text:p text:style-name="P4">
Description: The Canadian government took action on May 8 to deport a Chinese diplomat. The official was accused of trying to intimidate the Conservative Congress Zhuang Wenhao and his relatives in Hong Kong. Beijing immediately made countermeasures.</text:p>
      <text:p text:style-name="P4">
Videos: []</text:p>
      <text:p text:style-name="P4">
Images: ["<text:a xlink:type="simple" xlink:href="https://static.dw.com/image/60062591_303.jpg" text:style-name="Internet_20_link" text:visited-style-name="Visited_20_Internet_20_Link">
60062591_303.jpg</text:a>
", "<text:a xlink:type="simple" xlink:href="https://static.dw.com/image/64677232_401.jpg" text:style-name="Internet_20_link" text:visited-style-name="Visited_20_Internet_20_Link">
64677232_401.jpg</text:a>
"]</text:p>
      <text:p text:style-name="P4">
Subject: 时政风云</text:p>
      <text:p text:style-name="P4">
Subjects: ['中国共产党', '岛屿主权争端', '专题报道：全景观看“习马会”', '空气污染', '北京', '中国', '中共十九大', '德中关系']</text:p>
      <text:p text:style-name="P4">
Keywords: ['中加关系', '赵美兰', '乔利', '庄文浩', '中国', '北京']</text:p>
      <text:p text:style-name="P4">
Id: 65556706</text:p>
      <!--METADATA-->
      <text:p text:style-name="P4">
<text:a xlink:type="simple" xlink:href="https://www.dw.com/zh/overlay/image/article/65556706/60062591" text:style-name="Internet_20_link" text:visited-style-name="Visited_20_Internet_20_Link">
 <draw:frame draw:style-name="fr1" draw:name="Image92" text:anchor-type="as-char" svg:width="6.9236in" svg:height="3.896998in" draw:z-index="0">
<draw:image xlink:href="../Images/dwzh/2023-05-09T06-42-00Z/60062591_303.jpg" xlink:type="simple" xlink:show="embed" xlink:actuate="onLoad" draw:mime-type="image/jpeg"/>
</draw:frame>
</text:a>
Canadian Foreign Minister Joli said at a meeting of the Congress on the 5th that Canada was considering driving Chinese diplomats in addition to calling the Chinese ambassador. Four days later, she announced the deportation.</text:p>
      <text:p text:style-name="P4">
(Voice of Germany Chinese website) Facing Canada's deeper Chinese diplomats, the Chinese Ministry of Foreign Affairs announced on Tuesday (May 9) that the Canadian Consular Consular Consular Zhen Yihui was listed as a "unpopular person" and asked her to be in Leave China before May 13.</text:p>
      <text:p text:style-name="P4">
Earlier, Canadian Foreign Minister Mélanie Joly (also translated Zhao Meilan) announced on May 8th <text:a xlink:type="simple" xlink:href="https://www.dw.com/zh/zh/加拿大召見中國大使-考慮驅逐外交官/a-65509675" text:style-name="Internet_20_link" text:visited-style-name="Visited_20_Internet_20_Link">
</text:a>
Zhao Wei.</text:p>
      <text:p text:style-name="P4">
Canada announced in a statement that Zhao Wei was "unpopular". He was accused of trying to intimidate Michaelchong and Zhuang's relatives in Hong Kong, because Zhuang Wenhao has always criticized Beijing's Xinjiang Victoria policy in February 2012, and puts forward the behavior of Beijing in February 2012, calling Beijing's behavior " Race extinction.</text:p>
      <text:p text:style-name="P4">
"We will not tolerate foreign countries in any form of interference in our internal affairs." And said, "Diplomats in Canada have been warned that if they are engaged in this type of behavior, they will be sent back to China."</text:p>
      <text:p text:style-name="P4">
Zhuang Wenhao said that it should have been dealt with this way. He said, "I hope this not only shows to the People's Republic of China, but also shows to other autocratic countries in Canada. The threat activity is completely unacceptable. "</text:p>
      <text:p text:style-name="P4">
The Chinese Embassy subsequently issued a statement, accusing Canada of violating international law, "catering to the hype of anti -China forces", and said that this move destroyed Sino -Canadian relations.</text:p>
      <text:p text:style-name="P4">
The Canadian government spent a lot of time to decide whether to expel Chinese diplomats. Julie and Prime Minister Justin Trudeau had warned Beijing that there would be a rebound in this.</text:p>
      <text:p text:style-name="P4">
<draw:frame draw:style-name="fr1" draw:name="Image93" text:anchor-type="as-char" svg:width="6.9236in" svg:height="3.896998in" draw:z-index="0">
<draw:image xlink:href="../Images/dwzh/2023-05-09T06-42-00Z/64677232_401.jpg" xlink:type="simple" xlink:show="embed" xlink:actuate="onLoad" draw:mime-type="image/jpeg"/>
</draw:frame>
Trudeau, who participated in the coronation ceremony of King Charles in the UK, said in London on the 7th: "This is a serious and important issue ... This is an unspeakable decision. The Foreign Minister is dealing with this problem very, very cautiously."</text:p>
      <text:h text:style-name="P12" text:outline-level="3">
<text:span text:style-name="T4">
Event source</text:span>
</text:h>
      <text:p text:style-name="P4">
The Canadian Global Post recently reported that the US Think Tank Strategy and International Research Center (CSIS) in 2021 showed a news that the Chinese government is studying how to intimidate Zhuang Wenhao. After the report was exposed, the Canadian government confirmed that it was expelled from Zhao Wei. Zhuang Wenhao also criticized the Canadian government to see Beijing's intervention in domestic affairs.</text:p>
      <text:p text:style-name="P4">
Juli said last week that expelction may cause Beijing revenge, threatening the security of Canadians and the prosperity of the country, but it should be done. She wrote: "This decision was made after carefully considering all relevant factors ... We still firmly believe that defending our democracy is the most important."</text:p>
      <text:p text:style-name="P4">
Reuters reported that Zhuang Wenhao's incident was the latest attempt for the Chinese government to interfere in the Canadian internal affairs in recent years. Previously, Beijing also tried to interfere with the Federal elections in Canada's 2019 and 2021. <text:a xlink:type="simple" xlink:href="https://www.dw.com/zh/zh/中國疑干預選舉-加拿大總理任命特別專員調查/a-64837426" text:style-name="Internet_20_link" text:visited-style-name="Visited_20_Internet_20_Link">
</text:a>
Responsible for investigation, including whether to conduct public investigations.</text:p>
      <text:p text:style-name="P4">
China has previously insisted that it does not interfere with the internal affairs of other countries, but it said it will respond to the so -called provocative behavior.</text:p>
      <text:p text:style-name="P4">
(Reuters, Associated Press, China Embassy in Canada)</text:p>
      <text:p text:style-name="P4">
News Source: <text:a xlink:type="simple" xlink:href="https://www.dw.com/zh/莊文浩事件發酵-中加互相驅逐外交官/a-65556706" text:style-name="Internet_20_link" text:visited-style-name="Visited_20_Internet_20_Link">
https://www.dw.com/zh/莊文浩事件發酵-中加互相驅逐外交官/a-65556706?maca=chi-rss-chi-all-1127-rdf</text:a>
</text:p>
      <!--NEWS-->
      <text:h text:style-name="P10" text:outline-level="1">
<text:span text:style-name="T4">
The second generation of the Uighur ethnic group of the Xinjiang policy of the Xinjiang policy entered the Japanese Parliament</text:span>
</text:h>
      <text:p text:style-name="P4">
Author: None (Language: zh)</text:p>
      <text:p text:style-name="P4">
Publisher: None</text:p>
      <text:p text:style-name="P4">
Time: 2023-05-09T06:47:00Z</text:p>
      <text:p text:style-name="P4">
Description: Uyghur Japanese Yingli Arfia has successfully entered the Japanese Parliament recently and became the first member of the ethnicity. As the second generation of Victoria, women, women, and immigrants, how do she think of her identity? How do you enter the palace of Congress? DW sorted out her journey to politics.</text:p>
      <text:p text:style-name="P4">
Videos: []</text:p>
      <text:p text:style-name="P4">
Images: ["<text:a xlink:type="simple" xlink:href="https://static.dw.com/image/65544864_303.jpg" text:style-name="Internet_20_link" text:visited-style-name="Visited_20_Internet_20_Link">
65544864_303.jpg</text:a>
", "<text:a xlink:type="simple" xlink:href="https://static.dw.com/image/65544828_401.jpg" text:style-name="Internet_20_link" text:visited-style-name="Visited_20_Internet_20_Link">
65544828_401.jpg</text:a>
"]</text:p>
      <text:p text:style-name="P4">
Subject: 时政风云</text:p>
      <text:p text:style-name="P4">
Subjects: []</text:p>
      <text:p text:style-name="P4">
Keywords: ['德中关系', '维吾尔', '中国共产党', '岛屿主权争端', '专题报道：全景观看“习马会”', '空气污染', '北京', '中国', '中共十九大', '新疆']</text:p>
      <text:p text:style-name="P4">
Id: 65557404</text:p>
      <!--METADATA-->
      <text:p text:style-name="P4">
<text:a xlink:type="simple" xlink:href="https://www.dw.com/zh/overlay/image/article/65557404/65544864" text:style-name="Internet_20_link" text:visited-style-name="Visited_20_Internet_20_Link">
 <draw:frame draw:style-name="fr1" draw:name="Image94" text:anchor-type="as-char" svg:width="6.9236in" svg:height="3.896998in" draw:z-index="0">
<draw:image xlink:href="../Images/dwzh/2023-05-09T06-47-00Z/65544864_303.jpg" xlink:type="simple" xlink:show="embed" xlink:actuate="onLoad" draw:mime-type="image/jpeg"/>
</draw:frame>
</text:a>
The photo was taken on June 15, 2022, and the Liberal Party (LDP) candidate Yingli Alefia was interviewed by Agence France -Presse in Tokyo.</text:p>
      <text:p text:style-name="P4">
(Voice of Germany) "There is no other way to describe it, this is a game <text:a xlink:type="simple" xlink:href="https://www.dw.com/zh/zh/狀告中國新疆罪刑-維族代表律師親赴阿根廷申訴/a-62844000" text:style-name="Internet_20_link" text:visited-style-name="Visited_20_Internet_20_Link">
</text:a>
, I really believe it is <text:a xlink:type="simple" xlink:href="https://www.dw.com/zh/zh/究竟什么是种族灭绝/a-61504267" text:style-name="Internet_20_link" text:visited-style-name="Visited_20_Internet_20_Link">
</text:a>
As a former United Nations official, I also understand <text:a xlink:type="simple" xlink:href="https://www.dw.com/zh/zh/维吾尔族法庭北京犯有种族灭绝罪/a-60072382" text:style-name="Internet_20_link" text:visited-style-name="Visited_20_Internet_20_Link">
</text:a>
I will not use it easily, and we should not use it easily. "</text:p>
      <text:p text:style-name="P4">
The newly elected Uyghur Japanese member Arfiya ERI emphasized in an exclusive interview with the US media in 2022 that she has studied Uighurs and has the United Nations background to observe [] <text:a xlink:type="simple" xlink:href="https://www.dw.com/zh/zh/海外维吾尔人在被泄露的新疆被关押者名单中寻找亲人/a-61787911" text:style-name="Internet_20_link" text:visited-style-name="Visited_20_Internet_20_Link">
</text:a>
After the development of 2016, she used "racial extinction" to describe this "most serious atrocities".</text:p>
      <text:p text:style-name="P4">
In Japan's local elections on April 23 and 5 seats of members of the Parliament (4 House of Representatives and 1 Senate), the Liberal Democratic Party won 4 victory. Among them, Yingli Alfia's election attracts many people's attention.</text:p>
      <text:p text:style-name="P4">
Her parents are from Xinjiang Uygur Autonomous Region, China, and many local human rights issues are still the focus of world concern. In the elected voting itinerary, at the same time, Yingli replied: "I always think I am a Japanese."</text:p>
      <text:p text:style-name="P4">
But when talking about her foreign ancestry, she also believes that she should create a diverse society that allows all people who have taken root in Japan. She said: "As a member of the parliament, I will take Japanese human rights diplomacy as a shaft and work hard on the Uyghur issue."</text:p>
      <text:p text:style-name="P4">
After entering the Congress for the first time, Yingli Arfia walked into his office. After a long stare, I told the media: "In fact, my mood is heavy and responsible. The center of the center.</text:p>
      <text:p text:style-name="P4">
Yingli was not favored in this election campaign. The main reason was that the constituency was originally the site of the Liberal Democratic Party, Kentarousonoura. Take it down, but the local conservative class is still strong. In the end, he won the opponent with a 3 % vote rate and successfully entered the parliament.</text:p>
      <text:p text:style-name="P4">
The original popularity of Yingli was not high, including Prime Minister Kishida Wenxiong, Deputy Prime Minister Aso Taro, and several ministers Kono Kono Kono, etc., came to assist in votes many times. In the end, he continued to lift the momentum to make Yingli stand out. Looking at Yingli's career, she is also a very good diplomacy and financial elite before politics.</text:p>
      <text:h text:style-name="P12" text:outline-level="3">
<text:span text:style-name="T4">
Volkswagen President said that the Xinjiang plant has no forced labor and Victoria scholars: there is a problem with the statement</text:span>
</text:h>
      <text:h text:style-name="P12" text:outline-level="3">
<text:span text:style-name="T4">
Northern Kyushu Childhood</text:span>
</text:h>
      <text:p text:style-name="P4">
The 34 -year -old Yingli Arfia was born in 1988 in the Kitakyushu District of Kitakyus City, Fukuoka Prefecture. Both parents are from the Xinjiang Uygur Autonomous Region, China. His father is Uyghur and his mother is Uzbek.</text:p>
      <text:p text:style-name="P4">
When I was a child, Illia grew up in Kitakyuska, and still spoke fluent in Japanese in Kyushu. His father was harsh to her and told her: "You are a girl, but you can do everything." After coming to Japan, the mother continued to study hard as international students and integrated into Japan. Parents' diligent figure in Japan has greatly influenced Yingli Alfia.</text:p>
      <text:p text:style-name="P4">
When I read the fourth grade of elementary school in Kitak Kyushu, the Yingli family moved to Shanghai, China, and Yingli also moved to local international schools because of her father's transfer. However, when I was a kid, I only spent Japanese Lyrics, and she also faced cultural obstacles, so she strengthened learning English and Chinese during this period. In 1999 after going to Shanghai, the Yingli family was officially attributed to Japanese nationality.</text:p>
      <text:p text:style-name="P4">
After being promoted to middle school, Yingli, who lived in Shanghai, began to care about the problem of the gap between the rich and the poor. Walking in the high -rise buildings in Shanghai, a corner is a very poor area, which surprised her. Later, on her personal website, she also wrote "Why is humans be humans, just because of the differences in the place of birth and circumstances, will the living environment change so much?" During middle school, Yingli showed her care for society. Essence</text:p>
      <text:p text:style-name="P4">
<draw:frame draw:style-name="fr1" draw:name="Image95" text:anchor-type="as-char" svg:width="6.9236in" svg:height="3.896998in" draw:z-index="0">
<draw:image xlink:href="../Images/dwzh/2023-05-09T06-47-00Z/65544828_401.jpg" xlink:type="simple" xlink:show="embed" xlink:actuate="onLoad" draw:mime-type="image/jpeg"/>
</draw:frame>
Yingli inherited the route of the former Prime Minister of Japan, Abe's route to the Democratic Party, and publicly stated that "there is something in Taiwan in Japan."</text:p>
      <text:h text:style-name="P12" text:outline-level="3">
<text:span text:style-name="T4">
</text:span>
</text:h>
      <text:p text:style-name="P4">
In 2006, Yingli entered the international school in Guangzhou to study in high school because of his father's transfer, which was very helpful to the international view of Yingli for many years. In addition to English well, she is also good at discussing international issues with students from various countries and even Japanese historical issues. She was finally elected as the president of the Japanese Student Union.</text:p>
      <text:p text:style-name="P4">
She once described it: "I am quite conscious and understanding of the Japanese consciousness and position. While adhering to this point, I hope to do things that can be connected to each other with the world." The study experience in China during adolescence allowed Yingli to have a wealth of experience in cultural conflicts, gaps between the rich and the poor, and international exchanges.</text:p>
      <text:p text:style-name="P4">
After going to college, Yingli went to the Georgetown University of Washington, USA to study, specializing in foreign policy science. The university is also the world's first -class political and foreign research institution. In addition to receiving high -knowledge baptism in the local area, Yingli also showed his strength in student organizations. He successively served as the president of the International Student Association, the president of the Central Asian Association, and the head of the dormitory.</text:p>
      <text:p text:style-name="P4">
At this time, Yingli also focused on the focus of his parents' hometown -Xinjiang Uygur Autonomous Region. When she was in college, she wrote the paper based on "Urumqi's consumer culture and modern Uyghur identity", and was published after being highly appreciated. Then she entered the university research institute to study for a master's degree until she graduated in 2012.</text:p>
      <text:p text:style-name="P4">
In March 2011, Japan's worst earthquake in history occurred in history. At that time, the people who saw a severe disaster in foreign abroad found that she could not help to help Japan's tragedy, and made her decide to return to Japan to contribute. In July 2012, Yingli was admitted to the Bank of Japan, which was admitted to the National Central Bank, hoping to help the Japanese economic recovery and stable financial system.</text:p>
      <text:p text:style-name="P4">
During the period, Yingli also went to Miyagi County, Miyagi Prefecture, in the Earthquake Disaster area for economic surveys and local banks to investigate. He also served as an assistant to the International Economic Fusion Conference with his excellent English ability. Among them, she found that although the Japanese work is hard -working and sincere, there are few Japanese sitting on the high position at the international conference, making her born on the international stage to show the Japanese leadership ability.###: Chinese Guoan forced me to act as a spy</text:p>
      <text:h text:style-name="P12" text:outline-level="3">
<text:span text:style-name="T4">
Return from the United Nations to participate in politics</text:span>
</text:h>
      <text:p text:style-name="P4">
After Russia invaded Ukraine in 2022, Yingli began to think about whether he could return to his hometown of Japan. On her website, she said on her own website that "Although Japan is unique as one of the minority of peaceful democratic countries, the substantial diversity and national voice have not yet received feedback in politics, becoming a crisis." At this point, Yingli began to have the idea of participating in the election.</text:p>
      <text:p text:style-name="P4">
In May 2022, Yingli returned to Japan to settle in Chiba Prefecture after he resigned from the United Nations affairs. In the Senate election in July 2022, Yingli was named the list of the Liberal Democratic Party's ranking ratio, but it was not elected in the end. After Yingli became the party minister of the local Liberal Democratic Party's election area in 2023, he met the resignation of Kentaro Kentaro, and Yingli immediately stated that he would participate in the Congress of Congress to make up for the election, and finally successfully joined the parliament.</text:p>
      <text:p text:style-name="P4">
Although it has become the representative of the parliamentary hall, Yingli still has to face many problems. This includes many online rumors, attacks on her parents from China, and even slander and injuries to her "Chinese spy".</text:p>
      <text:p text:style-name="P4">
In an interview with Japanese media, Yingli also stated that "the election of people's elections in the background of diversity is actually a threat to democraticism and cannot be placed."</text:p>
      <text:p text:style-name="P4">
She also said, "Once the fake information flowing out, it is difficult to correct some people even if it is corrected. While we are free to protect the speech, we also hope to respond to fake information in the preparation of the law." In recent years, "Internet right" has been raised in countries around the world to promote extra -conspiracy theory, etc., especially during the election period. The space for the issue again.</text:p>
      <text:p text:style-name="P4">
News Source: <text:a xlink:type="simple" xlink:href="https://www.dw.com/zh/曾稱新疆政策「種族滅絕」-維族二代進軍日本國會/a-65557404" text:style-name="Internet_20_link" text:visited-style-name="Visited_20_Internet_20_Link">
https://www.dw.com/zh/曾稱新疆政策「種族滅絕」-維族二代進軍日本國會/a-65557404?maca=chi-rss-chi-all-1127-rdf</text:a>
</text:p>
      <!--NEWS-->
      <text:h text:style-name="P10" text:outline-level="1">
<text:span text:style-name="T4">
American media: Dezhou Shopping Mall shooter shooter or believe in white supremacy</text:span>
</text:h>
      <text:p text:style-name="P4">
Author: 联合早报 (Person)</text:p>
      <text:p text:style-name="P4">
Publisher: 联合早报 (Organization)</text:p>
      <text:p text:style-name="P4">
Published Time: 2023-05-09T07:12</text:p>
      <text:p text:style-name="P4">
Modified Time: 2023-05-09T07:19</text:p>
      <text:p text:style-name="P4">
Description: According to a number of media reports on Monday (May 8), men who were accused of shooting eight people in a mall in Texas, USA, believed that they believed in the idea of white supremacy and neo -Nazi. Nation's Broadcasting Corporation News Network (NBC News) quotes two enforcement officers ...</text:p>
      <text:p text:style-name="P4">
Videos: []</text:p>
      <text:p text:style-name="P4">
Audios: []</text:p>
      <text:p text:style-name="P4">
Images: []</text:p>
      <text:p text:style-name="P4">
Type: NewsArticle</text:p>
      <text:p text:style-name="P4">
Breadcrumbs: ['即时', '国际']</text:p>
      <text:p text:style-name="P4">
Keywords: ['美国', '得克萨斯州', '枪击', '枪击事件']</text:p>
      <!--METADATA-->
      <text:p text:style-name="P4">
According to a number of media reports on Monday (May 8), accused <text:a xlink:type="simple" xlink:href="https://www.zaobao.com/realtime/world/story20230507-1391701" text:style-name="Internet_20_link" text:visited-style-name="Visited_20_Internet_20_Link">
</text:a>
The man believes that he believes in the idea of white supremacy and neo -Nazi.</text:p>
      <text:p text:style-name="P4">
According to two law enforcement officials, the NBC News (NBC News) reported that in social media information related to the suspect and 33 -year -old Mauriciogarcia, investigators found that the investigators found that they were race or ethnic. Post.</text:p>
      <text:p text:style-name="P4">
According to the New York Times quoted law enforcement agencies, on a Russian social media platform, a believers believed that Garcia praised the dictator Hitler and sympathized with the new Nazi belief. The introduction of this user also made hatred of women.</text:p>
      <text:p text:style-name="P4">
The Times quoted an official who did not disclose his identity as saying that in the shooting, Garcia wore a patch with the "RWDS" letter, which was an abbreviation of "Right Wingdeath Squad". Propose violence to achieve political purposes.</text:p>
      <text:p text:style-name="P4">
Police confirmed that the Dallas resident Garcia was charged with suspects shot in Allen Premiumouts mall in Allen, Dallas, on Saturday (6th). The authorities have not announced any further information about him or the motivation of the cadre case, nor have the identity of the victim. The victim's age ranges from 5 to 61 years. Police killed Garcia, wearing tactical equipment and carrying AR-15 rifles in that shooting.</text:p>
      <text:p text:style-name="P4">
News Source: <text:a xlink:type="simple" xlink:href="https://www.zaobao.com.sg/realtime/world/story20230509-1392487" text:style-name="Internet_20_link" text:visited-style-name="Visited_20_Internet_20_Link">
https://www.zaobao.com.sg/realtime/world/story20230509-1392487</text:a>
</text:p>
      <!--NEWS-->
      <text:h text:style-name="P10" text:outline-level="1">
<text:span text:style-name="T4">
Japanese stocks high</text:span>
</text:h>
      <text:p text:style-name="P4">
Publisher: 法新社</text:p>
      <text:p text:style-name="P4">
Published Time: 2023-05-09T07:32:10+00:00</text:p>
      <text:p text:style-name="P4">
Modified Time: 2023-05-09T07:05:02+00:00</text:p>
      <text:p text:style-name="P4">
Description: (Agence France -Presse, Tokyo, 9th) As investors waited for important inflation data and the financial reports of large enterprises, the US stocks closed on the 8th. The Tokyo stock market was high today with the help of the yen against the US dolla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6" text:anchor-type="as-char" svg:width="6.9236in" svg:height="3.617581in" draw:z-index="0">
<draw:image xlink:href="../Images/rficn/2023-05-09T07-32-10-00-00/000000.png" xlink:type="simple" xlink:show="embed" xlink:actuate="onLoad" draw:mime-type="image/png"/>
</draw:frame>
The Japanese stock base 225 index was 292.94 points or 1.01%, closed at 29242.82 points; the East Stock stock price index rose 26.34 points or 1.27%to close 2097.55 points.</text:p>
      <text:p text:style-name="P4">
News Source: <text:a xlink:type="simple" xlink:href="https://www.rfi.fr/cn/%E8%B4%A2%E7%BB%8F%E5%BF%AB%E8%AE%AF/20230509-%E6%97%A5%E8%82%A1%E6%94%B6%E9%AB%98" text:style-name="Internet_20_link" text:visited-style-name="Visited_20_Internet_20_Link">
https://www.rfi.fr/cn/%E8%B4%A2%E7%BB%8F%E5%BF%AB%E8%AE%AF/20230509-%E6%97%A5%E8%82%A1%E6%94%B6%E9%AB%98</text:a>
</text:p>
      <!--NEWS-->
      <text:h text:style-name="P10" text:outline-level="1">
<text:span text:style-name="T4">
Russia celebrates victory Ri Pavilion in Puting in the Red Square parade in the Red Square</text:span>
</text:h>
      <text:p text:style-name="P4">
Publisher: 法新社</text:p>
      <text:p text:style-name="P4">
Published Time: 2023-05-09T08:02:09+00:00</text:p>
      <text:p text:style-name="P4">
Modified Time: 2023-05-09T07:35:01+00:00</text:p>
      <text:p text:style-name="P4">
Description: (AFC Moscow, 9th) Russia will celebrate the "Victory Day" today. Russia lost its confrontation with Western countries on the battlefield of Ukraine. It has not resolved the opposition with Western countries. Domestic is facing drone attacks. However, many leaders of the former Soviet Union joined the Republic will attend the celebra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7" text:anchor-type="as-char" svg:width="6.9236in" svg:height="3.617581in" draw:z-index="0">
<draw:image xlink:href="../Images/rficn/2023-05-09T08-02-09-00-00/000000.png" xlink:type="simple" xlink:show="embed" xlink:actuate="onLoad" draw:mime-type="image/png"/>
</draw:frame>
"Victory Day" is a day to commemorate the Soviet Union's victory over the German Nazis in the Second World War.</text:p>
      <text:p text:style-name="P4">
The celebration will be hosted by Russian President Vladimir Putin. The Red Square of Moscow will hold a military parade; as a series of drone attacks have recently appeared, the scene is strict.</text:p>
      <text:p text:style-name="P4">
The target of this wave of drones includes the Kremlin. The Russian government believes that it is Ukraine, but it is denied by Ukraine.</text:p>
      <text:p text:style-name="P4">
For the Kremlin, the good news is that at least six leaders who used to be the Soviet Union to join the Republic of the Republic to attend the military parade, including Armenian Prime Minister and Kazakh President. Pu Ting will give a speech to thousands of soldiers at the red field of Guian.</text:p>
      <text:p text:style-name="P4">
However, Russia has invaded Ukraine at the end of February last year. The results of the war in 14 months are lacking. Not only can they not attack Bakhmut, Udong City, but the military executives are also split due to the conflict, and Ukraine is also preparing to counterattack.</text:p>
      <text:p text:style-name="P4">
Political analyst Arkady Dubnov said that "for the first time for many years", there will be a group of leaders who have been the Soviet Union to join the Republic of the Republic with Pu Ting at the Victory Day parade.</text:p>
      <text:p text:style-name="P4">
Du Bonov said: "Although Russia since February 24, 2022 (invaded Ukraine), its international status has fallen thousands of feet, to a certain extent, it is still a former empire center, and every move cannot be ignored."</text:p>
      <text:p text:style-name="P4">
The Kremlin spokesman Dmitry Peskov said that "all necessary measures" have been taken to ensure the safety of leaders of various countries.</text:p>
      <text:p text:style-name="P4">
A series of incidents in Russia, including explosions, fires, drones attack the Klimlin, causing a car bomb attack on the Kremlin palace, drones, drones, drones.</text:p>
      <text:p text:style-name="P4">
More than 20 cities and towns have canceled their respective parades based on security considerations.</text:p>
      <text:p text:style-name="P4">
But the Kremlin palace said the red field parade will be held as usual. For the legitimacy of the Panting regime, this parade is crucial. Since he took power in 2000, he has advocated holding patriotic rituals related to the Nazi -related Patriotic ritual, so as to stimulate patriotism and improve his position as a heir to the Soviet power.</text:p>
      <text:p text:style-name="P4">
The Kremlin also used the memory of the Soviet Union to defeat the Nazis to find a reason to invade Ukraine, claiming to be the "fascist" supported by Western countries in Ukraine.</text:p>
      <text:p text:style-name="P4">
However, the Russian authorities originally wanted to host the so -called "Undead Legion" parade, allowing the public to bring photos of the Secretary of World War II or the dead family, and finally decided to cancel it. Officials said that they were canceled based on security considerations; but critics believed that this was to prevent many Russians from taking photos of relatives and friends who died in the Ukrainian war, highlighting how heavy the Russian army's losses were.</text:p>
      <text:p text:style-name="P4">
The Russian mercenary organization "Wagner Group" leader YevgenyPrigozhin released several videos before the parade, blaming the National Defense Minister Sergei Shoigu and Chief of Staff ValeryGelasimov. ) Do not give the ammunition in the inside.</text:p>
      <text:p text:style-name="P4">
On the other hand, Ukrainian President Volodymyr Zlenskyy yesterday commemorating the end of World War II yesterday. He said that the Russian army would be defeated, just like Nazi Germany was defeated in 1945.</text:p>
      <text:p text:style-name="P4">
Ukraine has been commemorating the victory of World War II on May 9 as Russia and other former Soviet Union for many years. Essence</text:p>
      <text:p text:style-name="P4">
He also said that Ukraine will commemorate the "European Day" on May 9, that is, the days of advocating European and peaceful unity.</text:p>
      <text:p text:style-name="P4">
Ursula von der Leyen, chairman of the European Union Executive Committee, will visit Kiev, the capital of Ukraine today to talk to Zeroski.</text:p>
      <text:p text:style-name="P4">
News Source: <text:a xlink:type="simple" xlink:href="https://www.rfi.fr/cn/%E5%9B%BD%E9%99%85%E6%8A%A5%E9%81%93/20230509-%E4%BF%84%E5%9B%BD%E5%BA%86%E7%A5%9D%E8%83%9C%E5%88%A9%E6%97%A5-%E8%92%B2%E4%BA%AD%E5%B0%86%E5%9C%A8%E4%B8%A5%E5%AF%86%E7%BB%B4%E5%AE%89%E4%B8%8B%E4%BA%8E%E7%BA%A2%E5%9C%BA%E9%98%85%E5%85%B5" text:style-name="Internet_20_link" text:visited-style-name="Visited_20_Internet_20_Link">
https://www.rfi.fr/cn/%E5%9B%BD%E9%99%85%E6%8A%A5%E9%81%93/20230509-%E4%BF%84%E5%9B%BD%E5%BA%86%E7%A5%9D%E8%83%9C%E5%88%A9%E6%97%A5-%E8%92%B2%E4%BA%AD%E5%B0%86%E5%9C%A8%E4%B8%A5%E5%AF%86%E7%BB%B4%E5%AE%89%E4%B8%8B%E4%BA%8E%E7%BA%A2%E5%9C%BA%E9%98%85%E5%85%B5</text:a>
</text:p>
      <!--NEWS-->
      <text:h text:style-name="P10" text:outline-level="1">
<text:span text:style-name="T4">
Yellen: The upper limit of debt will be created by the US economy.</text:span>
</text:h>
      <text:p text:style-name="P4">
Author: 联合早报 (Person)</text:p>
      <text:p text:style-name="P4">
Publisher: 联合早报 (Organization)</text:p>
      <text:p text:style-name="P4">
Published Time: 2023-05-09T08:14</text:p>
      <text:p text:style-name="P4">
Modified Time: 2023-05-09T10:18</text:p>
      <text:p text:style-name="P4">
Description: US Treasury Minister Yellen said that if Congress does not increase a legal debt limit of US $ 3.1.4 trillion (approximately $ 41.7 trillion), it will cause a huge blow to the US economy and weaken the US dollar as the status of the world reserve currency. Yellen Monday (May 8th) accepted the United States to eliminate ...</text:p>
      <text:p text:style-name="P4">
Videos: []</text:p>
      <text:p text:style-name="P4">
Audios: []</text:p>
      <text:p text:style-name="P4">
Images: []</text:p>
      <text:p text:style-name="P4">
Type: NewsArticle</text:p>
      <text:p text:style-name="P4">
Breadcrumbs: ['即时', '国际']</text:p>
      <text:p text:style-name="P4">
Keywords: ['美国', '耶伦', '经济', '拜登', '债务', '共和党', '民主党']</text:p>
      <!--METADATA-->
      <text:p text:style-name="P4">
US Treasury Minister Yellen said that if Congress does not increase a legal debt limit of US $ 3.1.4 trillion (approximately $ 41.7 trillion), it will cause a huge blow to the US economy and weaken the US dollar as the status of the world reserve currency.</text:p>
      <text:p text:style-name="P4">
Yellen Monday (May 8th) was interviewed by the US Consumer News and Business Channel (CNBC), and was asked if the US Treasury Department could pay for bond holders when breach of contract. She replied that if the debt limit was not raised, President Biden would be forced to make a decision on how to deal with the resources of the Ministry of Finance, but she refused to discuss or sort these options.</text:p>
      <text:p text:style-name="P4">
She said: "There are various options, but there is no good choice. Each option is a bad option. The only option that can really put our economic and financial system in a good state is to increase the debt limit."</text:p>
      <text:p text:style-name="P4">
Yellen said that Biden wanted to establish a procedure to discuss and compromise with the Republicans of Congress on fiscal policy issues and his budget proposal, but he would not "point the head of the American people with a gun."</text:p>
      <text:p text:style-name="P4">
Biden has long asked Congress to increase the debt limit unconditionally. The Republican House of Representatives passed a bill that raised debt limit last month, but attached the conditions for comprehensively cut expenses in the next 10 years; this was opposed by Biden and the Democratic Party.</text:p>
      <text:p text:style-name="P4">
Biden will meet with the President of the Republican House of Republican House on Tuesday (9th) McCarthy, the minority party leader McConnell, and senior executives of the Democratic Party of Congress to try to break the deadlock.</text:p>
      <text:p text:style-name="P4">
News Source: <text:a xlink:type="simple" xlink:href="https://www.zaobao.com.sg/realtime/world/story20230509-1392493" text:style-name="Internet_20_link" text:visited-style-name="Visited_20_Internet_20_Link">
https://www.zaobao.com.sg/realtime/world/story20230509-1392493</text:a>
</text:p>
      <!--NEWS-->
      <text:h text:style-name="P10" text:outline-level="1">
<text:span text:style-name="T4">
Macron will have a state visit to Germany in July</text:span>
</text:h>
      <text:p text:style-name="P4">
Author: 联合早报 (Person)</text:p>
      <text:p text:style-name="P4">
Publisher: 联合早报 (Organization)</text:p>
      <text:p text:style-name="P4">
Published Time: 2023-05-09T08:24</text:p>
      <text:p text:style-name="P4">
Modified Time: 2023-05-09T10:07</text:p>
      <text:p text:style-name="P4">
Description: At the invitation of Germany President Steinmier, French President Macron will have a state visit to Germany from July 2nd to 4th. This will be the first time in French President in 23 years to conduct state visits to Germany. The German President's Office issued an announcement on Monday (May 8) saying that Macron this time ...</text:p>
      <text:p text:style-name="P4">
Videos: []</text:p>
      <text:p text:style-name="P4">
Audios: []</text:p>
      <text:p text:style-name="P4">
Images: []</text:p>
      <text:p text:style-name="P4">
Type: NewsArticle</text:p>
      <text:p text:style-name="P4">
Breadcrumbs: ['即时', '国际']</text:p>
      <text:p text:style-name="P4">
Keywords: ['法国', '德国', '马克龙']</text:p>
      <!--METADATA-->
      <text:p text:style-name="P4">
At the invitation of Germany President Steinmier, French President Macron will have a state visit to Germany from July 2nd to 4th. This will be the first time in French President in 23 years to conduct state visits to Germany.</text:p>
      <text:p text:style-name="P4">
The German President's Office issued a announcement on Monday (May 8) that Macron's visit to the 60th anniversary of the signing of the "Alshe Treaty" was "the importance of our close friendship between the two countries."</text:p>
      <text:p text:style-name="P4">
The statement said that Steinmier would visit the "several regions of Germany" with Macron to "highlight the unique relationship between the two countries, especially the people of the two countries, especially the youth of the two countries."</text:p>
      <text:p text:style-name="P4">
The German President's Office also said that the special event marked the decades of friendship between Germany and France will open a new chapter. The national visit also highlighted the close friendship between Steinmer and Macron.</text:p>
      <text:p text:style-name="P4">
News Source: <text:a xlink:type="simple" xlink:href="https://www.zaobao.com.sg/realtime/world/story20230509-1392494" text:style-name="Internet_20_link" text:visited-style-name="Visited_20_Internet_20_Link">
https://www.zaobao.com.sg/realtime/world/story20230509-1392494</text:a>
</text:p>
      <!--NEWS-->
      <text:h text:style-name="P10" text:outline-level="1">
<text:span text:style-name="T4">
Russian mercenary Vagna said ammunition reinforcement to continue to advance to Bachmut</text:span>
</text:h>
      <text:p text:style-name="P4">
Publisher: 法新社</text:p>
      <text:p text:style-name="P4">
Published Time: 2023-05-09T08:32:08+00:00</text:p>
      <text:p text:style-name="P4">
Modified Time: 2023-05-09T08:20:02+00:00</text:p>
      <text:p text:style-name="P4">
Description: (AFP Moscow, 9th) Bakhmut, a frontier city of Ukraine, is stretching. Ammunition suppl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8" text:anchor-type="as-char" svg:width="6.9236in" svg:height="3.617581in" draw:z-index="0">
<draw:image xlink:href="../Images/rficn/2023-05-09T08-32-08-00-00/000000.png" xlink:type="simple" xlink:show="embed" xlink:actuate="onLoad" draw:mime-type="image/png"/>
</draw:frame>
In a series of films in a rough series last week, Porigjin accused Russian Defense Minister Sergei Shoigu and Russian chief of staff, ValeryGrasimov delayed without providing ammunition.</text:p>
      <text:p text:style-name="P4">
For a few months, Wagner Group has been responsible for attacking Bachmart for several months. After the longest and bloodpiectal battle of the Russian and Ukraine war, he can quickly win the city.</text:p>
      <text:p text:style-name="P4">
In the absence of support, Porigjin stated that he would withdraw troops on May 10.</text:p>
      <text:p text:style-name="P4">
Spoke of Porigzin today released a recording conversation and stating: "According to preliminary information, we will start receiving ammunition, and we have not really got it yet." He said that Bacht was fighting fiercely, and his troops continued to advance.</text:p>
      <text:p text:style-name="P4">
Porigjin said that the Ukraine still controlled Bacht's "about 2.36 square kilometers" land.</text:p>
      <text:p text:style-name="P4">
News Source: <text:a xlink:type="simple" xlink:href="https://www.rfi.fr/cn/%E5%9B%BD%E9%99%85%E6%8A%A5%E9%81%93/20230509-%E4%BF%84%E4%BD%A3%E5%85%B5%E7%93%A6%E6%A0%BC%E7%BA%B3%E7%A7%B0%E5%BC%B9%E8%8D%AF%E5%A2%9E%E6%8F%B4-%E7%BB%AD%E6%9C%9D%E5%B7%B4%E8%B5%AB%E5%A7%86%E7%89%B9%E6%8C%BA%E8%BF%9B" text:style-name="Internet_20_link" text:visited-style-name="Visited_20_Internet_20_Link">
https://www.rfi.fr/cn/%E5%9B%BD%E9%99%85%E6%8A%A5%E9%81%93/20230509-%E4%BF%84%E4%BD%A3%E5%85%B5%E7%93%A6%E6%A0%BC%E7%BA%B3%E7%A7%B0%E5%BC%B9%E8%8D%AF%E5%A2%9E%E6%8F%B4-%E7%BB%AD%E6%9C%9D%E5%B7%B4%E8%B5%AB%E5%A7%86%E7%89%B9%E6%8C%BA%E8%BF%9B</text:a>
</text:p>
      <!--NEWS-->
      <text:h text:style-name="P10" text:outline-level="1">
<text:span text:style-name="T4">
On May 8, 1945, the defeat day of Germany was the liberation day?</text:span>
</text:h>
      <text:p text:style-name="P4">
Author: None (Language: zh)</text:p>
      <text:p text:style-name="P4">
Publisher: None</text:p>
      <text:p text:style-name="P4">
Time: 2023-05-09T08:57:00Z</text:p>
      <text:p text:style-name="P4">
Description: The unconditional surrender in Germany on May 8, 1945 marked the end of the Second World War in Europe. For many countries, this day is a day to commemorate victory. But the Germans were in a complicated mood about this day.</text:p>
      <text:p text:style-name="P4">
Videos: []</text:p>
      <text:p text:style-name="P4">
Images: ["<text:a xlink:type="simple" xlink:href="https://static.dw.com/image/61715784_303.jpg" text:style-name="Internet_20_link" text:visited-style-name="Visited_20_Internet_20_Link">
61715784_303.jpg</text:a>
", "<text:a xlink:type="simple" xlink:href="https://static.dw.com/image/48637627_401.jpg" text:style-name="Internet_20_link" text:visited-style-name="Visited_20_Internet_20_Link">
48637627_401.jpg</text:a>
", "<text:a xlink:type="simple" xlink:href="https://static.dw.com/image/60381867_401.jpg" text:style-name="Internet_20_link" text:visited-style-name="Visited_20_Internet_20_Link">
60381867_401.jpg</text:a>
", "<text:a xlink:type="simple" xlink:href="https://static.dw.com/image/56858082_401.jpg" text:style-name="Internet_20_link" text:visited-style-name="Visited_20_Internet_20_Link">
56858082_401.jpg</text:a>
"]</text:p>
      <text:p text:style-name="P4">
Subject: 非常德国</text:p>
      <text:p text:style-name="P4">
Subjects: []</text:p>
      <text:p text:style-name="P4">
Keywords: ['二战', '纳粹罪行', '柏林墙']</text:p>
      <text:p text:style-name="P4">
Id: 65558236</text:p>
      <!--METADATA-->
      <text:p text:style-name="P4">
<text:a xlink:type="simple" xlink:href="https://www.dw.com/zh/overlay/image/article/65558236/61715784" text:style-name="Internet_20_link" text:visited-style-name="Visited_20_Internet_20_Link">
 <draw:frame draw:style-name="fr1" draw:name="Image99" text:anchor-type="as-char" svg:width="6.9236in" svg:height="3.896998in" draw:z-index="0">
<draw:image xlink:href="../Images/dwzh/2023-05-09T08-57-00Z/61715784_303.jpg" xlink:type="simple" xlink:show="embed" xlink:actuate="onLoad" draw:mime-type="image/jpeg"/>
</draw:frame>
</text:a>
(Voice of Germany Chinese) On May 8, 1945, then the US President Harry Truman issued a broadcast statement: "Now the banner of freedom flowing over the entire Europe." Truman also said that the world has since been liberated from the dictator Hitler.</text:p>
      <text:p text:style-name="P4">
Although the post -war Federal Germany began to embark on the road of freedom and democracy, in the historical discussion of the following decades, there was a problem that it was difficult to solve: Does Germany really liberated on May 8, 1945? Or for the Germans, this day means that the defeat of Germany and the longevity of German spirit and goals are ended.</text:p>
      <text:p text:style-name="P4">
<text:a xlink:type="simple" xlink:href="https://www.dw.com/zh/zh/纪念二战结束-为何有不同日子/a-54794548" text:style-name="Internet_20_link" text:visited-style-name="Visited_20_Internet_20_Link">
</text:a>
</text:p>
      <text:h text:style-name="P12" text:outline-level="3">
<text:span text:style-name="T4">
Different things</text:span>
</text:h>
      <text:p text:style-name="P4">
The Second World War was completely destroyed by Germany. The lives of more than 9 million Germans were taken away in World War II, of which more than 3 million were civilians. 12 million people were forced to leave their homes. The 6 million Jews who lived in Europe were murdered and became a shame that Germany could not wash. Germany lost some of the east land and was divided into two parts.</text:p>
      <text:p text:style-name="P4">
Even so, in the early days of the war, most Germans would not expect to celebrate the days of May 8 as liberation. On May 8, 1949, the Liberal Democratic Party, who served as the President of the West Germany, described his feelings as a description: "Fundamental, May 8, 1945 The most tragic and most doubtful historical paradox. Because we were liberated on this day and also destroyed. "</text:p>
      <text:p text:style-name="P4">
<draw:frame draw:style-name="fr1" draw:name="Image100" text:anchor-type="as-char" svg:width="6.9236in" svg:height="3.896998in" draw:z-index="0">
<draw:image xlink:href="../Images/dwzh/2023-05-09T08-57-00Z/48637627_401.jpg" xlink:type="simple" xlink:show="embed" xlink:actuate="onLoad" draw:mime-type="image/jpeg"/>
</draw:frame>
Monument to Liberation of the Soviet Army in East Berlin</text:p>
      <text:p text:style-name="P4">
At the same time, East Germany regime will [] <text:a xlink:type="simple" xlink:href="https://www.dw.com/zh/zh/前苏联战争纪场馆在德国不再受欢迎/a-61749856" text:style-name="Internet_20_link" text:visited-style-name="Visited_20_Internet_20_Link">
</text:a>
Come here. During the tenure of Walterul Bricht, the leader of the Society of Social Party, the "Liberation Day" of Democratic Germany gradually became the "Liberation Day" of Democratic Germany on May 8. In the official narrative during the Cold War, the Soviet Union was the liberator, and East Germany was a part of the "anti -fascist" camp who advocated peace and democracy. As for the responsibility of German society for Nazi crimes, East Germany has no systemic reflection, as if it has nothing to do with it.</text:p>
      <text:p text:style-name="P4">
In 1975, Walterscheel, President of West Germany, said in his speech on May 8 to commemorate the 30th anniversary of the final battle: "We were liberated from a terrible shackle and were liberated from war, murder, slavery, and barbaric." But he reminded people: "But we must not forget that this liberation comes from the outside, but our Germans are unable to get rid of the shackles by themselves."</text:p>
      <text:h text:style-name="P12" text:outline-level="3">
<text:span text:style-name="T4">
Saying "liberation" is not easy</text:span>
</text:h>
      <text:p text:style-name="P4">
Ten years later, in 1985, then federal president Richard Vonweizsäcker made a profound speech on the same occasion. In his speech at the Federal Parliament, he was convinced that for the Germans, "May 8, 1945 was the day of liberation." The German president said, "It will be from all of us from contempt for human nature. Theism of violence was liberated. "In the same year, German Chancellor Cole also called this day as" the day of liberation "twice in public speeches.</text:p>
      <text:p text:style-name="P4">
<draw:frame draw:style-name="fr1" draw:name="Image101" text:anchor-type="as-char" svg:width="6.9236in" svg:height="3.896998in" draw:z-index="0">
<draw:image xlink:href="../Images/dwzh/2023-05-09T08-57-00Z/60381867_401.jpg" xlink:type="simple" xlink:show="embed" xlink:actuate="onLoad" draw:mime-type="image/jpeg"/>
</draw:frame>
On the 8th of 1985, Federal German President Weitzzer delivered a famous "Liberation Day" speech</text:p>
      <text:p text:style-name="P4">
Witzzer's speech is generally considered to have index significance in the discussion of this historical topic. Weitzzer also believes that although it has gradually been used as [] on May 8, 1945(https://www.dw.com/zh/zh/德总统我们今天必须自我解放/a-53373828)Look at it, but it is still not a celebration for the Germans. Because the tragedy of defeat and destruction is caused by the Germans themselves. "We can't divide the May 8, 1945 with January 30, 1933." (Hitler was appointed Prime Minister of the Empire on January 30, 1933)</text:p>
      <text:p text:style-name="P4">
Ten years after this speech, the philosopher Hermannlübbe also said that on this day, the Germans are better to be open. He said that although some countries in Germany and the original victory over the country have gradually formed partnerships or have become partners in the European Community, which makes the Germans feel the impulse to celebrate on this day, but people are Britain is the victory of World War II, defeating Germany, and the Netherlands to commemorate the liberation of German tyranny.</text:p>
      <text:h text:style-name="P12" text:outline-level="3">
<text:span text:style-name="T4">
There is no "zero point" in history</text:span>
</text:h>
      <text:p text:style-name="P4">
Wolfgang Wippermann, a historian at the University of Berlin, said all countries have unanimously agreed the great significance of this day. "A new era began on May 8, 1945, and at the same time, it ended a very terrible fascist era." But Wei Peman emphasized that it does not mean "zero" for Germans. The centers of the elite figures of many third empire were not affected after the war. For example, after 1945, some staff of the German Ministry of Foreign Affairs were the National Socialist Party, namely the Nazi party member before 1945. The historian also said: "Think of the end of history on May 8, 1945, and we have obtained a new life. This is just a fantasy."</text:p>
      <text:p text:style-name="P4">
<draw:frame draw:style-name="fr1" draw:name="Image102" text:anchor-type="as-char" svg:width="6.9236in" svg:height="3.896998in" draw:z-index="0">
<draw:image xlink:href="../Images/dwzh/2023-05-09T08-57-00Z/56858082_401.jpg" xlink:type="simple" xlink:show="embed" xlink:actuate="onLoad" draw:mime-type="image/jpeg"/>
</draw:frame>
After the collapse of the Berlin Wall, the two German Germany reached a consensus on the significance of the final day.</text:p>
      <text:p text:style-name="P4">
After the collapse of the Berlin Wall in November 1989, two German Germany reached a consensus on the significance of the final day. East Germany's first and the last election Prime Minister Lothar Demaizière said at a commemorative event on May 8, 1990 that this day "this day" has cast a long time for the post -war history of Germany The shadow of "" also reflects the "ability of sadness" of the Germans. He said that what people should do is to "honestly face this history and accept the lessons and warnings it brings."</text:p>
      <text:p text:style-name="P4">
These words are reminiscent of another sentence that Weitzzer said in 1985: "On May 8th, let us open our eyes and look straight into the truth."</text:p>
      <text:p text:style-name="P4">
News Source: <text:a xlink:type="simple" xlink:href="https://www.dw.com/zh/1945年5月8日，德国的战败日还是解放日？/a-65558236" text:style-name="Internet_20_link" text:visited-style-name="Visited_20_Internet_20_Link">
https://www.dw.com/zh/1945年5月8日，德国的战败日还是解放日？/a-65558236?maca=chi-rss-chi-all-1127-rdf</text:a>
</text:p>
      <!--NEWS-->
      <text:h text:style-name="P10" text:outline-level="1">
<text:span text:style-name="T4">
Zukbar participated in the Brazilian Jiu -Jitsu competition for the first time to wear gold and silver</text:span>
</text:h>
      <text:p text:style-name="P4">
Publisher: 法新社</text:p>
      <text:p text:style-name="P4">
Published Time: 2023-05-09T09:02:08+00:00</text:p>
      <text:p text:style-name="P4">
Modified Time: 2023-05-09T08:50:01+00:00</text:p>
      <text:p text:style-name="P4">
Description: (AFP, San Francisco, 8th) Facebook co -founder Zukbar said in the community media that he participated in the Brazilian Jiu -Jitsu Championship for the first time on the 6th and returned home with silver and gold medal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3" text:anchor-type="as-char" svg:width="6.9236in" svg:height="3.617581in" draw:z-index="0">
<draw:image xlink:href="../Images/rficn/2023-05-09T09-02-08-00-00/000000.png" xlink:type="simple" xlink:show="embed" xlink:actuate="onLoad" draw:mime-type="image/png"/>
</draw:frame>
This competition was held in Woodside High School in California, near Silicon Valley headquarters of Markzuckerberg, Instagram, and WhatsApp's parent company.</text:p>
      <text:p text:style-name="P4">
Zukbar wrote on Facebook and Instagram: "I participated in my first Jiu-Jitsu competition and won some medals for the guerrilla jiu-Jitsu."</text:p>
      <text:p text:style-name="P4">
The 38-year-old billionaire told the interviewer last year that he began to learn martial arts during COVID-19 (2019 coronary virus disease).</text:p>
      <text:p text:style-name="P4">
Zukber told the American podcast show host Joe Rogan that the "primitive" nature of the sport helped him improve his energy level and responded to the challenges at work.</text:p>
      <text:p text:style-name="P4">
Zukberon and coach Dave Camarillo trained together. Camario taught several comprehensive fighting (MMA) Ultimate Fight Champions (UFC) champion.</text:p>
      <text:p text:style-name="P4">
Unlike comprehensive fighting, Brazilian Jiu -Jitsu emphasizes confrontation and control through locking and control, rather than kicking or blowing.</text:p>
      <text:p text:style-name="P4">
Congratulations to the technology giant, Khai Wu, another coach "Shadow".</text:p>
      <text:p text:style-name="P4">
Wu Zhongkai stated in Instagram: "Yesterday, I saw Zucker Berba's game. It was easy to fight without any competition. It was my honor to help guide and provide any possible suggestions." ( Translator: Lin Yifeng/Calculating Draft: Yang Zhaoyan)</text:p>
      <text:p text:style-name="P4">
News Source: <text:a xlink:type="simple" xlink:href="https://www.rfi.fr/cn/%E8%BF%90%E5%8A%A8%E5%A4%A9%E5%9C%B0/20230509-%E7%A5%96%E5%85%8B%E6%9F%8F%E9%A6%96%E5%BA%A6%E5%8F%82%E5%8A%A0%E5%B7%B4%E8%A5%BF%E6%9F%94%E6%9C%AF%E6%AF%94%E8%B5%9B-%E7%A9%BF%E9%87%91%E6%88%B4%E9%93%B6%E8%80%8C%E5%BD%92" text:style-name="Internet_20_link" text:visited-style-name="Visited_20_Internet_20_Link">
https://www.rfi.fr/cn/%E8%BF%90%E5%8A%A8%E5%A4%A9%E5%9C%B0/20230509-%E7%A5%96%E5%85%8B%E6%9F%8F%E9%A6%96%E5%BA%A6%E5%8F%82%E5%8A%A0%E5%B7%B4%E8%A5%BF%E6%9F%94%E6%9C%AF%E6%AF%94%E8%B5%9B-%E7%A9%BF%E9%87%91%E6%88%B4%E9%93%B6%E8%80%8C%E5%BD%92</text:a>
</text:p>
      <!--NEWS-->
      <text:h text:style-name="P10" text:outline-level="1">
<text:span text:style-name="T4">
Australian Treasurer: In 15 years, the budget surplus appeared for the first time</text:span>
</text:h>
      <text:p text:style-name="P4">
Publisher: 法新社</text:p>
      <text:p text:style-name="P4">
Published Time: 2023-05-09T10:02:08+00:00</text:p>
      <text:p text:style-name="P4">
Modified Time: 2023-05-09T09:35:01+00:00</text:p>
      <text:p text:style-name="P4">
Description: (AFP, Kanberra, 9th) Australian Treasury Minister Jim Chalmers said today that Australia with rich resources is expected to have the first budget surplus in 15 years, which indicates that the middle left government in the middle of the year will be obtained. It is beneficial to the price of commoditi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4" text:anchor-type="as-char" svg:width="6.9236in" svg:height="3.617581in" draw:z-index="0">
<draw:image xlink:href="../Images/rficn/2023-05-09T10-02-08-00-00/000000.png" xlink:type="simple" xlink:show="embed" xlink:actuate="onLoad" draw:mime-type="image/png"/>
</draw:frame>
Charmers officially announced that it would have a budget of $ 4 billion (NT $ 83.1 billion) a few hours before the budget surplus.</text:p>
      <text:p text:style-name="P4">
Charmers said that this is the evidence of "the biggest budget has improved since the record" and is "responsible economic management". His party tries to define himself as a prudent treasury guardian.</text:p>
      <text:p text:style-name="P4">
In the past 10 years, the Labor Party came to power in May 2022. At that time, the Treasury was tight due to COVID-19 (2019 coronary virus disease) epidemic, comprehensive tax cuts and national defense expenses.</text:p>
      <text:p text:style-name="P4">
The conservative government led by former Prime Minister Scott Morrison promised to achieve a budget surplus in 2020, but could not be fulfilled because of the epidemic.</text:p>
      <text:p text:style-name="P4">
The last budget surplus in Australia was in 2007. At that time, Apple launched the first generation of iPhone. The then Prime Minister John Howard was conservative.</text:p>
      <text:p text:style-name="P4">
News Source: <text:a xlink:type="simple" xlink:href="https://www.rfi.fr/cn/%E5%9B%BD%E9%99%85%E6%8A%A5%E9%81%93/20230509-%E6%BE%B3%E6%B4%B2%E8%B4%A2%E9%95%BF-%E5%87%BA%E7%8E%B015%E5%B9%B4%E9%A6%96%E8%A7%81%E9%A2%84%E7%AE%97%E7%9B%88%E4%BD%99" text:style-name="Internet_20_link" text:visited-style-name="Visited_20_Internet_20_Link">
https://www.rfi.fr/cn/%E5%9B%BD%E9%99%85%E6%8A%A5%E9%81%93/20230509-%E6%BE%B3%E6%B4%B2%E8%B4%A2%E9%95%BF-%E5%87%BA%E7%8E%B015%E5%B9%B4%E9%A6%96%E8%A7%81%E9%A2%84%E7%AE%97%E7%9B%88%E4%BD%99</text:a>
</text:p>
      <!--NEWS-->
      <text:h text:style-name="P10" text:outline-level="1">
<text:span text:style-name="T4">
The world's largest olive oil produces, Spain, Spain, is in arrears when droughts are arrested</text:span>
</text:h>
      <text:p text:style-name="P4">
Publisher: 法新社</text:p>
      <text:p text:style-name="P4">
Published Time: 2023-05-09T10:02:10+00:00</text:p>
      <text:p text:style-name="P4">
Modified Time: 2023-05-09T15:35:02+00:00</text:p>
      <text:p text:style-name="P4">
Description: (Agence France -Presse Madrid, 9th) Spain faces the temperature of continuous drought and soaring. It is worrying that this year's "disaster" may occur again. Spain is the world's largest olive oil producer. One yea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5" text:anchor-type="as-char" svg:width="6.9236in" svg:height="3.617581in" draw:z-index="0">
<draw:image xlink:href="../Images/rficn/2023-05-09T10-02-10-00-00/000000.png" xlink:type="simple" xlink:show="embed" xlink:actuate="onLoad" draw:mime-type="image/png"/>
</draw:frame>
Agence France -Presse reported that CristobalCano, Secretary -General of the Agricultural Trade Union (UPA) of ANDALUSIA (UPA), southern Spain's olive oil industry.</text:p>
      <text:p text:style-name="P4">
Kano warned: "If there is no fundamental change in the next few weeks, this will be a disaster."</text:p>
      <text:p text:style-name="P4">
According to the Spanish National Meteorological Administration (AEMET), the cumulative rainfall since October 1, all over Spain was 25%lower than the normal value, while the Auda Sarusia was 50%lower, and the local reservoir water fell 25%.</text:p>
      <text:p text:style-name="P4">
At the end of April, the situation continued to deteriorate, and the heat waves in the early days brought abnormal temperature, and the temperature in southern Spain reached 38.8 degrees Celsius.</text:p>
      <text:p text:style-name="P4">
Rafaelpico, president of the Spanish Olive Oil Production and Exports Association (Asoliva), is worried that olive flowers will wither. He said: "This occurs during the flowering of the olive tree. If there is no flower, there is no fruit. If there is no fruit, there is no olive oil."</text:p>
      <text:p text:style-name="P4">
Spain usually serves 50%of the world's olive oil, with an export value of nearly 3.3 billion US dollars. For Spain, this year's situation may be more worrying than before.</text:p>
      <text:p text:style-name="P4">
News Source: <text:a xlink:type="simple" xlink:href="https://www.rfi.fr/cn/%E5%9B%BD%E9%99%85%E6%8A%A5%E9%81%93/20230509-%E5%85%A8%E7%90%83%E6%9C%80%E5%A4%A7%E6%A9%84%E6%A6%84%E6%B2%B9%E7%94%9F%E4%BA%A7%E5%9B%BD-%E8%A5%BF%E7%8F%AD%E7%89%99%E9%81%AD%E9%80%A2%E5%B9%B2%E6%97%B1%E6%81%90%E5%86%8D%E6%AC%A0%E6%94%B6" text:style-name="Internet_20_link" text:visited-style-name="Visited_20_Internet_20_Link">
https://www.rfi.fr/cn/%E5%9B%BD%E9%99%85%E6%8A%A5%E9%81%93/20230509-%E5%85%A8%E7%90%83%E6%9C%80%E5%A4%A7%E6%A9%84%E6%A6%84%E6%B2%B9%E7%94%9F%E4%BA%A7%E5%9B%BD-%E8%A5%BF%E7%8F%AD%E7%89%99%E9%81%AD%E9%80%A2%E5%B9%B2%E6%97%B1%E6%81%90%E5%86%8D%E6%AC%A0%E6%94%B6</text:a>
</text:p>
      <!--NEWS-->
      <text:h text:style-name="P10" text:outline-level="1">
<text:span text:style-name="T4">
Ukraine first celebrated the "European Day" Feng Delin's 5th visit to Kiev</text:span>
</text:h>
      <text:p text:style-name="P4">
Author: None (Language: zh)</text:p>
      <text:p text:style-name="P4">
Publisher: None</text:p>
      <text:p text:style-name="P4">
Time: 2023-05-09T10:04:00Z</text:p>
      <text:p text:style-name="P4">
Description: On May 9th, the Chairman of the European Commission Feng Delin arrived at Kiev, Ukraine. This was the fifth time after the outbreak of the Russian invasion of the Ukrainian war. One day ago, Ukrainian President Zelezki announced that May 9th each year was set as "European Day".</text:p>
      <text:p text:style-name="P4">
Videos: []</text:p>
      <text:p text:style-name="P4">
Images: ["<text:a xlink:type="simple" xlink:href="https://static.dw.com/image/65559226_303.jpg" text:style-name="Internet_20_link" text:visited-style-name="Visited_20_Internet_20_Link">
65559226_303.jpg</text:a>
"]</text:p>
      <text:p text:style-name="P4">
Subject: 时政风云</text:p>
      <text:p text:style-name="P4">
Subjects: ['俄罗斯', '乌克兰', '普京', '俄罗斯入侵乌克兰']</text:p>
      <text:p text:style-name="P4">
Keywords: ['乌克兰', '欧洲日', '冯德莱恩', '基辅', '胜利日', '纳粹德国', '俄罗斯']</text:p>
      <text:p text:style-name="P4">
Id: 65559441</text:p>
      <!--METADATA-->
      <text:p text:style-name="P4">
<text:a xlink:type="simple" xlink:href="https://www.dw.com/zh/overlay/image/article/65559441/65559226" text:style-name="Internet_20_link" text:visited-style-name="Visited_20_Internet_20_Link">
 <draw:frame draw:style-name="fr1" draw:name="Image106" text:anchor-type="as-char" svg:width="6.9236in" svg:height="3.896998in" draw:z-index="0">
<draw:image xlink:href="../Images/dwzh/2023-05-09T10-04-00Z/65559226_303.jpg" xlink:type="simple" xlink:show="embed" xlink:actuate="onLoad" draw:mime-type="image/jpeg"/>
</draw:frame>
</text:a>
Feng Delin mourned the sacrificed Ukrainian soldiers in Kiev.</text:p>
      <text:p text:style-name="P4">
(Voice of Germany Chinese Network) Chairman of the European Commission <text:a xlink:type="simple" xlink:href="https://www.dw.com/zh/zh/冯德莱恩普京将失败欧洲会赢/a-63115008" text:style-name="Internet_20_link" text:visited-style-name="Visited_20_Internet_20_Link">
</text:a>
Visit Kiev, Ukrainian capital on Tuesday. She said: "On May 9th, I came to Kiev, which has important symbolic significance." Before she arrived, the air defense alert rang over the sky over the Kiev for two hours.</text:p>
      <text:p text:style-name="P4">
Feng Delin said that Ukraine is "part of our European family." Her decision on May 9, President of Ukrainian President Zelei, has warmly welcomed the "European Day" every year. She said that her interview with Kiev was "key and very displayed", that is, "the European Union cooperates with Ukraine on many issues."</text:p>
      <text:p text:style-name="P4">
This was the fifth time in the Ukrainian capital of Feng Derlan since Russia invaded Ukraine last February. As Russia strengthened its missile attack on Ukraine, Feng Delin's interview was also carried out without strengthening security measures.</text:p>
      <text:p text:style-name="P4">
Eric Mamers, a European Commission spokesman, emphasized that Feng Delin re -visited Kiev's "expressing the European Union's full support for Ukraine." In June last year, the European Council awarded Ukraine to join the European Union <text:a xlink:type="simple" xlink:href="https://www.dw.com/zh/zh/乌克兰从欧盟候选国到成员国还有多远/a-62167371" text:style-name="Internet_20_link" text:visited-style-name="Visited_20_Internet_20_Link">
</text:a>
Essence</text:p>
      <text:p text:style-name="P4">
"European Day" reminds people of the "Schumann Plan" announced by France on May 9, 1950. The "Schumann Plan" is regarded as the first step in the European EU's event. Ukraine President Zelei Sky announced yesterday (8th) that May 9th of each year will be set as "European Day", instead of celebrating the "Victory Day" to defeat Nazi Germany.</text:p>
      <text:p text:style-name="P4">
Agence France -Presse pointed out that this announcement made by Zessaki marked Ukraine further cutting with Russia. Russia holds a military parade to celebrate the defeat of Nazi Germany at the Red Square of Moscow on May 9th.</text:p>
      <text:p text:style-name="P4">
On Monday night, Ukraine was attacked by Russia's large -scale missiles again. According to the Kiev Military Management Department, Russia launched about 15 missiles near Kiev. The missile attack did not cause casualties, and the crash of the missing missiles did not cause property losses.</text:p>
      <text:p text:style-name="P4">
23 of the 25 cruise missiles launched by Russia at night were intercepted and destroyed. Ukrainian missile defense recently provided by Western allies <text:a xlink:type="simple" xlink:href="https://www.dw.com/zh/zh/乌克兰用爱国者击落俄高超音速导弹/a-65541835" text:style-name="Internet_20_link" text:visited-style-name="Visited_20_Internet_20_Link">
</text:a>
It has been strengthened on a large scale.</text:p>
      <text:h text:style-name="P12" text:outline-level="3">
<text:span text:style-name="T4">
"Turn of the Times" One year later: Germany became an important backing of Ukraine</text:span>
</text:h>
      <text:h text:style-name="P12" text:outline-level="3">
<text:span text:style-name="T4">
Moscow held a red field parade</text:span>
</text:h>
      <text:p text:style-name="P4">
Russia held a "Victory Day" traditional military parade on May 9th. When Russian President Putin delivered a speech at the Red Square, West once again accused West of launching a "real war" against Russia. Putin mentioned in the Russian soldiers fighting in Ukraine: "The people of the country are united and supports our heroes." He said: "We are proud of participating participants in special military operations in Ukraine."</text:p>
      <text:p text:style-name="P4">
It was a public holiday on Russia on May 9. As Russian soldiers participating in the Ukrainian war this year joined the Red Scenarians, the Ukrainian Presidential Office consultant Mykhailopodolyak also referred to the Red Square parade as the "murderer".</text:p>
      <text:p text:style-name="P4">
(Agence France -Presse, Germany)</text:p>
      <text:p text:style-name="P4">
News Source: <text:a xlink:type="simple" xlink:href="https://www.dw.com/zh/乌克兰首度庆祝-欧洲日-冯德莱恩第5次访问基辅/a-65559441" text:style-name="Internet_20_link" text:visited-style-name="Visited_20_Internet_20_Link">
https://www.dw.com/zh/乌克兰首度庆祝-欧洲日-冯德莱恩第5次访问基辅/a-65559441?maca=chi-rss-chi-all-1127-rdf</text:a>
</text:p>
      <!--NEWS-->
      <text:h text:style-name="P10" text:outline-level="1">
<text:span text:style-name="T4">
The former Minister of the United States attended the Taiwan Security Conference: the hotspot turned to Asia</text:span>
</text:h>
      <text:p text:style-name="P4">
Author: None</text:p>
      <text:p text:style-name="P4">
Publisher: Radio Free Asia (Organization)</text:p>
      <text:p text:style-name="P4">
Published Time: 2023-05-09T10:39:00-04:00</text:p>
      <text:p text:style-name="P4">
Modified Time: 2023-05-09T13:16:24-04:00</text:p>
      <text:p text:style-name="P4">
Description: None</text:p>
      <text:p text:style-name="P4">
Videos: []</text:p>
      <text:p text:style-name="P4">
Audios: ["<text:a xlink:type="simple" xlink:href="https://www.rfa.org/mandarin/yataibaodao/gangtai/hx1-05092023081628.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 "<text:a xlink:type="simple" xlink:href="000005.png" text:style-name="Internet_20_link" text:visited-style-name="Visited_20_Internet_20_Link">
000005.png</text:a>
", "<text:a xlink:type="simple" xlink:href="000006.png" text:style-name="Internet_20_link" text:visited-style-name="Visited_20_Internet_20_Link">
000006.png</text:a>
"]</text:p>
      <!--METADATA-->
      <text:p text:style-name="P4">
<draw:frame draw:style-name="fr1" draw:name="Image107" text:anchor-type="as-char" svg:width="6.9236in" svg:height="3.88615in" draw:z-index="0">
<draw:image xlink:href="../Images/rfamandarin/2023-05-09T10-39-00-04-00/000000.png" xlink:type="simple" xlink:show="embed" xlink:actuate="onLoad" draw:mime-type="image/png"/>
</draw:frame>
2023 Taiwan Regional Security Conference on the 9th in Taipei <text:a xlink:type="simple" xlink:href="https://www.rfa.org/mandarin/yataibaodao/gangtai/hx1-05092023081628.html/@@images/image" text:style-name="Internet_20_link" text:visited-style-name="Visited_20_Internet_20_Link">
</text:a>
Reporter Chen Junjie <text:a xlink:type="simple" xlink:href="https://www.rfa.org/mandarin/yataibaodao/gangtai/hx1-05092023081628.html/@@stream" text:style-name="Internet_20_link" text:visited-style-name="Visited_20_Internet_20_Link">
</text:a>
On Tuesday, former Minister of Land and Safety, Jennit Nobeltano(Janetnopolitan)When attending the Taiwan Security Conference, the hotspot of Zi'an turned to Asia, and international partners should cooperate with each other. Taiwan ’s President Tsai Ing -wen emphasized that Zi'an is Guoan and will create a national -level security team to respond to threats.</text:p>
      <text:p text:style-name="P4">
<text:span text:style-name="T4">
<text:span text:style-name="T5">
 <text:a xlink:type="simple" xlink:href="https://www.rfa.org/mandarin/Xinwen/5-10242022134728.html" text:style-name="Internet_20_link" text:visited-style-name="Visited_20_Internet_20_Link">
</text:a>
</text:span>
</text:span>
<text:a xlink:type="simple" xlink:href="https://www.rfa.org/mandarin/yataibaodao/gangtai/hx2-05042021081310.html" text:style-name="Internet_20_link" text:visited-style-name="Visited_20_Internet_20_Link">
<text:span text:style-name="T4">
 AIT: The pace of American and Taiwan -based cooperation is consistent with Cai Yingwen: Taiwan's financial security is already an international brand </text:span>
</text:a>
The "CYBERSEC2023 Taiwan Financial Security Conference" debuted in Taipei on the 9th. When President Tsai Ing -wen attended the opening ceremony, he pointed out that the establishment of the "Taiwan Assembly Conference" for nine years has become the most indicator of the Asia -Pacific region. She promised to cooperate with the people to ensure the security of digital land with the "national" team, deepen international cooperation, build a domestic and foreign Andre through -capital defense system, and create a security system and industrial chain that trusts international trust.</text:p>
      <text:p text:style-name="Quotations">

<text:p text:style-name="P4">
[<text:a xlink:type="simple" xlink:href="https://twitter.com/hashtag/%E5%8F%B0%E6%B9%BE%E8%B5%84%E5%AE%89%E5%A4%A7%E4%BC%9A" text:style-name="Internet_20_link" text:visited-style-name="Visited_20_Internet_20_Link">
&gt;
</text:a>
&gt;
 Development]&gt;
 [Cai Yingwen: Gui'an is Guoan]&gt;
 [Former US Minister of Land Security: Zi'an hotspot is turning to Asia] ... <text:a xlink:type="simple" xlink:href="https://t.co/wlj61R0TVk" text:style-name="Internet_20_link" text:visited-style-name="Visited_20_Internet_20_Link">
</text:a>
&gt;
&gt;
 - Liberty Asia Radio(@RFA_Chinese) <text:a xlink:type="simple" xlink:href="https://twitter.com/RFA_Chinese/status/1655867445624860672" text:style-name="Internet_20_link" text:visited-style-name="Visited_20_Internet_20_Link">
&gt;
 </text:a>
Tsai Ing -wen said: "In the past few years, it has actively promoted the 'Zi'an that is the national security' strategy, and advanced to 2.0, completed the legislative work of the" Zitong Safety Management Law ", and established the" Zitong Security Agency '; in February this year The Institute of Pass Safety has also been established; the Digital Development Department also invites Taiwan's independent technology -oriented employees, which shows that Taiwan's industry's attention to emerging technology and international trends, and response measures for preventing threats and attacks. ""</text:p>

</text:p>
      <text:p text:style-name="P4">
Tsai Ing -wen emphasizes that "the capital of Taiwan will be better". In the face of the omnipotent security challenges, it is necessary to continuously strengthen the ability to respond and management mechanisms. An Xinchuang, assisted in all walks of life to improve the resilience of the protection of the protection of the security, can the industry in Taiwan develop more vigorously.</text:p>
      <text:p text:style-name="P4">
<draw:frame draw:style-name="fr1" draw:name="Image108" text:anchor-type="as-char" svg:width="6.9236in" svg:height="3.894525in" draw:z-index="0">
<draw:image xlink:href="../Images/rfamandarin/2023-05-09T10-39-00-04-00/000001.png" xlink:type="simple" xlink:show="embed" xlink:actuate="onLoad" draw:mime-type="image/png"/>
</draw:frame>
President Tsai Ing -wen attended the 2023 Taiwan Financial Security Conference on the 9th. (Photo by reporter Chen Junjie) [] <text:a xlink:type="simple" xlink:href="https://www.rfa.org/mandarin/yataibaodao/gangtai/hx1-05092023081628.html/2.jpg" text:style-name="Internet_20_link" text:visited-style-name="Visited_20_Internet_20_Link">
</text:a>
The former Minister of Homeland Security and the founder of the Political Security Center of the University of California, Naplita, who attended the speech of the University of California, said: "The world is turning to Asia. From the perspective of network security, it is the same. It is inevitable, repeatedly appeared in today's environment, and it has become part of daily life. "</text:p>
      <text:p text:style-name="P4">
<text:span text:style-name="T4">
 Napolitano: Promote the buffer mechanism and reduce the attack medium as soon as possible </text:span>
</text:p>
      <text:p text:style-name="P4">
Napolitano went on to say: "We cannot suppress all threats, so we need to promote the appropriate buffer mechanism, and we need to reduce the attack medium as soon as possible. We need to prepare and respond to the public, private sectors, and any risky individual. Education, we need to be capable of effectively recover from being attacked. "</text:p>
      <text:p text:style-name="P4">
<draw:frame draw:style-name="fr1" draw:name="Image109" text:anchor-type="as-char" svg:width="6.9236in" svg:height="3.894525in" draw:z-index="0">
<draw:image xlink:href="../Images/rfamandarin/2023-05-09T10-39-00-04-00/000002.png" xlink:type="simple" xlink:show="embed" xlink:actuate="onLoad" draw:mime-type="image/png"/>
</draw:frame>
Former U.S. Minister of Homeland Security Jennte Napolitano(Janetnopolitan)On the 9th, he attended the Taiwan Security Conference. (Photo by reporter Chen Junjie) [] <text:a xlink:type="simple" xlink:href="https://www.rfa.org/mandarin/yataibaodao/gangtai/hx1-05092023081628.html/3.jpg" text:style-name="Internet_20_link" text:visited-style-name="Visited_20_Internet_20_Link">
</text:a>
Napolitano emphasized that all parties have the responsibility to jointly ensure community and network security. If international adjustments are not carried out and cooperated closely with international partners, the governments of any country cannot implement the best practice of domestic security actions.</text:p>
      <text:p text:style-name="P4">
Napolitano mentioned that during the President Obama, she worked in the Ministry of Land and Safety. Congress created a new institution in the department called CISA, focusing on the elasticity of the network and key infrastructure in the American civilian network, and Cyber elasticity is the test, detection, and drill of known and unknown vulnerabilities, and do all this time and time again.</text:p>
      <text:p text:style-name="P4">
Napolitano said that resources are never enough: "We have launched a event by recruiting the American people through recruiting the American people across the country. thing".</text:p>
      <text:p text:style-name="P4">
<draw:frame draw:style-name="fr1" draw:name="Image110" text:anchor-type="as-char" svg:width="6.9236in" svg:height="5.1927in" draw:z-index="0">
<draw:image xlink:href="../Images/rfamandarin/2023-05-09T10-39-00-04-00/000003.png" xlink:type="simple" xlink:show="embed" xlink:actuate="onLoad" draw:mime-type="image/png"/>
</draw:frame>
The 2023 Taiwan Regional Security Conference appeared in Taipei on the 9th. (Photo by reporter Xia Xiaohua) <text:a xlink:type="simple" xlink:href="https://www.rfa.org/mandarin/yataibaodao/gangtai/hx1-05092023081628.html/5.jpg" text:style-name="Internet_20_link" text:visited-style-name="Visited_20_Internet_20_Link">
</text:a>
</text:p>
      <text:p text:style-name="P4">
<text:span text:style-name="T4">
 American Association in Taiwan: Meitai jointly responding to online security challenges </text:span>
</text:p>
      <text:p text:style-name="P4">
JeremyCornforth, director of the Taipei Office in the Taiwan Association (AIT), pointed out: "Companies in the United States and Taiwan have always been victims of online hacking, data leakage and ransomware attacks. The strategy of national performers is constantly evolving. This is why we work together as partners to learn and improve our key network security. The United States will continue to cooperate with like -minded partners such as Taiwan to deal with threats and ensure reliable global supply. chain."</text:p>
      <text:p text:style-name="P4">
The participants include more than ten national security experts including the United Kingdom, the Netherlands, Luxembourg, Poland.</text:p>
      <text:p text:style-name="P4">
The "Taiwan Assembly Museum" jointly established by the Digital Development Department of Taiwan and ITHOME combined with 48 domestic security manufacturers. Tsai Ing -wen visited several security products independently developed in Taiwan. Among them, Wei Deen, director of the Information Industry Policy Association, introduced the "Trust and Inference War Room", which has been used in some public departments and universities.</text:p>
      <text:p text:style-name="P4">
<draw:frame draw:style-name="fr1" draw:name="Image111" text:anchor-type="as-char" svg:width="6.9236in" svg:height="5.1927in" draw:z-index="0">
<draw:image xlink:href="../Images/rfamandarin/2023-05-09T10-39-00-04-00/000005.png" xlink:type="simple" xlink:show="embed" xlink:actuate="onLoad" draw:mime-type="image/png"/>
</draw:frame>
Wei Deen, director of the Consortium Legal Person Information Industry Policy Association, introduced that the "trust and inferred war room", which has been used in some public departments, universities and universities. (Photo by reporter Xia Xiaohua) <text:a xlink:type="simple" xlink:href="https://www.rfa.org/mandarin/yataibaodao/gangtai/hx1-05092023081628.html/6.jpg" text:style-name="Internet_20_link" text:visited-style-name="Visited_20_Internet_20_Link">
</text:a>
Wei Deen: "This is trust to infer the war of war, the collection of emotional information, follow -up analysis, and judgment. Through the China -China network of traffic monitoring equipment, once the traffic is found, the warning light will turn on the red light to display the height of the height; Which files are suspicious, the ransomware detection developed by the Zilician Association and the Security Department to determine whether the relevant abnormal archives are attacked by extortion. The software can be detected by AI core detection technology. Attack to other hosts to prevent diffusion; last year won the US RD Top 100 Science and Technology R &amp; D Award. "</text:p>
      <text:p text:style-name="P4">
Lin Rongxuan, a marketer of Huizhi Safety Technology Company, introduced Cai Yingwen's "password -free" encryption software to Cai Yingwen. She told Radio Free Asia that the traditional archives management authorized account and password login. Once the password is leaked, anyone can enter the transformation, which is equivalent to no encryption. Some surveys pointed out that 87%of the file leakage incidents were caused by password leakage.</text:p>
      <text:p text:style-name="P4">
<draw:frame draw:style-name="fr1" draw:name="Image112" text:anchor-type="as-char" svg:width="6.9236in" svg:height="5.1927in" draw:z-index="0">
<draw:image xlink:href="../Images/rfamandarin/2023-05-09T10-39-00-04-00/000006.png" xlink:type="simple" xlink:show="embed" xlink:actuate="onLoad" draw:mime-type="image/png"/>
</draw:frame>
Lin Rongxuan, a marketer of Huizhi Safety Technology Company, introduced "password -free" encryption software. (Photo by reporter Xia Xiaohua) <text:a xlink:type="simple" xlink:href="https://www.rfa.org/mandarin/yataibaodao/gangtai/hx1-05092023081628.html/7.jpg" text:style-name="Internet_20_link" text:visited-style-name="Visited_20_Internet_20_Link">
</text:a>
Lin Rongxuan mentioned that the company launched the "zero trust file" security management, abandon the authorization settings password, adopts the latest non -password technology, uses mobile phone and security gold key to verify the identity, solve the problem of password leakage; The design strengthens the audit, the files upload, share, and download will be recorded automatically, and it is not denied with several seal. If the information is leaked, as long as the audit record is analyzed, the files can be traced when the files are downloaded and shared.</text:p>
      <text:p text:style-name="P4">
Lin Rongxuan revealed that there are already semiconductor supply chain companies that have introduced this "zero trust file" management technology and integrate existing systems to protect R &amp; D materials and client -sensitive information.</text:p>
      <text:p text:style-name="P4">
Reporter: Xia Xiaohua Chen Junjie Editor: Chen Meihua He Ping.com Edited: Ruizhe</text:p>
      <text:p text:style-name="P4">
News Source: <text:a xlink:type="simple" xlink:href="https://www.rfa.org/mandarin/yataibaodao/gangtai/hx1-05092023081628.html" text:style-name="Internet_20_link" text:visited-style-name="Visited_20_Internet_20_Link">
https://www.rfa.org/mandarin/yataibaodao/gangtai/hx1-05092023081628.html</text:a>
</text:p>
      <!--NEWS-->
      <text:h text:style-name="P10" text:outline-level="1">
<text:span text:style-name="T4">
Maintain Guoan? The Chinese Ministry of Foreign Affairs was investigated for the foreign consultation industry</text:span>
</text:h>
      <text:p text:style-name="P4">
Author: None</text:p>
      <text:p text:style-name="P4">
Publisher: Radio Free Asia (Organization)</text:p>
      <text:p text:style-name="P4">
Published Time: 2023-05-09T10:46:00-04:00</text:p>
      <text:p text:style-name="P4">
Modified Time: 2023-05-09T10:59: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3" text:anchor-type="as-char" svg:width="6.9236in" svg:height="4.612011in" draw:z-index="0">
<draw:image xlink:href="../Images/rfamandarin/2023-05-09T10-46-00-04-00/000000.png" xlink:type="simple" xlink:show="embed" xlink:actuate="onLoad" draw:mime-type="image/png"/>
</draw:frame>
In May 9, 2023, Wang Wenbin was held at a regular press conference held by the Chinese Ministry of Foreign Affairs. <text:a xlink:type="simple" xlink:href="https://www.rfa.org/mandarin/Xinwen/1-05092023104607.html/@@images/image" text:style-name="Internet_20_link" text:visited-style-name="Visited_20_Internet_20_Link">
</text:a>
Associated Press Picture</text:p>
      <text:p text:style-name="P4">
The Chinese authorities have recently launched a large -scale search for foreign consulting companies, and official media cooperate with publicity reports. At a regular press conference held by the Ministry of Foreign Affairs of China on May 9, some media reported a detailed report on CCTV News on the evening of the 8th. A spokesman Wang Wenbin responded that this is based on the "normal law enforcement behavior" carried out by Chinese law, which aims to promote "standardized healthy development" and "maintain national security and development interests."</text:p>
      <text:p text:style-name="P4">
On the evening of the 8th, CCTV's "Focus Interview" program reported on the topic of "Do not have attentive consultation" and reported on the Suzhou National Security Bureau of Jiangsu Province, together with the local Market Supervision and Administration Bureau and the Statistics Bureau to carry out the "joint joint Law enforcement "action. Earlier, other Chinese media and other Chinese media have also widely reported this incident.</text:p>
      <text:p text:style-name="P4">
In recent weeks, Chinese law enforcement agencies have raided the Beijing Office and Bain &amp; Company Shanghai Office, Mintz Group, in the United States. A Japanese Pharmaceutical Company An Stellas Pharma was arrested by a Japanese employee who was charged with "engaging in spy activities".</text:p>
      <text:p text:style-name="P4">
The US Chamber of Commerce on behalf of the interests of many large companies in the United States issued a statement on April 28 saying that "the official review of the official service and due diligence company in China is closely paying attention to the official review of American professional services and due diligence." The land increases the uncertainty and risk of doing business in China.</text:p>
      <text:p text:style-name="P4">
The US ambassador to China Burns also pointed out last week that the United States was very concerned about the "punishment actions" adopted by the Chinese companies in China and the Beijing authorities recently, and expressed their concerns of the United States.</text:p>
      <text:p text:style-name="P4">
Editor -in -chief: Kaidi</text:p>
      <text:p text:style-name="P4">
News Source: <text:a xlink:type="simple" xlink:href="https://www.rfa.org/mandarin/Xinwen/1-05092023104607.html" text:style-name="Internet_20_link" text:visited-style-name="Visited_20_Internet_20_Link">
https://www.rfa.org/mandarin/Xinwen/1-05092023104607.html</text:a>
</text:p>
      <!--NEWS-->
      <text:h text:style-name="P10" text:outline-level="1">
<text:span text:style-name="T4">
Rainstorms in many places in China will come to heavy rain from the 10th</text:span>
</text:h>
      <text:p text:style-name="P4">
Author: None</text:p>
      <text:p text:style-name="P4">
Publisher: Radio Free Asia (Organization)</text:p>
      <text:p text:style-name="P4">
Published Time: 2023-05-09T10:53:33-04:00</text:p>
      <text:p text:style-name="P4">
Modified Time: 2023-05-09T10:53:3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4" text:anchor-type="as-char" svg:width="6.9236in" svg:height="5.851559in" draw:z-index="0">
<draw:image xlink:href="../Images/rfamandarin/2023-05-09T10-53-33-04-00/000000.png" xlink:type="simple" xlink:show="embed" xlink:actuate="onLoad" draw:mime-type="image/png"/>
</draw:frame>
China Central Meteorological Observatory and China Weather Network News On the 9th, from the 10th to 13th, there will be a new round of strong rainfall. The rainfall will be strengthened again from the 10th, and the daily rainfall in some areas can reach the level of heavy rain to heavy rain, and the cumulative rainfall exceeds 100 mm. <text:a xlink:type="simple" xlink:href="https://www.rfa.org/mandarin/Xinwen/2-05092023105212.html/@@images/image" text:style-name="Internet_20_link" text:visited-style-name="Visited_20_Internet_20_Link">
</text:a>
Central Meteorological Observatory Weibo</text:p>
      <text:p text:style-name="P4">
Recently, China has been attacked by heavy rains in many places, and the disaster has been reported, and the losses have suffered heavy losses. The latest forecast shows that South China, Sichuan, Shaanxi and other places will encounter a new round of heavy rainfall from 10th to 13th, which may cause floods, floods and geological disasters.</text:p>
      <text:p text:style-name="P4">
Comprehensive news on the 9th of China Central Meteorological Observatory and China Weather Network, from the 10th to 13th, there will be a new round of strong rainfall. The rainfall will be strengthened again from the 10th, and the daily rainfall in some areas can reach the level of heavy rain to heavy rain, and the cumulative rainfall exceeds 100 mm.</text:p>
      <text:p text:style-name="P4">
According to the news on the 9th of the Ministry of Water Resources of China, since May 5th, heavy rainfall occurred in most Jiangnan, northern parts of South China, and northeast of the southwest of China. Affected by it, there were 21 rivers in Jiangxi, Fujian and other places. Three of the rivers are super guarantee, and 2 small and medium rivers have the largest flood since the actual test records.</text:p>
      <text:p text:style-name="P4">
According to the interface news reported on the 8th, at more than 1 am on the 7th, when four cadres in Longyan City, Fujian Province looked at the water situation on a bridge, the bridge suddenly collapsed, and the four were lost in the water. It has not yet been found.</text:p>
      <text:p text:style-name="P4">
Since the 4th, the Great and heavy rain have attacked many provinces and cities such as Jiangxi, Hubei, Guizhou, and Fujian in China, which led to some rivers and cities that triggered floods, the farmland and houses were destroyed, and the local people urgently evacuated and lost heavy losses. Among them, at least 500,000 people in Jiangxi Province were affected and the direct economic losses exceeded RMB 520 million.</text:p>
      <text:p text:style-name="P4">
Editor -in -chief: Kaidi</text:p>
      <text:p text:style-name="P4">
News Source: <text:a xlink:type="simple" xlink:href="https://www.rfa.org/mandarin/Xinwen/2-05092023105212.html" text:style-name="Internet_20_link" text:visited-style-name="Visited_20_Internet_20_Link">
https://www.rfa.org/mandarin/Xinwen/2-05092023105212.html</text:a>
</text:p>
      <!--NEWS-->
      <text:h text:style-name="P10" text:outline-level="1">
<text:span text:style-name="T4">
Minister of Education visited Taiwan? China canceled the German financial minister in May</text:span>
</text:h>
      <text:p text:style-name="P4">
Author: None</text:p>
      <text:p text:style-name="P4">
Publisher: Radio Free Asia (Organization)</text:p>
      <text:p text:style-name="P4">
Published Time: 2023-05-09T10:59:00-04:00</text:p>
      <text:p text:style-name="P4">
Modified Time: 2023-05-09T11:10:5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5" text:anchor-type="as-char" svg:width="6.9236in" svg:height="4.612011in" draw:z-index="0">
<draw:image xlink:href="../Images/rfamandarin/2023-05-09T10-59-00-04-00/000000.png" xlink:type="simple" xlink:show="embed" xlink:actuate="onLoad" draw:mime-type="image/png"/>
</draw:frame>
German Finance Minister ChristianLindner [] <text:a xlink:type="simple" xlink:href="https://www.rfa.org/mandarin/Xinwen/3-05092023105906.html/@@images/image" text:style-name="Internet_20_link" text:visited-style-name="Visited_20_Internet_20_Link">
</text:a>
Reuters pictures</text:p>
      <text:p text:style-name="P4">
At the last moment, the Chinese authorities unilaterally canceled the German Minister of Finance, Lindner's visit. He originally scheduled to meet with Chinese finance minister Liu Kun on Wednesday (10th) to prepare for the upcoming government for consultation. The outside world speculates that China's move may be related to the recent visit to Taiwan.</text:p>
      <text:p text:style-name="P4">
A spokesman for the German Ministry of Finance confirmed on the 9th that the tribal minister ChristianLindner originally scheduled to start the launch of the Sino -Middle Aids on the 10th, and it has been canceled because China notified the "schedule arrangement" last weekend. The Ministry of Finance also told the World News that China did not give further explanations. This triggered external speculation.</text:p>
      <text:p text:style-name="P4">
Liberal Democratic Party, where Liberty is located, has always called on Germany and the European Union to be cautious in the relationship with "systemic competitors". Lindner himself has repeatedly criticized the Chinese position in the Russian and Ukraine War, and demanded that he had a sincere discussion with China on human rights issues.</text:p>
      <text:p text:style-name="P4">
In addition, German Education and Research Minister Bettina Stark-Watzinger visited Taiwan in March this year, causing Chinese dissatisfaction. Chinese Foreign Ministry spokesman Wang Wenbin has criticized him to visit Taiwan as a "bad behavior" and accuse the German government of interfere with the Chinese internal affairs.</text:p>
      <text:p text:style-name="P4">
In April, German Foreign Minister Belbak visited Beijing for the first time and showed a number of red lines to China, including warning China not to change the status quo in Taiwan. Chinese Foreign Minister Qin Gang responded with "refusing to preach".</text:p>
      <text:p text:style-name="P4">
The German -China government consultation will be held on June 20. In order to prepare for government consultations, Chinese Foreign Minister Qin Gang suddenly announced that he would visit Berlin.</text:p>
      <text:p text:style-name="P4">
Editor -in -chief: Kaidi</text:p>
      <text:p text:style-name="P4">
News Source: <text:a xlink:type="simple" xlink:href="https://www.rfa.org/mandarin/Xinwen/3-05092023105906.html" text:style-name="Internet_20_link" text:visited-style-name="Visited_20_Internet_20_Link">
https://www.rfa.org/mandarin/Xinwen/3-05092023105906.html</text:a>
</text:p>
      <!--NEWS-->
      <text:h text:style-name="P10" text:outline-level="1">
<text:span text:style-name="T4">
Gutres condemn the Campaign of the Food Office for being robbed</text:span>
</text:h>
      <text:p text:style-name="P4">
Author: 联合早报 (Person)</text:p>
      <text:p text:style-name="P4">
Publisher: 联合早报 (Organization)</text:p>
      <text:p text:style-name="P4">
Published Time: 2023-05-09T10:59</text:p>
      <text:p text:style-name="P4">
Modified Time: 2023-05-09T11:52</text:p>
      <text:p text:style-name="P4">
Description: UN Secretary -General Gutres strongly condemned the World Grain Planning Department, which occurred on the weekend of the Sudan capital, which was robbed. Harker, deputy spokesperson for the United Nations Secretary -General, said on Monday (May 8) that Sudan's armed conflict has entered the fourth week. This is the latest since the outbreak of the conflict ...</text:p>
      <text:p text:style-name="P4">
Videos: []</text:p>
      <text:p text:style-name="P4">
Audios: []</text:p>
      <text:p text:style-name="P4">
Images: []</text:p>
      <text:p text:style-name="P4">
Type: NewsArticle</text:p>
      <text:p text:style-name="P4">
Breadcrumbs: ['即时', '国际']</text:p>
      <text:p text:style-name="P4">
Keywords: ['苏丹', '联合国', '古特雷斯', '抢劫', '粮食']</text:p>
      <!--METADATA-->
      <text:p text:style-name="P4">
UN Secretary -General Gutres strongly condemned the World Grain Planning Department, which occurred on the weekend of the Sudan capital, which was robbed.</text:p>
      <text:p text:style-name="P4">
Harker, deputy spokesperson of the United Nations Secretary -General, said on Monday (May 8) that Sudan's armed conflict has entered the fourth week, which is the latest violation of humanitarian facilities since the outbreak of the conflict. As of now, most local United Nations agencies and humanitarian partners have been affected by large -scale robbery.</text:p>
      <text:p text:style-name="P4">
The statement said that Getres reiterated that all parties need to protect and respect humanitarian workers and hospitals. In order to save lives, it is necessary to protect civilians and civilian infrastructure, and to put the needs of the Sudan people who are caught in humanitarian disasters first.</text:p>
      <text:p text:style-name="P4">
Harker said at a regular press conference on the day that the stolen operations of the Camem World Grain Program camp on the weekend were mainly office items such as computer facilities. Prior to this, about 17,000 tons of food in related camps were robbed, accounting for nearly a quarter of the World Grain Program in the local food reserves. This kind of robbery plunder the key assistance supplies that civilians may get. He said the robber's identity is still unknown.</text:p>
      <text:p text:style-name="P4">
The armed conflict between the Sudan armed forces and the rapid support forces began on April 15 this year. Since the outbreak of conflicts, the humanitarian situation in Sudan has continued to deteriorate. In addition, those who fled to neighboring countries continued to increase, and they also faced multiple challenges.</text:p>
      <text:p text:style-name="P4">
News Source: <text:a xlink:type="simple" xlink:href="https://www.zaobao.com.sg/realtime/world/story20230509-1392515" text:style-name="Internet_20_link" text:visited-style-name="Visited_20_Internet_20_Link">
https://www.zaobao.com.sg/realtime/world/story20230509-1392515</text:a>
</text:p>
      <!--NEWS-->
      <text:h text:style-name="P10" text:outline-level="1">
<text:span text:style-name="T4">
Investors are waiting for the US inflation data Asian stocks to fall more or less</text:span>
</text:h>
      <text:p text:style-name="P4">
Publisher: 法新社</text:p>
      <text:p text:style-name="P4">
Published Time: 2023-05-09T11:02:08+00:00</text:p>
      <text:p text:style-name="P4">
Modified Time: 2023-05-09T10:50:02+00:00</text:p>
      <text:p text:style-name="P4">
Description: (Agence France -Presse, Hong Kong, 9th.) The latest trade data announced by China is good or bad, suggesting that the recovery of this 2 largest economy in the world still takes time; at the same time, investors wait and see that the latest US inflation will be announced later this week. Data, the Asian stock market closed down more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6" text:anchor-type="as-char" svg:width="6.9236in" svg:height="3.617581in" draw:z-index="0">
<draw:image xlink:href="../Images/rficn/2023-05-09T11-02-08-00-00/000000.png" xlink:type="simple" xlink:show="embed" xlink:actuate="onLoad" draw:mime-type="image/png"/>
</draw:frame>
Although the Asian stocks performed strongly this Monday, last week, the US banking industry once again had turbulent and re -founded financial stocks. Many uneasy emotions still left on the stock market trading venue.</text:p>
      <text:p text:style-name="P4">
Two months ago, there were only three U.S. banks closed down, and Creditsuisse, the second largest bank in Switzerland, was acquired by the largest domestic opponent Swiss Bank (UBS); last week, the United States had the first common and banks in the predicament of the United States. (First RepublicBank) was sold to JPMORGAN Chase, which caused bank stocks to rise again.</text:p>
      <text:p text:style-name="P4">
However, despite the close attention of the Federal Federal Preparatory Council (FED) banking survey report, the industry has shown that the industry has tightened the loan standards in the months of this year, and it is expected that the whole year will continue. It is bad as expected.</text:p>
      <text:p text:style-name="P4">
The focus of investors' attention is now placed in the US April Consumer Price Index (CPI) that will be announced tomorrow and the sale price index will be released one day later. In recent months, due to the cooling of US inflation data and the crisis of the banking outbreak, the market has hoped that the Fed will soon stop currency tightening, and even starts to reduce interest rates at the end of this year.</text:p>
      <text:p text:style-name="P4">
The Hong Kong stock market closed down 2.1%today, and the Shanghai stock market also declined by 1.1%. Because China announced that the export volume in April was better than expected from a year ago, but slowed down from March; the degree of sharp decrease in imports in April was much higher than expected.</text:p>
      <text:p text:style-name="P4">
Sydney, Seoul, Singapore, and Wellington are also low. However, the Tokyo stock market closed up 1.0%, and the stock market in Taipei, Jakarta and Bangkok also received red.</text:p>
      <text:p text:style-name="P4">
News Source: <text:a xlink:type="simple" xlink:href="https://www.rfi.fr/cn/%E8%B4%A2%E7%BB%8F%E5%BF%AB%E8%AE%AF/20230509-%E6%8A%95%E8%B5%84%E4%BA%BA%E7%AD%89%E5%BE%85%E7%BE%8E%E5%9B%BD%E9%80%9A%E8%86%A8%E6%95%B0%E6%8D%AE-%E4%BA%9A%E8%82%A1%E8%B7%8C%E5%A4%9A%E6%B6%A8%E5%B0%91" text:style-name="Internet_20_link" text:visited-style-name="Visited_20_Internet_20_Link">
https://www.rfi.fr/cn/%E8%B4%A2%E7%BB%8F%E5%BF%AB%E8%AE%AF/20230509-%E6%8A%95%E8%B5%84%E4%BA%BA%E7%AD%89%E5%BE%85%E7%BE%8E%E5%9B%BD%E9%80%9A%E8%86%A8%E6%95%B0%E6%8D%AE-%E4%BA%9A%E8%82%A1%E8%B7%8C%E5%A4%9A%E6%B6%A8%E5%B0%91</text:a>
</text:p>
      <!--NEWS-->
      <text:h text:style-name="P10" text:outline-level="1">
<text:span text:style-name="T4">
Comment | Chen Po Kong: Wang Wang Dangdao is a countercurrent. History is much better</text:span>
</text:h>
      <text:p text:style-name="P4">
Author: None</text:p>
      <text:p text:style-name="P4">
Publisher: Radio Free Asia (Organization)</text:p>
      <text:p text:style-name="P4">
Published Time: 2023-05-09T11:08:00-04:00</text:p>
      <text:p text:style-name="P4">
Modified Time: 2023-05-09T17:04:21-04:00</text:p>
      <text:p text:style-name="P4">
Description: None</text:p>
      <text:p text:style-name="P4">
Videos: []</text:p>
      <text:p text:style-name="P4">
Audios: ["<text:a xlink:type="simple" xlink:href="https://www.rfa.org/mandarin/pinglun/chenpokong/js-0509202311071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7" text:anchor-type="as-char" svg:width="6.9236in" svg:height="4.612011in" draw:z-index="0">
<draw:image xlink:href="../Images/rfamandarin/2023-05-09T11-08-00-04-00/000000.png" xlink:type="simple" xlink:show="embed" xlink:actuate="onLoad" draw:mime-type="image/png"/>
</draw:frame>
The General Secretary of the Communist Party of China Xi Jinping was re -elected in the 20th National Congress <text:a xlink:type="simple" xlink:href="https://www.rfa.org/mandarin/pinglun/chenpokong/js-05092023110713.html/@@images/image" text:style-name="Internet_20_link" text:visited-style-name="Visited_20_Internet_20_Link">
</text:a>
Associated Press picture <text:a xlink:type="simple" xlink:href="https://www.rfa.org/mandarin/pinglun/chenpokong/js-05092023110713.html/@@stream" text:style-name="Internet_20_link" text:visited-style-name="Visited_20_Internet_20_Link">
</text:a>
In May 4th of this year, the Chinese Youth Festival set up by the Communist Party of China, and the party media issued Xi Jinping's two replies, one returned to the school students who returned to the school to agricultural University, and encouraged them to "deeply penetrate the fields and village farmers." "Classroom learning and rural practice Combining closely, we have to love farmers and feelings, and you can practice the agricultural ability, and build your career on the big stage of rural rejuvenation. " The other is the letter of replied to the "Wang Jie Ban" soldier of the PLA "Wang Jie Ban" in 2019, emphasizing: "Implement the thinking of the strong army, practice hardships, and strive to be a good warrior in the new era. Fighting and preparing to sacrifice.</text:p>
      <text:p text:style-name="P4">
The younger generation in China, or the fate of the post -00s, seems to be "big -handed" by Xi Jinping, or go to the countryside, or go to the battlefield. It is no stranger to the Chinese, but it is Mao Zedong's "going up the mountains and going to the countryside" and "ready to fight". It is said that the Xi era is the Cultural Revolution of version 2.0 and the Mao era of version 2.0. This time it proves that these claims are not false.</text:p>
      <text:p text:style-name="P4">
In fact, in addition to going up the mountain and going to the countryside and preparing to fight, the party leads all the party's leadership, political commander, personal worship, learning a certain idea, class struggle, provoking the masses of the masses, proclaiming the culture, anti -American anti -West, retreating country, planning economy, party management economy, party management economy , Guojin and the people retreat, retire from forests to farm, use food as the outline, and cozy ... What is the product of the Cultural Revolution and the product of the Mao era?</text:p>
      <text:p text:style-name="P4">
Throughout the countries around the world, history often shows the clock effect. In normal countries such as democratic countries, the effect of this clock is reflected in the rotation of political parties, such as the United States, South Korea, and Taiwan. In the autocratic country, this clock effect is reflected in the cycle of enlightened dictatorship and dark autocracy, such as Mingjun and tyrant in the dynasties.</text:p>
      <text:p text:style-name="P4">
Communist China, this clock effect still exists. In October 1976, Huairentang's coup, Hua Guofeng arrested the "Gang of Four" headed by Jiang Qing, laid the foundation for a era of reform and opening up. This is an important round for the enlightened faction to defeat the stubborn faction. The subsequent Deng era was a subversion to the Mao era.</text:p>
      <text:p text:style-name="P4">
Forty -six years later, in October 2022, the Communist Party of China was 20th. Xi Jinping obtained over -term re -election by struggle with his national power and crowded out all the groups. It is amazing that it is still a coup. It's just that this coup is relatively invisible and is a flexible coup. Hu Jintao, the ancestor of the group and the former supreme leader, was forcibly separated from the scene, which was the proof of the coup. This round, the enlightened faction failed and stubbornly wins. Xi Wang and others returned to the Cultural Revolution and Mao era in this rude way, which was a subversion of reform and opening up. Its historical significance was to report an arrow for Jiang Qing, the Gang of Four, and the Gang of the Party.</text:p>
      <text:p text:style-name="P4">
In modern and contemporary history, after getting rid of autocracy and establishing democracy, most countries can stabilize under the framework of constitutional government, but several countries present the tragedy of the beginning of democracy and the autocratic restoration. During the period of fragility and instability. Even the repeated contests and reincarnation of democratic progress and autocratic restoration. The most typical is modern France. In the 150s, five republics have been established. The fifth Republic of France established after the end of World War II was finally settled and became a stable democracy and constitutional country.</text:p>
      <text:p text:style-name="P4">
In contemporary, Myanmar and Egypt have achieved democratization, but they were later overthrown and restored military dictatorships by the military coup. Russia had already realized democracy, but when KGB's Putin came to power, due to the power of love stacks, the long -term governance and life governance, it also substantially restored the autocracy and let Russia go backwards.</text:p>
      <text:p text:style-name="P4">
Looking back at China, reform and opening up were carried out in the framework of one -party dictatorship. Therefore, before going to democracy, another pendulum effect occurred: from enlightened autocracy to dark autocracy, and returned from reform and opening up to the Cultural Revolution. It is understood that the pendulum effect of history is not necessary to make a lot of fuss about Xi Wang's path and open history.</text:p>
      <text:p text:style-name="P4">
This is a current!History is much better. Xi Wang and others returned to the Cultural Revolution and restored the era of Mao, but they could not be separated from their ancestors. It moves against the trend of the times, which is the reaction. It is both a countercurrent, that is, a temporary phenomenon, and it is impossible to last long. For years, or decades, they are temporary in history.</text:p>
      <text:p text:style-name="P4">
Xi Pai claims: "Two Establishment of Establishment" (establishing the core of Xi and Xi) is the "biggest certainty" (Chinese politics). In fact, as long as those who have a little political science and historical common sense know that this is the greatest uncertainty. Rejecting to the rule of law and superstitious governance, one -party dictatorship superimposed one -person dictatorship is far from inevitability and floating in the accident, that is, the loss of uncertainty to losing certainty. History has repeatedly proved that this is the way to defeat. If Wang Wang does not change the string, it is not far away.</text:p>
      <text:p text:style-name="P4">
(The article only represents the personal position and point of view of the special commentator)</text:p>
      <text:p text:style-name="P4">
News Source: <text:a xlink:type="simple" xlink:href="https://www.rfa.org/mandarin/pinglun/chenpokong/js-05092023110713.html" text:style-name="Internet_20_link" text:visited-style-name="Visited_20_Internet_20_Link">
https://www.rfa.org/mandarin/pinglun/chenpokong/js-05092023110713.html</text:a>
</text:p>
      <!--NEWS-->
      <text:h text:style-name="P10" text:outline-level="1">
<text:span text:style-name="T4">
Shawrtz: The EU should not become the third power outside the United States and China</text:span>
</text:h>
      <text:p text:style-name="P4">
Author: None (Language: zh)</text:p>
      <text:p text:style-name="P4">
Publisher: None</text:p>
      <text:p text:style-name="P4">
Time: 2023-05-09T11:14:00Z</text:p>
      <text:p text:style-name="P4">
Description: German Federal Prime Minister Shelz said on Tuesday in the European Parliament that the world order of the 21st century will be "multi -pole", not just "poles or trigen". He emphasized that the United States is still the most important allies in Europe, and China is increasingly becoming "competitors" and "systemic opponents" in Europe.</text:p>
      <text:p text:style-name="P4">
Videos: []</text:p>
      <text:p text:style-name="P4">
Images: ["<text:a xlink:type="simple" xlink:href="https://static.dw.com/image/65560705_303.jpg" text:style-name="Internet_20_link" text:visited-style-name="Visited_20_Internet_20_Link">
65560705_303.jpg</text:a>
"]</text:p>
      <text:p text:style-name="P4">
Subject: 时政风云</text:p>
      <text:p text:style-name="P4">
Subjects: ['德中关系', '奥巴马', '岛屿主权争端', '专题报道：全景观看“习马会”', '中国', '中共十九大', '美国']</text:p>
      <text:p text:style-name="P4">
Keywords: ['肖尔茨', '德国总理', '欧洲议会', '美国', '中国', '多极', '强权']</text:p>
      <text:p text:style-name="P4">
Id: 65564276</text:p>
      <!--METADATA-->
      <text:p text:style-name="P4">
<text:a xlink:type="simple" xlink:href="https://www.dw.com/zh/overlay/image/article/65564276/65560705" text:style-name="Internet_20_link" text:visited-style-name="Visited_20_Internet_20_Link">
 <draw:frame draw:style-name="fr1" draw:name="Image118" text:anchor-type="as-char" svg:width="6.9236in" svg:height="3.896998in" draw:z-index="0">
<draw:image xlink:href="../Images/dwzh/2023-05-09T11-14-00Z/65560705_303.jpg" xlink:type="simple" xlink:show="embed" xlink:actuate="onLoad" draw:mime-type="image/jpeg"/>
</draw:frame>
</text:a>
In a speech in the European Parliament, Shawrtz said that with the improvement of the status of Africa, Asia, and South American economies, the world order of the 21st century will be "multi -pole" rather than "poles or tritinal".</text:p>
      <text:p text:style-name="P4">
(Voice of Germany Chinese) German Federal Prime Minister Shulz on Tuesday (May 9) called for more global cooperation under equal conditions in the European Parliament in Strasbourg, instead of trying to turn the European Union into a good The third "world power" in the United States and China.</text:p>
      <text:p text:style-name="P4">
He said: "Those who still miss European strong dreams and serve the fantasy of power are still in the past time."</text:p>
      <text:p text:style-name="P4">
Scharsez said that with the improvement of the status of Africa, Asia, and South America, the world order of the 21st century will be "multi -pole", not "two poles or <text:a xlink:type="simple" xlink:href="https://www.dw.com/zh/zh/德语媒体欧洲要争当第三极别想了/a-65374562" text:style-name="Internet_20_link" text:visited-style-name="Visited_20_Internet_20_Link">
</text:a>
"" ".</text:p>
      <text:h text:style-name="P12" text:outline-level="3">
<text:span text:style-name="T4">
Federal MP: "Chinese characters are complicated"</text:span>
</text:h>
      <text:p text:style-name="P4">
The German News Agency pointed out that this expression of Shulz is in sharp contrast to the positions of other EU leaders. French President <text:a xlink:type="simple" xlink:href="https://www.dw.com/zh/zh/馬克宏的歐洲願景真能實現嗎/a-65309253" text:style-name="Internet_20_link" text:visited-style-name="Visited_20_Internet_20_Link">
</text:a>
Recently, Europe has called for international forces that are in hand with the United States and China.</text:p>
      <text:p text:style-name="P4">
In his speech, Shulz called for the EU's geopolitical positioning to negotiate with new free trade agreements and partnerships under equal conditions.</text:p>
      <text:p text:style-name="P4">
He said that the new partnership established by Europe and Asia -Africa and Latinarian countries should "abandon the European -centric view of the past decades", solve the problem of food security, eliminate poverty, and protect the climate and environment.</text:p>
      <text:p text:style-name="P4">
Shulz believes that the Southern Common Markets formed by Argentina, Brazil and other countries, Mexico, India, Indonesia, Australia, and Kenya should all be called partnerships to sign a free trade agreement with Europe.</text:p>
      <text:p text:style-name="P4">
He emphasized: "Europe must invest in the world."</text:p>
      <text:p text:style-name="P4">
When it comes to the relationship between the European Union and China, Shawrtz said that despite the changes in the relationship between the two parties, he still regards Beijing as a partner. He said: "The relationship between us and China can use‘ <text:a xlink:type="simple" xlink:href="https://www.dw.com/zh/zh/獨家德國外交部長談中俄-我們不會被勒索/a-62545576" text:style-name="Internet_20_link" text:visited-style-name="Visited_20_Internet_20_Link">
</text:a>
‘Come and describe. But it is obvious that China is now increasing as a competitor and a systemic opponent. "</text:p>
      <text:p text:style-name="P4">
Shulz also said that he supports the European Union Chairman Feng Delin's previous EU will not be decoupled with China, but it should be <text:a xlink:type="simple" xlink:href="https://www.dw.com/zh/zh/冯德莱恩欧盟需要一致的对华战略/a-65357710" text:style-name="Internet_20_link" text:visited-style-name="Visited_20_Internet_20_Link">
</text:a>
Essence</text:p>
      <text:h text:style-name="P12" text:outline-level="3">
<text:span text:style-name="T4">
To prevent potential crisis EU formulating plans to promote the diversification of rare earth supply chain</text:span>
</text:h>
      <text:p text:style-name="P4">
Shulz also mentioned that "the United States is still the most important ally in Europe." In his speech, he also talked about the needs of the EU's internal reform, including the reform that the EU must make in order to accept more countries to join the European Union. The EU currently has a total of 27 member states.</text:p>
      <text:p text:style-name="P4">
Salz called on Europeans not to be scared by Putin's "power show". He warned Russian President Putin that in the future, "what is not immersed in the glory of nationalism and desires the power of the empire." He said history will not defeat the future.</text:p>
      <text:p text:style-name="P4">
He appealed to European councilors: "Let us unswervingly support Ukraine -as long as it has this need." The Ukraine is currently paying the price of life for its mad behaviors.</text:p>
      <text:p text:style-name="P4">
When talking about issues related to immigrants, Shulz called for an agreement to reach an agreement on the European asylum system as soon as possible to provide better opportunities for normal immigrants while protecting the external boundaries.</text:p>
      <text:p text:style-name="P4">
(Germany)</text:p>
      <text:p text:style-name="P4">
News Source: <text:a xlink:type="simple" xlink:href="https://www.dw.com/zh/肖尔茨：欧盟不应成为美、中之外的第三强权/a-65564276" text:style-name="Internet_20_link" text:visited-style-name="Visited_20_Internet_20_Link">
https://www.dw.com/zh/肖尔茨：欧盟不应成为美、中之外的第三强权/a-65564276?maca=chi-rss-chi-all-1127-rdf</text:a>
</text:p>
      <!--NEWS-->
      <text:h text:style-name="P10" text:outline-level="1">
<text:span text:style-name="T4">
German Treasury Secretary encountered "closed doors" in China</text:span>
</text:h>
      <text:p text:style-name="P4">
Author: None (Language: zh)</text:p>
      <text:p text:style-name="P4">
Publisher: None</text:p>
      <text:p text:style-name="P4">
Time: 2023-05-09T11:18:00Z</text:p>
      <text:p text:style-name="P4">
Description: German Finance Minister Lindner will not be able to go to Beijing with the original plan to go to Beijing on Wednesday, and the Chinese government has temporarily canceled his visit to China. At the same time, Chinese Foreign Minister Qin Gang temporarily announced his visit to Berlin.</text:p>
      <text:p text:style-name="P4">
Videos: []</text:p>
      <text:p text:style-name="P4">
Images: ["<text:a xlink:type="simple" xlink:href="https://static.dw.com/image/64765556_303.jpg" text:style-name="Internet_20_link" text:visited-style-name="Visited_20_Internet_20_Link">
64765556_303.jpg</text:a>
", "<text:a xlink:type="simple" xlink:href="https://static.dw.com/image/65310418_401.jpg" text:style-name="Internet_20_link" text:visited-style-name="Visited_20_Internet_20_Link">
65310418_401.jpg</text:a>
"]</text:p>
      <text:p text:style-name="P4">
Subject: 新闻广角</text:p>
      <text:p text:style-name="P4">
Subjects: ['移民难民', '人权']</text:p>
      <text:p text:style-name="P4">
Keywords: ['德中关系', '林德纳 自民党', '人权', '财政部长', '德中政府磋商']</text:p>
      <text:p text:style-name="P4">
Id: 65560282</text:p>
      <!--METADATA-->
      <text:p text:style-name="P4">
<text:a xlink:type="simple" xlink:href="https://www.dw.com/zh/overlay/image/article/65560282/64765556" text:style-name="Internet_20_link" text:visited-style-name="Visited_20_Internet_20_Link">
 <draw:frame draw:style-name="fr1" draw:name="Image119" text:anchor-type="as-char" svg:width="6.9236in" svg:height="3.896998in" draw:z-index="0">
<draw:image xlink:href="../Images/dwzh/2023-05-09T11-18-00Z/64765556_303.jpg" xlink:type="simple" xlink:show="embed" xlink:actuate="onLoad" draw:mime-type="image/jpeg"/>
</draw:frame>
</text:a>
(Voice of Germany) The Chinese government has temporarily canceled the German Treasurer's plan to visit China. Lindona originally scheduled that the talks held by China Treasury Secretary Liu Kun on Wednesday were also allowed to make soups. According to sources from the German Ministry of Finance, the Chinese side arranged a conflict on a schedule and demanded that the Sino -German Finance Secretary of the Sino -German Finance Secretary scheduled to be held on May 10th was required.</text:p>
      <text:p text:style-name="P4">
During Lindner's visit to China, it was planned to prepare for the German -Chinese government consultation and high -level fiscal dialogue with the upcoming German -China government in the future. Linden also plans to go to Japan to participate in the Western Group Finance Minister Conference after visiting China. China said that the German Treasury Secretary can go to China when he ended the Japanese itinerary. <text:a xlink:type="simple" xlink:href="https://www.dw.com/zh/zh/德语媒体德国财长访华为何被取消/a-65553450" text:style-name="Internet_20_link" text:visited-style-name="Visited_20_Internet_20_Link">
</text:a>
</text:p>
      <text:h text:style-name="P12" text:outline-level="3">
<text:span text:style-name="T4">
Human rights or Taiwan issues have caused China to postpone the schedule?</text:span>
</text:h>
      <text:p text:style-name="P4">
The problem now is that Lindner's temporary cancellation of the visit by China this time is related to the policy of China and its Liberal Democratic Party? In March of this year, Bettinastark-Watzinger, a Liberal Democratic Party politician and German Education Minister, visited Taiwan, causing strong dissatisfaction in China. <text:a xlink:type="simple" xlink:href="https://www.dw.com/zh/zh/专访德国自民党主席应增加对北京施压/a-54096559" text:style-name="Internet_20_link" text:visited-style-name="Visited_20_Internet_20_Link">
</text:a>
After the trip to China was temporarily canceled, Lindona emphasized the necessity of re -balanced relations with China. Lindona said to the news website "Thepioneer": "It should be dealt with China in a self -confidence and pragmatic way, not as cautious as the previous government." He said that only paying attention to economic relations, he will lose some civilized mission. "Compared with the stance over the past, we need to get more balanced now."</text:p>
      <text:p text:style-name="P4">
<draw:frame draw:style-name="fr1" draw:name="Image120" text:anchor-type="as-char" svg:width="6.9236in" svg:height="3.896998in" draw:z-index="0">
<draw:image xlink:href="../Images/dwzh/2023-05-09T11-18-00Z/65310418_401.jpg" xlink:type="simple" xlink:show="embed" xlink:actuate="onLoad" draw:mime-type="image/jpeg"/>
</draw:frame>
In April this year, the Dedicated and Foreign Minister attended the press conference.</text:p>
      <text:h text:style-name="P12" text:outline-level="3">
<text:span text:style-name="T4">
government consultation is not affected</text:span>
</text:h>
      <text:p text:style-name="P4">
The German -China government consultation will be held on June 20. The German government also regularly hold government -level consultations with some close allies or important strategic countries, such as France, Japan, India, Brazil, and Israel. In order to prepare for government consultations, Chinese Foreign Minister Qin Gang suddenly announced that he would visit Berlin.</text:p>
      <text:p text:style-name="P4">
In April of this year, when German Foreign Minister Belbak visited Beijing first, he expressed concern about the upgrading of the Taiwan Strait and the status of Chinese human rights. Chinese Foreign Minister Qin Gang responded with "refusing to preach".</text:p>
      <text:h text:style-name="P12" text:outline-level="3">
<text:span text:style-name="T4">
Chairman of the German Liberal Democratic Party: To China, I will be more determined and powerful than Merkel</text:span>
</text:h>
      <text:p text:style-name="P4">
(German Press, Agence France -Presse)</text:p>
      <text:p text:style-name="P4">
News Source: <text:a xlink:type="simple" xlink:href="https://www.dw.com/zh/德国财长遭遇中国-闭门羹/a-65560282" text:style-name="Internet_20_link" text:visited-style-name="Visited_20_Internet_20_Link">
https://www.dw.com/zh/德国财长遭遇中国-闭门羹/a-65560282?maca=chi-rss-chi-all-1127-rdf</text:a>
</text:p>
      <!--NEWS-->
      <text:h text:style-name="P10" text:outline-level="1">
<text:span text:style-name="T4">
China ’s trade growth in Russia from January to April</text:span>
</text:h>
      <text:p text:style-name="P4">
Author: None</text:p>
      <text:p text:style-name="P4">
Publisher: Radio Free Asia (Organization)</text:p>
      <text:p text:style-name="P4">
Published Time: 2023-05-09T11:22:00-04:00</text:p>
      <text:p text:style-name="P4">
Modified Time: 2023-05-09T12:22:09-04:00</text:p>
      <text:p text:style-name="P4">
Description: None</text:p>
      <text:p text:style-name="P4">
Videos: []</text:p>
      <text:p text:style-name="P4">
Audios: ["<text:a xlink:type="simple" xlink:href="https://www.rfa.org/mandarin/yataibaodao/jingmao/hx2-05092023071241.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21" text:anchor-type="as-char" svg:width="6.9236in" svg:height="5.014026in" draw:z-index="0">
<draw:image xlink:href="../Images/rfamandarin/2023-05-09T11-22-00-04-00/000000.png" xlink:type="simple" xlink:show="embed" xlink:actuate="onLoad" draw:mime-type="image/png"/>
</draw:frame>
Beijing Nikko International Trade Center Logistics Bills on the China and Russia flags <text:a xlink:type="simple" xlink:href="https://www.rfa.org/mandarin/yataibaodao/jingmao/hx2-05092023071241.html/@@images/image" text:style-name="Internet_20_link" text:visited-style-name="Visited_20_Internet_20_Link">
</text:a>
Agencence France -Presse <text:a xlink:type="simple" xlink:href="https://www.rfa.org/mandarin/yataibaodao/jingmao/hx2-05092023071241.html/@@stream" text:style-name="Internet_20_link" text:visited-style-name="Visited_20_Internet_20_Link">
</text:a>
According to Chinese customs data, in the first four months of this year, China ’s trade with Russia increased by more than 40 % year -on -year, and the import and export of the“ Belt and Road ”countries also increased, but exports to the United States have significantly fell.</text:p>
      <text:p text:style-name="P4">
<text:a xlink:type="simple" xlink:href="https://www.rfa.org/mandarin/Xinwen/3-10242022100047.html" text:style-name="Internet_20_link" text:visited-style-name="Visited_20_Internet_20_Link">
</text:a>
 <text:span text:style-name="T4">
<text:a xlink:type="simple" xlink:href="https://www.rfa.org/mandarin/yataibaodao/junshiwaijiao/tj-03312023131929.html" text:style-name="Internet_20_link" text:visited-style-name="Visited_20_Internet_20_Link">
 </text:a>
 <text:a xlink:type="simple" xlink:href="https://www.rfa.org/mandarin/yataibaodao/junshiwaijiao/tj-03312023131929.html" text:style-name="Internet_20_link" text:visited-style-name="Visited_20_Internet_20_Link">
 </text:a>
 </text:span>
  * <text:span text:style-name="T4">
<text:a xlink:type="simple" xlink:href="https://www.rfa.org/mandarin/Xinwen/3-10242022100047.html" text:style-name="Internet_20_link" text:visited-style-name="Visited_20_Internet_20_Link">
 </text:a>
</text:span>
*<text:a xlink:type="simple" xlink:href="https://www.rfa.org/mandarin/Xinwen/10-07132022165103.html" text:style-name="Internet_20_link" text:visited-style-name="Visited_20_Internet_20_Link">
<text:span text:style-name="T4">
 China and Russian trade rose and Ukraine sharply </text:span>
</text:a>
According to the Hong Kong 01 report, the China Customs General Administration released statistics on May 9 showing that from January to April this year, China-Russia trade volume increased by 41.3%year-on-year to $ 73.148 billion. Among them, China exported US $ 33.686 billion in Russia, an increase of 67.2%; China imported 39.462 billion US dollars from Russia, an increase of 24.8%.</text:p>
      <text:p text:style-name="P4">
** Russia's battle has been sanctioned by Western sanctions in China.</text:p>
      <text:p text:style-name="P4">
Nobel, an associate researcher at the Taiwan Institute of Defense Security, was interviewed by Radio Free Asia that Russia's invasion of Ukraine was embarked down and sanctioned by Western countries. Many things in Russia wanted to buy with China. China became the biggest beneficiary. "White gloves".</text:p>
      <text:p text:style-name="P4">
The China Customs General Administration also pointed out that China import and export 461 trillion yuan in imports and exports to countries along the “Belt and Road”, an increase of 16%year -on -year. Among them, the five Central Asian countries such as Kazakhstan, and the import and export of Western Asia and North Africa countries such as Saudi Arabia increased by 37.4%and 9.6%, respectively.</text:p>
      <text:p text:style-name="P4">
Shi Jianyu pointed out that how much the number of numbers released in China cannot be confirmed. Many countries have not announced data in March and April. If the authenticity is to be proved, it is correct to compare it.</text:p>
      <text:p text:style-name="P4">
Shi Jianyu said that the significant increase in the amount of imports and exports in China and Russia was the reason for the increase in the number of "Belt and Road" countries. The data released by China are particularly highlighting the improvement of import and export trade with countries along the “Belt and Road”, which has the purpose of propaganda.</text:p>
      <text:p text:style-name="P4">
<text:span text:style-name="T4">
 China emphasizes that the import and export of import and export of the “Belt and Road” countries: Publicity role </text:span>
</text:p>
      <text:p text:style-name="P4">
Shi Jianyu said: "It mainly expresses it. Although Western countries, the United States, Japan, and South Korea sanction high -tech and embargo have little impact on China, because China has in the 'Belt and Road' and other countries such as Asia, Africa Europe, and other countries. The amount of import and export is also very large. It does not need to rely on the United States, Japan, and Europe to maintain its ability to import and export. (Chinese data) is mainly used for publicity, which is very obvious. "</text:p>
      <text:p text:style-name="P4">
Shi Jianyu mentioned that for more than a year after the Russian and Ukraine War, Russia announced that the national GDP has not fallen too much, indicating that Western sanctions are invalid, and it is normal to decline during the epidemic. Some people want to replace those countries that were originally imported and exported to Russia, then China is of course equal to replacing their roles. Therefore, there are many imports and exports to Russia and Eurasia. Volkswagen products, consumption luxury goods, high -tech industries, etc.</text:p>
      <text:p text:style-name="P4">
Shi Jianyu said that the rebound after the unblocking of China was not surprising. With the development of the Russian and Ukraine War, what would change and whether it could continue to grow is the focus of observation. As for the decline caused by decoupling, it is foreseeable whether China wants to work hard for a few years.</text:p>
      <text:p text:style-name="P4">
According to Chinese customs data, China ’s imports and exports to ASEAN were 2.09 trillion yuan, an increase of 13.9%year -on -year, accounting for 15.7%of China's total foreign trade. In the first four months of China, exports to the United States fell 14.3%year -on -year and imports fell 2%. According to data, Reuters has a trade surplus of US $ 98.58 billion in the first four months of the United States.</text:p>
      <text:p text:style-name="P4">
<draw:frame draw:style-name="fr1" draw:name="Image122" text:anchor-type="as-char" svg:width="6.9236in" svg:height="4.451658in" draw:z-index="0">
<draw:image xlink:href="../Images/rfamandarin/2023-05-09T11-22-00-04-00/000001.png" xlink:type="simple" xlink:show="embed" xlink:actuate="onLoad" draw:mime-type="image/png"/>
</draw:frame>
Shandong Gangkou Qingdao Gangqianwan Container Terminal (Reuters) <text:a xlink:type="simple" xlink:href="https://www.rfa.org/mandarin/yataibaodao/jingmao/hx2-05092023071241.html/image.jpeg" text:style-name="Internet_20_link" text:visited-style-name="Visited_20_Internet_20_Link">
</text:a>
Shi Jianyu said: "High -tech imports have declined in recent months, which is the result of the United States' policy on China -high -tech departure policies. China cannot buy high -tech products and raw materials such as chips and materials. Amount. "</text:p>
      <text:p text:style-name="P4">
<text:span text:style-name="T4">
 Scholars: The increase in China's export is the order of the rushing outbound epidemic control order </text:span>
</text:p>
      <text:p text:style-name="P4">
Taiwan's Cross -Strait Policy Association researcher Wu Sezhi was interviewed and analyzed by Radio Free Asia. China's exports this year will inevitably grow much compared to last year, mainly because of the seal control measures in the past two years, which has caused many factories to stop production and stop work. Many Chinese companies are completing and digesting for international orders in the past.</text:p>
      <text:p text:style-name="P4">
Wu Si Zhi said: "On the other hand, many foreign companies look at the changes in the Chinese market, and the export of related production machines and funds from China will also drive China's export growth. By the end of the year and next year, whether the growth trend of this export can be maintained, it can be maintained, and it can be maintained. As a whole, whether the foreign trade relations can restore the past stable growth trend in the past. "</text:p>
      <text:p text:style-name="P4">
<text:span text:style-name="T4">
 The United States prohibits exports of key components in China, Taiwan's import and export to China will also decline </text:span>
</text:p>
      <text:p text:style-name="P4">
Wu Sizhi mentioned that the demand for processing and industrial upgrading will drive the connection of import and export. Many key components and machine tools in China need to be imported from foreign countries. In the past two or three years, the United States has continuously blocked China on technology and has prohibited from exporting to China in the semiconductor industry, especially high -end chips. Technical restrictions, and many countries such as the United States, have doubts about Chinese stealing technical stealing in China, leading to a decline in China's imports.</text:p>
      <text:p text:style-name="P4">
For example, Wu Si Zhi: "It is obviously visible from the cross -strait economic and trade relations. In the first quarter of this year, the amount of imports from Taiwan to China has declined, and the decline is as high as two digits, which means that the economic and trade structure of cross -strait trade has changed."Wu Sizhi emphasized that the internal economic development of Chinese countries has not moved in the direction of industrial upgrading or is limited to a certain degree, and the demand for imports will decline. Furthermore, many foreign companies have lost confidence in China's operating market, and the external movement of foreign companies will also affect the overall needs of China's import.</text:p>
      <text:p text:style-name="P4">
Reporter: Xia Xiaohua Responsible: Xu Shuting He Ping.com Editor: Ruizhe</text:p>
      <text:p text:style-name="P4">
News Source: <text:a xlink:type="simple" xlink:href="https://www.rfa.org/mandarin/yataibaodao/jingmao/hx2-05092023071241.html" text:style-name="Internet_20_link" text:visited-style-name="Visited_20_Internet_20_Link">
https://www.rfa.org/mandarin/yataibaodao/jingmao/hx2-05092023071241.html</text:a>
</text:p>
      <!--NEWS-->
      <text:h text:style-name="P10" text:outline-level="1">
<text:span text:style-name="T4">
Yin Xiyue: Han and Japan will create a better future</text:span>
</text:h>
      <text:p text:style-name="P4">
Author: 联合早报 (Person)</text:p>
      <text:p text:style-name="P4">
Publisher: 联合早报 (Organization)</text:p>
      <text:p text:style-name="P4">
Published Time: 2023-05-09T11:22</text:p>
      <text:p text:style-name="P4">
Modified Time: 2023-05-09T11:22</text:p>
      <text:p text:style-name="P4">
Description: South Korean President Yin Xiyue said that if South Korea, which share democracy and freedom value, accumulate mutual trust through exchanges and cooperation, will be able to create a better future. The Yonhap News Agency reported that Yin Xiyue said on Tuesday (May 9) when he presided over the State Conference at the Presidential Palace of Longshan, saying that it could not be imagined not long ago ...</text:p>
      <text:p text:style-name="P4">
Videos: []</text:p>
      <text:p text:style-name="P4">
Audios: []</text:p>
      <text:p text:style-name="P4">
Images: []</text:p>
      <text:p text:style-name="P4">
Type: NewsArticle</text:p>
      <text:p text:style-name="P4">
Breadcrumbs: ['即时', '国际']</text:p>
      <text:p text:style-name="P4">
Keywords: ['韩国', '日本', '尹锡悦', '岸田文雄', '日韩关系']</text:p>
      <!--METADATA-->
      <text:p text:style-name="P4">
South Korean President Yin Xiyue said that if South Korea, which share democracy and freedom value, accumulate mutual trust through exchanges and cooperation, will be able to create a better future.</text:p>
      <text:p text:style-name="P4">
The Yonhap News Agency reported that Yin Xiyue said on Tuesday (May 9) when he presided over the State Conference at the Presidential Palace of Longshan that things that could not be imagined were realized one by one. Yin Xiyue talked about Japanese Prime Minister Kishida Wenxiong's visit to South Korea from May 7th to 8th, and his visit to Japan from March 16th. The leaders of the two countries only used less than two months.</text:p>
      <text:p text:style-name="P4">
He also talked about Kishida Wenxiong's statement about the issue of laborers of the Japanese, and emphasized that as long as he treats each other with sincerity and the dark side of history, South Korea and Japan can jointly overcome the current difficulties and create a new future.</text:p>
      <text:p text:style-name="P4">
News Source: <text:a xlink:type="simple" xlink:href="https://www.zaobao.com.sg/realtime/world/story20230509-1392522" text:style-name="Internet_20_link" text:visited-style-name="Visited_20_Internet_20_Link">
https://www.zaobao.com.sg/realtime/world/story20230509-1392522</text:a>
</text:p>
      <!--NEWS-->
      <text:h text:style-name="P10" text:outline-level="1">
<text:span text:style-name="T4">
China's first single female frozen egg case in the second trial of the second instance of the case: I hope that the judge to maintain the fertility right</text:span>
</text:h>
      <text:p text:style-name="P4">
Author: None</text:p>
      <text:p text:style-name="P4">
Publisher: Radio Free Asia (Organization)</text:p>
      <text:p text:style-name="P4">
Published Time: 2023-05-09T11:32:00-04:00</text:p>
      <text:p text:style-name="P4">
Modified Time: 2023-05-09T13:16:56-04:00</text:p>
      <text:p text:style-name="P4">
Description: None</text:p>
      <text:p text:style-name="P4">
Videos: []</text:p>
      <text:p text:style-name="P4">
Audios: ["<text:a xlink:type="simple" xlink:href="https://www.rfa.org/mandarin/yataibaodao/huanjing/kw-05092023100756.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23" text:anchor-type="as-char" svg:width="6.9236in" svg:height="4.612011in" draw:z-index="0">
<draw:image xlink:href="../Images/rfamandarin/2023-05-09T11-32-00-04-00/000000.png" xlink:type="simple" xlink:show="embed" xlink:actuate="onLoad" draw:mime-type="image/png"/>
</draw:frame>
On May 9, 2023, the second trial of China's first single female frozen egg case opened in the third and middle -level people's courts in Beijing. Autonomous. "[] <text:a xlink:type="simple" xlink:href="https://www.rfa.org/mandarin/yataibaodao/huanjing/kw-05092023100756.html/@@images/image" text:style-name="Internet_20_link" text:visited-style-name="Visited_20_Internet_20_Link">
</text:a>
Reuters picture <text:a xlink:type="simple" xlink:href="https://www.rfa.org/mandarin/yataibaodao/huanjing/kw-05092023100756.html/@@stream" text:style-name="Internet_20_link" text:visited-style-name="Visited_20_Internet_20_Link">
</text:a>
On May 9th, the second trial of China's first single female frozen egg case opened in the third intermediate people's court in Beijing. The trial lasts for more than two hours, and the court will judge the results by judgment afterwards. Xu Zaozao (pseudonym), the party of the case, said: "I hope that the judge will help protect the fertility and protect the body of a single woman."</text:p>
      <text:p text:style-name="P4">
<text:span text:style-name="T4">
<text:span text:style-name="T5">
 <text:a xlink:type="simple" xlink:href="https://www.rfa.org/mandarin/Xinwen/5-07312022135610.html" text:style-name="Internet_20_link" text:visited-style-name="Visited_20_Internet_20_Link">
</text:a>
</text:span>
</text:span>
<text:a xlink:type="simple" xlink:href="https://www.rfa.org/mandarin/Xinwen/4-02262021100952.html" text:style-name="Internet_20_link" text:visited-style-name="Visited_20_Internet_20_Link">
<text:span text:style-name="T4">
 China National Health and Health Commission banned single female frozen eggs caused controversy </text:span>
</text:a>
Comprehensive Reuters and Taiwan Central News Agency and other media reports that Xu Zaozao, a 35 -year -old freelance writer, is an unmarried woman. In the case, she filed a lawsuit with the Beijing Obstetrics and Gynecology Hospital, and believed that the hospital refused to freeze the eggs for her because of her single and violated her rights.</text:p>
      <text:p text:style-name="P4">
In China, due to the requirements of marriage, unmarried women are difficult to obtain fertility treatment such as fertilization (IVF) and egg frozen technology. In the case, Xu Zaozao was reported with the hospital's "infringing the general personality right". On July 22, 2022, the court announced that Xu Zaozao lost the first instance. After that, she chose to appeal.</text:p>
      <text:p text:style-name="P4">
After the trial of the court on Tuesday, Xu Zaozao said in an interview with the media: "People have been paying attention to this case, which is very important for single women ... continue."</text:p>
      <text:p text:style-name="P4">
<draw:frame draw:style-name="fr1" draw:name="Image124" text:anchor-type="as-char" svg:width="6.9236in" svg:height="4.61393in" draw:z-index="0">
<draw:image xlink:href="../Images/rfamandarin/2023-05-09T11-32-00-04-00/000001.png" xlink:type="simple" xlink:show="embed" xlink:actuate="onLoad" draw:mime-type="image/png"/>
</draw:frame>
On May 9, 2023, the second trial of China's first single female frozen egg case opened in the third intermediate People's Court in Beijing. Before the trial, Xu Zaozao (pseudonym) was interviewed by the media. (Reuters) [] <text:a xlink:type="simple" xlink:href="https://www.rfa.org/mandarin/yataibaodao/huanjing/kw-05092023100756.html/2023-05-09t061128z_1832280920_rc2tu0an84v4_rtrmadp_3_china-population-fertility.jpg" text:style-name="Internet_20_link" text:visited-style-name="Visited_20_Internet_20_Link">
</text:a>
Xu Zaozao said that this case has gone through 4 years, and her physical examination is still good and still suitable for frozen eggs. If she can get her desired verdict, she will act immediately and go to Chinese public hospitals to freeze eggs.</text:p>
      <text:p text:style-name="P4">
Xu Zaozao believes that marriage and fertility can be unbundered, nor do they think that marriage is a way to happiness. She also said whether the case could win a "cautious and optimistic" attitude.</text:p>
      <text:p text:style-name="P4">
The first 61 years in the first 61 years in 2022 in China. In response to this challenge, China has begun to loosen the fertility policy. According to Caixin.com, the China National Health and Health Commission and other relevant departments organized experts to solicit experts' opinions on liberalizing single women's frozen eggs in March this year. This is also regarded as one of the weathervanes that the authorities are loosened.</text:p>
      <text:p text:style-name="P4">
Reporter: Caddy Editor: He Ping.com Editor: Ruizhe</text:p>
      <text:p text:style-name="P4">
News Source: <text:a xlink:type="simple" xlink:href="https://www.rfa.org/mandarin/yataibaodao/huanjing/kw-05092023100756.html" text:style-name="Internet_20_link" text:visited-style-name="Visited_20_Internet_20_Link">
https://www.rfa.org/mandarin/yataibaodao/huanjing/kw-05092023100756.html</text:a>
</text:p>
      <!--NEWS-->
      <text:h text:style-name="P10" text:outline-level="1">
<text:span text:style-name="T4">
Passing football superstar Messi Falling Saudi Arabia in the next season</text:span>
</text:h>
      <text:p text:style-name="P4">
Publisher: 法新社</text:p>
      <text:p text:style-name="P4">
Published Time: 2023-05-09T11:32:09+00:00</text:p>
      <text:p text:style-name="P4">
Modified Time: 2023-05-09T11:05:02+00:00</text:p>
      <text:p text:style-name="P4">
Description: (Agence France -Presse, Liad, 9th) Sources today told AFP that the Argentine football super superstar Lionel MESSI will sign a "huge" contract for the amount, and the next season will transfer to Saudi to Saudi Arabi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5" text:anchor-type="as-char" svg:width="6.9236in" svg:height="3.617581in" draw:z-index="0">
<draw:image xlink:href="../Images/rficn/2023-05-09T11-32-09-00-00/000000.png" xlink:type="simple" xlink:show="embed" xlink:actuate="onLoad" draw:mime-type="image/png"/>
</draw:frame>
The source did not name, "Messi's transaction was negotiated, and he would play in Arabia, Saudi Arabia next season." But he did not disclose the name of the ball.</text:p>
      <text:p text:style-name="P4">
The person who has not been authorized to speak to the media also said: "The contract is unusual, and the amount is huge. We only make some small details."</text:p>
      <text:p text:style-name="P4">
When Messi currently belongs to Paris Saint-Germain, Paris was asked, only the above statement said that Messi's contract ended until June 30.</text:p>
      <text:p text:style-name="P4">
Another sources in Paris Saint Jendan said: "If the club wants to renew the contract, it will have been renewed long ago."</text:p>
      <text:p text:style-name="P4">
35 -year -old Messi led Argentina to win the World Cup in 2022. Last week, Messi went to the Saudi Arabian Arabia, who had obtained the consent of the Paris Saint Jendan team in advance, and was banned by the Saudi Arabian Arabia, which was a tourist ambassador.</text:p>
      <text:p text:style-name="P4">
News Source: <text:a xlink:type="simple" xlink:href="https://www.rfi.fr/cn/%E8%BF%90%E5%8A%A8%E5%A4%A9%E5%9C%B0/20230509-%E4%BC%A0%E8%B6%B3%E7%90%83%E5%B7%A8%E6%98%9F%E6%A2%85%E8%A5%BF%E4%B8%8B%E5%AD%A3%E8%90%BD%E8%84%9A%E6%B2%99%E4%B9%8C%E5%9C%B0%E9%98%BF%E6%8B%89%E4%BC%AF" text:style-name="Internet_20_link" text:visited-style-name="Visited_20_Internet_20_Link">
https://www.rfi.fr/cn/%E8%BF%90%E5%8A%A8%E5%A4%A9%E5%9C%B0/20230509-%E4%BC%A0%E8%B6%B3%E7%90%83%E5%B7%A8%E6%98%9F%E6%A2%85%E8%A5%BF%E4%B8%8B%E5%AD%A3%E8%90%BD%E8%84%9A%E6%B2%99%E4%B9%8C%E5%9C%B0%E9%98%BF%E6%8B%89%E4%BC%AF</text:a>
</text:p>
      <!--NEWS-->
      <text:h text:style-name="P10" text:outline-level="1">
<text:span text:style-name="T4">
Russian mercenary leader batch government batch of governments to control the Russian army to escape</text:span>
</text:h>
      <text:p text:style-name="P4">
Publisher: 法新社</text:p>
      <text:p text:style-name="P4">
Published Time: 2023-05-09T12:02:08+00:00</text:p>
      <text:p text:style-name="P4">
Modified Time: 2023-05-09T11:50:01+00:00</text:p>
      <text:p text:style-name="P4">
Description: (AFP, Moscow, 9th) Russian mercenary organization "Wagner Group" leader Perigzin charged today that the Russian army escaped the position near Bacht near Bacht, East Ukraine, and scolded the Russian government to be unable to be capable of Defend the countr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6" text:anchor-type="as-char" svg:width="6.9236in" svg:height="3.617581in" draw:z-index="0">
<draw:image xlink:href="../Images/rficn/2023-05-09T12-02-08-00-00/000000.png" xlink:type="simple" xlink:show="embed" xlink:actuate="onLoad" draw:mime-type="image/png"/>
</draw:frame>
The influence of Yevgeny Prigozhin has been greatly improved with Moscow's invasion of Ukraine. Recently, he released a series of films and severely criticized Russia's military leadership.</text:p>
      <text:p text:style-name="P4">
"A unit of the Ministry of National Defense's next unit escaped from our side wing position today ... exposed the front in the danger."</text:p>
      <text:p text:style-name="P4">
Porigjin has threatened that if he failed to obtain the urgent needed ammunition, the Wagner soldiers responsible for the first array will withdraw from Bakhmut on May 10.</text:p>
      <text:p text:style-name="P4">
Porigjin also said that the soldiers escaped because of the Russian military commanders very "stupid" and issued a "criminal order". "The soldiers should not be sacrificed by the absolute stupidity of the leadership."</text:p>
      <text:p text:style-name="P4">
At the time of Porigin's release of the above film, Russia's "Victory Day", that is, Moscow celebrated the days when the Soviet Union won the Nazi Germany in World War II.</text:p>
      <text:p text:style-name="P4">
Porigjin launched an unprecedented bombardment against the Russian army, accusing Moscow's high -level generals in an attempt to "deceive" President Vladimir Putin about Ukraine.</text:p>
      <text:p text:style-name="P4">
He said that if all tasks are performed by deceiving the chief commander Pu Ting, then the Russian people who are dissatisfied with the losses will eventually punish these people.</text:p>
      <text:p text:style-name="P4">
While the Ukraine was about to launch a spring counterattack, Pritjin, 61, also questioned the ability of Ke Palace to defend the country today, and said that Ukraine "successfully" attacked the Russian border area. He criticized in the film: "Why is this government's ability to defend the country?"</text:p>
      <text:p text:style-name="P4">
While Porigzin announced the film, Moscow was holding a grand military parade in Red Square and was broadcast across the country through TV.</text:p>
      <text:p text:style-name="P4">
Porigjin is counterproductive, the offensive in Ukraine's preparation is "on the ground rather than on TV", "so far in my country, everyone thinks that everything must be done on TV."</text:p>
      <text:p text:style-name="P4">
The Russian media reported the Russian army's attacks almost all over the weather, and would also beautify the performance of the Russian army from a absolute perspective.</text:p>
      <text:p text:style-name="P4">
News Source: <text:a xlink:type="simple" xlink:href="https://www.rfi.fr/cn/%E5%9B%BD%E9%99%85%E6%8A%A5%E9%81%93/20230509-%E4%BF%84%E4%BD%A3%E5%85%B5%E9%A6%96%E8%84%91%E6%89%B9%E6%94%BF%E5%BA%9C%E6%97%A0%E8%83%BD-%E6%8E%A7%E4%BF%84%E5%86%9B%E4%B8%B4%E9%98%B5%E8%84%B1%E9%80%83" text:style-name="Internet_20_link" text:visited-style-name="Visited_20_Internet_20_Link">
https://www.rfi.fr/cn/%E5%9B%BD%E9%99%85%E6%8A%A5%E9%81%93/20230509-%E4%BF%84%E4%BD%A3%E5%85%B5%E9%A6%96%E8%84%91%E6%89%B9%E6%94%BF%E5%BA%9C%E6%97%A0%E8%83%BD-%E6%8E%A7%E4%BF%84%E5%86%9B%E4%B8%B4%E9%98%B5%E8%84%B1%E9%80%83</text:a>
</text:p>
      <!--NEWS-->
      <text:h text:style-name="P10" text:outline-level="1">
<text:span text:style-name="T4">
The Soviet Union defeated the Nazi Victory Day Russia's ambassador to Poland to offer flowers</text:span>
</text:h>
      <text:p text:style-name="P4">
Publisher: 法新社</text:p>
      <text:p text:style-name="P4">
Published Time: 2023-05-09T12:02:10+00:00</text:p>
      <text:p text:style-name="P4">
Modified Time: 2023-05-09T15:50:01+00:00</text:p>
      <text:p text:style-name="P4">
Description: (AFP 9th, 9th) Today is the "Victory Day" to defeat the Nazi Germany in the Second World War, but the Russian ambassador to Poland was presented by Ukraine people when he was presented by the Warsaw Soviet soldiers' cemetery.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7" text:anchor-type="as-char" svg:width="6.9236in" svg:height="3.617581in" draw:z-index="0">
<draw:image xlink:href="../Images/rficn/2023-05-09T12-02-10-00-00/000000.png" xlink:type="simple" xlink:show="embed" xlink:actuate="onLoad" draw:mime-type="image/png"/>
</draw:frame>
Agence France -Presse reported that in front of the Soviet Militycemery of Warsaw, Poland, dozens of Ukrainian people showed artistic devices at the entrance, including hundreds of Ukrainian flags and crosss to commemorate Ukraine, which was killed during the Russian invasion, people.</text:p>
      <text:p text:style-name="P4">
This art device also includes several residential models, symbolizing a house that was shot and destroyed by Russia in different cities in Ukraine.</text:p>
      <text:p text:style-name="P4">
The Russian Ambassador to Poland, Sergei Andreyev tried to give flowers at the Soviet military tomb, but was blocked by the Ukrainian people and was eventually forced to put the flowers at the entrance.</text:p>
      <text:p text:style-name="P4">
Andrev said: "As you see, we are facing obvious disruption of public order. Unfortunately this is the second time, we can't give flowers in this commemorative place, so that we are killed in the fight against fascism. This Soviet soldier. "</text:p>
      <text:p text:style-name="P4">
Andrev was also protested at the same place last year, when Ukrainian people splashed red paint.</text:p>
      <text:p text:style-name="P4">
The Ukrainian organization Euromaidan person, VIKTORIAPOGREBNIAK, told AFP that the purpose of this protest was to "show the consequences of Russia's war against Ukraine."</text:p>
      <text:p text:style-name="P4">
Euromaidan activists also called on Poland to expel Russia.</text:p>
      <text:p text:style-name="P4">
News Source: <text:a xlink:type="simple" xlink:href="https://www.rfi.fr/cn/%E5%9B%BD%E9%99%85%E6%8A%A5%E9%81%93/20230509-%E8%8B%8F%E8%81%94%E6%88%98%E8%83%9C%E7%BA%B3%E7%B2%B9%E8%83%9C%E5%88%A9%E6%97%A5-%E4%BF%84%E7%BD%97%E6%96%AF%E9%A9%BB%E6%B3%A2%E5%85%B0%E5%A4%A7%E4%BD%BF%E7%8C%AE%E8%8A%B1%E5%8F%97%E9%98%BB" text:style-name="Internet_20_link" text:visited-style-name="Visited_20_Internet_20_Link">
https://www.rfi.fr/cn/%E5%9B%BD%E9%99%85%E6%8A%A5%E9%81%93/20230509-%E8%8B%8F%E8%81%94%E6%88%98%E8%83%9C%E7%BA%B3%E7%B2%B9%E8%83%9C%E5%88%A9%E6%97%A5-%E4%BF%84%E7%BD%97%E6%96%AF%E9%A9%BB%E6%B3%A2%E5%85%B0%E5%A4%A7%E4%BD%BF%E7%8C%AE%E8%8A%B1%E5%8F%97%E9%98%BB</text:a>
</text:p>
      <!--NEWS-->
      <text:h text:style-name="P10" text:outline-level="1">
<text:span text:style-name="T4">
China's imports are shrinking, and what does the slow export mean?</text:span>
</text:h>
      <text:p text:style-name="P4">
Author: None (Language: zh)</text:p>
      <text:p text:style-name="P4">
Publisher: None</text:p>
      <text:p text:style-name="P4">
Time: 2023-05-09T12:08:00Z</text:p>
      <text:p text:style-name="P4">
Description: Customs data released on Tuesday (May 9) showed that China's imports have shrunk sharply in April and the growth rate of exports has slowed down, which has strengthened signs of weak domestic demand.</text:p>
      <text:p text:style-name="P4">
Videos: []</text:p>
      <text:p text:style-name="P4">
Images: ["<text:a xlink:type="simple" xlink:href="https://static.dw.com/image/63041789_303.jpg" text:style-name="Internet_20_link" text:visited-style-name="Visited_20_Internet_20_Link">
63041789_303.jpg</text:a>
"]</text:p>
      <text:p text:style-name="P4">
Subject: 经济纵横</text:p>
      <text:p text:style-name="P4">
Subjects: ['专题报道：中国经济何处去？']</text:p>
      <text:p text:style-name="P4">
Keywords: ['海关数据', '中国经济', '经济复苏', '疫后经济', '全球贸易']</text:p>
      <text:p text:style-name="P4">
Id: 65560557</text:p>
      <!--METADATA-->
      <text:p text:style-name="P4">
<text:a xlink:type="simple" xlink:href="https://www.dw.com/zh/overlay/image/article/65560557/63041789" text:style-name="Internet_20_link" text:visited-style-name="Visited_20_Internet_20_Link">
 <draw:frame draw:style-name="fr1" draw:name="Image128" text:anchor-type="as-char" svg:width="6.9236in" svg:height="3.896998in" draw:z-index="0">
<draw:image xlink:href="../Images/dwzh/2023-05-09T12-08-00Z/63041789_303.jpg" xlink:type="simple" xlink:show="embed" xlink:actuate="onLoad" draw:mime-type="image/jpeg"/>
</draw:frame>
</text:a>
The decline in China's imports indicates that the world economy will not be able to count on the driving of China's domestic growth</text:p>
      <text:p text:style-name="P4">
(Voice of Germany Chinese website) Despite the lifting measures of zero -zero epidemic prevention, China's imports have shrunk sharply in April, and the growth rate of exports slows down, which exacerbates signs of weak domestic demand. In the case of global economic growth, the Chinese economy, which has been struggling, has endured increasing pressure.</text:p>
      <text:p text:style-name="P4">
Due to strong service consumption, China's economic growth in the first quarter was better than expected. However, the factory output is lagging, and the latest trade data shows that it takes time to restore the level before the restoration of the epidemic.</text:p>
      <text:p text:style-name="P4">
The customs data released on Tuesday (May 9) shows that after the decline in March 1.4%, China's second largest economy in April in China decreased by 7.9%year -on -year, and exports increased by 8.5%, lower than 3, less than 3 14.8% of the month.</text:p>
      <text:p text:style-name="P4">
Economists interviewed by Reuters have previously estimated that China's imports will not grow, and exports will increase by 8.0%.</text:p>
      <text:p text:style-name="P4">
Xu Tianchen, an economic analyst of the Economist Think Tank (EIU), said: "Earlier this year, people will assume that re -opening will be easily imported by more than 2022, but this is not the case."</text:p>
      <text:p text:style-name="P4">
He said: "Although China's rebound after the epidemic is rapid and fierce, it is basically self -sufficient, and the rest of the world has not felt it."</text:p>
      <text:p text:style-name="P4">
With the increasing economic recession of many major trading partners, Chinese government officials have repeatedly warned that the external environment is "severe" and "complex".</text:p>
      <text:p text:style-name="P4">
Last month, the sharp deterioration of trade flows once again triggered concerns about external demand and risks of the domestic economy, especially considering that it did not have a strong recovery from the recession of the same period last year. At that time, China's zero -epidemic prevention measures severely disrupted in and out of the country.</text:p>
      <text:p text:style-name="P4">
Huang Zichun, an analyst of Kaitou macro, pointed out in a report: "In view of the bleak outlook for external demand, we believe that exports will further decline before the bottom of this year."</text:p>
      <text:p text:style-name="P4">
Although the stock market is also affected by other global factors, the data released on Tuesday seem to be "contributed" to the decline of Hong Kong and mainland China. The Hong Kong Hang Seng Index fell 1.11%earlier in the afternoon, while the Chinese Blue Chip CSI 300 Index rose 0.5%before lunch break 0.26%.</text:p>
      <text:h text:style-name="P12" text:outline-level="3">
<text:span text:style-name="T4">
How does the German industry rely on China?</text:span>
</text:h>
      <text:p text:style-name="P4">
<text:span text:style-name="T4">
 The impact of China's import decline on the global economy </text:span>
</text:p>
      <text:p text:style-name="P4">
The decline in imports indicates that the world economy will not be able to count on China's domestic growth, and as China has transferred some imported goods to export, the weakness of some major trading partners has intensified.</text:p>
      <text:p text:style-name="P4">
China's semiconductor imports fell by 15.3%, indicating that the demand for the re -export market of such components has fallen sharply.</text:p>
      <text:p text:style-name="P4">
Analysts said that the rapid tightening of global monetary policy in the past 12 to 18 months and the pressure on the recent Western banking industry have also been shadowed on the prospects of recovery in China and the world.</text:p>
      <text:p text:style-name="P4">
Data in April showed that China's shipments in ASEAN slowed down from 35.4% last month to 4.5%. The region is China's largest export partner.</text:p>
      <text:p text:style-name="P4">
Other recent data also shows that the exports of South Korea, as the leading indicators of China's imports, declined for 10 consecutive months, and fell by 26.5%in April.</text:p>
      <text:p text:style-name="P4">
China ’s coal imports in April fell from a high level of 15 months. The imports of copper and natural gas as the global growth indicators have also declined during the same period.</text:p>
      <text:p text:style-name="P4">
Recently announced in April of China ’s official manufacturing purchase manager index, showing that the new export orders have shrunk sharply, highlighting the challenges faced by Chinese decision makers and companies that expect the epidemic to achieve a strong economic recovery.</text:p>
      <text:p text:style-name="P4">
<text:a xlink:type="simple" xlink:href="https://www.dw.com/zh/zh/中國上季gdp加速成長-達一年來最高/a-65354900" text:style-name="Internet_20_link" text:visited-style-name="Visited_20_Internet_20_Link">
</text:a>
However, due to the weak real estate market, slowing prices, and survival of bank savings, people also doubt their demand prospects.</text:p>
      <text:p text:style-name="P4">
After the goal of 2022 is far, the Chinese government has strengthened a series of policy support measures. This year's GDP growth target is set at about 5%.</text:p>
      <text:p text:style-name="P4">
"The global economy is deteriorating, and this will weaken China's manufacturing industry."(Iris pang)Said, "A response, the government is more likely to intervene in the labor market that supports the manufacturing industry through financial stimulus measures."</text:p>
      <text:p text:style-name="P4">
(Reuters)</text:p>
      <text:p text:style-name="P4">
News Source: <text:a xlink:type="simple" xlink:href="https://www.dw.com/zh/中国进口萎缩，出口放缓意味着什么？/a-65560557" text:style-name="Internet_20_link" text:visited-style-name="Visited_20_Internet_20_Link">
https://www.dw.com/zh/中国进口萎缩，出口放缓意味着什么？/a-65560557?maca=chi-rss-chi-all-1127-rdf</text:a>
</text:p>
      <!--NEWS-->
      <text:h text:style-name="P10" text:outline-level="1">
<text:span text:style-name="T4">
Volkswagen Shareholders: Uyghur representatives will speak</text:span>
</text:h>
      <text:p text:style-name="P4">
Author: None (Language: zh)</text:p>
      <text:p text:style-name="P4">
Publisher: None</text:p>
      <text:p text:style-name="P4">
Time: 2023-05-09T12:10:00Z</text:p>
      <text:p text:style-name="P4">
Description: German Volkswagen Corporation has a factory in Xinjiang, China. Due to the mandatory labor issues of Uighurs, human rights organizations call on the public to close the factories there. At the Volkswagen General Assembly meeting held on May 10, Uighur representatives will speak.</text:p>
      <text:p text:style-name="P4">
Videos: []</text:p>
      <text:p text:style-name="P4">
Images: ["<text:a xlink:type="simple" xlink:href="https://static.dw.com/image/64839766_303.jpg" text:style-name="Internet_20_link" text:visited-style-name="Visited_20_Internet_20_Link">
64839766_303.jpg</text:a>
"]</text:p>
      <text:p text:style-name="P4">
Subject: 时政风云</text:p>
      <text:p text:style-name="P4">
Subjects: ['德国汽车工业', '新疆', '法兰克福车展']</text:p>
      <text:p text:style-name="P4">
Keywords: ['大众', '维吾尔人', '强制劳工', '新疆']</text:p>
      <text:p text:style-name="P4">
Id: 65560952</text:p>
      <!--METADATA-->
      <text:p text:style-name="P4">
<text:a xlink:type="simple" xlink:href="https://www.dw.com/zh/overlay/image/article/65560952/64839766" text:style-name="Internet_20_link" text:visited-style-name="Visited_20_Internet_20_Link">
 <draw:frame draw:style-name="fr1" draw:name="Image129" text:anchor-type="as-char" svg:width="6.9236in" svg:height="3.896998in" draw:z-index="0">
<draw:image xlink:href="../Images/dwzh/2023-05-09T12-10-00Z/64839766_303.jpg" xlink:type="simple" xlink:show="embed" xlink:actuate="onLoad" draw:mime-type="image/jpeg"/>
</draw:frame>
</text:a>
Volkswagen's factory in Xinjiang (information picture)</text:p>
      <text:p text:style-name="P4">
(Voice of Germany) "Volkswagen insists on continuing to maintain controversial factories in the Uyghur region in China. And there is sufficient records in the catastrophic human rights situation."(Gfbv)And a press release issued by the DachverBandder Kritischen Aktingärinnen Und Aktingären (DachverBandder Kritischen Aknnnnnnnnnnnnnnnnnen Und Aknnnnnnnnnnnnnnnnnnnnnnnnnnnnnnnnnnnnnnn</text:p>
      <text:p text:style-name="P4">
At the invitation of the "Shareholders Association of Criticism", the World Uighurs Conference representative, Haiyuer Kuerban, will speak at the Popular shareholders' meeting on May 10. The voice of Kurban to Germany said, <text:a xlink:type="simple" xlink:href="https://www.dw.com/zh/zh/防范强制劳工-德国供应链法落实得了吗/a-65438393" text:style-name="Internet_20_link" text:visited-style-name="Visited_20_Internet_20_Link">
</text:a>
Volkswagen must ensure that suppliers in Xinjiang do not have the problem of mandatory workers in Uighurs. However, because it is impossible to confirm independent confirmation in Xinjiang, this legal responsibility. The public cannot actually ensure that it can be implemented. Therefore, he called on the public to withdraw the production in Xinjiang.</text:p>
      <text:p text:style-name="P4">
Markusdufner, the person in charge of the "Criticism Shareholders Association", told Germany that this was the second time that the association has recently invited the World Uighur Conference to speak at the German major corporate shareholders' meeting. Dufner said that at the BASF shareholders' meeting on April 27, Kurban also made a speech. He also introduced that the association has dual properties of the shareholders 'federation and the NGO. When a large German company invades human rights or environmental scandals, the association will create conditions for relevant group representatives to have the opportunity to speak at the shareholders' meeting.</text:p>
      <text:h text:style-name="P12" text:outline-level="3">
<text:span text:style-name="T4">
Volkswagen President said that the Xinjiang plant has no forced labor and Victoria scholars: there is a problem with the statement</text:span>
</text:h>
      <text:p text:style-name="P4">
Kurban quoted a study of the University of Shefield Harm, the United Kingdom. In a six -month survey, the university scholars analyzed public documents and found that there was a large number of connections between Western car brands and Uighurs for compulsory workers, including car frames, engine cases, car interior and electronics electronics Equipment, etc. The study stated that the Chinese government transferred some raw materials and transfer to Xinjiang by car parts manufacturers, so that the international supply chain is easy to involve the compulsory workers [], including forced workers <text:a xlink:type="simple" xlink:href="https://www.dw.com/zh/zh/德语媒体禁止斋戒拆除巴扎-维吾尔人受压迫持续/a-65519619" text:style-name="Internet_20_link" text:visited-style-name="Visited_20_Internet_20_Link">
</text:a>
The problem. Prior to the Popular Shareholders' General Assembly, the World Uyghur Conference, the press conference of the oppression group and the press release of the shareholders association of criticisms quoted one of the author Kendylsalcito, one of the authors of the research, saying Human rights are recorded and shocking.</text:p>
      <text:p text:style-name="P4">
At the end of February, Volkswagen China CEO, Ralfbrandstätter, visited Xinjiang's Volkswagen factory that he would continue to produce there, but he was very serious about related criticism. Brownti Tate said at the time, <text:a xlink:type="simple" xlink:href="https://www.dw.com/zh/zh/大众中国ceo新疆工厂没有人权侵犯的迹象/a-64845420" text:style-name="Internet_20_link" text:visited-style-name="Visited_20_Internet_20_Link">
</text:a>
 。</text:p>
      <text:p text:style-name="P4">
News Source: <text:a xlink:type="simple" xlink:href="https://www.dw.com/zh/大众股东大会：维吾尔人代表将发言/a-65560952" text:style-name="Internet_20_link" text:visited-style-name="Visited_20_Internet_20_Link">
https://www.dw.com/zh/大众股东大会：维吾尔人代表将发言/a-65560952?maca=chi-rss-chi-all-1127-rdf</text:a>
</text:p>
      <!--NEWS-->
      <text:h text:style-name="P10" text:outline-level="1">
<text:span text:style-name="T4">
British Foreign Minister went to Washington to talk about Ukraine issues</text:span>
</text:h>
      <text:p text:style-name="P4">
Author: 联合早报 (Person)</text:p>
      <text:p text:style-name="P4">
Publisher: 联合早报 (Organization)</text:p>
      <text:p text:style-name="P4">
Published Time: 2023-05-09T12:24</text:p>
      <text:p text:style-name="P4">
Modified Time: 2023-05-09T12:26</text:p>
      <text:p text:style-name="P4">
Description: British Foreign Minister Cleveley will go to Washington on Monday (May 8) to talk to U.S. Secretary of State Brosky in Russia and Ukraine to talk about Ukraine's support. Clever's office said he would also use these meetings to discuss $ 1 trillion between the two countries (John 1 ...</text:p>
      <text:p text:style-name="P4">
Videos: []</text:p>
      <text:p text:style-name="P4">
Audios: []</text:p>
      <text:p text:style-name="P4">
Images: []</text:p>
      <text:p text:style-name="P4">
Type: NewsArticle</text:p>
      <text:p text:style-name="P4">
Breadcrumbs: ['即时', '国际']</text:p>
      <text:p text:style-name="P4">
Keywords: ['英国', '美国', '乌克兰']</text:p>
      <!--METADATA-->
      <text:p text:style-name="P4">
British Foreign Minister Cleveley will go to Washington on Monday (May 8) to talk to U.S. Secretary of State Brosky in Russia and Ukraine to talk about Ukraine's support.</text:p>
      <text:p text:style-name="P4">
Clever's office said he would also use these meetings to discuss the bilateral investment relationship between $ 1 trillion (about 1.3 trillion yuan) between the two countries, as well as the necessity of improving economic recovery in the world's geopolitical tensions. Essence</text:p>
      <text:p text:style-name="P4">
The Ukrainian war is a factor that leads to an increase in inflation and rising energy costs, and the agreement to promote the export of grains exported through the Black Sea is facing pressure before the expiration of next week.</text:p>
      <text:p text:style-name="P4">
Clever's office said he would hold talks with Brinken on Tuesday (9th), and then met with members of Congress on Wednesday (10th), and would emphasize continuing unity to ensure the importance of Ukraine to win war.</text:p>
      <text:p text:style-name="P4">
News Source: <text:a xlink:type="simple" xlink:href="https://www.zaobao.com.sg/realtime/world/story20230509-1392533" text:style-name="Internet_20_link" text:visited-style-name="Visited_20_Internet_20_Link">
https://www.zaobao.com.sg/realtime/world/story20230509-1392533</text:a>
</text:p>
      <!--NEWS-->
      <text:h text:style-name="P10" text:outline-level="1">
<text:span text:style-name="T4">
Gaming sales strong Nintendo annual net profit beyond estimation</text:span>
</text:h>
      <text:p text:style-name="P4">
Publisher: 法新社</text:p>
      <text:p text:style-name="P4">
Published Time: 2023-05-09T12:32:08+00:00</text:p>
      <text:p text:style-name="P4">
Modified Time: 2023-05-09T12:20:02+00:00</text:p>
      <text:p text:style-name="P4">
Description: The sales console SWITCH sales continue to be sluggish.</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0" text:anchor-type="as-char" svg:width="6.9236in" svg:height="3.617581in" draw:z-index="0">
<draw:image xlink:href="../Images/rficn/2023-05-09T12-32-08-00-00/000000.png" xlink:type="simple" xlink:show="embed" xlink:actuate="onLoad" draw:mime-type="image/png"/>
</draw:frame>
Adapted from Nintendo's most popular video game "The Super Mario Bros.movie" box office, the soft exchange rate also boosted Nintendo's profit.</text:p>
      <text:p text:style-name="P4">
Nintendo's annual net profit as of the end of March was 432.7 billion yen, beyond the estimated 370 billion yen, but declined by 9.4%compared with the same period last year, mainly due to the shortage of chip shorts. And Christmas holiday sales are also weaker than ever.</text:p>
      <text:p text:style-name="P4">
In the case of more than one million sets of 35 games, strong game software sales pushed the annual financial report.</text:p>
      <text:p text:style-name="P4">
However, Nintendo estimates that the net profit of this accounting year will decline to 340 billion yen. At the same time, it will try to expand Switch's profitability that has been asked for 7 years.</text:p>
      <text:p text:style-name="P4">
News Source: <text:a xlink:type="simple" xlink:href="https://www.rfi.fr/cn/%E8%B4%A2%E7%BB%8F%E5%BF%AB%E8%AE%AF/20230509-%E6%B8%B8%E6%88%8F%E9%94%80%E5%94%AE%E5%BC%BA%E5%8A%B2-%E4%BB%BB%E5%A4%A9%E5%A0%82%E5%B9%B4%E5%BA%A6%E5%87%80%E5%88%A9%E8%B6%85%E4%B9%8E%E9%A2%84%E4%BC%B0" text:style-name="Internet_20_link" text:visited-style-name="Visited_20_Internet_20_Link">
https://www.rfi.fr/cn/%E8%B4%A2%E7%BB%8F%E5%BF%AB%E8%AE%AF/20230509-%E6%B8%B8%E6%88%8F%E9%94%80%E5%94%AE%E5%BC%BA%E5%8A%B2-%E4%BB%BB%E5%A4%A9%E5%A0%82%E5%B9%B4%E5%BA%A6%E5%87%80%E5%88%A9%E8%B6%85%E4%B9%8E%E9%A2%84%E4%BC%B0</text:a>
</text:p>
      <!--NEWS-->
      <text:h text:style-name="P10" text:outline-level="1">
<text:span text:style-name="T4">
Japan and South Korea will connect the radar system to track North Korean missiles</text:span>
</text:h>
      <text:p text:style-name="P4">
Author: 联合早报 (Person)</text:p>
      <text:p text:style-name="P4">
Publisher: 联合早报 (Organization)</text:p>
      <text:p text:style-name="P4">
Published Time: 2023-05-09T12:56</text:p>
      <text:p text:style-name="P4">
Modified Time: 2023-05-09T13:40</text:p>
      <text:p text:style-name="P4">
Description: People familiar with the matter said that the Japanese and South Korean defense authorities will agree to connect the two countries through the US system early next month to share real -time information about North Korean ballistic missiles. Reuters reported that the person familiar with the matter said on Tuesday (May 9) that Japan, South Korea and the United States Secretary planned to be next ...</text:p>
      <text:p text:style-name="P4">
Videos: []</text:p>
      <text:p text:style-name="P4">
Audios: []</text:p>
      <text:p text:style-name="P4">
Images: []</text:p>
      <text:p text:style-name="P4">
Type: NewsArticle</text:p>
      <text:p text:style-name="P4">
Breadcrumbs: ['即时', '国际']</text:p>
      <text:p text:style-name="P4">
Keywords: ['韩国', '日本', '朝鲜', '导弹']</text:p>
      <!--METADATA-->
      <text:p text:style-name="P4">
知情人士称，日本和韩国防卫当局将于下月初同意通过美国系统连接两国雷达，共享有关朝鲜弹道导弹的实时信息。</text:p>
      <text:p text:style-name="P4">
路透社报道，这名知情人士星期二(5月9日)说，日本、韩国和美国国防部长计划在下月初在新加坡举行的亚洲安全峰会——香格里拉对话期间达成协议。</text:p>
      <text:p text:style-name="P4">
日本政府的最高发言人松野博一说，尚未就计划中的协议做出决定。韩国国防部发言人在一次简报会上说，三国一直在进行会谈，以制定促进信息共享的具体步骤，但没有最终确定。</text:p>
      <text:p text:style-name="P4">
过去一年，朝鲜以前所未有的速度发射弹道导弹。美日韩在11月同意加快信息共享，这三个国家的雷达系统有独立的联系，但彼此之间没有联系。</text:p>
      <text:p text:style-name="P4">
近几个月来，面对朝鲜的威胁，美国的亚洲盟友之间的关系有所升温。日本首相岸田文雄恢复与韩国的“穿梭外交”，他星期天(7日)在首尔会见了韩国总统尹锡悦，两国确认了国防合作方面的进展。</text:p>
      <text:p text:style-name="P4">
日本和韩国国防部长正分别安排在于6月2日至4日，在新加坡举行的香格里拉对话期间进会面，这将是自2019年11月以来的首次此类会晤。</text:p>
      <text:p text:style-name="P4">
News Source: <text:a xlink:type="simple" xlink:href="https://www.zaobao.com.sg/realtime/world/story20230509-1392538" text:style-name="Internet_20_link" text:visited-style-name="Visited_20_Internet_20_Link">
https://www.zaobao.com.sg/realtime/world/story20230509-1392538</text:a>
</text:p>
      <!--NEWS-->
      <text:h text:style-name="P10" text:outline-level="1">
<text:span text:style-name="T4">
Russia and Ukraine negotiating the United Nations Secretary -General: Now impossible</text:span>
</text:h>
      <text:p text:style-name="P4">
Publisher: 法新社</text:p>
      <text:p text:style-name="P4">
Published Time: 2023-05-09T13:02:08+00:00</text:p>
      <text:p text:style-name="P4">
Modified Time: 2023-05-09T12:50:02+00:00</text:p>
      <text:p text:style-name="P4">
Description: (Agence France -Presse, Madrid, 9th) UN Secretary -General Gurteris said in an exclusive interview published by the Spanish Daily "National News" today that the peaceful negotiation of Ukraine conflict "is impossible now."</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1" text:anchor-type="as-char" svg:width="6.9236in" svg:height="3.617581in" draw:z-index="0">
<draw:image xlink:href="../Images/rficn/2023-05-09T13-02-08-00-00/000000.png" xlink:type="simple" xlink:show="embed" xlink:actuate="onLoad" draw:mime-type="image/png"/>
</draw:frame>
The time point of this comments on Antonio Guterres, just called on the event of Russia and Ukraine's respective commemoration of the end of World War II, calling for victory.</text:p>
      <text:p text:style-name="P4">
Getris said in an interview with El Pais (El Pais) said that "((both sides) are obviously focused on this war" and "convinced them to win."</text:p>
      <text:p text:style-name="P4">
Getris said he hoped that the "future" might bring Russia and Ukraine to the negotiating table.</text:p>
      <text:p text:style-name="P4">
Russian President Vladimir Putin said today at the Moscow's Red Square Victory Day military parade ceremony that the world is at a "turning point" and claims that a "war" for Russia has begun.</text:p>
      <text:p text:style-name="P4">
The Ukrainian President Volodymyr Zlenskyy vowed yesterday that the Russian army would be defeated, "just like Nazi Germany was defeated." (Translator: Lin Yifeng/Calculating Draft: Liu Shuqin)</text:p>
      <text:p text:style-name="P4">
News Source: <text:a xlink:type="simple" xlink:href="https://www.rfi.fr/cn/%E5%9B%BD%E9%99%85%E6%8A%A5%E9%81%93/20230509-%E4%BF%84%E4%B9%8C%E5%92%8C%E5%B9%B3%E8%B0%88%E5%88%A4-%E8%81%94%E5%90%88%E5%9B%BD%E7%A7%98%E4%B9%A6%E9%95%BF-%E7%8E%B0%E5%9C%A8%E4%B8%8D%E5%8F%AF%E8%83%BD" text:style-name="Internet_20_link" text:visited-style-name="Visited_20_Internet_20_Link">
https://www.rfi.fr/cn/%E5%9B%BD%E9%99%85%E6%8A%A5%E9%81%93/20230509-%E4%BF%84%E4%B9%8C%E5%92%8C%E5%B9%B3%E8%B0%88%E5%88%A4-%E8%81%94%E5%90%88%E5%9B%BD%E7%A7%98%E4%B9%A6%E9%95%BF-%E7%8E%B0%E5%9C%A8%E4%B8%8D%E5%8F%AF%E8%83%BD</text:a>
</text:p>
      <!--NEWS-->
      <text:h text:style-name="P10" text:outline-level="1">
<text:span text:style-name="T4">
Pu Ting Victory Day parade Germany: The European Union will not be afraid</text:span>
</text:h>
      <text:p text:style-name="P4">
Publisher: 法新社</text:p>
      <text:p text:style-name="P4">
Published Time: 2023-05-09T13:32:08+00:00</text:p>
      <text:p text:style-name="P4">
Modified Time: 2023-05-09T13:05:04+00:00</text:p>
      <text:p text:style-name="P4">
Description: (AFP, Strasbourg, 9th) German Chancellor Olaf Scholz said that Russia "showed force" in Moscow in the capital today cannot scare the European Union (EU); he also said that the European Union should reform to become more Large "geopolitics" group.</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2" text:anchor-type="as-char" svg:width="6.9236in" svg:height="3.617581in" draw:z-index="0">
<draw:image xlink:href="../Images/rficn/2023-05-09T13-32-08-00-00/000000.png" xlink:type="simple" xlink:show="embed" xlink:actuate="onLoad" draw:mime-type="image/png"/>
</draw:frame>
Today is a good day in Europe and Russia. May 9th is the anniversary of the European Union's birth proposal. Russia will also hold a military parade on May 9 to commemorate the Soviet Union to defeat the Nazi in the Second World War.</text:p>
      <text:p text:style-name="P4">
Russian President Vladimir Putin parade at the Redsquare in Moscow. Thousands of soldiers participated in it and tried to shape the image of the army, although the Russian army was repeatedly frustrated on the Ukraine battlefield.</text:p>
      <text:p text:style-name="P4">
Xiao Zi told the European Parliament in Strasbourg today that the European Parliament (EUROPEAN PARLIAMENT) should be firmly supported by the European Union that the EU should firmly support Ukraine.</text:p>
      <text:p text:style-name="P4">
He said: "Located in Moscow, which is 2,200 kilometers northeast of the northeast, Pu Ting is reading troops, chariots and rockets. We should not be scared by this force."</text:p>
      <text:p text:style-name="P4">
Mentioning how the "Empires' Various Self -esteem" during the Nazi Germany was replaced by the European Union, and the EU's ambitions for collective peace and prosperity, Xiao Zi said, "In Europe, no one wants to return to the period when the strong is the law." This is "why (EU) is different from Moscow on May 9th," the message of the European Union is "the past will not defeat the future."</text:p>
      <text:p text:style-name="P4">
Xiao Zi also said that with the rise of African, Asia, and South America, "the 21st century will be a multi -pole world", people who remember "the fantasy of power" are "trapped in the past."</text:p>
      <text:p text:style-name="P4">
Xiao Zi also said that the United States was "still the most important ally in Europe" and emphasized that the North Atlantic Convention Organization (NATO) was promoting European production defense equipment for its own safety and aid to Ukraine.</text:p>
      <text:p text:style-name="P4">
Xiao Zi also advocated that the world is constantly changing. In order to increase the opportunities of the European Union, the EU should fulfill its promises to allow the neighboring countries of the Westbargan Peninsula to join; The veto right of the country.</text:p>
      <text:p text:style-name="P4">
News Source: <text:a xlink:type="simple" xlink:href="https://www.rfi.fr/cn/%E5%9B%BD%E9%99%85%E6%8A%A5%E9%81%93/20230509-%E8%92%B2%E4%BA%AD%E8%83%9C%E5%88%A9%E6%97%A5%E9%98%85%E5%85%B5-%E5%BE%B7%E6%80%BB%E7%90%86-%E6%AC%A7%E7%9B%9F%E4%B8%8D%E4%BC%9A%E7%95%8F%E6%83%A7" text:style-name="Internet_20_link" text:visited-style-name="Visited_20_Internet_20_Link">
https://www.rfi.fr/cn/%E5%9B%BD%E9%99%85%E6%8A%A5%E9%81%93/20230509-%E8%92%B2%E4%BA%AD%E8%83%9C%E5%88%A9%E6%97%A5%E9%98%85%E5%85%B5-%E5%BE%B7%E6%80%BB%E7%90%86-%E6%AC%A7%E7%9B%9F%E4%B8%8D%E4%BC%9A%E7%95%8F%E6%83%A7</text:a>
</text:p>
      <!--NEWS-->
      <text:h text:style-name="P10" text:outline-level="1">
<text:span text:style-name="T4">
Canada and China have many years of diplomacy from the Meng Wanzhou incident</text:span>
</text:h>
      <text:p text:style-name="P4">
Publisher: 法新社</text:p>
      <text:p text:style-name="P4">
Published Time: 2023-05-09T13:32:09+00:00</text:p>
      <text:p text:style-name="P4">
Modified Time: 2023-05-09T13:05:02+00:00</text:p>
      <text:p text:style-name="P4">
Description: (Agence France -Presse, Beijing, 9th) Canada ordered Zhao Wei, a Chinese diplomat who had tried to intimidate Canada members on the 8th. China immediately returned to teeth and asked the Canadian State Consulate General to leave the country within a time limit. This has also become the latest incident of disputes in Ottawa and Beij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3" text:anchor-type="as-char" svg:width="6.9236in" svg:height="3.617581in" draw:z-index="0">
<draw:image xlink:href="../Images/rficn/2023-05-09T13-32-09-00-00/000000.png" xlink:type="simple" xlink:show="embed" xlink:actuate="onLoad" draw:mime-type="image/png"/>
</draw:frame>
</text:p>
      <text:p text:style-name="P4">
法新社报导，两国关系恶化的开端，可追溯到5年前。</text:p>
      <text:p text:style-name="P4">
●加拿大逮捕孟晚舟</text:p>
      <text:p text:style-name="P4">
中加关系于2018年12月开始恶化。当时加拿大警方应美国政府司法互助要求，逮捕在温哥华转机的华为公司财务长孟晚舟。她遭控藉由误导华为和出售伊朗电信设备子公司星通(Skycom)间关系，来诈欺汇丰银行(HSBC)和其他银行。孟晚舟也是这间中国电信巨擘创办人任正非的女儿。</text:p>
      <text:p text:style-name="P4">
在努力避免被引渡至美国期间，现任华为轮值董事长的孟晚舟被软禁在温哥华近3年。</text:p>
      <text:p text:style-name="P4">
●中国逮捕康明凯和史佩弗</text:p>
      <text:p text:style-name="P4">
孟晚舟被捕数天后，中国拘留加国前外交官康明凯(Michael Kovrig)和商人史佩弗(Michael Kovrig)，以作为报复。</text:p>
      <text:p text:style-name="P4">
北京被控利用这2人进行「人质外交」，以迫使渥太华释放孟晚舟。</text:p>
      <text:p text:style-name="P4">
在与美国检方达成协议后，孟晚舟于2021年9月获准返回中国。</text:p>
      <text:p text:style-name="P4">
上述协议宣布数小时后，被拘留了1000多天的康明凯和史佩弗被也被送上回家的飞机。</text:p>
      <text:p text:style-name="P4">
2022年12月，美国司法部撤销对孟晚舟的所有指控。</text:p>
      <text:p text:style-name="P4">
●维吾尔人种族灭绝指控</text:p>
      <text:p text:style-name="P4">
针对中国涉嫌侵犯人权的行为，加国的批评越来越直言不讳，这也导致两国关系持续恶化。</text:p>
      <text:p text:style-name="P4">
2021年2月，加拿大国会议员以压倒性票数支持谴责北京对待新疆维吾尔人之举构成「种族灭绝」的动议。</text:p>
      <text:p text:style-name="P4">
由于加国保守党国会议员庄文浩(Michael Chong)领头发起上述动议，据称中国情报机构计划制裁他和他在香港的亲戚。</text:p>
      <text:p text:style-name="P4">
今年2月，加拿大国会又一致通过一项不具约束力的提案，以接纳1万名逃离中国、但如今面临遣返压力的维族难民。</text:p>
      <text:p text:style-name="P4">
●科技战</text:p>
      <text:p text:style-name="P4">
两国也在科技领域贸易上针锋相对，加国采取行动，限制中国公司进入其通讯基础设施相关产业。</text:p>
      <text:p text:style-name="P4">
去年5月，渥太华表示，基于对国家安全的担忧，将禁止华为参与加国的5G网路建设，中国电信公司中兴通讯(ZTE)也被纳入黑名单。</text:p>
      <text:p text:style-name="P4">
北京则批评，上述限制是「以毫无根据的安全风险为理由，没有任何确凿证据」。</text:p>
      <text:p text:style-name="P4">
今年2月，加国效仿美国和欧盟执行委员会(European Commission)，禁止在所有政府设备上使用中国影片分享应用程式TikTok。</text:p>
      <text:p text:style-name="P4">
●习近平公开训斥杜鲁道</text:p>
      <text:p text:style-name="P4">
去年11月，在印尼�Q里岛的20国集团(G20)峰会上，双方的敌意再度充分展示。</text:p>
      <text:p text:style-name="P4">
当时中国国家主席习近平在镜头前训斥加国总理杜鲁道(JustinTrudeau)，对杜鲁道将两人稍早前的私下谈话内容向加国媒体透露表达不满，指此举「不合适」。</text:p>
      <text:p text:style-name="P4">
杜鲁道虽以「加拿大信奉自由、公开和坦诚的对话」回应，但习近平却面露不耐，并强调要「创造条件」，随即离去。</text:p>
      <text:p text:style-name="P4">
不久后，这段画面迅速在推特(Twitter)上流传，并被全球各大媒体广为报导。</text:p>
      <text:p text:style-name="P4">
此前，杜鲁道向习近平提出中国「干涉」加国公民行为以及北京涉嫌干预加国民主和司法事务的问题。 ●北京遭控干预加国选举</text:p>
      <text:p text:style-name="P4">
今年3月，杜鲁道任命前总督强斯敦(David Johnston)出任特别调查员，以调查中国涉嫌干预近两次联邦选举的指控；北京则否认上述指控。</text:p>
      <text:p text:style-name="P4">
加国「环球邮报」(Globe and Mail)2月援引消息人士说法报导，中国努力击败被认为对北京不友善的保守派政客。</text:p>
      <text:p text:style-name="P4">
该报后来还称，渥太华对中国干涉加国事务之举视而不见。</text:p>
      <text:p text:style-name="P4">
该报援引机密文件和一位匿名安全消息人士说法称，中国情报部门计划以庄文浩议员和他在香港的家人为目标，以达到「杀鸡儆猴」的效果。</text:p>
      <text:p text:style-name="P4">
昨天，因中国领事官员赵巍参与威胁庄文浩及其亲人，加国宣布驱逐赵巍。中方今天决定采取对等反制措施，将加拿大驻上海总领馆领事甄逸慧列为「不受欢迎的人」，并要求其5月13日前离境。</text:p>
      <text:p text:style-name="P4">
News Source: <text:a xlink:type="simple" xlink:href="https://www.rfi.fr/cn/%E5%9B%BD%E9%99%85%E6%8A%A5%E9%81%93/20230509-%E5%8A%A0%E6%8B%BF%E5%A4%A7%E4%B8%8E%E4%B8%AD%E5%9B%BD%E5%A4%9A%E5%B9%B4%E5%A4%96%E4%BA%A4%E9%BE%83%E9%BE%89-%E6%BA%90%E8%87%AA%E5%AD%9F%E6%99%9A%E8%88%9F%E4%BA%8B%E4%BB%B6" text:style-name="Internet_20_link" text:visited-style-name="Visited_20_Internet_20_Link">
https://www.rfi.fr/cn/%E5%9B%BD%E9%99%85%E6%8A%A5%E9%81%93/20230509-%E5%8A%A0%E6%8B%BF%E5%A4%A7%E4%B8%8E%E4%B8%AD%E5%9B%BD%E5%A4%9A%E5%B9%B4%E5%A4%96%E4%BA%A4%E9%BE%83%E9%BE%89-%E6%BA%90%E8%87%AA%E5%AD%9F%E6%99%9A%E8%88%9F%E4%BA%8B%E4%BB%B6</text:a>
</text:p>
      <!--NEWS-->
      <text:h text:style-name="P10" text:outline-level="1">
<text:span text:style-name="T4">
Ukrainian war news works won the Pulitzer Award</text:span>
</text:h>
      <text:p text:style-name="P4">
Author: None (Language: zh)</text:p>
      <text:p text:style-name="P4">
Publisher: None</text:p>
      <text:p text:style-name="P4">
Time: 2023-05-09T13:49:00Z</text:p>
      <text:p text:style-name="P4">
Description: At the awarding ceremony of Pulitzer's awards this year, Russia's reports on the Ukrainian aggression war attracted much attention. The two most important awards were obtained by the New York Times and the Associated Press.</text:p>
      <text:p text:style-name="P4">
Videos: []</text:p>
      <text:p text:style-name="P4">
Images: ["<text:a xlink:type="simple" xlink:href="https://static.dw.com/image/65556239_303.jpg" text:style-name="Internet_20_link" text:visited-style-name="Visited_20_Internet_20_Link">
65556239_303.jpg</text:a>
", "<text:a xlink:type="simple" xlink:href="https://static.dw.com/image/65559037_401.jpg" text:style-name="Internet_20_link" text:visited-style-name="Visited_20_Internet_20_Link">
65559037_401.jpg</text:a>
", "<text:a xlink:type="simple" xlink:href="https://static.dw.com/image/65556187_401.jpg" text:style-name="Internet_20_link" text:visited-style-name="Visited_20_Internet_20_Link">
65556187_401.jpg</text:a>
", "<text:a xlink:type="simple" xlink:href="https://static.dw.com/image/53338953_303.jpg" text:style-name="Internet_20_link" text:visited-style-name="Visited_20_Internet_20_Link">
53338953_303.jpg</text:a>
", "<text:a xlink:type="simple" xlink:href="https://static.dw.com/image/53103647_303.jpg" text:style-name="Internet_20_link" text:visited-style-name="Visited_20_Internet_20_Link">
53103647_303.jpg</text:a>
", "<text:a xlink:type="simple" xlink:href="https://static.dw.com/image/38562320_303.jpg" text:style-name="Internet_20_link" text:visited-style-name="Visited_20_Internet_20_Link">
38562320_303.jpg</text:a>
", "<text:a xlink:type="simple" xlink:href="https://static.dw.com/image/53339147_303.jpg" text:style-name="Internet_20_link" text:visited-style-name="Visited_20_Internet_20_Link">
53339147_303.jpg</text:a>
", "<text:a xlink:type="simple" xlink:href="https://static.dw.com/image/53331539_303.jpg" text:style-name="Internet_20_link" text:visited-style-name="Visited_20_Internet_20_Link">
53331539_303.jpg</text:a>
", "<text:a xlink:type="simple" xlink:href="https://static.dw.com/image/53339114_303.jpg" text:style-name="Internet_20_link" text:visited-style-name="Visited_20_Internet_20_Link">
53339114_303.jpg</text:a>
", "<text:a xlink:type="simple" xlink:href="https://static.dw.com/image/50687543_303.jpg" text:style-name="Internet_20_link" text:visited-style-name="Visited_20_Internet_20_Link">
50687543_303.jpg</text:a>
"]</text:p>
      <text:p text:style-name="P4">
Subject: 文化经纬</text:p>
      <text:p text:style-name="P4">
Subjects: ['普利策奖', '新闻', '出版', '乌克兰战争', '战地记者', '美联社', '种族主义', '马里乌波尔']</text:p>
      <text:p text:style-name="P4">
Keywords: ['意见反馈']</text:p>
      <text:p text:style-name="P4">
Id: 65561741</text:p>
      <!--METADATA-->
      <text:p text:style-name="P4">
<text:a xlink:type="simple" xlink:href="https://www.dw.com/zh/overlay/image/article/65561741/65556239" text:style-name="Internet_20_link" text:visited-style-name="Visited_20_Internet_20_Link">
 <draw:frame draw:style-name="fr1" draw:name="Image134" text:anchor-type="as-char" svg:width="6.9236in" svg:height="3.896998in" draw:z-index="0">
<draw:image xlink:href="../Images/dwzh/2023-05-09T13-49-00Z/65556239_303.jpg" xlink:type="simple" xlink:show="embed" xlink:actuate="onLoad" draw:mime-type="image/jpeg"/>
</draw:frame>
</text:a>
(Voice of Germany Chinese website) On Monday (May 8th), in the 2023 Pulita Awards in New York, the Associated Press reported that the Associated Press was particularly awarded. The news agency has won the "Public Contribution" unit's award in the city of Mary Ubol, Ukraine. <text:a xlink:type="simple" xlink:href="https://www.dw.com/zh/zh/专访乌克兰总统办军事顾问我们最大的损失是马里乌波尔沦陷/a-62078345" text:style-name="Internet_20_link" text:visited-style-name="Visited_20_Internet_20_Link">
</text:a>
After a few weeks, after other media have evacuated, the Associated Press reporter still insisted on reporting local reports for a considerable period of time.</text:p>
      <text:p text:style-name="P4">
The Pulitzer Award is regarded as the highest award in the US news industry. "Public contribution" is the most important one of the awards. A photography team of the Associated Press also won another award for the first few weeks of the Russian invasion of the Ukraine War.</text:p>
      <text:p text:style-name="P4">
The New York Times report on the Ukrainian War and won the "International News" award. In addition, a report on Amazon founder Jeffbezos's amazing wealth and influence of Amazon won the Graphic Report Award. Bezos is the owner of the Washington Post.</text:p>
      <text:p text:style-name="P4">
<draw:frame draw:style-name="fr1" draw:name="Image135" text:anchor-type="as-char" svg:width="6.9236in" svg:height="3.896998in" draw:z-index="0">
<draw:image xlink:href="../Images/dwzh/2023-05-09T13-49-00Z/65559037_401.jpg" xlink:type="simple" xlink:show="embed" xlink:actuate="onLoad" draw:mime-type="image/jpeg"/>
</draw:frame>
Associated Press work: Mali Upoore Hospital was hit by air (March 4, 2022)</text:p>
      <text:h text:style-name="P12" text:outline-level="3">
<text:span text:style-name="T4">
Topic: racism</text:span>
</text:h>
      <text:p text:style-name="P4">
The Los Angeles Times has two works awarded, namely reports to expose racist speech in the Los Angeles City Council and tell a photography report of a homeless pregnant woman. The Washington Post also won two awards: news reports on the prohibition of abortion in Texas to obtain awards for the "domestic report" unit, and another article about the wanderers, addicts and other social edge groups. The "keen observation" of American society won a special report award.</text:p>
      <text:p text:style-name="P4">
AL.com, a news website on Birmingham, a Birmingham, also won two Pulitzer awards. An article written by a column writer about the impact of the local racist history of Alabama won the review award. A series of reports about a small town police in the state won local news awards.</text:p>
      <text:p text:style-name="P4">
The Wall Street Journal revealed a report from officials in more than 50 federal government agencies that had conflicts of public office and personal economic interests, and won the investigation news award.</text:p>
      <text:p text:style-name="P4">
<draw:frame draw:style-name="fr1" draw:name="Image136" text:anchor-type="as-char" svg:width="6.9236in" svg:height="3.896998in" draw:z-index="0">
<draw:image xlink:href="../Images/dwzh/2023-05-09T13-49-00Z/65556187_401.jpg" xlink:type="simple" xlink:show="embed" xlink:actuate="onLoad" draw:mime-type="image/jpeg"/>
</draw:frame>
"Mississippi today" reporter Anna Wolfe won the Pulitzer Local News Award</text:p>
      <text:h text:style-name="P12" text:outline-level="3">
<text:span text:style-name="T4">
literature, opera</text:span>
</text:h>
      <text:p text:style-name="P4">
15 of the 23 categories of Pulitzer are news categories, from investigation reports, photography to comics, but there are also literature, music and drama awards. The winners were selected by a prize committee at Columbia University in New York. The "Demon Copperhead" by American writer BarbarakingSolver and Argentine writer Hernandiaz's Trust To. The Laureate Prize in Pulitzer is the opera "Omar" of Rhiannon Giddens and Michalabels.</text:p>
      <text:p text:style-name="P4">
A journalist that attracted attention and was considered a prize -winning news was empty -handed last year. last year <text:a xlink:type="simple" xlink:href="https://www.dw.com/zh/zh/保守派的胜利美国最高法院推翻对堕胎权的宪法保护/a-62260748" text:style-name="Internet_20_link" text:visited-style-name="Visited_20_Internet_20_Link">
</text:a>
, Open the green light for restricting abortion rights in the United States. A few weeks before the Supreme Law made a ruling, Politico, a US current political magazine under the Springer Media Group of Germany, reported the intention of the judges by obtaining the internal documents of the court. The report has caused a wave of anger worldwide and prompted the investigation of the leakage incident within the Supreme Law of the United States.</text:p>
      <text:p text:style-name="P4">
The Pulitzer Awards began in 1917 and named after the name of the New York publisher Josephpulitzer, who died in 1911. The Pulitzer Awards are regarded as the world's most prestigious news and other publications awards.</text:p>
      <text:p text:style-name="P4">
*<draw:frame draw:style-name="fr1" draw:name="Image137" text:anchor-type="as-char" svg:width="6.9236in" svg:height="3.896998in" draw:z-index="0">
<draw:image xlink:href="../Images/dwzh/2023-05-09T13-49-00Z/53338953_303.jpg" xlink:type="simple" xlink:show="embed" xlink:actuate="onLoad" draw:mime-type="image/jpeg"/>
</draw:frame>
#</text:p>
      <text:h text:style-name="P13" text:outline-level="4">
<text:span text:style-name="T4">
2020 Pulitzer Award Hong Kong's retrograde photos won the honor</text:span>
</text:h>
      <text:h text:style-name="P12" text:outline-level="3">
<text:span text:style-name="T4">
"The news industry has never stopped"</text:span>
</text:h>
      <text:p text:style-name="P4">
The U.S. Pulitzer News Award, which is usually announced at the School of Journalism of Columbia University in April to May 4th (Monday). Danacnety, chairman of the jury, read the award list through a video at home. Carnedie pointed out: "What is ironic is that the first presented Pulitzer Award was in June 1917, that is, less than a year before the outbreak of the large influenza in 1918." "This season is full of uncertain uncertainty , But it is certain that the journalism has never stopped. "</text:p>
      <text:p text:style-name="P4">
*<draw:frame draw:style-name="fr1" draw:name="Image138" text:anchor-type="as-char" svg:width="6.9236in" svg:height="3.896998in" draw:z-index="0">
<draw:image xlink:href="../Images/dwzh/2023-05-09T13-49-00Z/53103647_303.jpg" xlink:type="simple" xlink:show="embed" xlink:actuate="onLoad" draw:mime-type="image/jpeg"/>
</draw:frame>
#</text:p>
      <text:h text:style-name="P13" text:outline-level="4">
<text:span text:style-name="T4">
2020 Pulitzer Award Hong Kong's retrograde photos won the honor</text:span>
</text:h>
      <text:h text:style-name="P12" text:outline-level="3">
<text:span text:style-name="T4">
Putin's aggressive</text:span>
</text:h>
      <text:p text:style-name="P4">
The New York Times, which had previously won the 127 Pulze Awards, won the 2020 "International Report" award in 2020 with articles about Russia's interference in foreign affairs. The reasons for the awards given by the jury are: the US newspaper "has launched a series of fascinating reports at high risks", revealing a series of aggressive means of Russian President Putin.</text:p>
      <text:p text:style-name="P4">
*<draw:frame draw:style-name="fr1" draw:name="Image139" text:anchor-type="as-char" svg:width="6.9236in" svg:height="3.896998in" draw:z-index="0">
<draw:image xlink:href="../Images/dwzh/2023-05-09T13-49-00Z/38562320_303.jpg" xlink:type="simple" xlink:show="embed" xlink:actuate="onLoad" draw:mime-type="image/jpeg"/>
</draw:frame>
#</text:p>
      <text:h text:style-name="P13" text:outline-level="4">
<text:span text:style-name="T4">
2020 Pulitzer Award Hong Kong's retrograde photos won the honor</text:span>
</text:h>
      <text:h text:style-name="P12" text:outline-level="3">
<text:span text:style-name="T4">
Taxi New York</text:span>
</text:h>
      <text:p text:style-name="P4">
Another most challenging award in the Pulitzer Award -the survey and reporting award was also taken away by the New York Times this year. The award -winning work is a survey report that Brianrosenthal deeply describes how the New York taxi driver is exploited. The report was exposed in the shady of the taxi industry in New York City, and exposed how the loan issued the lender to make a profit by exploiting drivers in the weak position. These loans have caused investigations between New York State and the Federal Government.</text:p>
      <text:p text:style-name="P4">
*<draw:frame draw:style-name="fr1" draw:name="Image140" text:anchor-type="as-char" svg:width="6.9236in" svg:height="3.896998in" draw:z-index="0">
<draw:image xlink:href="../Images/dwzh/2023-05-09T13-49-00Z/53339147_303.jpg" xlink:type="simple" xlink:show="embed" xlink:actuate="onLoad" draw:mime-type="image/jpeg"/>
</draw:frame>
#</text:p>
      <text:h text:style-name="P13" text:outline-level="4">
<text:span text:style-name="T4">
2020 Pulitzer Award Hong Kong's retrograde photos won the honor</text:span>
</text:h>
      <text:h text:style-name="P12" text:outline-level="3">
<text:span text:style-name="T4">
Black slave perspective reveals the origin of the United States</text:span>
</text:h>
      <ul>
        <li>
<draw:frame draw:style-name="fr1" draw:name="Image141" text:anchor-type="as-char" svg:width="6.9236in" svg:height="3.896998in" draw:z-index="0">
<draw:image xlink:href="../Images/dwzh/2023-05-09T13-49-00Z/53331539_303.jpg" xlink:type="simple" xlink:show="embed" xlink:actuate="onLoad" draw:mime-type="image/jpeg"/>
</draw:frame>
#</li>
      </ul>
      <text:h text:style-name="P13" text:outline-level="4">
<text:span text:style-name="T4">
2020 Pulitzer Award Hong Kong's retrograde photos won the honor</text:span>
</text:h>
      <text:h text:style-name="P12" text:outline-level="3">
<text:span text:style-name="T4">
Hong Kong Reverse Send Mid -series Photos</text:span>
</text:h>
      <text:p text:style-name="P4">
The Hong Kong Real Estate Movement in Hong Kong, which entered the climax in the summer of 2019, is one of the main topics before the new crown epidemic. The reporters from all over the world were armed, and they ran between the demonstrations and the riot police, and suffered huge professional risks. The content of the award -winning photo of Reuters is also a iconic picture of this movement. In order to defend their freedom, young people in Hong Kong made the most powerful shouts under the suppression of national machines.</text:p>
      <text:p text:style-name="P4">
*<draw:frame draw:style-name="fr1" draw:name="Image142" text:anchor-type="as-char" svg:width="6.9236in" svg:height="3.896998in" draw:z-index="0">
<draw:image xlink:href="../Images/dwzh/2023-05-09T13-49-00Z/53339114_303.jpg" xlink:type="simple" xlink:show="embed" xlink:actuate="onLoad" draw:mime-type="image/jpeg"/>
</draw:frame>
#</text:p>
      <text:h text:style-name="P13" text:outline-level="4">
<text:span text:style-name="T4">
2020 Pulitzer Award Hong Kong's retrograde photos won the honor</text:span>
</text:h>
      <text:h text:style-name="P12" text:outline-level="3">
<text:span text:style-name="T4">
The Oscar in the press</text:span>
</text:h>
      <text:p text:style-name="P4">
The award of the New York newspaper publisher Pulitzer, which died in 1911, is an outstanding performance of the United States award in publishing newspapers, magazines, literature, and music creation. Known as the Oscar of the press. Awards 21 categories each year, in addition to the International Report Awards, Investigation Reporting Awards and Domestic Reporting Awards, including 14th press awards, including ordinary news reporting awards, interpretation news awards, professional news awards, social writing awards, comic creation creation Awards, emergency news photography awards, close -up photography awards, comment awards, criticism awards and special writing awards.</text:p>
      <text:p text:style-name="P4">
*<draw:frame draw:style-name="fr1" draw:name="Image143" text:anchor-type="as-char" svg:width="6.9236in" svg:height="3.896998in" draw:z-index="0">
<draw:image xlink:href="../Images/dwzh/2023-05-09T13-49-00Z/50687543_303.jpg" xlink:type="simple" xlink:show="embed" xlink:actuate="onLoad" draw:mime-type="image/jpeg"/>
</draw:frame>
#</text:p>
      <text:h text:style-name="P13" text:outline-level="4">
<text:span text:style-name="T4">
2020 Pulitzer Award Hong Kong's retrograde photos won the honor</text:span>
</text:h>
      <text:h text:style-name="P12" text:outline-level="3">
<text:span text:style-name="T4">
The highest honor</text:span>
</text:h>
      <text:p text:style-name="P4">
In the press award, except for the Public Service Award, other winners can receive a certificate and $ 15,000 bonus. The winner of the Public Service Award will get a gold medal. Therefore, this award is also regarded as the most important award in Pulitzer. This year's highest honor was the Alaska media "Ankreci Daily", which was assisted by the investigation sex media Propublica. The report reported that one -third of Alaska's villages had no police protection, accusing the authorities of negligence in the past decades, and then stimulated the investment in funds and legislative reforms.</text:p>
      <text:p text:style-name="P4">
Author: Ren Chen</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Agence France -Presse, Germany)</text:p>
      <text:p text:style-name="P4">
News Source: <text:a xlink:type="simple" xlink:href="https://www.dw.com/zh/乌克兰战争新闻作品荣获普利策奖/a-65561741" text:style-name="Internet_20_link" text:visited-style-name="Visited_20_Internet_20_Link">
https://www.dw.com/zh/乌克兰战争新闻作品荣获普利策奖/a-65561741?maca=chi-rss-chi-all-1127-rdf</text:a>
</text:p>
      <!--NEWS-->
      <text:h text:style-name="P10" text:outline-level="1">
<text:span text:style-name="T4">
The relationship between Canada and China has worsen again and again</text:span>
</text:h>
      <text:p text:style-name="P4">
Author: None</text:p>
      <text:p text:style-name="P4">
Publisher: Radio Free Asia (Organization)</text:p>
      <text:p text:style-name="P4">
Published Time: 2023-05-09T13:59:00-04:00</text:p>
      <text:p text:style-name="P4">
Modified Time: 2023-05-09T15:08:01-04:00</text:p>
      <text:p text:style-name="P4">
Description: None</text:p>
      <text:p text:style-name="P4">
Videos: []</text:p>
      <text:p text:style-name="P4">
Audios: ["<text:a xlink:type="simple" xlink:href="https://www.rfa.org/mandarin/yataibaodao/junshiwaijiao/lf-0509202308225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44" text:anchor-type="as-char" svg:width="6.9236in" svg:height="3.88615in" draw:z-index="0">
<draw:image xlink:href="../Images/rfamandarin/2023-05-09T13-59-00-04-00/000000.png" xlink:type="simple" xlink:show="embed" xlink:actuate="onLoad" draw:mime-type="image/png"/>
</draw:frame>
On May 8, 2023, MP Zhuang Wenhao said that Canada should have expelled Chinese diplomats. <text:a xlink:type="simple" xlink:href="https://www.rfa.org/mandarin/yataibaodao/junshiwaijiao/lf-05092023082253.html/@@images/image" text:style-name="Internet_20_link" text:visited-style-name="Visited_20_Internet_20_Link">
</text:a>
Reuters video screenshot <text:a xlink:type="simple" xlink:href="https://www.rfa.org/mandarin/yataibaodao/junshiwaijiao/lf-05092023082253.html/@@stream" text:style-name="Internet_20_link" text:visited-style-name="Visited_20_Internet_20_Link">
</text:a>
Because Chinese Congress of Canadian Congress Zhuang Wenhao(MichaelChong)The threat of his family was threatened, and Ottawa announced that he expelled the Chinese consul in Toronto Zhao Wei. As a revenge, China also announced the expedition to Canada's consular in Shanghai, Jenniferlalondde. Some experts said that after the Meng Wanzhou incident, the relationship between Canada and China has deteriorated and upgraded, and Canada has not had much scruples about China.</text:p>
      <text:p text:style-name="P4">
<text:span text:style-name="T4">
<text:span text:style-name="T5">
 <text:a xlink:type="simple" xlink:href="https://www.rfa.org/mandarin/Xinwen/cmh1-05082023213921.html" text:style-name="Internet_20_link" text:visited-style-name="Visited_20_Internet_20_Link">
</text:a>
 </text:span>
*  * </text:span>
<text:a xlink:type="simple" xlink:href="https://www.rfa.org/mandarin/yataibaodao/junshiwaijiao/lf-05052023100443.html" text:style-name="Internet_20_link" text:visited-style-name="Visited_20_Internet_20_Link">
 </text:a>
***<text:a xlink:type="simple" xlink:href="https://www.rfa.org/mandarin/Xinwen/cmh1-05052023030334.html" text:style-name="Internet_20_link" text:visited-style-name="Visited_20_Internet_20_Link">
<text:span text:style-name="T4">
 Canadian parliamentarians in Hong Kong have been threatened to consider the deportation of Chinese diplomats in Canada </text:span>
</text:a>
After a week of hustle and bustle, under the pressure of the Capitol's opposition, Canada announced the expedition to Chinese diplomat Zhao Wei, and the secretary of the Foreign Ministry of the Ministry of Foreign Affairs Olivan(Roboliphant)In Parliament, "Canada announced that this person was listed as an unpopular figure, and Canada clearly expressed that foreign intervention behaviors that were not allowed to be allowed to be allowed."</text:p>
      <text:p text:style-name="P4">
Zhao Wei is the consul of the work and overseas Chinese affairs in Toronto. The Canadian Global Post reported on May 1 that according to a confidential document and a person familiar with the matter of the Canadian Security Intelligence Agency, because Zhuang Wenhao initiated a motion of the Uyghur endogenous in 2021, Zhao Wei collected Zhuang Wenhao's relatives in Hong Kong Data, the plan is planned to take threat measures, the purpose is to "kill a hundred hundreds" and scare other people to take anti -China position.</text:p>
      <text:p text:style-name="P4">
<draw:frame draw:style-name="fr1" draw:name="Image145" text:anchor-type="as-char" svg:width="6.9236in" svg:height="5.308093in" draw:z-index="0">
<draw:image xlink:href="../Images/rfamandarin/2023-05-09T13-59-00-04-00/000001.png" xlink:type="simple" xlink:show="embed" xlink:actuate="onLoad" draw:mime-type="image/png"/>
</draw:frame>
Zhao Wei, the consul of the Chinese Consulate in Toronto, was expelled by Canada for intimidating Zhuang Wenhao and his family.(Online picture)  <text:a xlink:type="simple" xlink:href="https://www.rfa.org/mandarin/yataibaodao/junshiwaijiao/lf-05092023082253.html/wei.jpg" text:style-name="Internet_20_link" text:visited-style-name="Visited_20_Internet_20_Link">
</text:a>
Zhuang Wenhao said that it should have expelled Chinese diplomats, because not only him, but too many Chinese in Canada, no matter whether it is from Hong Kong, Viva, or Tibetan community, there are many similar unfortunate encounters. "It shouldn't take so long. We already knew that China used diplomats in Canada to threaten Canadians and their loved ones in China."</text:p>
      <text:p text:style-name="P4">
China expressed strong protests on Canada's decision. The Ministry of Foreign Affairs immediately announced that countermeasures were adopted to list Canadian consuls in Shanghai, Zhen Yihui, a unwelling person, and demanded that it would leave China before May 13. Zhen Yihui is responsible for political, economic and public relations in the Shanghai Consulate.</text:p>
      <text:p text:style-name="P4">
Prime Minister Trudeau(Justin Trudeau)"We know that there are revenge operations, but we will not accept intimidation, and we will continue to take all the necessary actions to ensure that Canadians are free from foreign interference."</text:p>
      <text:p text:style-name="P4">
<draw:frame draw:style-name="fr1" draw:name="Image146" text:anchor-type="as-char" svg:width="6.9236in" svg:height="4.619339in" draw:z-index="0">
<draw:image xlink:href="../Images/rfamandarin/2023-05-09T13-59-00-04-00/000002.png" xlink:type="simple" xlink:show="embed" xlink:actuate="onLoad" draw:mime-type="image/png"/>
</draw:frame>
Canada announced that it expelled Chinese diplomats, and China counter -expelled Canadian Consulate in Shanghai. The Canadian Prime Minister Trudeau responded, saying that he would not accept instability. (Reuters picture) [] <text:a xlink:type="simple" xlink:href="https://www.rfa.org/mandarin/yataibaodao/junshiwaijiao/lf-05092023082253.html/2023-05-04t170127z_731638986_rc2jm0aj5zkn_rtrmadp_3_canada-china.jpg" text:style-name="Internet_20_link" text:visited-style-name="Visited_20_Internet_20_Link">
</text:a>
Shen Rongqin, an associate professor at York University in Canada, said that this is the most serious diplomatic crisis of the two countries after the Meng Wanzhou incident. In the last Meng Wanzhou incident, then the then Chinese ambassador to Canada Lu Shayan had criticized Canada as "white supremacy" and "self -reliance in Western countries." There was not much hesitation at a time.</text:p>
      <text:p text:style-name="P4">
"This incident felt that it was not as serious as the last hostage diplomatic incident, but it reached the level of expelling diplomats. It also said that the Canadian government and Congress's attitude towards China have changed, and it has become more and more firm."</text:p>
      <text:p text:style-name="P4">
The Indo -Pacific strategy released by the Canadian government at the end of last year pointed out in China. The Taiwan Report released by Congress this year does not evade Chinese sensitive nerves.</text:p>
      <text:p text:style-name="P4">
The Canadian House of Representatives also passed a motion on Monday, including: the government must establish a foreign agent registration system; conduct public investigations on foreign intervention in Canadian elections; close the Chinese police station in Canada; and expel all Chinese diplomats involved in penetration intervention activities.</text:p>
      <text:p text:style-name="P4">
Professor Margaret McCG-Johnson, Professor of Ottawa University(Margaret McCuaig-Johnston)Said, Prime Minister Trudeau has appointed former Governor Johnston(DavidJohnston)Special reporters who are intervention in China are currently waiting for more investigation information. I believe that in the end he will recommend more countermeasures to counter Chinese intervention.</text:p>
      <text:p text:style-name="P4">
Reporter: Liu Fei Responsible Editor: Jiayuan.com editor: Ruizhe</text:p>
      <text:p text:style-name="P4">
News Source: <text:a xlink:type="simple" xlink:href="https://www.rfa.org/mandarin/yataibaodao/junshiwaijiao/lf-05092023082253.html" text:style-name="Internet_20_link" text:visited-style-name="Visited_20_Internet_20_Link">
https://www.rfa.org/mandarin/yataibaodao/junshiwaijiao/lf-05092023082253.html</text:a>
</text:p>
      <!--NEWS-->
      <text:h text:style-name="P10" text:outline-level="1">
<text:span text:style-name="T4">
Report: The Xinjiang cotton harvest continues to strengthen forced labor</text:span>
</text:h>
      <text:p text:style-name="P4">
Author: None</text:p>
      <text:p text:style-name="P4">
Publisher: Radio Free Asia (Organization)</text:p>
      <text:p text:style-name="P4">
Published Time: 2023-05-09T14:07:00-04:00</text:p>
      <text:p text:style-name="P4">
Modified Time: 2023-05-09T15:47:2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7" text:anchor-type="as-char" svg:width="6.9236in" svg:height="3.88615in" draw:z-index="0">
<draw:image xlink:href="../Images/rfamandarin/2023-05-09T14-07-00-04-00/000000.png" xlink:type="simple" xlink:show="embed" xlink:actuate="onLoad" draw:mime-type="image/png"/>
</draw:frame>
Xinjiang is a heavy place in cotton in cotton in China, and snow -white cotton flocculent human rights exploitation and environmental harm. <text:a xlink:type="simple" xlink:href="https://www.rfa.org/mandarin/Xinwen/4-05092023140456.html/@@images/image" text:style-name="Internet_20_link" text:visited-style-name="Visited_20_Internet_20_Link">
</text:a>
Associated Press Picture</text:p>
      <text:p text:style-name="P4">
The International Academic Journal "Research on Communism and Post -Communism" published on May 9 the senior researcher and Chinese research director Zheng Guoen, a senior researcher and Chinese research director of the United States. <text:a xlink:type="simple" xlink:href="https://dataverse.harvard.edu/dataset.xhtml" text:style-name="Internet_20_link" text:visited-style-name="Visited_20_Internet_20_Link">
</text:a>
Among them, the important new evidence and status quo of the forced labor policy of Xinjiang's cotton industry in detail, and proved why the European government governments need to adopt American -style imports to ensure compliance with international labor norms. The report also created a new indicator framework to solve the serious defects in the forced labor indicators of international labor organizations because it is not enough to reflect the forced labor situation supported by the state supported by Xinjiang.</text:p>
      <text:p text:style-name="P4">
The report is titled "The Comparison Analysis of the Comparison of Comparison Labor in the Harbor of Xinjiang Uygur Autonomous Region and Uzbekistan cotton.</text:p>
      <text:p text:style-name="P4">
The report found that despite the promotion of mechanized operations, Xinjiang Uighurs were sent to pick cotton in 2021 and 2022, and they were sent to pick cotton through coercive labor transfer employment. This seasonal labor transfer was still the five -year plan of Xinjiang from 2021 to 2025 to 2025 Part of the part. The high -quality long cotton cotton produced in the southern region of the Uighur has still been unable to harvest with machines.</text:p>
      <text:p text:style-name="P4">
The new country's internal documents show that Xinjiang's labor transfer employment has become particularly stressful since 2019. Those who "internal (work) insufficient power" are repeatedly "ideological education". Local instructions also showed that even elderly people over 60 were sent to pick cotton. All localities have prepared a list of "lazy people" identified by the government as inadequate power, and some of them are as high as 77 years old. Some of them are also sent to pick cotton.</text:p>
      <text:p text:style-name="P4">
Xinjiang now produces 90%of China's cotton, exceeding 85%of 2020. This expansion is usually achieved through large -scale land transfer arrangements. Uighurs and other ethnic minority farmers have exchanged land use rights to large private or state -led entities (these farmers subsequently accepted the labor transfer of labor arranged by the state). This shows that even in a mechanized harvest, cotton production is achieved by exploiting the rights of ethnic minorities.</text:p>
      <text:p text:style-name="P4">
Evidence shows that although the labor camp system was abolished in 2013, the prison farm in Xinjiang is still operating a cotton mill.</text:p>
      <text:p text:style-name="P4">
The report found that the state -supported forced labor operated through five key aspects. Based on these findings, the report created the first indicator framework for compulsory labor supported by the country's support on the basis of the six -stage model of forced labor. The framework compares the country's support for comparison with the country's relevant international labor organization indicators at each stage, pointing out that international labor organization indicators have failed to capture the key dimensions of the country's support for compulsory labor.</text:p>
      <text:p text:style-name="P4">
Editor -in -chief: Kaidi</text:p>
      <text:p text:style-name="P4">
News Source: <text:a xlink:type="simple" xlink:href="https://www.rfa.org/mandarin/Xinwen/4-05092023140456.html" text:style-name="Internet_20_link" text:visited-style-name="Visited_20_Internet_20_Link">
https://www.rfa.org/mandarin/Xinwen/4-05092023140456.html</text:a>
</text:p>
      <!--NEWS-->
      <text:h text:style-name="P10" text:outline-level="1">
<text:span text:style-name="T4">
Brinken: Support Taiwan to return to the World Guards Conference as an observer</text:span>
</text:h>
      <text:p text:style-name="P4">
Author: None</text:p>
      <text:p text:style-name="P4">
Publisher: Radio Free Asia (Organization)</text:p>
      <text:p text:style-name="P4">
Published Time: 2023-05-09T14:10:00-04:00</text:p>
      <text:p text:style-name="P4">
Modified Time: 2023-05-09T14:16: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8" text:anchor-type="as-char" svg:width="6.9236in" svg:height="4.612011in" draw:z-index="0">
<draw:image xlink:href="../Images/rfamandarin/2023-05-09T14-10-00-04-00/000000.png" xlink:type="simple" xlink:show="embed" xlink:actuate="onLoad" draw:mime-type="image/png"/>
</draw:frame>
US Secretary of State Brillings <text:a xlink:type="simple" xlink:href="https://www.rfa.org/mandarin/Xinwen/5-05092023141025.html/@@images/image" text:style-name="Internet_20_link" text:visited-style-name="Visited_20_Internet_20_Link">
</text:a>
Agence France -Presse Pictures</text:p>
      <text:p text:style-name="P4">
U.S. Secretary of State Brills issued a statement on Tuesday (9th) to support Taiwan's return to the World Health Conference as an observer.</text:p>
      <text:p text:style-name="P4">
The statement says that the World Health Organization(WHO)The World Health Conference of Decision Institution(WHA)Annual meeting will be held in Geneva from May 21st to 30th. The United States strongly encourages the World Health Organization to invite Taiwan to participate in this year's World Health Conference as an observer, so that it can provide professional knowledge for discussion.</text:p>
      <text:p text:style-name="P4">
The statement mentioned that inviting Taiwan as an observer will reflect that WHO's commitment to adopt tolerance and "everyone with health" in international health cooperation will be reflected. Taiwan is a member of the global health world with strong ability, high participation and responsible. He has been invited to participate in the previous World Health Conference as an observer.</text:p>
      <text:p text:style-name="P4">
The statement pointed out that Taiwan's unique ability and methods -including their important public health professional knowledge, democratic governance and advanced technology -bringing considerable value and providing information for the review of WHA. It does not make sense to beolate Taiwan's excellent global health forum WHA, and it has destroyed the inclusive global public health cooperation and security required by the world.</text:p>
      <text:p text:style-name="P4">
The statement emphasized that the United States will continue to advocate Taiwan to return to the World Health Conference as an observer. In addition, it also advocates that Taiwan has meaning and actively participating in the entire United Nations system and international forum. Support Taiwan's participation in appropriate international forums in line with a Chinese policy in the United States. This policy is guided by the "Taiwan Relations Law", the United States and China three joint communiqués and six guarantees.</text:p>
      <text:p text:style-name="P4">
According to Taiwan media reports, Taiwan ’s officials have made every effort to attend the WST conference as observer this year. According to the Taiwan Executive Yuan, since 1997, the Taiwan government has officially promoted participation in the WHO case. After years of efforts, since 2009, WHO has been invited to attend the WHO conference as an observer for eight consecutive years. After the Cai Yingwen government was in power, Taiwan has not been invited to attend the meeting since 2017. The World Health Organization (WHO) was questioned that whether Taiwan could attend this time was decided by 194 member states of the WHO.</text:p>
      <text:p text:style-name="P4">
Editor -in -chief: Kaidi</text:p>
      <text:p text:style-name="P4">
News Source: <text:a xlink:type="simple" xlink:href="https://www.rfa.org/mandarin/Xinwen/5-05092023141025.html" text:style-name="Internet_20_link" text:visited-style-name="Visited_20_Internet_20_Link">
https://www.rfa.org/mandarin/Xinwen/5-05092023141025.html</text:a>
</text:p>
      <!--NEWS-->
      <text:h text:style-name="P10" text:outline-level="1">
<text:span text:style-name="T4">
In the past five years, the first British minister visited Hong Kong</text:span>
</text:h>
      <text:p text:style-name="P4">
Author: None (Language: zh)</text:p>
      <text:p text:style-name="P4">
Publisher: None</text:p>
      <text:p text:style-name="P4">
Time: 2023-05-09T14:14:00Z</text:p>
      <text:p text:style-name="P4">
Description: When the Minister of Commerce and Trade, the Minister of Commerce Zhuang Dunwen visited Hong Kong, saying that Britain would not escape the historical responsibility of the people of Hong Kong. At the same time, it would also cooperate with China in the common interests of China.</text:p>
      <text:p text:style-name="P4">
Videos: []</text:p>
      <text:p text:style-name="P4">
Images: ["<text:a xlink:type="simple" xlink:href="https://static.dw.com/image/65564324_303.jpg" text:style-name="Internet_20_link" text:visited-style-name="Visited_20_Internet_20_Link">
65564324_303.jpg</text:a>
"]</text:p>
      <text:p text:style-name="P4">
Subject: NRS-Import</text:p>
      <text:p text:style-name="P4">
Subjects: ['谷歌', '戴安娜', '香港', '英国', '雨伞革命', '英国退欧', '香港政改', '专题报道：香港“反送中”抗议']</text:p>
      <text:p text:style-name="P4">
Keywords: ['英国', '香港', '国家安全法', '港英']</text:p>
      <text:p text:style-name="P4">
Id: 65562439</text:p>
      <!--METADATA-->
      <text:p text:style-name="P4">
<text:a xlink:type="simple" xlink:href="https://www.dw.com/zh/overlay/image/article/65562439/65564324" text:style-name="Internet_20_link" text:visited-style-name="Visited_20_Internet_20_Link">
 <draw:frame draw:style-name="fr1" draw:name="Image149" text:anchor-type="as-char" svg:width="6.9236in" svg:height="3.896998in" draw:z-index="0">
<draw:image xlink:href="../Images/dwzh/2023-05-09T14-14-00Z/65564324_303.jpg" xlink:type="simple" xlink:show="embed" xlink:actuate="onLoad" draw:mime-type="image/jpeg"/>
</draw:frame>
</text:a>
Zhuang Dunwen, Minister of State of the British Ministry of Commerce and Trade, visited Hong Kong Digital Harbor</text:p>
      <text:p text:style-name="P4">
(Voice of Germany Chinese) Dominic Johnson, Minister of Commerce and Trade, published an article on the Tuesday version of the South China Morning Post to make the above statement. He also wrote, <text:a xlink:type="simple" xlink:href="https://www.dw.com/zh/zh/媒体-调整对中政策-英国将把北京列为威胁/a-63410154" text:style-name="Internet_20_link" text:visited-style-name="Visited_20_Internet_20_Link">
</text:a>
Essence</text:p>
      <text:p text:style-name="P4">
Zhuangdun's visit to Hong Kong is [] <text:a xlink:type="simple" xlink:href="https://www.dw.com/zh/zh/英相中國是我方經濟利益最大威脅/a-64963961" text:style-name="Internet_20_link" text:visited-style-name="Visited_20_Internet_20_Link">
</text:a>
Essence After Beijing implemented the National Security Law in Hong Kong, the United Kingdom said that this was a joint statement in 1984 [] <text:a xlink:type="simple" xlink:href="https://www.dw.com/zh/zh/英外相批香港自由遭侵蝕-中使館干涉內政/a-64374241" text:style-name="Internet_20_link" text:visited-style-name="Visited_20_Internet_20_Link">
</text:a>
Essence After the Sino -British joint statement promised that Hong Kong was transferred to China, the freedom of freedom of Hong Kong people remained unchanged for 50 years.</text:p>
      <text:p text:style-name="P4">
Since the implementation of the National Security Law, which has brought a huge impact in 2020, 10,5200 Hong Kong people have started a new life in the UK through a special type of visa. The visa allows them to live and work in the UK and apply for British nationality six years later.</text:p>
      <text:p text:style-name="P4">
Zhuang Dunwen said that his trip included meeting with Hong Kong investment representatives and government officials to promote bilateral investment relationships. On Monday, Zhuang Dunwen said on Twitter that he met with Chang and the industry chairman Li Zezheng and discussed his investment plan in the UK. Li Zezheng is the eldest son of Li Jiacheng, the former richest man in Hong Kong.</text:p>
      <text:p text:style-name="P4">
Zhuang Dunwen also issued a push that he met with the Hong Kong Financial Affairs and the director of the Treasury Bureau Xu Zhengyu to negotiate market barriers to eliminate market barriers and enhance bilateral trade.</text:p>
      <text:p text:style-name="P4">
Zhuang Dunwen wrote on Twitter: "I promoted Britain in Hong Kong as the leading investment and trade destination. This is part of my mission."</text:p>
      <text:p text:style-name="P4">
The British consulate in Hong Kong stated that Zhuang Dunwen's trip will help re -start dialogue on trade and investment, clean growth, and future mutual visits. In addition, it will also promote bilateral cooperation after the epidemic and implementation of the National Security Law.</text:p>
      <text:p text:style-name="P4">
Zhuang Dunwen will also meet with Qiu Yinghua, the director of the Hong Kong Business and Economic Development Bureau to meet with some members of the British Chamber of Commerce and the digital ports from science and technology companies. Zhuang Dunwen will end his visit on Tuesday night.</text:p>
      <text:p text:style-name="P4">
When asking Zhuang Dunwen's trip, Hong Kong Chief Executive Li Jiachao said that any foreign officials were welcome to visit Hong Kong and promote economic development, business exchanges and the people. He said that the success of Hong Kong is based on regional and international cooperation.</text:p>
      <text:p text:style-name="P4">
He also said that some countries have taken certain actions for their political interests, perhaps for political reasons. He has no specific names.</text:p>
      <text:p text:style-name="P4">
Li Jiachao also said that he hoped that all parties would take pragmatic movements in cooperation and policies in order to develop and the interests of the people.</text:p>
      <text:p text:style-name="P4">
(Associated Press)</text:p>
      <text:p text:style-name="P4">
News Source: <text:a xlink:type="simple" xlink:href="https://www.dw.com/zh/五年来首位英国大臣访问香港/a-65562439" text:style-name="Internet_20_link" text:visited-style-name="Visited_20_Internet_20_Link">
https://www.dw.com/zh/五年来首位英国大臣访问香港/a-65562439?maca=chi-rss-chi-all-1127-rdf</text:a>
</text:p>
      <!--NEWS-->
      <text:h text:style-name="P10" text:outline-level="1">
<text:span text:style-name="T4">
German media: diplomatic provocation from Beijing</text:span>
</text:h>
      <text:p text:style-name="P4">
Author: None (Language: zh)</text:p>
      <text:p text:style-name="P4">
Publisher: None</text:p>
      <text:p text:style-name="P4">
Time: 2023-05-09T14:17:00Z</text:p>
      <text:p text:style-name="P4">
Description: The Chinese government temporarily canceled the German Treasury Minister Lindner's visit to China on the grounds of "schedule arrangement". At the same time, Chinese Foreign Minister Qin Gang suddenly visited Berlin. The complexity of the current German -China relations is evident.</text:p>
      <text:p text:style-name="P4">
Videos: []</text:p>
      <text:p text:style-name="P4">
Images: ["<text:a xlink:type="simple" xlink:href="https://static.dw.com/image/64329284_303.jpg" text:style-name="Internet_20_link" text:visited-style-name="Visited_20_Internet_20_Link">
64329284_303.jpg</text:a>
", "<text:a xlink:type="simple" xlink:href="https://static.dw.com/image/65561331_401.jpg" text:style-name="Internet_20_link" text:visited-style-name="Visited_20_Internet_20_Link">
65561331_401.jpg</text:a>
"]</text:p>
      <text:p text:style-name="P4">
Subject: 评论分析</text:p>
      <text:p text:style-name="P4">
Subjects: ['德中关系', '贝尔博克', '秦刚', '去风险', '经济脱钩', '林德纳']</text:p>
      <text:p text:style-name="P4">
Keywords: ['意见反馈']</text:p>
      <text:p text:style-name="P4">
Id: 65564357</text:p>
      <!--METADATA-->
      <text:p text:style-name="P4">
<text:a xlink:type="simple" xlink:href="https://www.dw.com/zh/overlay/image/article/65564357/64329284" text:style-name="Internet_20_link" text:visited-style-name="Visited_20_Internet_20_Link">
 <draw:frame draw:style-name="fr1" draw:name="Image150" text:anchor-type="as-char" svg:width="6.9236in" svg:height="3.896998in" draw:z-index="0">
<draw:image xlink:href="../Images/dwzh/2023-05-09T14-17-00Z/64329284_303.jpg" xlink:type="simple" xlink:show="embed" xlink:actuate="onLoad" draw:mime-type="image/jpeg"/>
</draw:frame>
</text:a>
German Finance Minister Lindner(Christian Lindner)(Voice of Germany in Chinese) The "Daily News" website commented that in April this year, German Foreign Minister Berbak visited Beijing and made sincere criticism of the Taiwan Strait and China's human rights records. The Chinese Foreign Minister Qin Gang met with his lips, saying that China does not need to come from "Western Teachers". Within a month, the Chinese foreign minister came to Berlin. The comments entitled "Qin Gang's visit" Teacher "" wrote:</text:p>
      <text:p text:style-name="P4">
"In mid -April this year, although Dedica and Foreign Minister had a fierce tongue in front of the camera, this at least did not affect China's chief diplomat to visit the" female teacher 'in Berlin. <text:a xlink:type="simple" xlink:href="https://www.dw.com/zh/zh/中国外长秦刚本周出访德法挪三国/a-65549318" text:style-name="Internet_20_link" text:visited-style-name="Visited_20_Internet_20_Link">
</text:a>
German Foreign Ministry spokesman Christoferburger emphasized: 'Germany and Europe have great interest in any steps and measures that benefit from ending the war of aggression. '</text:p>
      <text:p text:style-name="P4">
For a period of time, although Beijing is trying to play the role of a mediation person and a peaceful messenger, it is difficult to hide their close relationships with Russia. Although Chinese party and state leaders Xi Jinping had a phone call for the first time with the Ukrainian President Zelei, he was obviously more willing to stand on the side of Russian Putin. Like Moscow, Xi Jinping also believes that NATO and the United States are responsible for the war against the war.</text:p>
      <text:p text:style-name="P4">
The European Union is currently considering sanctions on Chinese companies that export to Russia that can be used for military destinations, while Beijing has strong condemnation.</text:p>
      <text:p text:style-name="P4">
In March of this year, the government's statement of German Chancellor Salz made a clear appeal to Chinese leaders: 'My message to Beijing is very clear: giving play to your influence and urging Russia to withdraw troops as soon as possible. Don't provide arms to Russian invaders. 'Beijing has influence on Moscow, which is beyond doubt. But as for whether Beijing will use Germany and Europe, it is unknown to exert their influence. "</text:p>
      <text:p text:style-name="P4">
"Daily News" comments pointed out that how to deal with China is a controversial topic whether it is within the European Union or the German ruling alliance. Not long ago, the conservative forces in the Social Democratic Party have accused Belbak and Habeck's "anti -China policy".</text:p>
      <text:p text:style-name="P4">
"But on the" risk "issue, that is, reducing dependence on autocratic countries in terms of sensitive infrastructure, all parties seem to have a consensus. After all, Belbak has repeatedly emphasized that it must not be repeated on the issue of China. mistake.</text:p>
      <text:p text:style-name="P4">
<draw:frame draw:style-name="fr1" draw:name="Image151" text:anchor-type="as-char" svg:width="6.9236in" svg:height="3.896998in" draw:z-index="0">
<draw:image xlink:href="../Images/dwzh/2023-05-09T14-17-00Z/65561331_401.jpg" xlink:type="simple" xlink:show="embed" xlink:actuate="onLoad" draw:mime-type="image/jpeg"/>
</draw:frame>
On May 9, Foreign Minister of Germany and China held a press conference in Berlin.</text:p>
      <text:p text:style-name="P4">
However, how to deal with China at the practical level, the differences within the ruling alliance are obvious. When China emphasizes that China is an institutional opponent ', it often forgets China's' partner' identity. It was time for a long time when the "China Strategy 'was introduced. "</text:p>
      <text:p text:style-name="P4">
The Frankfurt Report commented that Beijing did not have time to take over the German Treasury Secretary, but had time to send foreign ministers to visit Germany. Germany must be sued Beijing not to play with the governing alliance. The comments entitled "Beijing's Diplomacy" wrote:</text:p>
      <text:p text:style-name="P4">
"<text:a xlink:type="simple" xlink:href="https://www.dw.com/zh/zh/德国财长遭遇中国闭门羹/a-65560282" text:style-name="Internet_20_link" text:visited-style-name="Visited_20_Internet_20_Link">
</text:a>
It is the obligation of German Foreign Minister Berbak to accuse this provocative behavior in person.</text:p>
      <text:p text:style-name="P4">
Not long ago, when a talk with Chinese politicians in Beijing, Belbak showed her courage to dare to speak for righteousness. Now she should clearly tell the Chinese side that even if there are differences within the federal government, they will never tolerate external provocation and separation.</text:p>
      <text:p text:style-name="P4">
Lindner's visit to China was suddenly canceled, and of course, it should not be a reason for the major crisis in Germany and China. However, Germany must send such a signal that Germany is a sovereign state with self -decision -making power, and even if it involves Taiwan issues, it is no exception. "</text:p>
      <text:p text:style-name="P4">
<text:span text:style-name="T5">
Inding the content of other media, does not represent the position or view of the Voice of Germany. _ </text:span>
 _ 吧 _</text:p>
      <text:p text:style-name="P4">
News Source: <text:a xlink:type="simple" xlink:href="https://www.dw.com/zh/德语媒体：来自北京的外交挑衅/a-65564357" text:style-name="Internet_20_link" text:visited-style-name="Visited_20_Internet_20_Link">
https://www.dw.com/zh/德语媒体：来自北京的外交挑衅/a-65564357?maca=chi-rss-chi-all-1127-rdf</text:a>
</text:p>
      <!--NEWS-->
      <text:h text:style-name="P10" text:outline-level="1">
<text:span text:style-name="T4">
Zerrenceky's approved EU neighboring country to set up restrictions on 乌 grains</text:span>
</text:h>
      <text:p text:style-name="P4">
Publisher: 法新社</text:p>
      <text:p text:style-name="P4">
Published Time: 2023-05-09T14:32:11+00:00</text:p>
      <text:p text:style-name="P4">
Modified Time: 2023-05-09T14:20:05+00:00</text:p>
      <text:p text:style-name="P4">
Description: (AFP 9, 9th) Ukrainian President Zerorensky today criticized the European Union (EU) neighboring countries to set up grains exported by Ukraine, saying that such measures are a great benefit to Russia; And start the negotiation of Ukraine to join the European Un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2" text:anchor-type="as-char" svg:width="6.9236in" svg:height="3.617581in" draw:z-index="0">
<draw:image xlink:href="../Images/rficn/2023-05-09T14-32-11-00-00/000000.png" xlink:type="simple" xlink:show="embed" xlink:actuate="onLoad" draw:mime-type="image/png"/>
</draw:frame>
Volodymyr ZELENSKYY today said a press conference with the European Union President Ursula Von Derleyen, "All restrictions on my country's export products are completely unacceptable. They will only strengthen them. The abilities of the invaders. "</text:p>
      <text:p text:style-name="P4">
Zerrenceky described the measures sacrificed during the war "serious or even cruel" and "disappointing", "we are waiting for the European Union to end all restrictions as soon as possible."</text:p>
      <text:p text:style-name="P4">
EU member states such as Bulgaria, Romania, Hungary, Poland, Slovakia, etc. have argued with Ukraine due to grain problems.</text:p>
      <text:p text:style-name="P4">
Russia's full invasion of Ukraine last year caused Ukraine to force Ukraine to export through land neighbors through the traditional pipeline export of Black SEA.</text:p>
      <text:p text:style-name="P4">
EU member states agreed to allow unlimited imports of unlimited imports of Ukraine products without being inspected by customs and official inspections. However, after the price of crops plummeted, farmers in some EU countries protested, prompting Ukraine's grain exports to face a series of restrictions and ban.</text:p>
      <text:p text:style-name="P4">
The European authorities described that when Kiev fought with Russia, the imports of imports of Ukraine and other foods were prohibited. This approach was "unacceptable."</text:p>
      <text:p text:style-name="P4">
The European Executive Committee reached a consensus with the relevant parties last month to ensure that Ukraine grains can transit the EU countries when they are limited.</text:p>
      <text:p text:style-name="P4">
Van Dan Dyen's description of grain problems today is "difficult" to describe the problem of grain.</text:p>
      <text:p text:style-name="P4">
She said that the priority is to seamlessly proceed the transit of the grain. "This requires different interests to cooperate very closely. Therefore, we will join forces to set up a coordination platform."</text:p>
      <text:p text:style-name="P4">
Zeroski also emphasized at a press conference that the EU is needed to accelerate the delivery of shells. He said: "We discussed an important issue: the speed of purchasing and delivery of these ammunition.</text:p>
      <text:p text:style-name="P4">
Zeroski also mentioned that the European Union should decide to formally start the negotiations of Ukraine to join the European Union. Ukraine has officially won the status of the EU candidate last year.</text:p>
      <text:p text:style-name="P4">
He said at a press conference: "It's time to eliminate human uncertainty in the relationship between Ukraine's relations with the European Union, and make positive decisions, and start consulting Ukraine to join the European Union."</text:p>
      <text:p text:style-name="P4">
News Source: <text:a xlink:type="simple" xlink:href="https://www.rfi.fr/cn/%E5%9B%BD%E9%99%85%E6%8A%A5%E9%81%93/20230509-%E6%B3%BD%E4%BC%A6%E6%96%AF%E5%9F%BA%E6%89%B9%E6%AC%A7%E7%9B%9F%E9%82%BB%E5%9B%BD%E5%AF%B9%E4%B9%8C%E8%B0%B7%E7%89%A9%E8%AE%BE%E9%99%90" text:style-name="Internet_20_link" text:visited-style-name="Visited_20_Internet_20_Link">
https://www.rfi.fr/cn/%E5%9B%BD%E9%99%85%E6%8A%A5%E9%81%93/20230509-%E6%B3%BD%E4%BC%A6%E6%96%AF%E5%9F%BA%E6%89%B9%E6%AC%A7%E7%9B%9F%E9%82%BB%E5%9B%BD%E5%AF%B9%E4%B9%8C%E8%B0%B7%E7%89%A9%E8%AE%BE%E9%99%90</text:a>
</text:p>
      <!--NEWS-->
      <text:h text:style-name="P10" text:outline-level="1">
<text:span text:style-name="T4">
Feng Delin held a talk with Zelei and Zelei</text:span>
</text:h>
      <text:p text:style-name="P4">
Author: 联合早报 (Person)</text:p>
      <text:p text:style-name="P4">
Publisher: 联合早报 (Organization)</text:p>
      <text:p text:style-name="P4">
Published Time: 2023-05-09T14:43</text:p>
      <text:p text:style-name="P4">
Modified Time: 2023-05-09T17:07</text:p>
      <text:p text:style-name="P4">
Description: The European Commission Chairman Feng Delin arrived at Kiev on Tuesday (May 9) to celebrate the European Day of peace and unity, and will hold talks with the Ukrainian President Zeelianzki. Comprehensive Reuters and Agence France -Presse reported that Feng Delin tweeted on the same day: "I am glad to return to Kiev, our place ...</text:p>
      <text:p text:style-name="P4">
Videos: []</text:p>
      <text:p text:style-name="P4">
Audios: []</text:p>
      <text:p text:style-name="P4">
Images: []</text:p>
      <text:p text:style-name="P4">
Type: NewsArticle</text:p>
      <text:p text:style-name="P4">
Breadcrumbs: ['即时', '国际']</text:p>
      <text:p text:style-name="P4">
Keywords: ['冯德莱恩', '乌克兰', '泽连斯基', '欧盟']</text:p>
      <!--METADATA-->
      <text:p text:style-name="P4">
The European Commission Chairman Feng Delin arrived at Kiev on Tuesday (May 9) to celebrate the European Day of peace and unity, and will hold talks with the Ukrainian President Zeelianzki.</text:p>
      <text:p text:style-name="P4">
Comprehensive Reuters and Agence France -Presse reported that Feng Delin tweeted on the same day: "I am glad to return to Kiev, and the beliefs we cherish are defended every day here."</text:p>
      <text:p text:style-name="P4">
A reporter on the train said that Feng Delin came to see Zellezki from a night car from Poland and carried out work on Ukraine's findings to eventually join the EU.</text:p>
      <text:p text:style-name="P4">
Zelezki ordered that Ukraine will designate May 9 as European Day and celebrate this day, which is the same as Brussels, abandoning the tradition of the former Soviet military victory day. Feng Delin told reporters on the train: "I very much welcome Zelei Sky to designate May 9 as a European day. Ukraine is part of our European family."</text:p>
      <text:p text:style-name="P4">
Not long before Feng Delin arrived, the Ukrainian Air Force said that on Monday (8th) to Tuesday night, it shot down 23 of the 25 cruise missile launched by Russia. Kiev's air alert ends about an hour before she arrived.</text:p>
      <text:p text:style-name="P4">
Feng Delin said she would have a practical and detailed talks with Zellezki. The two will discuss the strategy of increasing the supply of artillery shells in the Ukrainian troops, as well as the fiscal demand for the rapid growth of Kiev next year. She will also introduce the 11th round of sanctions against Brosel's support for Russian war machines, as well as the company's 11th round of sanctions against Russian war machines, and seeking to bypass the existing regulation.</text:p>
      <text:p text:style-name="P4">
News Source: <text:a xlink:type="simple" xlink:href="https://www.zaobao.com.sg/realtime/world/story20230509-1392552" text:style-name="Internet_20_link" text:visited-style-name="Visited_20_Internet_20_Link">
https://www.zaobao.com.sg/realtime/world/story20230509-1392552</text:a>
</text:p>
      <!--NEWS-->
      <text:h text:style-name="P10" text:outline-level="1">
<text:span text:style-name="T4">
British and Hong Kong officials visit each other to focus on the high cabinet of human rights issues in economic and trade cooperation?</text:span>
</text:h>
      <text:p text:style-name="P4">
Author: None</text:p>
      <text:p text:style-name="P4">
Publisher: Radio Free Asia (Organization)</text:p>
      <text:p text:style-name="P4">
Published Time: 2023-05-09T14:46:00-04:00</text:p>
      <text:p text:style-name="P4">
Modified Time: 2023-05-09T15:48:35-04:00</text:p>
      <text:p text:style-name="P4">
Description: None</text:p>
      <text:p text:style-name="P4">
Videos: []</text:p>
      <text:p text:style-name="P4">
Audios: ["<text:a xlink:type="simple" xlink:href="https://www.rfa.org/mandarin/yataibaodao/gangtai/al-0509202312334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53" text:anchor-type="as-char" svg:width="6.9236in" svg:height="4.612011in" draw:z-index="0">
<draw:image xlink:href="../Images/rfamandarin/2023-05-09T14-46-00-04-00/000000.png" xlink:type="simple" xlink:show="embed" xlink:actuate="onLoad" draw:mime-type="image/png"/>
</draw:frame>
On May 8, 2023, Dominic Johnson, the Minister of Commerce and Trade, visited Hong Kong. <text:a xlink:type="simple" xlink:href="https://www.rfa.org/mandarin/yataibaodao/gangtai/al-05092023123343.html/@@images/image" text:style-name="Internet_20_link" text:visited-style-name="Visited_20_Internet_20_Link">
</text:a>
Handout via AP  <text:a xlink:type="simple" xlink:href="https://www.rfa.org/mandarin/yataibaodao/gangtai/al-05092023123343.html/@@stream" text:style-name="Internet_20_link" text:visited-style-name="Visited_20_Internet_20_Link">
</text:a>
When the new King of the United Kingdom is crowned, Chinese President Xi Jinping is willing to "improve friendship and expand cooperation" with the British side. For the first time in the United Kingdom, the Minister of State, who was responsible for commerce for the first time to visit Hong Kong. British officials stated that they wanted to do business with Hong Kong, while stating that they would not ignore human rights issues. Behind the "talk about business and draw red lines", what kind of realistic dilemma is the British government facing?</text:p>
      <text:p text:style-name="P4">
<text:span text:style-name="T4">
<text:span text:style-name="T5">
 <text:a xlink:type="simple" xlink:href="https://www.rfa.org/mandarin/Xinwen/5-05022023142743.html" text:style-name="Internet_20_link" text:visited-style-name="Visited_20_Internet_20_Link">
</text:a>
 </text:span>
*  * </text:span>
<text:a xlink:type="simple" xlink:href="https://www.rfa.org/mandarin/Xinwen/7-02282023162154.html" text:style-name="Internet_20_link" text:visited-style-name="Visited_20_Internet_20_Link">
 </text:a>
**</text:p>
      <text:p text:style-name="Horizontal_20_Line"/>
      <text:p text:style-name="P4">
Within two days of visiting Hong Kong, Dominicjohnson (Dominicjohnson (also translated Zhuang Dunwen), the Minister of Commerce and Trade State, continued to "brush the itinerary" on Twitter, and posted that he visited the Hong Kong Science and Technology Enterprise Base Digital Port, and Hong Kong. Li Zeju, the son of the richest man Li Ka -shing, talked about investment, as well as a photo with Xu Zhengyu, the director of the Hong Kong Finance and Economic Affairs and the Director of the Treasury Bureau.</text:p>
      <text:p text:style-name="P4">
<text:span text:style-name="T4">
 In the past five years, the first British officials visited Hong Kong </text:span>
 <text:span text:style-name="T4">
<text:span text:style-name="T5">
* </text:span>
* Luo Guancong: It is equivalent to agreeing with the CCP's atrocities </text:span>
</text:p>
      <text:p text:style-name="P4">
The last time a British Minister of State visited Hong Kong, it was 2018. During these five years, Beijing Iron Holders suppressed Hong Kong to counter the Sino -Sports and pushed the "National Security Law of the Hong Kong District", which was severely torn by the British government to tear the "Sino -British Joint Statement", which further deteriorated British Hong Kong and British -China relations.</text:p>
      <text:p text:style-name="P4">
Regarding Johnson's visit, Hong Kong Chief Executive Li Jiachao said that officials from any country came to Hong Kong, but he also intended to add some measures to make some measures to meet the "own political interests" and urge all parties to urge all parties Seek truth from facts to make the economic and people's exchanges in the two places.</text:p>
      <text:p text:style-name="P4">
When Rogers, the founder of the Human Rights Organization of London, was interviewed by the "Hong Kong Supervision", and criticized this was not a good time for British officials to visit Hong Kong: "I think this visit, especially the timing of the visit is a wrong judgment and misfortune. When the Beijing regime completely destroys and tears the "Sino -British Joint Statement" and destroys the freedom of Hong Kong, I think this is not a good time for the Minister of State of Hong Kong to visit the Minister of State and promote trade. "</text:p>
      <text:p text:style-name="P4">
Former Hong Kong Legislative Council member Luo Guancong, a former Hong Kong Legislative Council, also criticized the British government to refuse to speak for the imprisoned British citizen Li Zhiying, but sent officials to seek cooperation with the Hong Kong Government to criticize Johnson's visit, which is equivalent to agreed with the CCP's atrocities.</text:p>
      <text:p text:style-name="P4">
<text:span text:style-name="T4">
 The predicament of the British government </text:span>
</text:p>
      <text:p text:style-name="P4">
Johnson published a comment article on the South China Morning Post on Tuesday (9th), indicating that Britain wanted to do business with Hong Kong, and reiterated that the British government had set a one -time policy of China. "Steady and constructive" contact. However, he also emphasized that when Beijing violated its international commitment or infringement of human rights, Britain will adhere to value and clearly take action.</text:p>
      <text:p text:style-name="P4">
Johnson's argument implemented a speech on China by British Foreign Minister JamesCleverly, emphasizing that Britain should have a "stable and constructive" contact with China, but at the same time facing China's authoritarianism.</text:p>
      <text:p text:style-name="P4">
<draw:frame draw:style-name="fr1" draw:name="Image154" text:anchor-type="as-char" svg:width="6.9236in" svg:height="4.036513in" draw:z-index="0">
<draw:image xlink:href="../Images/rfamandarin/2023-05-09T14-46-00-04-00/000001.png" xlink:type="simple" xlink:show="embed" xlink:actuate="onLoad" draw:mime-type="image/png"/>
</draw:frame>
Dominic Johnson (also translated Zhuang Dunwen) to visit the Hong Kong Science and Technology Enterprise Base Digital Port.(Johnson Twitter Screenshot)  <text:a xlink:type="simple" xlink:href="https://www.rfa.org/mandarin/yataibaodao/gangtai/al-05092023123343.html/fvna-9mwwampab.jpg" text:style-name="Internet_20_link" text:visited-style-name="Visited_20_Internet_20_Link">
</text:a>
From the perspective of Huang Weiguo, a Hong Kong international relations scholar who moved to the UK, the British government is eager to "talk about business and draw red lines". Actually, look at the number of foreign trade in the UK, China is still an important partner of Britain's foreign trade. With the economic and global influence of the United States, he has the ability to decompose with China and even form a opposition between the new cold war period with China, but It seems that Britain does not have this courage, conditions or ability to do it. "</text:p>
      <text:p text:style-name="P4">
He enumerated the example, the huge amount of funds brought by Chinese students alone have become an important source of income from British universities. The Britain has not yet closed the Confucius Institute in the country. Even local governments in cities such as Nottingham have rejected the call of Hong Kong people and cut off the relationship between sister cities in Chinese cities. You can only continue to follow the discipline.</text:p>
      <text:p text:style-name="P4">
However, Huang Weiguo added that even if the United Kingdom still wants to continue economic and trade relations with Hong Kong and China, it is impossible for Britain and China to return to the "Golden Age". It is impossible for the United Kingdom to intervene in its cutting -edge science and technology field, or to acquire the key to the British National Security. enterprise.</text:p>
      <text:p text:style-name="P4">
<text:span text:style-name="T4">
 Human Rights Organization: Do not oppose dialogue with China </text:span>
 <text:span text:style-name="T4">
** </text:span>
 What is the key to talk about?</text:p>
      <text:p text:style-name="P4">
Rogers welcomes Johnson's "red line" for British -China cooperation. He confirmed that he never opposed contact with China. He also agreed that Britain should talk to China. The question is how to contact? What should I talk to China?</text:p>
      <text:p text:style-name="P4">
He believes that Johnson, as a business official, should express his attention to businessmen Li Zhiying, not simply talking about business with businessmen Li Zhiying. However, the recent measures of the British government will only make the outside world think that the United Kingdom is too weak, not only failing to maintain the same consistent with allies in the United States, but even more backward than Canada, which dares to expel Chinese diplomats, and the European Union planned to sanction Chinese companies.</text:p>
      <text:p text:style-name="P4">
<draw:frame draw:style-name="fr1" draw:name="Image155" text:anchor-type="as-char" svg:width="6.9236in" svg:height="5.530766in" draw:z-index="0">
<draw:image xlink:href="../Images/rfamandarin/2023-05-09T14-46-00-04-00/000002.png" xlink:type="simple" xlink:show="embed" xlink:actuate="onLoad" draw:mime-type="image/png"/>
</draw:frame>
Dominic Johnson (also translated Zhuang Dunwen), the Minister of Commerce and Trade State,) Talking to investment with Li Ka -shing, the son of Hong Kong's richest man, Li Ka -shing.(Johnson Twitter Screenshot)  <text:a xlink:type="simple" xlink:href="https://www.rfa.org/mandarin/yataibaodao/gangtai/al-05092023123343.html/fvmqthfx0aax6h3.jpg" text:style-name="Internet_20_link" text:visited-style-name="Visited_20_Internet_20_Link">
</text:a>
</text:p>
      <text:p text:style-name="P4">
An important background of the mutual visits of British and Hong Kong officials is that Han Zheng, vice chairman of China, was invited to attend the crown ceremony of King Charles III in the UK. Chinese President Xi Jinping also issued a congratulatory message saying that China is willing to work with the British side, "enhance people's friendship, expand mutual benefit cooperation", and establish a stable and reciprocal Sino -British relations.</text:p>
      <text:p text:style-name="P4">
Reporter: Lv Xi Responsible Editor: Jiayuan.com Editor: He Fu</text:p>
      <text:p text:style-name="P4">
News Source: <text:a xlink:type="simple" xlink:href="https://www.rfa.org/mandarin/yataibaodao/gangtai/al-05092023123343.html" text:style-name="Internet_20_link" text:visited-style-name="Visited_20_Internet_20_Link">
https://www.rfa.org/mandarin/yataibaodao/gangtai/al-05092023123343.html</text:a>
</text:p>
      <!--NEWS-->
      <text:h text:style-name="P10" text:outline-level="1">
<text:span text:style-name="T4">
Nine people and other senior officials such as the Jihabald Terry of the Army of the Army died</text:span>
</text:h>
      <text:p text:style-name="P4">
Author: 联合早报 (Person)</text:p>
      <text:p text:style-name="P4">
Publisher: 联合早报 (Organization)</text:p>
      <text:p text:style-name="P4">
Published Time: 2023-05-09T14:48</text:p>
      <text:p text:style-name="P4">
Modified Time: 2023-05-09T15:12</text:p>
      <text:p text:style-name="P4">
Description: In the early morning of Tuesday (May 9th), the Israeli National Defense Force launched a air strike on multiple targets for the Palestinian Gaza Strip. The Gaza Strip Health Department said that air strikes have killed at least nine people. The Israeli National Defense Army issued a statement that day that the Islamic fighter plane against the Islamic Battle Group of Palestine ...</text:p>
      <text:p text:style-name="P4">
Videos: []</text:p>
      <text:p text:style-name="P4">
Audios: []</text:p>
      <text:p text:style-name="P4">
Images: []</text:p>
      <text:p text:style-name="P4">
Type: NewsArticle</text:p>
      <text:p text:style-name="P4">
Breadcrumbs: ['即时', '国际']</text:p>
      <text:p text:style-name="P4">
Keywords: ['以色列', '加沙', '巴勒斯坦', '加沙地带', '空袭', '以巴冲突']</text:p>
      <!--METADATA-->
      <text:p text:style-name="P4">
In the early morning of Tuesday (May 9th), the Israeli National Defense Force launched a air strike on multiple targets for the Palestinian Gaza Strip. The Gaza Strip Health Department said that air strikes have killed at least nine people.</text:p>
      <text:p text:style-name="P4">
The Israeli National Defense Army issued a statement on the same day that the Israeli fighter launched a target of the Islamic Battle Organization of the Palestinian Islamic Battle Organization, and the Army killed three senior officials of the jihad organization during the operation. The Islamic jilation organization issued a statement later, confirming that the three senior officials were killed by Israel.</text:p>
      <text:p text:style-name="P4">
The Gasha Strip is a 363 -square -kilometer area along the Mediterranean coast of the northeast of the Sinai Peninsula, located in the narrow area of the west coast of Palestine and the northeast of Sinai Peninsula. After World War II, in the United Nations plan, the Gaza Strip will set up a new Arab country on the west bank of the Jordan River. However, in 1948, the Arab coalition launched the Israeli war, and Gaza annexed Egypt, until the 6th war of 1967 was occupied by Israel. It is currently ruled by the Palestinian government.</text:p>
      <text:p text:style-name="P4">
News Source: <text:a xlink:type="simple" xlink:href="https://www.zaobao.com.sg/realtime/world/story20230509-1392554" text:style-name="Internet_20_link" text:visited-style-name="Visited_20_Internet_20_Link">
https://www.zaobao.com.sg/realtime/world/story20230509-1392554</text:a>
</text:p>
      <!--NEWS-->
      <text:h text:style-name="P10" text:outline-level="1">
<text:span text:style-name="T4">
Artificial intelligence expert prediction: 80 % of work will be replaced within a few years</text:span>
</text:h>
      <text:p text:style-name="P4">
Publisher: 法新社</text:p>
      <text:p text:style-name="P4">
Published Time: 2023-05-09T15:02:08+00:00</text:p>
      <text:p text:style-name="P4">
Modified Time: 2023-05-09T14:35:02+00:00</text:p>
      <text:p text:style-name="P4">
Description: (Agence France -Presse, Rio de Janeiro, 8th) Ben Gortzel, authoritative artificial intelligence (AI), said artificial intelligence may replace 80%of human work in the next few years, but he thinks this is not a bad th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6" text:anchor-type="as-char" svg:width="6.9236in" svg:height="3.617581in" draw:z-index="0">
<draw:image xlink:href="../Images/rficn/2023-05-09T15-02-08-00-00/000000.png" xlink:type="simple" xlink:show="embed" xlink:actuate="onLoad" draw:mime-type="image/png"/>
</draw:frame>
Agence France -Presse reported that Gezer, who was 56 years old and was born in Brazil, is a mathematician, cognitive scientist, and a well -known robot creator. He is currently the founder and CEO of SingularityNet. Its team specializes in the artificial wisdom with human cognitive ability.</text:p>
      <text:p text:style-name="P4">
He was interviewed by Agence France -Presse at the world's largest annual science and technology conference and Rio de Janeiro last week, Rio de Janeiro. Gezer, who has long hair and wearing a leopard denim hat, told AFP that he expected that AGI would come out in a few years, and he also opposed his recent expression of the sound of artificial intelligence research.</text:p>
      <text:p text:style-name="P4">
When asked how far from AGI, Gatele answered, if we want the machine to be as smart as humans, and when facing the same flexibility when facing unknown conditions, we must make significant Leap forward.</text:p>
      <text:p text:style-name="P4">
"We haven't achieved this goal yet, but I think there is reason to believe that we have only a few years left for this goal, instead of decades."</text:p>
      <text:p text:style-name="P4">
As for the controversy and risks caused by artificial intelligence such as ChatGPT, Gatele does not think that related research should be suspended for this. "These AI systems are very interesting, but they do not have the ability of AGI like humans. Period reasoning, it is impossible to create new things beyond the scope of learning materials. "</text:p>
      <text:p text:style-name="P4">
Gatele said, "People are advised to suspend the development of AI because they may spread the error message. I think this statement is very strange." If this logic is based on this logic, "Why can't it be prohibited from the Internet? On the one hand, it provides huge amounts of information, on the other hand, spread nonsense and error messages. "</text:p>
      <text:p text:style-name="P4">
Gatele emphasized, "I think we should have a free society. Just like the Internet should not be prohibited, we should not prohibit AI."</text:p>
      <text:p text:style-name="P4">
In response to AI's threat to replace human work, Gatele said, "According to my speculation, about 80 % of human work will be replaced without AGI." He mentioned that he did not refer to products like ChatGPT. Instead, it refers to a similar system that will appear in the next few years.</text:p>
      <text:p text:style-name="P4">
Gatele pointed out, "I don't think this will pose a threat, but this is a good thing. In addition to working for a living, people can find more meaningful things to do." He also believes that almost all documents should be automated.</text:p>
      <text:p text:style-name="P4">
According to Gezerel, the transition period is a problem, and he does not know how to solve all social problems when AI is eliminated one after another.</text:p>
      <text:p text:style-name="P4">
Regarding the contribution of robots to today's society, Gatele took the robotic nurse Grace (Grace), who had just appeared at the Rio Summit as an example. In the environment of medical care, food and big screen TV, their health is not bad, but they lack emotional and social support. "</text:p>
      <text:p text:style-name="P4">
He said that if the robot is introduced into these institutions, the robot will be able to answer questions, listen to stories, assist the elderly and children to call, or shop online. This can improve people's lives. "After progressing to AGI, they will be better partners. ","</text:p>
      <text:p text:style-name="P4">
"In this way, the job shortage of human work will not be replaced, because there are basically no enough people to engage in nursing -related work." He believes that robots have a market in education and housekeeping services.</text:p>
      <text:p text:style-name="P4">
As for what specifications are required, to ensure a positive impact of AI. Gatele pointed out that "the society needs to develop the positive use of AI, and related management also requires people to participate." He believes that the main problem is that companies funding AI research do not care if they want " "Doing good", they only care about how to maximize the value of shareholders.</text:p>
      <text:p text:style-name="P4">
News Source: <text:a xlink:type="simple" xlink:href="https://www.rfi.fr/cn/%E7%BC%A4%E7%BA%B7%E4%B8%96%E7%95%8C/20230509-%E4%BA%BA%E5%B7%A5%E6%99%BA%E6%85%A7%E4%B8%93%E5%AE%B6%E9%A2%84%E6%B5%8B-8%E6%88%90%E5%B7%A5%E4%BD%9C%E5%B0%86%E5%9C%A8%E6%95%B0%E5%B9%B4%E5%86%85%E8%A2%AB%E5%8F%96%E4%BB%A3" text:style-name="Internet_20_link" text:visited-style-name="Visited_20_Internet_20_Link">
https://www.rfi.fr/cn/%E7%BC%A4%E7%BA%B7%E4%B8%96%E7%95%8C/20230509-%E4%BA%BA%E5%B7%A5%E6%99%BA%E6%85%A7%E4%B8%93%E5%AE%B6%E9%A2%84%E6%B5%8B-8%E6%88%90%E5%B7%A5%E4%BD%9C%E5%B0%86%E5%9C%A8%E6%95%B0%E5%B9%B4%E5%86%85%E8%A2%AB%E5%8F%96%E4%BB%A3</text:a>
</text:p>
      <!--NEWS-->
      <text:h text:style-name="P10" text:outline-level="1">
<text:span text:style-name="T4">
What is wrong with the global alertness of the global alertness?</text:span>
</text:h>
      <text:p text:style-name="P4">
Author: None</text:p>
      <text:p text:style-name="P4">
Publisher: Radio Free Asia (Organization)</text:p>
      <text:p text:style-name="P4">
Published Time: 2023-05-09T15:05:00-04:00</text:p>
      <text:p text:style-name="P4">
Modified Time: 2023-05-09T15:43:04-04:00</text:p>
      <text:p text:style-name="P4">
Description: None</text:p>
      <text:p text:style-name="P4">
Videos: []</text:p>
      <text:p text:style-name="P4">
Audios: ["<text:a xlink:type="simple" xlink:href="https://www.rfa.org/mandarin/yataibaodao/junshiwaijiao/jw-05092023120047.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57" text:anchor-type="as-char" svg:width="6.9236in" svg:height="4.600844in" draw:z-index="0">
<draw:image xlink:href="../Images/rfamandarin/2023-05-09T15-05-00-04-00/000000.png" xlink:type="simple" xlink:show="embed" xlink:actuate="onLoad" draw:mime-type="image/png"/>
</draw:frame>
On March 21, 2023, in a newspaper stall in Beijing, the newspaper published Xi Jinping's meeting with Putin as the front page. <text:a xlink:type="simple" xlink:href="https://www.rfa.org/mandarin/yataibaodao/junshiwaijiao/jw-05092023120047.html/@@images/image" text:style-name="Internet_20_link" text:visited-style-name="Visited_20_Internet_20_Link">
</text:a>
Agencence France -Presse <text:a xlink:type="simple" xlink:href="https://www.rfa.org/mandarin/yataibaodao/junshiwaijiao/jw-05092023120047.html/@@stream" text:style-name="Internet_20_link" text:visited-style-name="Visited_20_Internet_20_Link">
</text:a>
After the epidemic, China strived to restore economic revitalization of international influence. However, the outside world noticed that a series of diplomatic and internal affairs measures in Beijing caused alert to various countries. Some scholars have pointed out that Xi Jinping's national strategy is "security overwhelming everything", which has seriously affected the improvement of China's diplomatic image and economic recovery.</text:p>
      <text:p text:style-name="P4">
<text:span text:style-name="T4">
<text:span text:style-name="T5">
 <text:a xlink:type="simple" xlink:href="https://www.rfa.org/mandarin/Xinwen/cmh1-05082023213921.html" text:style-name="Internet_20_link" text:visited-style-name="Visited_20_Internet_20_Link">
</text:a>
</text:span>
</text:span>
<text:a xlink:type="simple" xlink:href="https://www.rfa.org/mandarin/yataibaodao/renquanfazhi/gt1-05092023023844.html" text:style-name="Internet_20_link" text:visited-style-name="Visited_20_Internet_20_Link">
<text:span text:style-name="T4">
 China has set off a spy -catching domestic consulting company first </text:span>
</text:a>
  * <text:span text:style-name="T4">
<text:a xlink:type="simple" xlink:href="https://www.rfa.org/mandarin/yataibaodao/junshiwaijiao/jw-05082023123126.html" text:style-name="Internet_20_link" text:visited-style-name="Visited_20_Internet_20_Link">
 </text:a>
</text:span>
*<text:a xlink:type="simple" xlink:href="https://www.rfa.org/mandarin/yataibaodao/junshiwaijiao/kw-04272023125613.html" text:style-name="Internet_20_link" text:visited-style-name="Visited_20_Internet_20_Link">
<text:span text:style-name="T4">
 Chinese revised "Anti -Spy Law" Bain's search attracted the attention of the United States </text:span>
</text:a>
Reuters recently quoted analysts pointed out that China is increasingly concerned about its national security and exacerbating competition with the United States. This may damage China's efforts to re -contact with the world after the control of the epidemic, thereby transforming into a "new era" that isolated from the international community. Essence</text:p>
      <text:p text:style-name="P4">
The outside world has noticed that in recent months, Beijing has adopted a series of seemingly contradictory diplomatic and business measures, including trying to mediate the Russian and Ukraine War, but close to Russia; invite multiple national politics to visit Beijing, but upgrade the tension of the Taiwan Strait; Foreign capital has expanded the scope of the "Anti -Spy Law" while strengthening information review.</text:p>
      <text:p text:style-name="P4">
The plan to revitalize the economy, even if China tries to play the role of mediation in the Russia and Ukraine War to consolidate its geopolitical status. He said: "Although Chinese vocalists are about to be open to the public, it has gradually closed."</text:p>
      <text:p text:style-name="P4">
<draw:frame draw:style-name="fr1" draw:name="Image158" text:anchor-type="as-char" svg:width="6.9236in" svg:height="4.635567in" draw:z-index="0">
<draw:image xlink:href="../Images/rfamandarin/2023-05-09T15-05-00-04-00/000001.png" xlink:type="simple" xlink:show="embed" xlink:actuate="onLoad" draw:mime-type="image/png"/>
</draw:frame>
On March 21, 2023, Putin and Xi Jinping ended Russia -China talks in Moscow. (Reuters) [] <text:a xlink:type="simple" xlink:href="https://www.rfa.org/mandarin/yataibaodao/junshiwaijiao/jw-05092023120047.html/2023-03-21t194822z_165383605_rc2jyz9krr40_rtrmadp_3_china-russia-diplomacy-xi-putin.jpg" text:style-name="Internet_20_link" text:visited-style-name="Visited_20_Internet_20_Link">
</text:a>
Wang Juntao, a Chinese political scholar in the United States, told this station that since Xi Jinping came to power, all his measures are against the world trend. If you do not adhere to "safely overwhelming everything", or even sacrificing diplomatic and economy as a price, Xi Jinping's dominance will be able Posted by: "When Xi Jinping must protect his dictatorship, it is necessary to overwhelm security rules. If this normal communication is allowed, it is really difficult to maintain his dictatorship, and his governance status will be threatened. Because (China) Without a sound legitimate rights and interests of the rule of law to protect citizens, the security department abuses its own power to do something. "</text:p>
      <text:p text:style-name="P4">
Wang Juntao also pointed out that although countries around the world have their own national security strategies, the biggest problem in China is the concept of generalization of "security", which qualitatively affects normal communication behaviors to threaten national security and abuse law enforcement power.</text:p>
      <text:p text:style-name="P4">
At the 20th National Congress of the Communist Party of China last year, Xi Jinping, who successfully obtained the "three re -election" of the President of the State, publicly emphasized that it is necessary to unswervingly implement the overall national security outlook and the entire process of maintaining the national security throughout the party and the country.</text:p>
      <text:p text:style-name="P4">
At the same time, with the scope of the Chinese legislature expanding the anti -spy law, the optimism of the outside world's political pattern and economic prospects has gradually declined. Analysts told Reuters that China's diplomatic efforts to mediate the Russia -Ukraine War were for the purpose of competing with the United States. Researcher CharlesPatton, a researcher at the British Think Tank Geopoly Strategy Committee, even more straightforwardly pointed out: "Beijing does not care whether its mediation works ... importantly, this is an opportunity to describe the United States negatively."</text:p>
      <text:p text:style-name="P4">
Michaelbutler, a political scholar at Clarks University, also believes that China tries to test the Ukraine's determination to test the United States in Taiwan through the Ukrainian issue: "Xi Jinping pays special attention to measuring whether the United States will, and to how much, determined to defend Ukraine's Ukrainian. The sovereignty is exempted from Russian aggression. At the same time, it is publicly positioned in a sober rational voice, and the United States is positioned as an invader who loves leisure. "</text:p>
      <text:p text:style-name="P4">
Ye Yaoyuan, a professor at the International Research Lecture of St. Tommer University, analyzed in an interview with this station that since China chose to refuse to stand in the mainstream position to condemn Russia, its diplomatic status was questioned by the international community: "China said to mediate For the Western European countries, they are actually watching the Western European countries, and they will not feel that China is really doing this. "Ye Yaoyuan analyzed that China's diplomatic operations are actually competing with a large country in the United States. However, due to the close relationship between the two countries and trade, it cannot be completely decoupled in the short term. Action: "(Decompiled economic and trade) This needs a long time, which is a form of slowly moving forward. As long as it does not become a hot war, in the next ten years, we see that the more likely possibility is that the United States and China have approached 1950. Cold War situation. "</text:p>
      <text:p text:style-name="P4">
Ye Yaoyuan also pointed out that the CCP's decades of rule in China largely came from the positive results of its reform and opening up to receive the support of the middle and above classes. Once the strategy of "overwhelming everything" has hit the Chinese economic recovery, then the original group mentality of the CCP will quickly change, which will endanger its internal affairs stability.</text:p>
      <text:p text:style-name="P4">
It is generally believed that China ’s recent moves to promote economic recovery are also one of the efforts of Beijing's upgrading of competition in the United States. But what is the effect? Xi Jinping met with French President Macron in Beijing last month. The surface seemed to be calm. However, the subsequent large -scale Taiwan military exercises attracted the EU countries to express their stance and call for a strong stance to China.</text:p>
      <text:p text:style-name="P4">
Reporter: Jingwei Responsible Editor: He Ping.com Editor: He Fu</text:p>
      <text:p text:style-name="P4">
News Source: <text:a xlink:type="simple" xlink:href="https://www.rfa.org/mandarin/yataibaodao/junshiwaijiao/jw-05092023120047.html" text:style-name="Internet_20_link" text:visited-style-name="Visited_20_Internet_20_Link">
https://www.rfa.org/mandarin/yataibaodao/junshiwaijiao/jw-05092023120047.html</text:a>
</text:p>
      <!--NEWS-->
      <text:h text:style-name="P10" text:outline-level="1">
<text:span text:style-name="T4">
Strengthen coordination across the Atlantic Ocean to deal with Chinese challenges</text:span>
</text:h>
      <text:p text:style-name="P4">
Author: chinese@voanews.com (杨安)</text:p>
      <text:p text:style-name="P4">
Publisher: 美国之音中文网 (Type: NewsMediaOrganization)</text:p>
      <text:p text:style-name="P4">
Published Time: 2023-05-09T15:21:15+08:00</text:p>
      <text:p text:style-name="P4">
Modified Time: 2023-05-09 07:22:18Z</text:p>
      <text:p text:style-name="P4">
Description: In response to Chinese challenges, cooperation across the Atlantic Ocean is very important. Wendy Sherman, Deputy Secretary of State of the United States, talked with the EU Secretary -General Stefano Sannino on Monday and the EU. Methods. Secretary of State Antony Blinken, James Cleverly, will also meet with the visit to the visit to visit the British Foreign Minister James.</text:p>
      <text:p text:style-name="P4">
Videos: []</text:p>
      <text:p text:style-name="P4">
Images: []</text:p>
      <text:p text:style-name="P4">
Categories: ['欧洲', '美国', '中国']</text:p>
      <text:p text:style-name="P4">
Type: None</text:p>
      <!--METADATA-->
      <text:p text:style-name="P4">
Nonenone</text:p>
      <text:p text:style-name="P4">
News Source: <text:a xlink:type="simple" xlink:href="https://www.voachinese.com/a/us-eu-china-policy-coordination-20230509/7084772.html" text:style-name="Internet_20_link" text:visited-style-name="Visited_20_Internet_20_Link">
https://www.voachinese.com/a/us-eu-china-policy-coordination-20230509/7084772.html</text:a>
</text:p>
      <!--NEWS-->
      <text:h text:style-name="P10" text:outline-level="1">
<text:span text:style-name="T4">
The huge "pillar of the country" appeared in Los Angeles to call on people not to forget the "June 4th"</text:span>
</text:h>
      <text:p text:style-name="P4">
Author: None</text:p>
      <text:p text:style-name="P4">
Publisher: Radio Free Asia (Organization)</text:p>
      <text:p text:style-name="P4">
Published Time: 2023-05-09T15:24:00-04:00</text:p>
      <text:p text:style-name="P4">
Modified Time: 2023-05-09T15:49:46-04:00</text:p>
      <text:p text:style-name="P4">
Description: None</text:p>
      <text:p text:style-name="P4">
Videos: []</text:p>
      <text:p text:style-name="P4">
Audios: ["<text:a xlink:type="simple" xlink:href="https://www.rfa.org/mandarin/yataibaodao/gangtai/sc-0509202308182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59" text:anchor-type="as-char" svg:width="6.9236in" svg:height="4.980525in" draw:z-index="0">
<draw:image xlink:href="../Images/rfamandarin/2023-05-09T15-24-00-04-00/000000.png" xlink:type="simple" xlink:show="embed" xlink:actuate="onLoad" draw:mime-type="image/png"/>
</draw:frame>
Situation of this event. <text:a xlink:type="simple" xlink:href="https://www.rfa.org/mandarin/yataibaodao/gangtai/sc-05092023081823.html/@@images/image" text:style-name="Internet_20_link" text:visited-style-name="Visited_20_Internet_20_Link">
</text:a>
(Provided by boundary construction) <text:a xlink:type="simple" xlink:href="https://www.rfa.org/mandarin/yataibaodao/gangtai/sc-05092023081823.html/@@stream" text:style-name="Internet_20_link" text:visited-style-name="Visited_20_Internet_20_Link">
</text:a>
A giant poster with the theme of 9 meters, the theme of the Pillar OFSHAME sculpture with the June 4th Luck, and Montereypark, a Chinese gathering area in Los Angeles on May 7th and 8th. About a hundred local people held this poster on the afternoon of May 7, calling on people to not forget the "June 4th".</text:p>
      <text:p text:style-name="P4">
<text:span text:style-name="T4">
<text:span text:style-name="T5">
 <text:a xlink:type="simple" xlink:href="https://www.rfa.org/mandarin/yataibaodao/gangtai/gf2-05052023093445.html" text:style-name="Internet_20_link" text:visited-style-name="Visited_20_Internet_20_Link">
</text:a>
 </text:span>
*  * </text:span>
<text:a xlink:type="simple" xlink:href="https://www.rfa.org/mandarin/Xinwen/cmh2-05052023061538.html" text:style-name="Internet_20_link" text:visited-style-name="Visited_20_Internet_20_Link">
 </text:a>
**</text:p>
      <text:p text:style-name="P4">
<text:span text:style-name="T4">
 Post -90s and post -95s participating in the parade's feelings about June 4th </text:span>
</text:p>
      <text:p text:style-name="P4">
Xu Jufen, who participated in this parade, was a post -90s generation from Zhejiang. In an interview, she told reporters: "The" Pillar of Guo Yan "in the poster was recently demolished by the Hong Kong police, representing the Beijing authorities who want to erase all the memories of the Tiananmen Massacre. If you don't face history, you will never improve. So the more they want to cover up, the more the people we remember to stand up and let more people know. "</text:p>
      <text:p text:style-name="P4">
The Hong Kong police took away the "Pillar of Guo Yan" sculpture placed in Yuen Long, Hong Kong, in the name of evidence collection on May 5, saying that the sculpture was "an evidence that involved the crime of inciting others to subvert the state power." Previously, this sculpture was moved from the campus of the University of Hong Kong in 2021 and was stored in the Hong Kong Dajia Trust Center in Dapu, Hong Kong.</text:p>
      <text:p text:style-name="P4">
The parade was hosted by the National United Headquarters of the China Democratic Party. The people who participated in the parade shouted "the CCP slaughter the city, blood debt compensation", "don't forget the June 4th blood debt, investigated the responsibility of slaughtering the city" and "Hong Kong black police shameless" and other slogans, raised the giant with the theme of the "Pillar of the Guoying" and the June 4th slaughter theme. Poster, marching along the street at the local Chinese business center Ding Fatzi Square. In addition, people also displayed the poster on the local streets on May 7 and 8 on May 7th and 8th.</text:p>
      <text:p text:style-name="P4">
<draw:frame draw:style-name="fr1" draw:name="Image160" text:anchor-type="as-char" svg:width="6.9236in" svg:height="3.890296in" draw:z-index="0">
<draw:image xlink:href="../Images/rfamandarin/2023-05-09T15-24-00-04-00/000001.png" xlink:type="simple" xlink:show="embed" xlink:actuate="onLoad" draw:mime-type="image/png"/>
</draw:frame>
Situation of this event. (Provided by boundary construction) <text:a xlink:type="simple" xlink:href="https://www.rfa.org/mandarin/yataibaodao/gangtai/sc-05092023081823.html/m0509-sc2.jpeg" text:style-name="Internet_20_link" text:visited-style-name="Visited_20_Internet_20_Link">
</text:a>
Another participant in the parade, Liao Rong, 27, came from Chongqing and was a post -95s. She said that when she was in school, she didn't know what happened in June 4th, but only remembered a "political storm of spring and summer of 1989" in the historical book. Later, when she learned about the historical truth of the June 4th slaughter, she was very shocked: "This completely subverts my cognition of this country. I did not expect that the historical record that was a trivial historical record was a terrible massacre. . The government has used tanks and troops to be brutally suppressed for normal demands. "</text:p>
      <text:p text:style-name="P4">
<text:span text:style-name="T4">
 Event participant: The new generation of people must spread the truth </text:span>
</text:p>
      <text:p text:style-name="P4">
The giant poster used in this event was sent by the author of the "Pillar of Guo Yan", Danish sculptor JensgalSchiøt, and sent it to many cities such as New York, Los Angeles, San Francisco, Boston, USA. The poster with a height of more than 3 meters wide shows the image of "the pillar of the country", and has the four characters of the red "June Fourth Massacre" on the white background.</text:p>
      <text:p text:style-name="P4">
<draw:frame draw:style-name="fr1" draw:name="Image161" text:anchor-type="as-char" svg:width="6.9236in" svg:height="3.887636in" draw:z-index="0">
<draw:image xlink:href="../Images/rfamandarin/2023-05-09T15-24-00-04-00/000002.png" xlink:type="simple" xlink:show="embed" xlink:actuate="onLoad" draw:mime-type="image/png"/>
</draw:frame>
Giant posters are displayed on the street. (Provided by boundary construction) <text:a xlink:type="simple" xlink:href="https://www.rfa.org/mandarin/yataibaodao/gangtai/sc-05092023081823.html/m0509-sc3.png" text:style-name="Internet_20_link" text:visited-style-name="Visited_20_Internet_20_Link">
</text:a>
Liao Rong said that the Chinese authorities are erasing the memory of the June 4th: "As a post -95 college student, our generation is even a little bigger than me. This memory is lost. The pillar of the country is the best certificate of this history. The CCP confiscated the pillar of Guo Yan of the University of Hong Kong in the 34th anniversary of the June 4th, and wanted to completely erase the memory of Hong Kong people. "</text:p>
      <text:p text:style-name="P4">
In this event, many of the passenger vehicles whistle to the parade. However, there was also a man who spoke Chinese opposed the parade, saying that the parade "betrayed the ancestors" and had a fierce logging with the parade. In the corner, the man also took off his shirt to show the scar on his body, expressing a threat.</text:p>
      <text:p text:style-name="P4">
Zhang Ziyun, a member of the Democratic Party of China, told reporters that in the case of the CCP's negative and concealing the history of June 4th, the new generation of people has their own mission. He said: "We are the successors of their predecessors. Although their blood flows, we have to pick up the torch of June 4th. As the new successor, we must spread the truth all the time."</text:p>
      <text:p text:style-name="P4">
Reporter: Sun Cheng Responsible: Jiayuan.com Editor: He Fu</text:p>
      <text:p text:style-name="P4">
News Source: <text:a xlink:type="simple" xlink:href="https://www.rfa.org/mandarin/yataibaodao/gangtai/sc-05092023081823.html" text:style-name="Internet_20_link" text:visited-style-name="Visited_20_Internet_20_Link">
https://www.rfa.org/mandarin/yataibaodao/gangtai/sc-05092023081823.html</text:a>
</text:p>
      <!--NEWS-->
      <text:h text:style-name="P10" text:outline-level="1">
<text:span text:style-name="T4">
Argentina imports Chinese goods with RMB settlement experts: non -US dollarization</text:span>
</text:h>
      <text:p text:style-name="P4">
Author: None</text:p>
      <text:p text:style-name="P4">
Publisher: Radio Free Asia (Organization)</text:p>
      <text:p text:style-name="P4">
Published Time: 2023-05-09T15:28:00-04:00</text:p>
      <text:p text:style-name="P4">
Modified Time: 2023-05-09T15:35:0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2" text:anchor-type="as-char" svg:width="6.9236in" svg:height="4.612011in" draw:z-index="0">
<draw:image xlink:href="../Images/rfamandarin/2023-05-09T15-28-00-04-00/000000.png" xlink:type="simple" xlink:show="embed" xlink:actuate="onLoad" draw:mime-type="image/png"/>
</draw:frame>
After Argentina, after Brazil, it is announced that it will stop using the US dollar to pay goods imported from China and use RMB settlement. Reuters information picture</text:p>
      <text:p text:style-name="P4">
Chinese media recently reported frequently that Brazil, ASEAN and other countries have shifted to the use of RMB settlement in trade and financial transactions, reducing their dependence on the US dollar, reflecting the decline of the US dollar hegemony and confidence in China's economic development. Argentina has also launched a exchange transaction with China recently to pay directly imported from China by RMB. However, Argentina's folk financial sources pointed out that this is to allow Argentina to maintain the ability to import and export and export, not to the US dollar.</text:p>
      <text:p text:style-name="P4">
According to the Argentine Business Chronicle, Brazilian President Luiz Inácio Lulid Dasilva proposed in March to trade with the local currency to reduce the impact of the US dollar on the overall economy. Driven by this decision, in order to maintain the US dollar foreign exchange, Argentina launched RMB exchange transactions (SWAP, also known as swap transactions) in April, and has reduced half of the US dollar expenditure in April, equivalent to $ 187 million.</text:p>
      <text:p text:style-name="P4">
Argentine Economic Minister of Economic Minister Sergiomassa said the use of RMB can accelerate the rhythm of Chinese commodities in Argentina in the next few months, and the efficiency of related authorization will be higher. This also avoids excessive triangle trade, which has led to the US dollar out of Argentina.</text:p>
      <text:p text:style-name="P4">
At present, Argentina's currency derogatory and debt expires. Nunihecht, Argentina Heterodoxia Consultant, believes that the importance of the US dollar cannot be denied because Argentina's debt still needs to be repaid with the US dollar. China provided RMB settlement only facilitates the trade that imports Chinese goods in Argentina, and also allows the U.S. dollar base in the Argentine Central Bank to temporarily resolve it.</text:p>
      <text:p text:style-name="P4">
Editor -in -chief: Kaidi</text:p>
      <text:p text:style-name="P4">
News Source: <text:a xlink:type="simple" xlink:href="https://www.rfa.org/mandarin/Xinwen/6-05092023152628.html" text:style-name="Internet_20_link" text:visited-style-name="Visited_20_Internet_20_Link">
https://www.rfa.org/mandarin/Xinwen/6-05092023152628.html</text:a>
</text:p>
      <!--NEWS-->
      <text:h text:style-name="P10" text:outline-level="1">
<text:span text:style-name="T4">
Chen Zhaizhi's case again opened a number of democratic rights protection people who wanted to listen to it</text:span>
</text:h>
      <text:p text:style-name="P4">
Author: None</text:p>
      <text:p text:style-name="P4">
Publisher: Radio Free Asia (Organization)</text:p>
      <text:p text:style-name="P4">
Published Time: 2023-05-09T15:31:18-04:00</text:p>
      <text:p text:style-name="P4">
Modified Time: 2023-05-09T15:31: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3" text:anchor-type="as-char" svg:width="6.9236in" svg:height="3.88615in" draw:z-index="0">
<draw:image xlink:href="../Images/rfamandarin/2023-05-09T15-31-18-04-00/000000.png" xlink:type="simple" xlink:show="embed" xlink:actuate="onLoad" draw:mime-type="image/png"/>
</draw:frame>
Chen Zhaizhi, a retired teacher of Beijing University of Science and Technology. Interviewee mention/RFA information</text:p>
      <text:p text:style-name="P4">
According to the Rights Protection Network Information Center, Chen Zhaizhi, a retired teacher of Beijing University of Science and Technology, who was guilty and detained for more than 3 years, was re -tried on May 9th. Many Beijing democratic rights protection people wanted to hear. The trial situation is unclear.</text:p>
      <text:p text:style-name="P4">
This station has recently reported that Chen Zhaizhi was "added allegations" by the authorities this time, not re -trial cases.</text:p>
      <text:p text:style-name="P4">
The Rights Resources Network reported that Chen Zhaizhi was detained at the Detention Center in Haidian District, Beijing in February 2020 in February 2020. He had opened in March 2021 and has been detained for more than three years, but has not yet been sentenced.</text:p>
      <text:p text:style-name="P4">
In mid -February 2020, Chen Zhaizhi was arrested for his guilt. The confession of the epidemic container includes "Wuhan virus is not a Chinese virus, it is the CCP virus". He believes that this is the CCP's freedom of speech on political persecution and infringement of him, so he refuses to sign the interrogation transcript.</text:p>
      <text:p text:style-name="P4">
At present, the health of Chen Zhaizhi, who is over seventies, has worsening, and Alzheimer's disease is more serious, his thinking is unclear, and communication is difficult. Lawyers have applied for obtaining insurance for Chen Zhaizhi many times.</text:p>
      <text:p text:style-name="P4">
Editor -in -chief: Kaidi</text:p>
      <text:p text:style-name="P4">
News Source: <text:a xlink:type="simple" xlink:href="https://www.rfa.org/mandarin/Xinwen/7-05092023152950.html" text:style-name="Internet_20_link" text:visited-style-name="Visited_20_Internet_20_Link">
https://www.rfa.org/mandarin/Xinwen/7-05092023152950.html</text:a>
</text:p>
      <!--NEWS-->
      <text:h text:style-name="P10" text:outline-level="1">
<text:span text:style-name="T4">
Studies: Simple measures to give pregnant women can prevent millions of babies per year</text:span>
</text:h>
      <text:p text:style-name="P4">
Publisher: 法新社</text:p>
      <text:p text:style-name="P4">
Published Time: 2023-05-09T15:32:08+00:00</text:p>
      <text:p text:style-name="P4">
Modified Time: 2023-05-09T15:05:02+00:00</text:p>
      <text:p text:style-name="P4">
Description: (Agence France -Presse Paris, 9th) Research report released today shows that as long as countries in developing are developed, as long as pregnant women provide simple and cheap medical care measures, such as providing aspirin, more than 1 million fetuses can be prevented each year or Newborn earl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4" text:anchor-type="as-char" svg:width="6.9236in" svg:height="3.617581in" draw:z-index="0">
<draw:image xlink:href="../Images/rficn/2023-05-09T15-32-08-00-00/000000.png" xlink:type="simple" xlink:show="embed" xlink:actuate="onLoad" draw:mime-type="image/png"/>
</draw:frame>
International researchers issued by the report also estimated that about 1/4 of the global newborn facing premature birth or lack of weight at birth. Researchers said that there are almost no progress in such problems.</text:p>
      <text:p text:style-name="P4">
The research team calls for the care of the government and various organizations to increase the care of local pregnant women and infants during pregnancy and childbirth during 81 low -income countries.</text:p>
      <text:p text:style-name="P4">
According to a series of papers published in the British medical journal "Lancet", if 8 measures to obtain medical certificates and easy implementation in these countries can prevent more than 560,000 deaths.</text:p>
      <text:p text:style-name="P4">
These measures include providing micro -nutrients, protein or energy supply products for pregnant women, providing low -dose Aspirin or lutein receptor, education on smoking harm, and treatment of malaria, syphilis and urinary tract infections.</text:p>
      <text:p text:style-name="P4">
Studies have also found that if pregnant women can provide steroids and allow doctors to cut the baby's umbilical cord immediately when they are born, they can prevent more than 475,000 newborn deaths.</text:p>
      <text:p text:style-name="P4">
Researchers said that the implementation of these changes is expected to cost $ 1.1 billion (about NT $ 33.8 billion). Per Ashorn, the first author of the study and Professor of TampereUniversity, Finland, said that this is "insignificant compared to other sanitary planning funds."</text:p>
      <text:p text:style-name="P4">
Another author of the study and the University of London's London School of Hygiene and Tropicalmedicine, Joy Lawn, explained to the AFP that they used new definitions on premature birth or lack of weight newborns. Essence</text:p>
      <text:p text:style-name="P4">
Landan pointed out that it was traditionally judged whether the newborn was too light for the newborn, but this threshold was arbitrarily ordered in 1919. Today, the researchers have developed how to define the baby's birth "too early or too small" by analyzing 16,000 live production data from 2000 to 2020.</text:p>
      <text:p text:style-name="P4">
Researchers estimate that 35.3 million or 1/4 of babies born in 2020 are premature or too light, and they are classified as newly known as "Small Vulnerablenewborn".</text:p>
      <text:p text:style-name="P4">
Although most of these babies were born in South Asia and Sahara Desert southern Africa, Lange emphasized that each country is affected by such problems.</text:p>
      <text:p text:style-name="P4">
News Source: <text:a xlink:type="simple" xlink:href="https://www.rfi.fr/cn/%E7%BC%A4%E7%BA%B7%E4%B8%96%E7%95%8C/20230509-%E7%A0%94%E7%A9%B6-%E7%BB%99%E4%BA%88%E5%AD%95%E5%A6%87%E7%AE%80%E5%8D%95%E6%8E%AA%E6%96%BD-%E5%8F%AF%E9%A2%84%E9%98%B2%E6%AF%8F%E5%B9%B4%E7%99%BE%E4%B8%87%E5%A9%B4%E5%84%BF%E6%AD%BB%E4%BA%A1" text:style-name="Internet_20_link" text:visited-style-name="Visited_20_Internet_20_Link">
https://www.rfi.fr/cn/%E7%BC%A4%E7%BA%B7%E4%B8%96%E7%95%8C/20230509-%E7%A0%94%E7%A9%B6-%E7%BB%99%E4%BA%88%E5%AD%95%E5%A6%87%E7%AE%80%E5%8D%95%E6%8E%AA%E6%96%BD-%E5%8F%AF%E9%A2%84%E9%98%B2%E6%AF%8F%E5%B9%B4%E7%99%BE%E4%B8%87%E5%A9%B4%E5%84%BF%E6%AD%BB%E4%BA%A1</text:a>
</text:p>
      <!--NEWS-->
      <text:h text:style-name="P10" text:outline-level="1">
<text:span text:style-name="T4">
Wen Donghai visited the son of lawyer Yu Wensheng, who was detained, was taken to the police station for a transcript</text:span>
</text:h>
      <text:p text:style-name="P4">
Author: None</text:p>
      <text:p text:style-name="P4">
Publisher: Radio Free Asia (Organization)</text:p>
      <text:p text:style-name="P4">
Published Time: 2023-05-09T15:34:00-04:00</text:p>
      <text:p text:style-name="P4">
Modified Time: 2023-05-09T15:34:4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5" text:anchor-type="as-char" svg:width="6.9236in" svg:height="3.88615in" draw:z-index="0">
<draw:image xlink:href="../Images/rfamandarin/2023-05-09T15-34-00-04-00/000000.png" xlink:type="simple" xlink:show="embed" xlink:actuate="onLoad" draw:mime-type="image/png"/>
</draw:frame>
Hunan Rights Lawyer Wen Donghai. Wen Donghai's wife Zhou Youfang Twitter Picture</text:p>
      <text:p text:style-name="P4">
According to reports of the Rights Rights Network Information Center on the 9th, when Hunan Human Rights Lawyer Wen Donghai went to visit the son of lawyer Yu Wensheng who was detained on Tuesday, he was intercepted by unknown identity and robbed his mobile phone. After the alarm, the police forced Wen Donghai to take the transcript of the Yongding police station, and then were allowed to leave the police station.</text:p>
      <text:p text:style-name="P4">
The couple of Yu Wensheng and Xu Yan were criminally detained by the Beijing police on April 16 for "provoking trouble". The EU delegation in China had said through Twitter that Yu Wensheng and Xu Yan were detained by the Chinese authorities on their way to the EU delegation. They just reached the age of 18 and were at home with high school. They were accompanied by other family members. Previously, there were police guards at home and outside the door, and the outside world could not know its real situation.</text:p>
      <text:p text:style-name="P4">
The Rights Protection Network had previously reported that Song Yusheng and Peng Jian, two lawyers, went to Yu Wensheng's house on the 16th to visit his son, and wanted to sign a commission agreement with his son to act on the case, but was blocked by the police. Police said that Yu Wensheng did not want to hire a lawyer, and Xu Yan had found a lawyer himself.</text:p>
      <text:p text:style-name="P4">
Editor -in -chief: Kaidi</text:p>
      <text:p text:style-name="P4">
News Source: <text:a xlink:type="simple" xlink:href="https://www.rfa.org/mandarin/Xinwen/8-05092023153208.html" text:style-name="Internet_20_link" text:visited-style-name="Visited_20_Internet_20_Link">
https://www.rfa.org/mandarin/Xinwen/8-05092023153208.html</text:a>
</text:p>
      <!--NEWS-->
      <text:h text:style-name="P10" text:outline-level="1">
<text:span text:style-name="T4">
The United States will provide US $ 1.2 billion in military aid to Ukraine</text:span>
</text:h>
      <text:p text:style-name="P4">
Author: 联合早报 (Person)</text:p>
      <text:p text:style-name="P4">
Publisher: 联合早报 (Organization)</text:p>
      <text:p text:style-name="P4">
Published Time: 2023-05-09T15:43</text:p>
      <text:p text:style-name="P4">
Modified Time: 2023-05-09T15:49</text:p>
      <text:p text:style-name="P4">
Description: The U.S. plans to announce the provision of US $ 1.2 billion (about S $ 1.5 billion) for military assistance as soon as Tuesday (May 9), including air defense systems, ammunition and training funds. Reuters reports that an U.S. official said that Ukraine will get 155mm howitzers, anti -...</text:p>
      <text:p text:style-name="P4">
Videos: []</text:p>
      <text:p text:style-name="P4">
Audios: []</text:p>
      <text:p text:style-name="P4">
Images: []</text:p>
      <text:p text:style-name="P4">
Type: NewsArticle</text:p>
      <text:p text:style-name="P4">
Breadcrumbs: ['即时', '国际']</text:p>
      <text:p text:style-name="P4">
Keywords: ['美国', '乌克兰', '俄乌战争']</text:p>
      <!--METADATA-->
      <text:p text:style-name="P4">
The U.S. plans to announce the provision of US $ 1.2 billion (about S $ 1.5 billion) for military assistance as soon as Tuesday (May 9), including air defense systems, ammunition and training funds.</text:p>
      <text:p text:style-name="P4">
Reuters reports that U.S. officials say Ukraine will receive 155 mm grenades, anti -drone ammunition, satellite images, and various types of training funds.</text:p>
      <text:p text:style-name="P4">
This plan is paid by the Ukrainian Security Aid Program (USAI). This plan allows US President Biden government to purchase weapons from the industrial industry, rather than extracted from American weapons inventory.</text:p>
      <text:p text:style-name="P4">
News Source: <text:a xlink:type="simple" xlink:href="https://www.zaobao.com.sg/realtime/world/story20230509-1392667" text:style-name="Internet_20_link" text:visited-style-name="Visited_20_Internet_20_Link">
https://www.zaobao.com.sg/realtime/world/story20230509-1392667</text:a>
</text:p>
      <!--NEWS-->
      <text:h text:style-name="P10" text:outline-level="1">
<text:span text:style-name="T4">
The United States announced that it would provide another military assistance of Ukraine 37 billion yuan</text:span>
</text:h>
      <text:p text:style-name="P4">
Publisher: 法新社</text:p>
      <text:p text:style-name="P4">
Published Time: 2023-05-09T16:02:10+00:00</text:p>
      <text:p text:style-name="P4">
Modified Time: 2023-05-09T15:35:03+00:00</text:p>
      <text:p text:style-name="P4">
Description: (Agence France -Presse, Washington, 9th) The U.S. government announced today that it will implement a new solution for providing security aid of Ukraine $ 1.2 billion (about NT $ 37 billion) to strengthen Ukraine's air defense and provide more artillery shell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6" text:anchor-type="as-char" svg:width="6.9236in" svg:height="3.617581in" draw:z-index="0">
<draw:image xlink:href="../Images/rficn/2023-05-09T16-02-10-00-00/000000.png" xlink:type="simple" xlink:show="embed" xlink:actuate="onLoad" draw:mime-type="image/png"/>
</draw:frame>
The US Department of Defense issued a statement saying that the plan highlighted the United States' continued commitment to Ukraine, and will work hard to strengthen Ukraine's "important short -range combat power, including air defense systems and ammunition. "".</text:p>
      <text:p text:style-name="P4">
The above plan will be provided by the Ukraine Security Assistance Initiative (USAI). The U.S. President Biden government can use these funds to purchase military reserve from the defense industry instead of using the US inventory.</text:p>
      <text:p text:style-name="P4">
News Source: <text:a xlink:type="simple" xlink:href="https://www.rfi.fr/cn/%E5%9B%BD%E9%99%85%E6%8A%A5%E9%81%93/20230509-%E7%BE%8E%E5%9B%BD%E5%AE%A3%E5%B8%83%E5%86%8D%E6%8F%90%E4%BE%9B%E4%B9%8C%E5%85%8B%E5%85%B0370%E4%BA%BF%E5%85%83%E5%86%9B%E4%BA%8B%E6%8F%B4%E5%8A%A9" text:style-name="Internet_20_link" text:visited-style-name="Visited_20_Internet_20_Link">
https://www.rfi.fr/cn/%E5%9B%BD%E9%99%85%E6%8A%A5%E9%81%93/20230509-%E7%BE%8E%E5%9B%BD%E5%AE%A3%E5%B8%83%E5%86%8D%E6%8F%90%E4%BE%9B%E4%B9%8C%E5%85%8B%E5%85%B0370%E4%BA%BF%E5%85%83%E5%86%9B%E4%BA%8B%E6%8F%B4%E5%8A%A9</text:a>
</text:p>
      <!--NEWS-->
      <text:h text:style-name="P10" text:outline-level="1">
<text:span text:style-name="T4">
Putin: Russia is facing a "real war"</text:span>
</text:h>
      <text:p text:style-name="P4">
Author: 联合早报 (Person)</text:p>
      <text:p text:style-name="P4">
Publisher: 联合早报 (Organization)</text:p>
      <text:p text:style-name="P4">
Published Time: 2023-05-09T16:29</text:p>
      <text:p text:style-name="P4">
Modified Time: 2023-05-09T18:34</text:p>
      <text:p text:style-name="P4">
Description: Russian President Putin said that a "real war" against Russia is starting again and saying that West is trying to destroy his country. Reuters reports that as part of the Russian victory day celebration, Putin said on Tuesday (May 9) in the red field, saying ...</text:p>
      <text:p text:style-name="P4">
Videos: []</text:p>
      <text:p text:style-name="P4">
Audios: []</text:p>
      <text:p text:style-name="P4">
Images: []</text:p>
      <text:p text:style-name="P4">
Type: NewsArticle</text:p>
      <text:p text:style-name="P4">
Breadcrumbs: ['即时', '国际']</text:p>
      <text:p text:style-name="P4">
Keywords: ['俄罗斯', '乌克兰', '普京', '俄乌战争']</text:p>
      <!--METADATA-->
      <text:p text:style-name="P4">
Russian President Putin said that a "real war" against Russia is starting again and saying that West is trying to destroy his country.</text:p>
      <text:p text:style-name="P4">
Reuters reported that as part of the Russian victory day celebration, Putin said on Tuesday (May 9) in the Red Speaking that Russia hopes to see a peaceful future and say that the entire country supports the "" Special military operations ". Putin said that the West has forgotten the fact that the Soviet Union defeated Nazi Germany in 1945.</text:p>
      <text:p text:style-name="P4">
Putin pointed out in this anniversary of Russia in commemorating Russia's Second World War to defeat Nazi Germany that the world is at a key turning point, and they are fighting patriotism for their future.</text:p>
      <text:p text:style-name="P4">
He said: "Today, civilization is at a decisive turning point again. A real war against our motherland has begun. We have repelled international terrorism. We will protect Donald's residents and we will ensure our safety."</text:p>
      <text:p text:style-name="P4">
In a 10 -minute speech on the red field, Putin repeatedly repeatedly passed the familiar information he passed on the Ukrainian war in Russia for nearly 15 months. He said that "Western Globalist Elite" is sowing terrorism and aggressive nationalism, and the Ukrainian people have become the "hostage of national coup." He did not talk about the challenges facing Russia, and the Russian troops were preparing for the major counterattack expected by Ukraine. Putin did not outline any road to victory.</text:p>
      <text:p text:style-name="P4">
News Source: <text:a xlink:type="simple" xlink:href="https://www.zaobao.com.sg/realtime/world/story20230509-1392676" text:style-name="Internet_20_link" text:visited-style-name="Visited_20_Internet_20_Link">
https://www.zaobao.com.sg/realtime/world/story20230509-1392676</text:a>
</text:p>
      <!--NEWS-->
      <text:h text:style-name="P10" text:outline-level="1">
<text:span text:style-name="T4">
Former Prime Minister of Thailand Da Na: I hope to return to China before the birth of July</text:span>
</text:h>
      <text:p text:style-name="P4">
Author: 联合早报 (Person)</text:p>
      <text:p text:style-name="P4">
Publisher: 联合早报 (Organization)</text:p>
      <text:p text:style-name="P4">
Published Time: 2023-05-09T16:45</text:p>
      <text:p text:style-name="P4">
Modified Time: 2023-05-09T18:38</text:p>
      <text:p text:style-name="P4">
Description: Former Thai prime minister, Da Shin, said that he hopes to return to China in July this year. 73 -year -old Daxin said on Tuesday (May 9) and said in Twitter: "I seeks to obtain a license again. I decided to go home to visit my grandson before my birthday ... I have been separated from my family .. Then, then</text:p>
      <text:p text:style-name="P4">
Videos: []</text:p>
      <text:p text:style-name="P4">
Audios: []</text:p>
      <text:p text:style-name="P4">
Images: []</text:p>
      <text:p text:style-name="P4">
Type: NewsArticle</text:p>
      <text:p text:style-name="P4">
Breadcrumbs: ['即时', '国际']</text:p>
      <text:p text:style-name="P4">
Keywords: ['泰国', '达信']</text:p>
      <!--METADATA-->
      <text:p text:style-name="P4">
Former Thai prime minister, Da Shin, said that he hopes to return to China in July this year.</text:p>
      <text:p text:style-name="P4">
73 -year -old Daxin said on Tuesday (May 9) and said in Twitter: "I seek a license again. I decided to go home to visit my grandson before my birthday ... I have been separated from my family for 17 years .I'm already old."</text:p>
      <text:p text:style-name="P4">
Daxin will spend his 74th birthday on July 26. This is the second time he mentioned his hope to return to China this month.</text:p>
      <text:p text:style-name="P4">
<text:a xlink:type="simple" xlink:href="https://www.zaobao.com.sg/news/sea/story20230503-1390350" text:style-name="Internet_20_link" text:visited-style-name="Visited_20_Internet_20_Link">
</text:a>
; She is also a candidate for the Prime Minister of the Thai party.</text:p>
      <text:p text:style-name="P4">
When the Prime Minister of Thailand was questioned, the news that Daxin could return to China showed that "this depends on him, depending on the judicial system."</text:p>
      <text:p text:style-name="P4">
After Daxin, he said in Twitter that he would not "become the burden on the Thai party."</text:p>
      <text:p text:style-name="P4">
Daxin was the Prime Minister of Thailand in 2001 and was overthrown until 2006. He stayed in Dubai and London most of his time during exile.</text:p>
      <text:p text:style-name="P4">
News Source: <text:a xlink:type="simple" xlink:href="https://www.zaobao.com.sg/realtime/world/story20230509-1392679" text:style-name="Internet_20_link" text:visited-style-name="Visited_20_Internet_20_Link">
https://www.zaobao.com.sg/realtime/world/story20230509-1392679</text:a>
</text:p>
      <!--NEWS-->
      <text:h text:style-name="P10" text:outline-level="1">
<text:span text:style-name="T4">
"Asia Pacific Report" May 9, 2023 Audio</text:span>
</text:h>
      <text:p text:style-name="P4">
Author: None</text:p>
      <text:p text:style-name="P4">
Publisher: Radio Free Asia (Organization)</text:p>
      <text:p text:style-name="P4">
Published Time: 2023-05-09T17:01:38-04:00</text:p>
      <text:p text:style-name="P4">
Modified Time: 2023-05-09T17:01:38-04:00</text:p>
      <text:p text:style-name="P4">
Description: None</text:p>
      <text:p text:style-name="P4">
Videos: []</text:p>
      <text:p text:style-name="P4">
Audios: ["<text:a xlink:type="simple" xlink:href="https://www.rfa.org/mandarin/apr-audio/yp-0509202313160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7" text:anchor-type="as-char" svg:width="6.9236in" svg:height="3.88615in" draw:z-index="0">
<draw:image xlink:href="../Images/rfamandarin/2023-05-09T17-01-38-04-00/000000.png" xlink:type="simple" xlink:show="embed" xlink:actuate="onLoad" draw:mime-type="image/png"/>
</draw:frame>
 <text:a xlink:type="simple" xlink:href="https://www.rfa.org/mandarin/apr-audio/yp-05092023131604.html/@@images/image" text:style-name="Internet_20_link" text:visited-style-name="Visited_20_Internet_20_Link">
</text:a>
Free Asia Radio Drawing <text:a xlink:type="simple" xlink:href="https://www.rfa.org/mandarin/apr-audio/yp-05092023131604.html/@@stream" text:style-name="Internet_20_link" text:visited-style-name="Visited_20_Internet_20_Link">
</text:a>
The main content of this show:</text:p>
      <text:p text:style-name="P4">
1 . Canada and China expel diplomats, and relations between the two countries have deteriorated again;</text:p>
      <text:p text:style-name="P4">
2 . China ’s anti -spy newspaper operation upgrades, and many consulting companies have been investigated by the authorities;</text:p>
      <text:p text:style-name="P4">
3 . Official statistics show that China ’s trade with Russia has increased by more than 40 % from January to April;</text:p>
      <text:p text:style-name="P4">
4 . China ’s first“ single female frozen egg case ”in the second instance opened.</text:p>
      <text:p text:style-name="P4">
5 . President Tsai Ing -wen in Taiwan said that it will create a national team to respond to information security threats;</text:p>
      <text:p text:style-name="P4">
News Source: <text:a xlink:type="simple" xlink:href="https://www.rfa.org/mandarin/apr-audio/yp-05092023131604.html" text:style-name="Internet_20_link" text:visited-style-name="Visited_20_Internet_20_Link">
https://www.rfa.org/mandarin/apr-audio/yp-05092023131604.html</text:a>
</text:p>
      <!--NEWS-->
      <text:h text:style-name="P10" text:outline-level="1">
<text:span text:style-name="T4">
China Abba Foreign Minister jointly stated that Beijing's prospects for focusing on the "Belt and Road"</text:span>
</text:h>
      <text:p text:style-name="P4">
Author: chinese@voanews.com (杨安)</text:p>
      <text:p text:style-name="P4">
Publisher: 美国之音中文网 (Type: NewsMediaOrganization)</text:p>
      <text:p text:style-name="P4">
Published Time: 2023-05-09T17:04:35+08:00</text:p>
      <text:p text:style-name="P4">
Modified Time: 2023-05-09 09:04:35Z</text:p>
      <text:p text:style-name="P4">
Description: The joint statement of the Chinese Abbaste's Dialogue and the joint statement reiterated that the three parties supported Afghanistan to fully tap its potential for its regional interconnection hub; reiterated that it will promote the cooperation between the three parties of the Chinese Abbaste under the "Belt and Road" framework to promote the extension of the China -Pakistan Economic Corridor to Afghanistan.</text:p>
      <text:p text:style-name="P4">
Videos: []</text:p>
      <text:p text:style-name="P4">
Images: []</text:p>
      <text:p text:style-name="P4">
Categories: ['一带一路', '亚太', '中国']</text:p>
      <text:p text:style-name="P4">
Type: None</text:p>
      <!--METADATA-->
      <text:p text:style-name="P4">
Nonenone</text:p>
      <text:p text:style-name="P4">
News Source: <text:a xlink:type="simple" xlink:href="https://www.voachinese.com/a/china-pakistan-taliban-foreign-minister-meeting-20230509/7084816.html" text:style-name="Internet_20_link" text:visited-style-name="Visited_20_Internet_20_Link">
https://www.voachinese.com/a/china-pakistan-taliban-foreign-minister-meeting-20230509/7084816.html</text:a>
</text:p>
      <!--NEWS-->
      <text:h text:style-name="P10" text:outline-level="1">
<text:span text:style-name="T4">
China's intimidation of Canadian parliament members heated up and expels each other</text:span>
</text:h>
      <text:p text:style-name="P4">
Author: chinese@voanews.com (杨安)</text:p>
      <text:p text:style-name="P4">
Publisher: 美国之音中文网 (Type: NewsMediaOrganization)</text:p>
      <text:p text:style-name="P4">
Published Time: 2023-05-09T17:18:34+08:00</text:p>
      <text:p text:style-name="P4">
Modified Time: 2023-05-09 16:59:20Z</text:p>
      <text:p text:style-name="P4">
Description: Chinese diplomats suspected of participating in the threatening of Canadian parliamentarians have evolved into China and Canada to expel diplomats. A spokesman for the Chinese Ministry of Foreign Affairs announced on Tuesday (May 9) that the Canadian Consulate General Jennifer Lalonde in Shanghai was listed as "unpopular people" and asked him to leave China before May 13.</text:p>
      <text:p text:style-name="P4">
Videos: []</text:p>
      <text:p text:style-name="P4">
Images: []</text:p>
      <text:p text:style-name="P4">
Categories: ['美洲', '中国']</text:p>
      <text:p text:style-name="P4">
Type: None</text:p>
      <!--METADATA-->
      <text:p text:style-name="P4">
Nonenone</text:p>
      <text:p text:style-name="P4">
News Source: <text:a xlink:type="simple" xlink:href="https://www.voachinese.com/a/china-canada-expel-diplomats-20230509/7084820.html" text:style-name="Internet_20_link" text:visited-style-name="Visited_20_Internet_20_Link">
https://www.voachinese.com/a/china-canada-expel-diplomats-20230509/7084820.html</text:a>
</text:p>
      <!--NEWS-->
      <text:h text:style-name="P10" text:outline-level="1">
<text:span text:style-name="T4">
"Fighting Communist China" Governor of Florida has signed three bills such as restricting Chinese buying houses in a row</text:span>
</text:h>
      <text:p text:style-name="P4">
Author: chinese@voanews.com (金谷)</text:p>
      <text:p text:style-name="P4">
Publisher: 美国之音中文网 (Type: NewsMediaOrganization)</text:p>
      <text:p text:style-name="P4">
Published Time: 2023-05-09T17:40:18+08:00</text:p>
      <text:p text:style-name="P4">
Modified Time: 2023-05-09 09:40:18Z</text:p>
      <text:p text:style-name="P4">
Description: Ron Desantis, Governor of Florida, USA signed three bills on Monday (May 8, 2023), including restricting the application of real estate in Florida, tightening the application of Tiktok for short video applications and tiktok The establishment of a relationship between schools and China such as "receiving attention" is to curb the growing influence of Beijing.</text:p>
      <text:p text:style-name="P4">
Videos: []</text:p>
      <text:p text:style-name="P4">
Images: []</text:p>
      <text:p text:style-name="P4">
Categories: ['美国', '中国']</text:p>
      <text:p text:style-name="P4">
Type: None</text:p>
      <!--METADATA-->
      <text:p text:style-name="P4">
Nonenone</text:p>
      <text:p text:style-name="P4">
News Source: <text:a xlink:type="simple" xlink:href="https://www.voachinese.com/a/florida-governor-signs-bills-to-limit-beijing-influence-20230509/7084829.html" text:style-name="Internet_20_link" text:visited-style-name="Visited_20_Internet_20_Link">
https://www.voachinese.com/a/florida-governor-signs-bills-to-limit-beijing-influence-20230509/7084829.html</text:a>
</text:p>
      <!--NEWS-->
      <text:h text:style-name="P10" text:outline-level="1">
<text:span text:style-name="T4">
Studies: Deep sleep or relieving memory loss caused by Alzheimer's disease</text:span>
</text:h>
      <text:p text:style-name="P4">
Author: 联合早报 (Person)</text:p>
      <text:p text:style-name="P4">
Publisher: 联合早报 (Organization)</text:p>
      <text:p text:style-name="P4">
Published Time: 2023-05-09T17:50</text:p>
      <text:p text:style-name="P4">
Modified Time: 2023-05-09T18:51</text:p>
      <text:p text:style-name="P4">
Description: A new American study found that deep sleep can prevent Altzheimer's disease -related protein damage to the brain and may help relieve the loss of memory caused by the condition. Xinhua News Agency reported that deep sleep, also known as non -rapid eyesight and slow wave sleep. Previous studies have shown that deep sleep is healthy adult ...</text:p>
      <text:p text:style-name="P4">
Videos: []</text:p>
      <text:p text:style-name="P4">
Audios: []</text:p>
      <text:p text:style-name="P4">
Images: []</text:p>
      <text:p text:style-name="P4">
Type: NewsArticle</text:p>
      <text:p text:style-name="P4">
Breadcrumbs: ['即时', '国际']</text:p>
      <text:p text:style-name="P4">
Keywords: ['年长者', '阿尔茨海默症']</text:p>
      <!--METADATA-->
      <text:p text:style-name="P4">
A new American study found that deep sleep can prevent Altzheimer's disease -related protein damage to the brain and may help relieve the loss of memory caused by the condition.</text:p>
      <text:p text:style-name="P4">
Xinhua News Agency reported that deep sleep, also known as non -rapid eyesight and slow wave sleep. Earlier studies have shown that deep sleep is beneficial to the learning and memory ability of healthy adults. For patients with the same pathological indicators of Alzheimer's disease, the degree of cognitive ability can be very different, and deep sleep may be one of the mechanisms of brain anti -injury. Researchers at the University of California Berkeley published a paper in the new British "BMC Medicine" magazine that their new experiments provided evidence for the above theory.</text:p>
      <text:p text:style-name="P4">
Researchers said in the paper that a total of 62 healthy elderly people participated in the study. They had no dementia symptoms, but some of them had obvious β amyloid -like deposits in the brain. This deposition is considered to be the key factor in Alzheimer's disease, which can cause a series of abnormal reactions in the brain and cause neuron to be damaged.</text:p>
      <text:p text:style-name="P4">
The researchers monitored the brain waves during the sleeping process and performed memory tests after they woke up. It was found that for people with β amyloid -like protein deposits in the brain, people with a longer deep sleep time have better test results; if the brain does not have this protein deposition, the deep sleep time will not affect the results.</text:p>
      <text:p text:style-name="P4">
The "cognitive reserve" accumulated by education, exercise, and social channels can help the brain fight against damage and maintain cognitive ability. However, for Alzheimer's patients, most cognitive reserves are difficult to change and lack room for intervention. Researchers believe that deep sleep is a relatively easy to intervention factor, and new discovery means that improving sleep may relieve the condition.</text:p>
      <text:p text:style-name="P4">
News Source: <text:a xlink:type="simple" xlink:href="https://www.zaobao.com.sg/realtime/world/story20230509-1392696" text:style-name="Internet_20_link" text:visited-style-name="Visited_20_Internet_20_Link">
https://www.zaobao.com.sg/realtime/world/story20230509-1392696</text:a>
</text:p>
      <!--NEWS-->
      <text:h text:style-name="P10" text:outline-level="1">
<text:span text:style-name="T4">
Waiting and seeing US inflation data and increasing debt upper limit negotiated European stock trend divergent trends</text:span>
</text:h>
      <text:p text:style-name="P4">
Publisher: 法新社</text:p>
      <text:p text:style-name="P4">
Published Time: 2023-05-09T18:02:08+00:00</text:p>
      <text:p text:style-name="P4">
Modified Time: 2023-05-09T17:50:02+00:00</text:p>
      <text:p text:style-name="P4">
Description: (Agence France -Presse, London, 9th) Investors watched the latest US inflation data announced by this week, and the progress of the President Biden and Republican leaders to increase debt limi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8" text:anchor-type="as-char" svg:width="6.9236in" svg:height="3.617581in" draw:z-index="0">
<draw:image xlink:href="../Images/rficn/2023-05-09T18-02-08-00-00/000000.png" xlink:type="simple" xlink:show="embed" xlink:actuate="onLoad" draw:mime-type="image/png"/>
</draw:frame>
The London FTSE 100 Index fell 14.29 points or 0.18%, which was collected at 7764.09 points.</text:p>
      <text:p text:style-name="P4">
The Frankfurt DAX index rose slightly by 2.65 points or 0.02%, at 15955.48 points.</text:p>
      <text:p text:style-name="P4">
The Paris CAC 40 index fell 43.74 points or 0.59%to close 7397.17 points. (Translator: Chen Zhengyi)</text:p>
      <text:p text:style-name="P4">
News Source: <text:a xlink:type="simple" xlink:href="https://www.rfi.fr/cn/%E8%B4%A2%E7%BB%8F%E5%BF%AB%E8%AE%AF/20230509-%E8%A7%82%E6%9C%9B%E7%BE%8E%E9%80%9A%E8%86%A8%E6%95%B0%E6%8D%AE%E5%92%8C%E6%8F%90%E9%AB%98%E5%80%BA%E5%8A%A1%E4%B8%8A%E9%99%90%E5%8D%8F%E5%95%86-%E6%AC%A7%E8%82%A1%E8%B5%B0%E5%8A%BF%E5%88%86%E6%AD%A7" text:style-name="Internet_20_link" text:visited-style-name="Visited_20_Internet_20_Link">
https://www.rfi.fr/cn/%E8%B4%A2%E7%BB%8F%E5%BF%AB%E8%AE%AF/20230509-%E8%A7%82%E6%9C%9B%E7%BE%8E%E9%80%9A%E8%86%A8%E6%95%B0%E6%8D%AE%E5%92%8C%E6%8F%90%E9%AB%98%E5%80%BA%E5%8A%A1%E4%B8%8A%E9%99%90%E5%8D%8F%E5%95%86-%E6%AC%A7%E8%82%A1%E8%B5%B0%E5%8A%BF%E5%88%86%E6%AD%A7</text:a>
</text:p>
      <!--NEWS-->
      <text:h text:style-name="P10" text:outline-level="1">
<text:span text:style-name="T4">
Japan and South Korea plan to share real -time information on North Korea's launching missiles through the US radar system</text:span>
</text:h>
      <text:p text:style-name="P4">
Author: chinese@voanews.com (金谷)</text:p>
      <text:p text:style-name="P4">
Publisher: 美国之音中文网 (Type: NewsMediaOrganization)</text:p>
      <text:p text:style-name="P4">
Published Time: 2023-05-09T18:02:55+08:00</text:p>
      <text:p text:style-name="P4">
Modified Time: 2023-05-09 10:02:55Z</text:p>
      <text:p text:style-name="P4">
Description: According to people familiar with the matter, Japan and South Korea are expected to agree to connect their respective radars through the US system at the beginning of next month to share real -time information about North Korean launch ballistic missiles.</text:p>
      <text:p text:style-name="P4">
Videos: []</text:p>
      <text:p text:style-name="P4">
Images: []</text:p>
      <text:p text:style-name="P4">
Categories: ['亚太', '美国', '军事', '朝鲜半岛局势']</text:p>
      <text:p text:style-name="P4">
Type: None</text:p>
      <!--METADATA-->
      <text:p text:style-name="P4">
Nonenone</text:p>
      <text:p text:style-name="P4">
News Source: <text:a xlink:type="simple" xlink:href="https://www.voachinese.com/a/japan-and-south-korea-to-link-their-us-radar-systems-20230509/7084848.html" text:style-name="Internet_20_link" text:visited-style-name="Visited_20_Internet_20_Link">
https://www.voachinese.com/a/japan-and-south-korea-to-link-their-us-radar-systems-20230509/7084848.html</text:a>
</text:p>
      <!--NEWS-->
      <text:h text:style-name="P10" text:outline-level="1">
<text:span text:style-name="T4">
Eastern Ukrainian artillery fire violently a French France -France -France -France -France -France -France -France -France</text:span>
</text:h>
      <text:p text:style-name="P4">
Publisher: 法新社</text:p>
      <text:p text:style-name="P4">
Published Time: 2023-05-09T20:02:09+00:00</text:p>
      <text:p text:style-name="P4">
Modified Time: 2023-05-09T19:35:01+00:00</text:p>
      <text:p text:style-name="P4">
Description: (Agence France -Presse, Chasicoviar, Ukraine, 9th) Agence France -Presse said that Agence France -Presse reporter Arman Soldin (Chasiv ... Chasiv ... Chasiv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9" text:anchor-type="as-char" svg:width="6.9236in" svg:height="3.617581in" draw:z-index="0">
<draw:image xlink:href="../Images/rficn/2023-05-09T20-02-09-00-00/000000.png" xlink:type="simple" xlink:show="embed" xlink:actuate="onLoad" draw:mime-type="image/png"/>
</draw:frame>
Soin's job is a film analyst. This tragedy occurred at around 4.30 pm at the point of the town of Chasicova.</text:p>
      <text:p text:style-name="P4">
When the French new community team was with a group of Ukraine, he was attacked by the Grad rocket launcher. A rocket launcher fell near the 32 -year -old Soindin. Soindin was killed on the spot, and the members of the French new community team were injured.</text:p>
      <text:p text:style-name="P4">
Sarajevo, the capital of Bostinia, is a French national. After Russia's full invasion of Ukraine on February 24 last year, he was the first member of the Agence France -Presse for interview team to be sent to Ukraine, and arrived in Ukraine the next day.</text:p>
      <text:p text:style-name="P4">
According to the REPORTERS Without Borders and the Comater For the Protection ofjournalist, the media team of the Russian and Ukraine, including Sohin, has been killed so far.</text:p>
      <text:p text:style-name="P4">
The town of Chasicial is located near Bakhmut, eastern Ukraine.</text:p>
      <text:p text:style-name="P4">
News Source: <text:a xlink:type="simple" xlink:href="https://www.rfi.fr/cn/%E5%9B%BD%E9%99%85%E6%8A%A5%E9%81%93/20230509-%E4%B9%8C%E5%85%8B%E5%85%B0%E4%B8%9C%E9%83%A8%E7%82%AE%E7%81%AB%E7%8C%9B%E7%83%88-%E4%B8%80%E6%B3%95%E6%96%B0%E7%A4%BE%E8%AE%B0%E8%80%85%E6%AE%89%E8%81%8C" text:style-name="Internet_20_link" text:visited-style-name="Visited_20_Internet_20_Link">
https://www.rfi.fr/cn/%E5%9B%BD%E9%99%85%E6%8A%A5%E9%81%93/20230509-%E4%B9%8C%E5%85%8B%E5%85%B0%E4%B8%9C%E9%83%A8%E7%82%AE%E7%81%AB%E7%8C%9B%E7%83%88-%E4%B8%80%E6%B3%95%E6%96%B0%E7%A4%BE%E8%AE%B0%E8%80%85%E6%AE%89%E8%81%8C</text:a>
</text:p>
      <!--NEWS-->
      <text:h text:style-name="P10" text:outline-level="1">
<text:span text:style-name="T4">
Iranian Americans won the Pulitzer Drama Award</text:span>
</text:h>
      <text:p text:style-name="P4">
Author: chinese@voanews.com (美国之音)</text:p>
      <text:p text:style-name="P4">
Publisher: 美国之音中文网 (Type: NewsMediaOrganization)</text:p>
      <text:p text:style-name="P4">
Published Time: 2023-05-09T20:20:51+08:00</text:p>
      <text:p text:style-name="P4">
Modified Time: 2023-05-09 12:20:51Z</text:p>
      <text:p text:style-name="P4">
Description: Iranian American Sandoli Tuxi won the Pulitzer Drama Award for his drama "English" on Monday (May 8). The plot of the play took place in Tehran in 2008, and four Iranian adults were preparing an English level of English. It tries to explore how family separation and travel restrictions to promote them to learn a new language, and how this may change their identity.</text:p>
      <text:p text:style-name="P4">
Videos: []</text:p>
      <text:p text:style-name="P4">
Images: []</text:p>
      <text:p text:style-name="P4">
Categories: ['美国', '中东', '新闻自由']</text:p>
      <text:p text:style-name="P4">
Type: None</text:p>
      <!--METADATA-->
      <text:p text:style-name="P4">
Nonenone</text:p>
      <text:p text:style-name="P4">
News Source: <text:a xlink:type="simple" xlink:href="https://www.voachinese.com/a/iranian-american-wins-pulitzer-prize-20230509/7084915.html" text:style-name="Internet_20_link" text:visited-style-name="Visited_20_Internet_20_Link">
https://www.voachinese.com/a/iranian-american-wins-pulitzer-prize-20230509/7084915.html</text:a>
</text:p>
      <!--NEWS-->
      <text:h text:style-name="P10" text:outline-level="1">
<text:span text:style-name="T4">
The scale of military parade of Moscow's victory is narrowed, and Putin accuses the West of the launch of "real war" to Russia</text:span>
</text:h>
      <text:p text:style-name="P4">
Author: chinese@voanews.com (松仁)</text:p>
      <text:p text:style-name="P4">
Publisher: 美国之音中文网 (Type: NewsMediaOrganization)</text:p>
      <text:p text:style-name="P4">
Published Time: 2023-05-09T21:18:15+08:00</text:p>
      <text:p text:style-name="P4">
Modified Time: 2023-05-09 13:18:15Z</text:p>
      <text:p text:style-name="P4">
Description: Russian President Putin said on Tuesday (May 9) that the West "has no restrained ambitions, arrogance, and evasion of punishment" is promoting a "real war" against Russia. Russia held a military parade to commemorate the 78th anniversary of the victory of the Patriotic War at the Red Square in Moscow on Tuesday. On the same day, the Russian -Russian army launched a large -scale missile attack against Ukraine.</text:p>
      <text:p text:style-name="P4">
Videos: []</text:p>
      <text:p text:style-name="P4">
Images: []</text:p>
      <text:p text:style-name="P4">
Categories: ['欧洲', '军事', '乌克兰局势']</text:p>
      <text:p text:style-name="P4">
Type: None</text:p>
      <!--METADATA-->
      <text:p text:style-name="P4">
Nonenone</text:p>
      <text:p text:style-name="P4">
News Source: <text:a xlink:type="simple" xlink:href="https://www.voachinese.com/a/putin-tells-wwii-event-west-is-waging-a-real-war-on-russia-050923/7085036.html" text:style-name="Internet_20_link" text:visited-style-name="Visited_20_Internet_20_Link">
https://www.voachinese.com/a/putin-tells-wwii-event-west-is-waging-a-real-war-on-russia-050923/7085036.html</text:a>
</text:p>
      <!--NEWS-->
      <text:h text:style-name="P10" text:outline-level="1">
<text:span text:style-name="T4">
Be wary of US think tanks? Beijing restricts overseas institutions to obtain Chinese data</text:span>
</text:h>
      <text:p text:style-name="P4">
Author: chinese@voanews.com (高锋)</text:p>
      <text:p text:style-name="P4">
Publisher: 美国之音中文网 (Type: NewsMediaOrganization)</text:p>
      <text:p text:style-name="P4">
Published Time: 2023-05-09T21:30:32+08:00</text:p>
      <text:p text:style-name="P4">
Modified Time: 2023-05-09 13:30:32Z</text:p>
      <text:p text:style-name="P4">
Description: The Chinese authorities have recently decided to ban foreign institutions from access to China's main databases. The Wall Street Journal stated that the decision of the Chinese authorities may be related to reports that some overseas think tanks expressed by some overseas think tanks to a certain extent. Some scholars believe that this will force overseas scholars to understand China through foreign language databases, which may deepen foreign misunderstandings about China. However, some analysts believe that China's database contains many false data and cannot reflect the real situation, so its actual impact may not be as large as the outside world.</text:p>
      <text:p text:style-name="P4">
Videos: []</text:p>
      <text:p text:style-name="P4">
Images: []</text:p>
      <text:p text:style-name="P4">
Categories: ['中国', '美国']</text:p>
      <text:p text:style-name="P4">
Type: None</text:p>
      <!--METADATA-->
      <text:p text:style-name="P4">
Nonenone</text:p>
      <text:p text:style-name="P4">
News Source: <text:a xlink:type="simple" xlink:href="https://www.voachinese.com/a/access-to-chinese-databases-tightened-for-foreign-think-tanks-050923/7084992.html" text:style-name="Internet_20_link" text:visited-style-name="Visited_20_Internet_20_Link">
https://www.voachinese.com/a/access-to-chinese-databases-tightened-for-foreign-think-tanks-050923/7084992.html</text:a>
</text:p>
      <!--NEWS-->
      <text:h text:style-name="P10" text:outline-level="1">
<text:span text:style-name="T4">
Australian relaxation of immigration regulations fills skills shortage</text:span>
</text:h>
      <text:p text:style-name="P4">
Author: 联合早报 (Person)</text:p>
      <text:p text:style-name="P4">
Publisher: 联合早报 (Organization)</text:p>
      <text:p text:style-name="P4">
Published Time: 2023-05-09T21:40</text:p>
      <text:p text:style-name="P4">
Modified Time: 2023-05-09T21:50</text:p>
      <text:p text:style-name="P4">
Description: The Australian government announced the reform of the immigration system in response to the issue of serious labor. New changes include the opportunity to obtain a permanent residence right with a temporary visa; some foreign students can also work in Australia for a longer time after graduation. The Australian government was on Tuesday (May 9) in ...</text:p>
      <text:p text:style-name="P4">
Videos: []</text:p>
      <text:p text:style-name="P4">
Audios: []</text:p>
      <text:p text:style-name="P4">
Images: []</text:p>
      <text:p text:style-name="P4">
Type: NewsArticle</text:p>
      <text:p text:style-name="P4">
Breadcrumbs: ['即时', '国际']</text:p>
      <text:p text:style-name="P4">
Keywords: ['澳大利亚', '移民政策']</text:p>
      <!--METADATA-->
      <text:p text:style-name="P4">
The Australian government announced the reform of the immigration system in response to the issue of serious labor. New changes include the opportunity to obtain a permanent residence right with a temporary visa; some foreign students can also work in Australia for a longer time after graduation.</text:p>
      <text:p text:style-name="P4">
The Australian government stated in the budget on Tuesday (May 9): "The reform of the immigration system will ensure that it meets the national interests of Australia and make up for the skills and capabilities of Australian workers."</text:p>
      <text:p text:style-name="P4">
The government has raised the number of people in the fiscal year as of the fiscal year as of the fiscal year as of June. From the estimated 235,000 people in October, it has greatly raised significantly to 400,000. The expected net immigration expectations in the next fiscal year will also be adjusted from 235,000 to 315,000.</text:p>
      <text:p text:style-name="P4">
Australia implemented during the popularity of crown diseases <text:a xlink:type="simple" xlink:href="https://www.zaobao.com/realtime/world/story20221129-1338523" text:style-name="Internet_20_link" text:visited-style-name="Visited_20_Internet_20_Link">
</text:a>
, Keep the mortality of the local crown disease at a low level, but at the same time, it has also caused foreign workers to enter the country for nearly two years, and the problem of labor shortage has become serious.</text:p>
      <text:p text:style-name="P4">
According to the reform system, the number of permanent immigrants will remain at 190,000, of which 70%will be assigned to technical immigrants.</text:p>
      <text:p text:style-name="P4">
At present, there are about 124,000 workers who hold temporary skills shortages in Australia, and now they can apply for permanent residence rights.</text:p>
      <text:p text:style-name="P4">
Foreign students who have completed their studies in Australian higher education institutions will allow more than two years of work in Australia.</text:p>
      <text:p text:style-name="P4">
News Source: <text:a xlink:type="simple" xlink:href="https://www.zaobao.com.sg/realtime/world/story20230509-1392733" text:style-name="Internet_20_link" text:visited-style-name="Visited_20_Internet_20_Link">
https://www.zaobao.com.sg/realtime/world/story20230509-1392733</text:a>
</text:p>
      <!--NEWS-->
      <text:h text:style-name="P10" text:outline-level="1">
<text:span text:style-name="T4">
China has continued to punch a foreign consulting company, and the international business community has a sharp decrease in confidence in investment in China</text:span>
</text:h>
      <text:p text:style-name="P4">
Author: chinese@voanews.com (美国之音)</text:p>
      <text:p text:style-name="P4">
Publisher: 美国之音中文网 (Type: NewsMediaOrganization)</text:p>
      <text:p text:style-name="P4">
Published Time: 2023-05-09T21:54:45+08:00</text:p>
      <text:p text:style-name="P4">
Modified Time: 2023-05-09 14:22:01Z</text:p>
      <text:p text:style-name="P4">
Description: On the occasion of the CCP's recent implementation of the "Anti -Spy Law", the consulting consulting industry and foreign consulting companies that provide sensitive economic data have become the latest targets of combating and rectification. The National Security Authority recently searched and consulting the industry leading enterprise Capvision in various places, which caused panic in the international business community and seriously damaged investors' confidence in the world's second largest economy.</text:p>
      <text:p text:style-name="P4">
Videos: []</text:p>
      <text:p text:style-name="P4">
Images: []</text:p>
      <text:p text:style-name="P4">
Categories: ['中国', '美国', '经济·金融·贸易']</text:p>
      <text:p text:style-name="P4">
Type: None</text:p>
      <!--METADATA-->
      <text:p text:style-name="P4">
Nonenone</text:p>
      <text:p text:style-name="P4">
News Source: <text:a xlink:type="simple" xlink:href="https://www.voachinese.com/a/china-raids-offices-of-business-consultancy-capvision-20230509/7084919.html" text:style-name="Internet_20_link" text:visited-style-name="Visited_20_Internet_20_Link">
https://www.voachinese.com/a/china-raids-offices-of-business-consultancy-capvision-20230509/7084919.html</text:a>
</text:p>
      <!--NEWS-->
      <text:h text:style-name="P10" text:outline-level="1">
<text:span text:style-name="T4">
Worried that AI grabbing rice bowl Japanese artist association requested the right to protect the law</text:span>
</text:h>
      <text:p text:style-name="P4">
Author: 联合早报 (Person)</text:p>
      <text:p text:style-name="P4">
Publisher: 联合早报 (Organization)</text:p>
      <text:p text:style-name="P4">
Published Time: 2023-05-09T22:21</text:p>
      <text:p text:style-name="P4">
Modified Time: 2023-05-09T23:14</text:p>
      <text:p text:style-name="P4">
Description: Kyodo News reported that a press conference held in Tokyo on Monday (May 8), on Monday (May 8), saying that the development of artificial intelligence (AI) led many people to face unemployment risks. On the same day, the association submitted a petition to government agencies such as the Culture Department, requesting the improvement of laws and strengthening rights protection measures. day...</text:p>
      <text:p text:style-name="P4">
Videos: []</text:p>
      <text:p text:style-name="P4">
Audios: []</text:p>
      <text:p text:style-name="P4">
Images: []</text:p>
      <text:p text:style-name="P4">
Type: NewsArticle</text:p>
      <text:p text:style-name="P4">
Breadcrumbs: ['即时', '国际']</text:p>
      <text:p text:style-name="P4">
Keywords: ['日本', '人工智能', '失业', '就业']</text:p>
      <!--METADATA-->
      <text:p text:style-name="P4">
Kyodo News reported that a press conference held in Tokyo on Monday (May 8), on Monday (May 8), saying that the development of artificial intelligence (AI) led many people to face unemployment risks. On the same day, the association submitted a petition to government agencies such as the Culture Department, requesting the improvement of laws and strengthening rights protection measures.</text:p>
      <text:p text:style-name="P4">
The Japanese Artists Association consists of free voice actors, musicians, artists, actors, stage staff, etc., with about 50,000 members.</text:p>
      <text:p text:style-name="P4">
The Association pointed out that AI can produce anime, movies, music and other works without the actual performance of voice actors and actors, and staff who are engaged in production are likely to face unemployment. Director of the association and actor Mori Mori Kani emphasized at the press conference: "The development of AI has caused the working method to be more unstable."</text:p>
      <text:p text:style-name="P4">
The Association believes that Japan's current right to protect literary and art workers is insufficient, and it is called on the authorities to improve the law and formulate new regulations for sound and acting -related rights, so that the performers of AI works can request appropriate remuneration.</text:p>
      <text:p text:style-name="P4">
News Source: <text:a xlink:type="simple" xlink:href="https://www.zaobao.com.sg/realtime/world/story20230509-1392743" text:style-name="Internet_20_link" text:visited-style-name="Visited_20_Internet_20_Link">
https://www.zaobao.com.sg/realtime/world/story20230509-1392743</text:a>
</text:p>
      <!--NEWS-->
      <text:h text:style-name="P10" text:outline-level="1">
<text:span text:style-name="T4">
Camping on online fraud in Vietnam intends to ask social media users to verify the identity</text:span>
</text:h>
      <text:p text:style-name="P4">
Author: 联合早报 (Person)</text:p>
      <text:p text:style-name="P4">
Publisher: 联合早报 (Organization)</text:p>
      <text:p text:style-name="P4">
Published Time: 2023-05-09T22:38</text:p>
      <text:p text:style-name="P4">
Modified Time: 2023-05-09T23:19</text:p>
      <text:p text:style-name="P4">
Description: Vietnam plans to verify that Facebook, YouTube and Tiktok and other social media platforms are required to combat online fraud. According to data from the Global Anti -Fraud Alliance, Vietnam is one of the countries with the highest online fraud rate among Asian countries. Among them, finance, ...</text:p>
      <text:p text:style-name="P4">
Videos: []</text:p>
      <text:p text:style-name="P4">
Audios: []</text:p>
      <text:p text:style-name="P4">
Images: []</text:p>
      <text:p text:style-name="P4">
Type: NewsArticle</text:p>
      <text:p text:style-name="P4">
Breadcrumbs: ['即时', '国际']</text:p>
      <text:p text:style-name="P4">
Keywords: ['越南', '社交媒体', '网络诈骗']</text:p>
      <!--METADATA-->
      <text:p text:style-name="P4">
Vietnam plans to verify that Facebook, YouTube and Tiktok and other social media platforms are required to combat online fraud.</text:p>
      <text:p text:style-name="P4">
According to data from the Global Anti -Fraud Alliance, Vietnam is one of the countries with the highest cyber fraud rate among Asian countries. Among them, financial, identity and love fraud are the most common.</text:p>
      <text:p text:style-name="P4">
Vietnam also contains freedom of speech through restrictions on social media, and government critics with followers on the Internet often become targets.</text:p>
      <text:p text:style-name="P4">
Nguyen Thanh Lam, deputy director of the Ministry of Information and Communications, said: "Social network accounts with unknown identity will be processed." He did not add in detail.</text:p>
      <text:p text:style-name="P4">
According to the news released on Monday (May 8) on the website of the Information Department, Ruan Qinglin said that the government plans to release a new government law on online information later this year to force social media platform users to verify the identity.</text:p>
      <text:p text:style-name="P4">
Ruan Qinglin also said that sometimes the authorities cannot track illegal social media users because they use cross -border platforms. He said that new measures will prevent someone from using these platforms to create unscavated fraud groups.</text:p>
      <text:p text:style-name="P4">
The authorities did not disclose the details of the punishment that the offenders may suffer.</text:p>
      <text:p text:style-name="P4">
At present, Facebook, Tiktok and YouTube do not require Vietnamese users to verify their identities.</text:p>
      <text:p text:style-name="P4">
News Source: <text:a xlink:type="simple" xlink:href="https://www.zaobao.com.sg/realtime/world/story20230509-1392747" text:style-name="Internet_20_link" text:visited-style-name="Visited_20_Internet_20_Link">
https://www.zaobao.com.sg/realtime/world/story20230509-1392747</text:a>
</text:p>
      <!--NEWS-->
      <text:h text:style-name="P10" text:outline-level="1">
<text:span text:style-name="T4">
China's stall economy lifted Shenzhen to learn Zibo</text:span>
</text:h>
      <text:p text:style-name="P4">
Author: chinese@voanews.com (陈筠)</text:p>
      <text:p text:style-name="P4">
Publisher: 美国之音中文网 (Type: NewsMediaOrganization)</text:p>
      <text:p text:style-name="P4">
Published Time: 2023-05-09T22:41:38+08:00</text:p>
      <text:p text:style-name="P4">
Modified Time: 2023-05-09 14:41:38Z</text:p>
      <text:p text:style-name="P4">
Description: Following the relaxation of stalls in Beijing, Shanghai and other places, Shenzhen has announced that "roadside stalls" will not be prohibited since September. Analysts said that the economic lifting of the Chinese stalls has changed its entire economic structure on behalf of China's entire economic structure. However, the stall economy is a fairly marginal economy after all. If you want to expect the macroeconomic economy through the stall economy, it will be commented on the dream of dreams.</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china-s-stall-economy-is-gradually-lifted-bans-amid-the-economic-downturn-20230509/7085154.html" text:style-name="Internet_20_link" text:visited-style-name="Visited_20_Internet_20_Link">
https://www.voachinese.com/a/china-s-stall-economy-is-gradually-lifted-bans-amid-the-economic-downturn-20230509/7085154.html</text:a>
</text:p>
      <!--NEWS-->
      <text:h text:style-name="P10" text:outline-level="1">
<text:span text:style-name="T4">
Former British Prime Minister Trasse will visit Taiwan next week, and will call on Western democratic countries to resist China.</text:span>
</text:h>
      <text:p text:style-name="P4">
Author: chinese@voanews.com (松仁)</text:p>
      <text:p text:style-name="P4">
Publisher: 美国之音中文网 (Type: NewsMediaOrganization)</text:p>
      <text:p text:style-name="P4">
Published Time: 2023-05-09T23:30:37+08:00</text:p>
      <text:p text:style-name="P4">
Modified Time: 2023-05-09 15:30:37Z</text:p>
      <text:p text:style-name="P4">
Description: Former British Prime Minister Liz Truss will visit Taiwan next week. In addition to meeting with many heads of Taiwan's prefectures, it will also call on Western democratic countries to respond to China's challenges with a tough position. A statement issued by Tuesday (May 9th) of Trus' office announced the travel plan of Tellas, and Taiwan ’s Foreign Ministry also confirmed the visit of Tellas.</text:p>
      <text:p text:style-name="P4">
Videos: []</text:p>
      <text:p text:style-name="P4">
Images: []</text:p>
      <text:p text:style-name="P4">
Categories: ['台湾', '军事', '台海两岸关系', '全球议题']</text:p>
      <text:p text:style-name="P4">
Type: None</text:p>
      <!--METADATA-->
      <text:p text:style-name="P4">
Nonenone</text:p>
      <text:p text:style-name="P4">
News Source: <text:a xlink:type="simple" xlink:href="https://www.voachinese.com/a/british-ex-premier-truss-to-visit-taiwan-next-week-050923/7085192.html" text:style-name="Internet_20_link" text:visited-style-name="Visited_20_Internet_20_Link">
https://www.voachinese.com/a/british-ex-premier-truss-to-visit-taiwan-next-week-050923/7085192.html</text:a>
</text:p>
      <!--NEWS-->
      <text:h text:style-name="P10" text:outline-level="1">
<text:span text:style-name="T4">
China's economic recovery is weak in April</text:span>
</text:h>
      <text:p text:style-name="P4">
Author: chinese@voanews.com (美国之音)</text:p>
      <text:p text:style-name="P4">
Publisher: 美国之音中文网 (Type: NewsMediaOrganization)</text:p>
      <text:p text:style-name="P4">
Published Time: 2023-05-09T23:58:32+08:00</text:p>
      <text:p text:style-name="P4">
Modified Time: 2023-05-09 15:58:32Z</text:p>
      <text:p text:style-name="P4">
Description: As the global demand continues to decline, when the Chinese economy that is trying to repeat the recovery of the epidemic constitutes pressure and challenges, China's imports in April this year have decreased sharply, and export growth has slowed down, further showing signs of weak domestic demand.</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china-s-shrinking-imports-slower-exports-growth-darken-economic-outlook-20230509/7084960.html" text:style-name="Internet_20_link" text:visited-style-name="Visited_20_Internet_20_Link">
https://www.voachinese.com/a/china-s-shrinking-imports-slower-exports-growth-darken-economic-outlook-20230509/7084960.html</text:a>
</text:p>
      <!--NEWS-->
      <text:h text:style-name="P10" text:outline-level="1">
<text:span text:style-name="T4">
Goldman Sachs collective litigation and employees reached a settlement of 6.6 billion yuan</text:span>
</text:h>
      <text:p text:style-name="P4">
Publisher: 法新社</text:p>
      <text:p text:style-name="P4">
Published Time: 2023-05-09T6:32:08+00:00</text:p>
      <text:p text:style-name="P4">
Modified Time: 2023-05-09T15:20:04+00:00</text:p>
      <text:p text:style-name="P4">
Description: (Agence France -Presse, New York, 8th) Wall Street Investment Bank Goldman Sachs issued a statement today that in response to the sexual discrimination and sexual harassment of the workplace in the workplace proposed by nearly 3,000 previous employees, Goldman Sachs agreed to pay $ 2100 million (about NT $ 6.6 billion) Call for many years of unreasonable collective lawsuit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0" text:anchor-type="as-char" svg:width="6.9236in" svg:height="3.617581in" draw:z-index="0">
<draw:image xlink:href="../Images/rficn/2023-05-09T6-32-08-00-00/000000.png" xlink:type="simple" xlink:show="embed" xlink:actuate="onLoad" draw:mime-type="image/png"/>
</draw:frame>
This collective lawsuit mentioned in 2010 was originally scheduled to start trials in New York on June 5 this year. The allegations faced by GoldMansachs include 75 inappropriate cases, such as touching, improper comment and requirements for sexual behaviors; including gender -based salary and hindering promotion based on gender.</text:p>
      <text:p text:style-name="P4">
Goldman Sachs and the plaintiff lawyer issued a joint statement today that the reconciliation objects include about 2,800 female employees who have worked in specific banking business, management and securities departments from the early 2000s to March this year.</text:p>
      <text:p text:style-name="P4">
One of the plaintiffs ShannaorLich said in a statement: "As one of the original tellers, I have been proud and supported this lawsuit in the past 13 years. Can help those women in my heart when I filed a lawsuit. "</text:p>
      <text:p text:style-name="P4">
Jacqueline Arthur, a global director of Goldman Sachs Human Capital Management, said: "After more than 10 years of violent lawsuit, the two parties have agreed to reach a settlement."</text:p>
      <text:p text:style-name="P4">
As a settlement condition, an independent expert will analyze Goldman Sachs employee performance evaluation and salary fairness for 3 years.</text:p>
      <text:p text:style-name="P4">
News Source: <text:a xlink:type="simple" xlink:href="https://www.rfi.fr/cn/%E7%BC%A4%E7%BA%B7%E4%B8%96%E7%95%8C/20230509-%E9%AB%98%E7%9B%9B%E6%80%A7%E5%B9%B3%E9%9B%86%E4%BD%93%E8%AF%89%E8%AE%BC-%E4%B8%8E%E5%91%98%E5%B7%A5%E8%BE%BE%E6%88%9066%E4%BA%BF%E5%85%83%E5%92%8C%E8%A7%A3" text:style-name="Internet_20_link" text:visited-style-name="Visited_20_Internet_20_Link">
https://www.rfi.fr/cn/%E7%BC%A4%E7%BA%B7%E4%B8%96%E7%95%8C/20230509-%E9%AB%98%E7%9B%9B%E6%80%A7%E5%B9%B3%E9%9B%86%E4%BD%93%E8%AF%89%E8%AE%BC-%E4%B8%8E%E5%91%98%E5%B7%A5%E8%BE%BE%E6%88%9066%E4%BA%BF%E5%85%83%E5%92%8C%E8%A7%A3</text:a>
</text:p>
      <!--NEWS-->
      <text:h text:style-name="P10" text:outline-level="1">
<text:span text:style-name="T4">
The Wagner Mercenary Commander who adheres to Bachurut receives orders: evacuating is to betray</text:span>
</text:h>
      <text:p text:style-name="P4">
Author: chinese@voanews.com (松仁)</text:p>
      <text:p text:style-name="P4">
Publisher: 美国之音中文网 (Type: NewsMediaOrganization)</text:p>
      <text:p text:style-name="P4">
Published Time: 2023-05-10T00:32:17+08:00</text:p>
      <text:p text:style-name="P4">
Modified Time: 2023-05-09 16:32:17Z</text:p>
      <text:p text:style-name="P4">
Description: Russia's Wagner Group's mercenaries leader in the Wudong battlefield, Yevgeny Prigozhin, said on Tuesday (May 9) that he had been told that if he and his soldiers gave up without authorization, They are in the position of the city of Basbach, Untonton, and they will be in the "traitor" theory.</text:p>
      <text:p text:style-name="P4">
Videos: []</text:p>
      <text:p text:style-name="P4">
Images: []</text:p>
      <text:p text:style-name="P4">
Categories: ['欧洲', '军事', '乌克兰局势']</text:p>
      <text:p text:style-name="P4">
Type: None</text:p>
      <!--METADATA-->
      <text:p text:style-name="P4">
Nonenone</text:p>
      <text:p text:style-name="P4">
News Source: <text:a xlink:type="simple" xlink:href="https://www.voachinese.com/a/russian-mercenary-chief-says-he-s-been-told-to-stay-in-bakhmut-or-be-branded-traitor-050923/7085361.html" text:style-name="Internet_20_link" text:visited-style-name="Visited_20_Internet_20_Link">
https://www.voachinese.com/a/russian-mercenary-chief-says-he-s-been-told-to-stay-in-bakhmut-or-be-branded-traitor-050923/7085361.html</text:a>
</text:p>
      <!--NEWS-->
      <text:h text:style-name="P10" text:outline-level="1">
<text:span text:style-name="T4">
Unmarried women have no right to freeze eggs? China's first single female frozen egg appealing decision will have a profound impact</text:span>
</text:h>
      <text:p text:style-name="P4">
Author: chinese@voanews.com (美国之音)</text:p>
      <text:p text:style-name="P4">
Publisher: 美国之音中文网 (Type: NewsMediaOrganization)</text:p>
      <text:p text:style-name="P4">
Published Time: 2023-05-10T01:08:13+08:00</text:p>
      <text:p text:style-name="P4">
Modified Time: 2023-05-09 17:15:29Z</text:p>
      <text:p text:style-name="P4">
Description: A appeal of the "first single female frozen egg case" involving the right to fertility in China's unmarried women's fertility was held on the afternoon of May 9 in the trial of the Beijing Third Intermediate Court. Although the court in the second instance did not be sentenced to court, the 35 -year -old party, Teresa XU, said that the trial process was smooth, looking forward to winning, and hoping that single women had autonomous control in fertility, and more people could recognize the recognition of more people. Essence</text:p>
      <text:p text:style-name="P4">
Videos: []</text:p>
      <text:p text:style-name="P4">
Images: []</text:p>
      <text:p text:style-name="P4">
Categories: ['中国', '法律']</text:p>
      <text:p text:style-name="P4">
Type: None</text:p>
      <!--METADATA-->
      <text:p text:style-name="P4">
Nonenone</text:p>
      <text:p text:style-name="P4">
News Source: <text:a xlink:type="simple" xlink:href="https://www.voachinese.com/a/chinese-woman-seeking-to-freeze-her-eggs-makes-final-appeal-in-beijing-court-20230509/7085374.html" text:style-name="Internet_20_link" text:visited-style-name="Visited_20_Internet_20_Link">
https://www.voachinese.com/a/chinese-woman-seeking-to-freeze-her-eggs-makes-final-appeal-in-beijing-court-20230509/7085374.html</text:a>
</text:p>
      <!--NEWS-->
      <text:h text:style-name="P10" text:outline-level="1">
<text:span text:style-name="T4">
The British Minister has visited Hong Kong for the first time in five years to talk about trade criticism.</text:span>
</text:h>
      <text:p text:style-name="P4">
Author: chinese@voanews.com (郑乐捷)</text:p>
      <text:p text:style-name="P4">
Publisher: 美国之音中文网 (Type: NewsMediaOrganization)</text:p>
      <text:p text:style-name="P4">
Published Time: 2023-05-10T03:18:22+08:00</text:p>
      <text:p text:style-name="P4">
Modified Time: 2023-05-09 19:18:22Z</text:p>
      <text:p text:style-name="P4">
Description: The Secretary of State, who is responsible for business affairs in the UK, arrived in Hong Kong. While discussing trade matters, it also emphasized that Britain would not forget its historical obligations to Hong Kong people. At the same time, the Director of the Hong Kong Education Bureau is currently visiting the UK.</text:p>
      <text:p text:style-name="P4">
Videos: []</text:p>
      <text:p text:style-name="P4">
Images: []</text:p>
      <text:p text:style-name="P4">
Categories: ['港澳', '欧洲']</text:p>
      <text:p text:style-name="P4">
Type: None</text:p>
      <!--METADATA-->
      <text:p text:style-name="P4">
Nonenone</text:p>
      <text:p text:style-name="P4">
News Source: <text:a xlink:type="simple" xlink:href="https://www.voachinese.com/a/uk-minister-visits-hong-kong-first-time-in-5-years-talks-about-trade-critics-say-visit-legitimizes-authoritarian-rule-20230509/7085725.html" text:style-name="Internet_20_link" text:visited-style-name="Visited_20_Internet_20_Link">
https://www.voachinese.com/a/uk-minister-visits-hong-kong-first-time-in-5-years-talks-about-trade-critics-say-visit-legitimizes-authoritarian-rule-20230509/7085725.html</text:a>
</text:p>
      <!--NEWS-->
      <text:h text:style-name="P10" text:outline-level="1">
<text:span text:style-name="T4">
Langing Channel: Hong Kong's counterfeiting Central Movement is not a color revolution led by foreign forces</text:span>
</text:h>
      <text:p text:style-name="P4">
Author: chinese@voanews.com (易林)</text:p>
      <text:p text:style-name="P4">
Publisher: 美国之音中文网 (Type: Organization)</text:p>
      <text:p text:style-name="P4">
Published Time: 2023-05-10T03:48:14+08:00</text:p>
      <text:p text:style-name="P4">
Modified Time: 2023-05-09 19:48:14Z</text:p>
      <text:p text:style-name="P4">
Description: The fundamental reason for the large -scale protests in Hong Kong in 2019 is that people oppose the legal regulations on extradance of suspects to extradite the suspects. The wave of protests is not dominated by foreign forces, nor can it be called the color revolution.</text:p>
      <text:p text:style-name="P4">
Videos: []</text:p>
      <text:p text:style-name="P4">
Images: []</text:p>
      <text:p text:style-name="P4">
Categories: ['揭谎频道', '编辑推荐']</text:p>
      <text:p text:style-name="P4">
Type: None</text:p>
      <!--METADATA-->
      <text:p text:style-name="P4">
Nonenone</text:p>
      <text:p text:style-name="P4">
News Source: <text:a xlink:type="simple" xlink:href="https://www.voachinese.com/a/fact-check-hong-kong-anti-extradition-protest/7085753.html" text:style-name="Internet_20_link" text:visited-style-name="Visited_20_Internet_20_Link">
https://www.voachinese.com/a/fact-check-hong-kong-anti-extradition-protest/7085753.html</text:a>
</text:p>
      <!--NEWS-->
      <text:h text:style-name="P10" text:outline-level="1">
<text:span text:style-name="T4">
Give up neutral help Ukraine? Switzerland holding military exercises still attaches great importance to neutrality</text:span>
</text:h>
      <text:p text:style-name="P4">
Author: chinese@voanews.com (刘恩民)</text:p>
      <text:p text:style-name="P4">
Publisher: 美国之音中文网 (Type: Organization)</text:p>
      <text:p text:style-name="P4">
Published Time: 2023-05-10T04:04:43+08:00</text:p>
      <text:p text:style-name="P4">
Modified Time: 2023-05-09 20:04:43Z</text:p>
      <text:p text:style-name="P4">
Description: Switzerland launched a Lux 23 exercise military exercise in Leipradier on the 4th. The exercise was not to deal with Russian invasion, but the Swiss military said that the invasion made the exercise more important. Switzerland is facing pressure from international and public, and requires the termination of its ban on exporting weapons to the battle zone, but some political factions are worried that this will marked the end of the neutral tradition of foreign policy.</text:p>
      <text:p text:style-name="P4">
Videos: []</text:p>
      <text:p text:style-name="P4">
Images: []</text:p>
      <text:p text:style-name="P4">
Categories: ['乌克兰局势', '军事', '每日视频新闻', '社媒-最IN视频']</text:p>
      <text:p text:style-name="P4">
Type: None</text:p>
      <!--METADATA-->
      <text:p text:style-name="P4">
Nonenone</text:p>
      <text:p text:style-name="P4">
News Source: <text:a xlink:type="simple" xlink:href="https://www.voachinese.com/a/switzerland-holds-large-scale-military-drills-amid-calls-to-help-ukraine-20230510/7085795.html" text:style-name="Internet_20_link" text:visited-style-name="Visited_20_Internet_20_Link">
https://www.voachinese.com/a/switzerland-holds-large-scale-military-drills-amid-calls-to-help-ukraine-20230510/7085795.html</text:a>
</text:p>
      <!--NEWS-->
      <text:h text:style-name="P10" text:outline-level="1">
<text:span text:style-name="T4">
China takes retaliation measures to expel diplomats and diplomats; Trudeau: Canada "will not be scared down"</text:span>
</text:h>
      <text:p text:style-name="P4">
Author: chinese@voanews.com (美国之音)</text:p>
      <text:p text:style-name="P4">
Publisher: 美国之音中文网 (Type: NewsMediaOrganization)</text:p>
      <text:p text:style-name="P4">
Published Time: 2023-05-10T04:18:01+08:00</text:p>
      <text:p text:style-name="P4">
Modified Time: 2023-05-09 20:18:01Z</text:p>
      <text:p text:style-name="P4">
Description: Canadian Prime Minister Justin Trudeau said on Tuesday (May 9) that Canada would not be scared by China to dentately expel the Canadian consul. Earlier, Ottawa expelled a Chinese diplomat on Monday, and the diplomat was accused of intimidating a Canadian member who criticized Beijing.</text:p>
      <text:p text:style-name="P4">
Videos: []</text:p>
      <text:p text:style-name="P4">
Images: []</text:p>
      <text:p text:style-name="P4">
Categories: ['美洲', '中国', '法律', '新疆西藏问题']</text:p>
      <text:p text:style-name="P4">
Type: None</text:p>
      <!--METADATA-->
      <text:p text:style-name="P4">
Nonenone</text:p>
      <text:p text:style-name="P4">
News Source: <text:a xlink:type="simple" xlink:href="https://www.voachinese.com/a/canada-will-not-be-intimidated-after-china-expels-diplomat-trudeau-20230509/7085844.html" text:style-name="Internet_20_link" text:visited-style-name="Visited_20_Internet_20_Link">
https://www.voachinese.com/a/canada-will-not-be-intimidated-after-china-expels-diplomat-trudeau-20230509/7085844.html</text:a>
</text:p>
      <!--NEWS-->
      <text:h text:style-name="P10" text:outline-level="1">
<text:span text:style-name="T4">
Former Pakistan Prime Minister Khan was arrested, causing protests across the country</text:span>
</text:h>
      <text:p text:style-name="P4">
Author: chinese@voanews.com (古尔)</text:p>
      <text:p text:style-name="P4">
Publisher: 美国之音中文网 (Type: NewsMediaOrganization)</text:p>
      <text:p text:style-name="P4">
Published Time: 2023-05-10T04:54:46+08:00</text:p>
      <text:p text:style-name="P4">
Modified Time: 2023-05-09 20:54:46Z</text:p>
      <text:p text:style-name="P4">
Description: The Pakistani authorities arrested former Prime Minister Imran Khan outside the court of Islamaba on Tuesday, and Khan was the leader of the largest political parties in the country.</text:p>
      <text:p text:style-name="P4">
Videos: []</text:p>
      <text:p text:style-name="P4">
Images: []</text:p>
      <text:p text:style-name="P4">
Categories: ['亚太', '法律', '军事']</text:p>
      <text:p text:style-name="P4">
Type: None</text:p>
      <!--METADATA-->
      <text:p text:style-name="P4">
Nonenone</text:p>
      <text:p text:style-name="P4">
News Source: <text:a xlink:type="simple" xlink:href="https://www.voachinese.com/a/pakistan-pm-arrest-spark-protests-20230509/7085850.html" text:style-name="Internet_20_link" text:visited-style-name="Visited_20_Internet_20_Link">
https://www.voachinese.com/a/pakistan-pm-arrest-spark-protests-20230509/7085850.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